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D9D9D9" style:vertical-align="automatic" fo:background-color="#FFF2CC" style:repeat-content="false"/>
      <style:paragraph-properties fo:text-align="start" fo:margin-left="0cm"/>
      <style:text-properties fo:font-size="12pt" style:font-size-asian="12pt" style:font-size-complex="12pt"/>
    </style:style>
    <style:style style:name="ce3" style:family="table-cell" style:parent-style-name="Default" style:data-style-name="N0">
      <style:table-cell-properties fo:border="thin solid #D9D9D9" fo:background-color="#FFF2CC"/>
      <style:text-properties fo:font-size="12pt" style:font-size-asian="12pt" style:font-size-complex="12pt"/>
    </style:style>
    <style:style style:name="ce4" style:family="table-cell" style:parent-style-name="Default" style:data-style-name="N0">
      <style:table-cell-properties fo:border="thin solid #D9D9D9" style:vertical-align="automatic" fo:background-color="#FFF2CC"/>
      <style:text-properties fo:font-size="12pt" style:font-size-asian="12pt" style:font-size-complex="12pt"/>
    </style:style>
    <style:style style:name="ce5" style:family="table-cell" style:parent-style-name="Default" style:data-style-name="N0">
      <style:table-cell-properties fo:border="thin solid #D9D9D9" fo:background-color="#C65911"/>
      <style:text-properties fo:font-size="12pt" style:font-size-asian="12pt" style:font-size-complex="12pt"/>
    </style:style>
    <style:style style:name="ce6" style:family="table-cell" style:parent-style-name="Default" style:data-style-name="N0">
      <style:table-cell-properties fo:border-top="thin solid #D9D9D9" fo:border-bottom="thin solid #D9D9D9" fo:border-left="thin solid #D9D9D9" fo:border-right="none" fo:background-color="#C65911"/>
      <style:text-properties fo:font-size="12pt" style:font-size-asian="12pt" style:font-size-complex="12pt"/>
    </style:style>
    <style:style style:name="ce7" style:family="table-cell" style:parent-style-name="Default" style:data-style-name="N0">
      <style:table-cell-properties fo:border="thin solid #D9D9D9" fo:background-color="#2F75B5"/>
      <style:text-properties fo:font-size="12pt" style:font-size-asian="12pt" style:font-size-complex="12pt"/>
    </style:style>
    <style:style style:name="ce8" style:family="table-cell" style:parent-style-name="Default" style:data-style-name="N0">
      <style:table-cell-properties fo:border="thin solid #D9D9D9" style:vertical-align="automatic" fo:background-color="#BF8F00"/>
      <style:text-properties fo:font-size="12pt" style:font-size-asian="12pt" style:font-size-complex="12pt"/>
    </style:style>
    <style:style style:name="ce9" style:family="table-cell" style:parent-style-name="Default" style:data-style-name="N0">
      <style:table-cell-properties fo:border="thin solid #D9D9D9" style:vertical-align="automatic" fo:background-color="transparent"/>
      <style:text-properties fo:font-size="12pt" style:font-size-asian="12pt" style:font-size-complex="12pt"/>
    </style:style>
    <style:style style:name="ce10" style:family="table-cell" style:parent-style-name="Default" style:data-style-name="N0">
      <style:table-cell-properties fo:border="thin solid #D9D9D9" style:vertical-align="middle" fo:wrap-option="wrap" fo:background-color="transparent" style:repeat-content="false"/>
      <style:paragraph-properties fo:text-align="start" fo:margin-left="0cm"/>
      <style:text-properties fo:font-size="12pt" style:font-size-asian="12pt" style:font-size-complex="12pt"/>
    </style:style>
    <style:style style:name="ce11" style:family="table-cell" style:parent-style-name="Default" style:data-style-name="N0">
      <style:table-cell-properties fo:border="thin solid #D9D9D9"/>
      <style:text-properties fo:font-size="12pt" style:font-size-asian="12pt" style:font-size-complex="12pt"/>
    </style:style>
    <style:style style:name="ce12" style:family="table-cell" style:parent-style-name="Default" style:data-style-name="N0">
      <style:table-cell-properties fo:border="thin solid #D9D9D9" style:vertical-align="automatic" fo:wrap-option="wrap" fo:background-color="transparent"/>
      <style:text-properties fo:font-size="12pt" style:font-size-asian="12pt" style:font-size-complex="12pt"/>
    </style:style>
    <style:style style:name="ce13" style:family="table-cell" style:parent-style-name="Default" style:data-style-name="N0">
      <style:table-cell-properties fo:border="thin solid #D9D9D9" style:vertical-align="automatic" fo:background-color="transparent" style:repeat-content="false"/>
      <style:paragraph-properties fo:text-align="start" fo:margin-left="0cm"/>
      <style:text-properties fo:font-size="12pt" style:font-size-asian="12pt" style:font-size-complex="12pt"/>
    </style:style>
    <style:style style:name="ce14" style:family="table-cell" style:parent-style-name="Default" style:data-style-name="N0">
      <style:table-cell-properties fo:border="thin solid #D9D9D9" fo:background-color="transparent"/>
      <style:text-properties fo:font-size="12pt" style:font-size-asian="12pt" style:font-size-complex="12pt"/>
    </style:style>
    <style:style style:name="ce15" style:family="table-cell" style:parent-style-name="Default" style:data-style-name="N0">
      <style:table-cell-properties fo:border="thin solid #D9D9D9" fo:background-color="#DDEBF7"/>
      <style:text-properties fo:font-size="12pt" style:font-size-asian="12pt" style:font-size-complex="12pt"/>
    </style:style>
    <style:style style:name="ce16" style:family="table-cell" style:parent-style-name="Default" style:data-style-name="N0">
      <style:table-cell-properties fo:border-top="thin solid #D9D9D9" fo:border-bottom="thin solid #D9D9D9" fo:border-left="thin solid #D9D9D9" fo:border-right="none" fo:background-color="#DDEBF7"/>
      <style:text-properties fo:font-size="12pt" style:font-size-asian="12pt" style:font-size-complex="12pt"/>
    </style:style>
    <style:style style:name="ce17" style:family="table-cell" style:parent-style-name="Default" style:data-style-name="N0">
      <style:table-cell-properties fo:border-top="thin solid #D9D9D9" fo:border-bottom="thin solid #D9D9D9" fo:border-left="thin solid #D9D9D9" fo:border-right="none" style:vertical-align="middle" fo:background-color="#DDEBF7"/>
      <style:text-properties fo:font-size="12pt" style:font-size-asian="12pt" style:font-size-complex="12pt"/>
    </style:style>
    <style:style style:name="ce18" style:family="table-cell" style:parent-style-name="Default" style:data-style-name="N0">
      <style:table-cell-properties fo:border="thin solid #D9D9D9" style:vertical-align="middle" fo:background-color="transparent" style:repeat-content="false"/>
      <style:paragraph-properties fo:text-align="start" fo:margin-left="0cm"/>
      <style:text-properties fo:font-size="12pt" style:font-size-asian="12pt" style:font-size-complex="12pt"/>
    </style:style>
    <style:style style:name="ce19" style:family="table-cell" style:parent-style-name="Default" style:data-style-name="N0">
      <style:table-cell-properties fo:border="thin solid #D9D9D9" style:vertical-align="middle" fo:background-color="#DDEBF7"/>
      <style:text-properties fo:font-size="12pt" style:font-size-asian="12pt" style:font-size-complex="12pt"/>
    </style:style>
    <style:style style:name="ce20" style:family="table-cell" style:parent-style-name="Default" style:data-style-name="N0">
      <style:table-cell-properties fo:border="thin solid #D9D9D9" style:vertical-align="middle" fo:background-color="transparent"/>
      <style:text-properties fo:font-size="12pt" style:font-size-asian="12pt" style:font-size-complex="12pt"/>
    </style:style>
    <style:style style:name="ce21" style:family="table-cell" style:parent-style-name="Default" style:data-style-name="N0">
      <style:table-cell-properties fo:border="thin solid #D9D9D9" style:vertical-align="automatic" fo:wrap-option="wrap"/>
      <style:text-properties fo:font-size="12pt" style:font-size-asian="12pt" style:font-size-complex="12pt"/>
    </style:style>
    <style:style style:name="ce22" style:family="table-cell" style:parent-style-name="Default" style:data-style-name="N0">
      <style:table-cell-properties fo:border="thin solid #D9D9D9" style:vertical-align="automatic" fo:wrap-option="wrap" fo:background-color="transparent" style:repeat-content="false"/>
      <style:paragraph-properties fo:text-align="start" fo:margin-left="0cm"/>
      <style:text-properties fo:font-size="12pt" style:font-size-asian="12pt" style:font-size-complex="12pt"/>
    </style:style>
    <style:style style:name="ce23" style:family="table-cell" style:parent-style-name="Default" style:data-style-name="N0">
      <style:table-cell-properties fo:border="thin solid #D9D9D9" style:vertical-align="automatic" fo:wrap-option="wrap" fo:background-color="#DDEBF7"/>
      <style:text-properties fo:font-size="12pt" style:font-size-asian="12pt" style:font-size-complex="12pt"/>
    </style:style>
    <style:style style:name="ce24" style:family="table-cell" style:parent-style-name="Default" style:data-style-name="N0">
      <style:table-cell-properties fo:border="thin solid #D9D9D9" style:vertical-align="middle" fo:wrap-option="wrap" fo:background-color="transparent"/>
      <style:text-properties fo:font-size="12pt" style:font-size-asian="12pt" style:font-size-complex="12pt"/>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fo:font-size="12pt" style:font-size-asian="12pt" style:font-size-complex="12pt"/>
    </style:style>
    <style:style style:name="ce26" style:family="table-cell" style:parent-style-name="Default" style:data-style-name="N0">
      <style:table-cell-properties fo:border="thin solid #D9D9D9" style:vertical-align="middle" fo:wrap-option="wrap"/>
      <style:text-properties fo:font-size="12pt" style:font-size-asian="12pt" style:font-size-complex="12pt"/>
    </style:style>
    <style:style style:name="ce27" style:family="table-cell" style:parent-style-name="Default" style:data-style-name="N0">
      <style:table-cell-properties fo:border="thin solid #D9D9D9" style:vertical-align="middle"/>
      <style:text-properties fo:font-size="12pt" style:font-size-asian="12pt" style:font-size-complex="12pt"/>
    </style:style>
    <style:style style:name="ce28" style:family="table-cell" style:parent-style-name="_1043__1080__1087__1077__1088__1089__1089__1099__1083__1082__1072_" style:data-style-name="N0">
      <style:table-cell-properties fo:border="thin solid #D9D9D9" style:vertical-align="middle" fo:wrap-option="wrap" fo:background-color="transparent"/>
      <style:text-properties fo:color="#000000" fo:font-size="12pt" style:font-size-asian="12pt" style:font-size-complex="12pt" style:text-underline-style="none" style:text-underline-type="none"/>
    </style:style>
    <style:style style:name="ce29" style:family="table-cell" style:parent-style-name="_1043__1080__1087__1077__1088__1089__1089__1099__1083__1082__1072_" style:data-style-name="N0">
      <style:table-cell-properties fo:border="thin solid #D9D9D9" style:vertical-align="middle" fo:wrap-option="wrap" fo:background-color="transparent" style:repeat-content="false"/>
      <style:paragraph-properties fo:text-align="start" fo:margin-left="0cm"/>
      <style:text-properties fo:color="#000000" fo:font-size="12pt" style:font-size-asian="12pt" style:font-size-complex="12pt" style:text-underline-style="none" style:text-underline-type="none"/>
    </style:style>
    <style:style style:name="ce30" style:family="table-cell" style:parent-style-name="Default" style:data-style-name="N0">
      <style:table-cell-properties fo:border="thin solid #D9D9D9" fo:background-color="#FFFFFF"/>
      <style:text-properties fo:font-size="12pt" style:font-size-asian="12pt" style:font-size-complex="12pt"/>
    </style:style>
    <style:style style:name="ce31" style:family="table-cell" style:parent-style-name="Default" style:data-style-name="N0">
      <style:table-cell-properties fo:border-top="thin solid #D9D9D9" fo:border-bottom="thin solid #D9D9D9" fo:border-left="thin solid #D9D9D9" fo:border-right="none" fo:background-color="#FFFFFF"/>
      <style:text-properties fo:font-size="12pt" style:font-size-asian="12pt" style:font-size-complex="12pt"/>
    </style:style>
    <style:style style:name="ce32" style:family="table-cell" style:parent-style-name="Default" style:data-style-name="N0">
      <style:table-cell-properties fo:border="thin solid #D9D9D9" style:vertical-align="automatic" fo:wrap-option="wrap" fo:background-color="#FFFFFF"/>
      <style:text-properties fo:font-size="12pt" style:font-size-asian="12pt" style:font-size-complex="12pt"/>
    </style:style>
    <style:style style:name="ce33" style:family="table-cell" style:parent-style-name="Default" style:data-style-name="N0">
      <style:table-cell-properties style:vertical-align="automatic" fo:wrap-option="wrap" fo:background-color="transparent"/>
      <style:text-properties fo:font-size="12pt" style:font-size-asian="12pt" style:font-size-complex="12pt"/>
    </style:style>
    <style:style style:name="ce34" style:family="table-cell" style:parent-style-name="Default" style:data-style-name="N0">
      <style:table-cell-properties fo:background-color="transparent"/>
      <style:text-properties fo:font-size="12pt" style:font-size-asian="12pt" style:font-size-complex="12pt"/>
    </style:style>
    <style:style style:name="ce35" style:family="table-cell" style:parent-style-name="_1043__1080__1087__1077__1088__1089__1089__1099__1083__1082__1072_" style:data-style-name="N0">
      <style:table-cell-properties fo:border="thin solid #D9D9D9" style:vertical-align="automatic" fo:background-color="transparent"/>
      <style:text-properties fo:color="#000000" fo:font-size="12pt" style:font-size-asian="12pt" style:font-size-complex="12pt" style:text-underline-style="none" style:text-underline-type="none"/>
    </style:style>
    <style:style style:name="ce36" style:family="table-cell" style:parent-style-name="_1043__1080__1087__1077__1088__1089__1089__1099__1083__1082__1072_" style:data-style-name="N0">
      <style:table-cell-properties fo:border="thin solid #D9D9D9" style:vertical-align="automatic" fo:wrap-option="wrap" fo:background-color="transparent"/>
      <style:text-properties fo:color="#000000" fo:font-size="12pt" style:font-size-asian="12pt" style:font-size-complex="12pt" style:text-underline-style="none" style:text-underline-type="none"/>
    </style:style>
    <style:style style:name="ce37" style:family="table-cell" style:parent-style-name="_1043__1080__1087__1077__1088__1089__1089__1099__1083__1082__1072_" style:data-style-name="N0">
      <style:table-cell-properties fo:border="thin solid #D9D9D9" style:vertical-align="automatic" fo:background-color="transparent" style:repeat-content="false"/>
      <style:paragraph-properties fo:text-align="start" fo:margin-left="0cm"/>
      <style:text-properties fo:color="#000000" fo:font-size="12pt" style:font-size-asian="12pt" style:font-size-complex="12pt" style:text-underline-style="none" style:text-underline-type="none"/>
    </style:style>
    <style:style style:name="ce38" style:family="table-cell" style:parent-style-name="Default" style:data-style-name="N0">
      <style:table-cell-properties style:vertical-align="middle" fo:wrap-option="wrap" fo:background-color="transparent" style:repeat-content="false"/>
      <style:paragraph-properties fo:text-align="justify"/>
      <style:text-properties fo:font-size="12pt" style:font-size-asian="12pt" style:font-size-complex="12pt"/>
    </style:style>
    <style:style style:name="ce39" style:family="table-cell" style:parent-style-name="Default" style:data-style-name="N0">
      <style:table-cell-properties style:vertical-align="middle" fo:wrap-option="wrap" fo:background-color="transparent" style:repeat-content="false"/>
      <style:paragraph-properties fo:text-align="center"/>
      <style:text-properties fo:font-size="12pt" style:font-size-asian="12pt" style:font-size-complex="12pt"/>
    </style:style>
    <style:style style:name="ce40" style:family="table-cell" style:parent-style-name="_1043__1080__1087__1077__1088__1089__1089__1099__1083__1082__1072_" style:data-style-name="N0">
      <style:table-cell-properties fo:border="thin solid #D9D9D9" style:vertical-align="automatic" fo:wrap-option="wrap" fo:background-color="transparent" style:repeat-content="false"/>
      <style:paragraph-properties fo:text-align="start" fo:margin-left="0cm"/>
      <style:text-properties fo:color="#000000" fo:font-size="12pt" style:font-size-asian="12pt" style:font-size-complex="12pt" style:text-underline-style="none" style:text-underline-type="none"/>
    </style:style>
    <style:style style:name="ce41" style:family="table-cell" style:parent-style-name="_1043__1080__1087__1077__1088__1089__1089__1099__1083__1082__1072_" style:data-style-name="N0">
      <style:table-cell-properties fo:background-color="transparent"/>
      <style:text-properties fo:color="#000000" fo:font-size="12pt" style:font-size-asian="12pt" style:font-size-complex="12pt" style:text-underline-style="none" style:text-underline-type="none"/>
    </style:style>
    <style:style style:name="ce42" style:family="table-cell" style:parent-style-name="Default" style:data-style-name="N0">
      <style:table-cell-properties fo:background-color="transparent"/>
    </style:style>
    <style:style style:name="ce43" style:family="table-cell" style:parent-style-name="Default" style:data-style-name="N0">
      <style:table-cell-properties style:vertical-align="automatic" fo:wrap-option="wrap" fo:background-color="transparent"/>
    </style:style>
    <style:style style:name="ce44" style:family="table-cell" style:parent-style-name="Default" style:data-style-name="N0">
      <style:table-cell-properties style:vertical-align="middle" fo:background-color="transparent"/>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fo:border="thin solid #D9D9D9" style:vertical-align="automatic"/>
      <style:text-properties fo:font-size="12pt" style:font-size-asian="12pt" style:font-size-complex="12pt"/>
    </style:style>
    <style:style style:name="ce47" style:family="table-cell" style:parent-style-name="Default" style:data-style-name="N0">
      <style:table-cell-properties fo:border-top="thin solid #D9D9D9" fo:border-bottom="thin solid #D9D9D9" fo:border-left="none" fo:border-right="thin solid #D9D9D9" style:vertical-align="automatic" fo:background-color="#FFFFFF"/>
      <style:text-properties fo:font-size="12pt" style:font-size-asian="12pt" style:font-size-complex="12pt"/>
    </style:style>
    <style:style style:name="ce48" style:family="table-cell" style:parent-style-name="Default" style:data-style-name="N0">
      <style:table-cell-properties fo:border="thin solid #D9D9D9" style:vertical-align="automatic" fo:background-color="#FFFFFF"/>
      <style:text-properties fo:font-size="12pt" style:font-size-asian="12pt" style:font-size-complex="12pt"/>
    </style:style>
    <style:style style:name="ce49" style:family="table-cell" style:parent-style-name="Default" style:data-style-name="N0">
      <style:table-cell-properties fo:border-top="thin solid #D9D9D9" fo:border-bottom="thin solid #D9D9D9" fo:border-left="none" fo:border-right="thin solid #D9D9D9" style:vertical-align="automatic" fo:background-color="#DDEBF7"/>
      <style:text-properties fo:font-size="12pt" style:font-size-asian="12pt" style:font-size-complex="12pt"/>
    </style:style>
    <style:style style:name="ce50" style:family="table-cell" style:parent-style-name="Default" style:data-style-name="N0">
      <style:table-cell-properties fo:border="thin solid #D9D9D9" style:vertical-align="automatic" fo:background-color="#DDEBF7"/>
      <style:text-properties fo:font-size="12pt" style:font-size-asian="12pt" style:font-size-complex="12pt"/>
    </style:style>
    <style:style style:name="ce51" style:family="table-cell" style:parent-style-name="Default" style:data-style-name="N0">
      <style:table-cell-properties fo:border-top="thin solid #D9D9D9" fo:border-bottom="thin solid #D9D9D9" fo:border-left="none" fo:border-right="thin solid #D9D9D9" style:vertical-align="middle" fo:background-color="#DDEBF7"/>
      <style:text-properties fo:font-size="12pt" style:font-size-asian="12pt" style:font-size-complex="12pt"/>
    </style:style>
    <style:style style:name="ce52" style:family="table-cell" style:parent-style-name="Default" style:data-style-name="N0">
      <style:table-cell-properties fo:border-top="thin solid #D9D9D9" fo:border-bottom="thin solid #D9D9D9" fo:border-left="none" fo:border-right="thin solid #D9D9D9" style:vertical-align="automatic" fo:background-color="#FFF2CC"/>
      <style:text-properties fo:font-size="12pt" style:font-size-asian="12pt" style:font-size-complex="12pt"/>
    </style:style>
    <style:style style:name="ce53" style:family="table-cell" style:parent-style-name="Default" style:data-style-name="N0">
      <style:table-cell-properties fo:border="thin solid #D9D9D9" style:vertical-align="automatic" fo:wrap-option="wrap" fo:background-color="#FFF2CC"/>
      <style:text-properties fo:font-size="12pt" style:font-size-asian="12pt" style:font-size-complex="12pt"/>
    </style:style>
    <style:style style:name="ce54" style:family="table-cell" style:parent-style-name="Default" style:data-style-name="N0">
      <style:table-cell-properties fo:border-top="thin solid #D9D9D9" fo:border-bottom="thin solid #D9D9D9" fo:border-left="none" fo:border-right="thin solid #D9D9D9" style:vertical-align="automatic"/>
      <style:text-properties fo:font-size="12pt" style:font-size-asian="12pt" style:font-size-complex="12pt"/>
    </style:style>
    <style:style style:name="ce55" style:family="table-cell" style:parent-style-name="Default" style:data-style-name="N0">
      <style:table-cell-properties fo:border-top="thin solid #D9D9D9" fo:border-bottom="thin solid #D9D9D9" fo:border-left="thin solid #D9D9D9" fo:border-right="none" fo:background-color="#FFF2CC"/>
      <style:text-properties fo:font-size="12pt" style:font-size-asian="12pt" style:font-size-complex="12pt"/>
    </style:style>
    <style:style style:name="ce56" style:family="table-cell" style:parent-style-name="Default" style:data-style-name="N0">
      <style:table-cell-properties fo:border-top="thin solid #D9D9D9" fo:border-bottom="thin solid #D9D9D9" fo:border-left="thin solid #D9D9D9" fo:border-right="none" fo:background-color="transparent"/>
      <style:text-properties fo:font-size="12pt" style:font-size-asian="12pt" style:font-size-complex="12pt"/>
    </style:style>
    <style:style style:name="co1" style:family="table-column">
      <style:table-column-properties fo:break-before="auto" style:column-width="0.9525cm"/>
    </style:style>
    <style:style style:name="co2" style:family="table-column">
      <style:table-column-properties fo:break-before="auto" style:column-width="17.6318333333333cm"/>
    </style:style>
    <style:style style:name="co3" style:family="table-column">
      <style:table-column-properties fo:break-before="auto" style:column-width="1.82033333333333cm"/>
    </style:style>
    <style:style style:name="co4" style:family="table-column">
      <style:table-column-properties fo:break-before="auto" style:column-width="5.2705cm"/>
    </style:style>
    <style:style style:name="co5" style:family="table-column">
      <style:table-column-properties fo:break-before="auto" style:column-width="5.67266666666667cm"/>
    </style:style>
    <style:style style:name="co6" style:family="table-column">
      <style:table-column-properties fo:break-before="auto" style:column-width="4.572cm"/>
    </style:style>
    <style:style style:name="co7" style:family="table-column">
      <style:table-column-properties fo:break-before="auto" style:column-width="1.524cm"/>
    </style:style>
    <style:style style:name="co8" style:family="table-column">
      <style:table-column-properties fo:break-before="auto" style:column-width="2.89983333333333cm"/>
    </style:style>
    <style:style style:name="co9" style:family="table-column">
      <style:table-column-properties fo:break-before="auto" style:column-width="2.07433333333333cm"/>
    </style:style>
    <style:style style:name="co10" style:family="table-column">
      <style:table-column-properties fo:break-before="auto" style:column-width="2.2225cm"/>
    </style:style>
    <style:style style:name="co11" style:family="table-column">
      <style:table-column-properties fo:break-before="auto" style:column-width="2.159cm"/>
    </style:style>
    <style:style style:name="co12" style:family="table-column">
      <style:table-column-properties fo:break-before="auto" style:column-width="4.826cm"/>
    </style:style>
    <style:style style:name="co13" style:family="table-column">
      <style:table-column-properties fo:break-before="auto" style:column-width="2.68816666666667cm"/>
    </style:style>
    <style:style style:name="co14" style:family="table-column">
      <style:table-column-properties fo:break-before="auto" style:column-width="1.69333333333333cm"/>
    </style:style>
    <style:style style:name="co15" style:family="table-column">
      <style:table-column-properties fo:break-before="auto" style:column-width="2.11666666666667cm"/>
    </style:style>
    <style:style style:name="co16" style:family="table-column">
      <style:table-column-properties fo:break-before="auto" style:column-width="2.64583333333333cm"/>
    </style:style>
    <style:style style:name="co17" style:family="table-column">
      <style:table-column-properties fo:break-before="auto" style:column-width="3.21733333333333cm"/>
    </style:style>
    <style:style style:name="co18" style:family="table-column">
      <style:table-column-properties fo:break-before="auto" style:column-width="3.048cm"/>
    </style:style>
    <style:style style:name="co19" style:family="table-column">
      <style:table-column-properties fo:break-before="auto" style:column-width="2.75166666666667cm"/>
    </style:style>
    <style:style style:name="co20" style:family="table-column">
      <style:table-column-properties fo:break-before="auto" style:column-width="3.51366666666667cm"/>
    </style:style>
    <style:style style:name="co21" style:family="table-column">
      <style:table-column-properties fo:break-before="auto" style:column-width="2.8575cm"/>
    </style:style>
    <style:style style:name="co22" style:family="table-column">
      <style:table-column-properties fo:break-before="auto" style:column-width="2.26483333333333cm"/>
    </style:style>
    <style:style style:name="co23" style:family="table-column">
      <style:table-column-properties fo:break-before="auto" style:column-width="2.794cm"/>
    </style:style>
    <style:style style:name="co24" style:family="table-column">
      <style:table-column-properties fo:break-before="auto" style:column-width="4.0005cm"/>
    </style:style>
    <style:style style:name="co25" style:family="table-column">
      <style:table-column-properties fo:break-before="auto" style:column-width="2.58233333333333cm"/>
    </style:style>
    <style:style style:name="co26" style:family="table-column">
      <style:table-column-properties fo:break-before="auto" style:column-width="2.18016666666667cm"/>
    </style:style>
    <style:style style:name="co27" style:family="table-column">
      <style:table-column-properties fo:break-before="auto" style:column-width="3.81cm"/>
    </style:style>
    <style:style style:name="co28" style:family="table-column">
      <style:table-column-properties fo:break-before="auto" style:column-width="25.5693333333333cm"/>
    </style:style>
    <style:style style:name="co29" style:family="table-column">
      <style:table-column-properties fo:break-before="auto" style:column-width="2.45533333333333cm"/>
    </style:style>
    <style:style style:name="ro1" style:family="table-row">
      <style:table-row-properties style:row-height="25.05pt" style:use-optimal-row-height="false" fo:break-before="auto"/>
    </style:style>
    <style:style style:name="ro2" style:family="table-row">
      <style:table-row-properties style:row-height="25.2pt" style:use-optimal-row-height="false" fo:break-before="auto"/>
    </style:style>
    <style:style style:name="ro3" style:family="table-row">
      <style:table-row-properties style:row-height="31.8pt" style:use-optimal-row-height="false" fo:break-before="auto"/>
    </style:style>
    <style:style style:name="ro4" style:family="table-row">
      <style:table-row-properties style:row-height="31.2pt" style:use-optimal-row-height="false" fo:break-before="auto"/>
    </style:style>
    <style:style style:name="ro5" style:family="table-row">
      <style:table-row-properties style:row-height="66pt" style:use-optimal-row-height="false" fo:break-before="auto"/>
    </style:style>
    <style:style style:name="ro6" style:family="table-row">
      <style:table-row-properties style:row-height="40.8pt" style:use-optimal-row-height="false" fo:break-before="auto"/>
    </style:style>
    <style:style style:name="ro7" style:family="table-row">
      <style:table-row-properties style:row-height="48pt" style:use-optimal-row-height="false" fo:break-before="auto"/>
    </style:style>
    <style:style style:name="ro8" style:family="table-row">
      <style:table-row-properties style:row-height="52.2pt" style:use-optimal-row-height="false" fo:break-before="auto"/>
    </style:style>
    <style:style style:name="ro9" style:family="table-row">
      <style:table-row-properties style:row-height="48.6pt" style:use-optimal-row-height="false" fo:break-before="auto"/>
    </style:style>
    <style:style style:name="ro10" style:family="table-row">
      <style:table-row-properties style:row-height="53.4pt" style:use-optimal-row-height="false" fo:break-before="auto"/>
    </style:style>
    <style:style style:name="ro11" style:family="table-row">
      <style:table-row-properties style:row-height="55.2pt" style:use-optimal-row-height="false" fo:break-before="auto"/>
    </style:style>
    <style:style style:name="ro12" style:family="table-row">
      <style:table-row-properties style:row-height="14.4pt" style:use-optimal-row-height="true" fo:break-before="auto"/>
    </style:style>
    <style:style style:name="ro13" style:family="table-row">
      <style:table-row-properties style:row-height="15.6pt" style:use-optimal-row-height="true" fo:break-before="auto"/>
    </style:style>
    <style:style style:name="ro14" style:family="table-row">
      <style:table-row-properties style:row-height="234pt" style:use-optimal-row-height="true" fo:break-before="auto"/>
    </style:style>
    <style:style style:name="ro15" style:family="table-row">
      <style:table-row-properties style:row-height="62.4pt" style:use-optimal-row-height="true" fo:break-before="auto"/>
    </style:style>
    <style:style style:name="ro16" style:family="table-row">
      <style:table-row-properties style:row-height="3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ctsList2" table:style-name="ta1">
        <table:table-column table:style-name="co1" table:default-cell-style-name="ce13"/>
        <table:table-column table:style-name="co2" table:default-cell-style-name="ce11"/>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13"/>
        <table:table-column table:style-name="co8" table:default-cell-style-name="ce13"/>
        <table:table-column table:style-name="co9" table:default-cell-style-name="ce14"/>
        <table:table-column table:style-name="co10" table:default-cell-style-name="ce14"/>
        <table:table-column table:style-name="co11" table:default-cell-style-name="ce14"/>
        <table:table-column table:style-name="co12" table:default-cell-style-name="ce14"/>
        <table:table-column table:style-name="co10" table:default-cell-style-name="ce9"/>
        <table:table-column table:style-name="co11" table:default-cell-style-name="ce9"/>
        <table:table-column table:style-name="co12" table:default-cell-style-name="ce14"/>
        <table:table-column table:style-name="co13" table:default-cell-style-name="ce9"/>
        <table:table-column table:style-name="co14" table:number-columns-repeated="4" table:default-cell-style-name="ce15"/>
        <table:table-column table:style-name="co15" table:default-cell-style-name="ce16"/>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4" table:default-cell-style-name="ce15"/>
        <table:table-column table:style-name="co23" table:default-cell-style-name="ce15"/>
        <table:table-column table:style-name="co24" table:default-cell-style-name="ce15"/>
        <table:table-column table:style-name="co14" table:default-cell-style-name="ce15"/>
        <table:table-column table:style-name="co25" table:default-cell-style-name="ce15"/>
        <table:table-column table:style-name="co26" table:default-cell-style-name="ce15"/>
        <table:table-column table:style-name="co27" table:default-cell-style-name="ce15"/>
        <table:table-column table:style-name="co14" table:number-columns-repeated="16349" table:default-cell-style-name="ce9"/>
        <table:table-row table:style-name="ro1">
          <table:table-cell office:value-type="string" table:style-name="ce2">
            <text:p>id</text:p>
          </table:table-cell>
          <table:table-cell office:value-type="string" table:style-name="ce3">
            <text:p>title</text:p>
          </table:table-cell>
          <table:table-cell office:value-type="string" table:style-name="ce3">
            <text:p>discr</text:p>
          </table:table-cell>
          <table:table-cell office:value-type="string" table:style-name="ce3">
            <text:p>discr2</text:p>
          </table:table-cell>
          <table:table-cell office:value-type="string" table:style-name="ce3">
            <text:p>discr3</text:p>
          </table:table-cell>
          <table:table-cell office:value-type="string" table:style-name="ce3">
            <text:p>image</text:p>
          </table:table-cell>
          <table:table-cell office:value-type="string" table:style-name="ce2">
            <text:p>price</text:p>
          </table:table-cell>
          <table:table-cell office:value-type="string" table:style-name="ce2">
            <text:p>articul</text:p>
          </table:table-cell>
          <table:table-cell office:value-type="string" table:style-name="ce3">
            <text:p>country</text:p>
          </table:table-cell>
          <table:table-cell office:value-type="string" table:style-name="ce3">
            <text:p>typeitem</text:p>
          </table:table-cell>
          <table:table-cell office:value-type="string" table:style-name="ce3">
            <text:p>branditem</text:p>
          </table:table-cell>
          <table:table-cell office:value-type="string" table:style-name="ce3">
            <text:p>seriaitem</text:p>
          </table:table-cell>
          <table:table-cell office:value-type="string" table:style-name="ce4">
            <text:p>type_id</text:p>
          </table:table-cell>
          <table:table-cell office:value-type="string" table:style-name="ce4">
            <text:p>brand_id</text:p>
          </table:table-cell>
          <table:table-cell office:value-type="string" table:style-name="ce3">
            <text:p>seria_id</text:p>
          </table:table-cell>
          <table:table-cell office:value-type="string" table:style-name="ce4">
            <text:p>amount_id</text:p>
          </table:table-cell>
          <table:table-cell office:value-type="string" table:style-name="ce5">
            <text:p>dry</text:p>
          </table:table-cell>
          <table:table-cell office:value-type="string" table:style-name="ce5">
            <text:p>fatter</text:p>
          </table:table-cell>
          <table:table-cell office:value-type="string" table:style-name="ce5">
            <text:p>lamina</text:p>
          </table:table-cell>
          <table:table-cell office:value-type="string" table:style-name="ce5">
            <text:p>clarified</text:p>
          </table:table-cell>
          <table:table-cell office:value-type="string" table:style-name="ce6">
            <text:p>alltype</text:p>
          </table:table-cell>
          <table:table-cell office:value-type="string" table:style-name="ce7">
            <text:p>health</text:p>
          </table:table-cell>
          <table:table-cell office:value-type="string" table:style-name="ce7">
            <text:p>salon</text:p>
          </table:table-cell>
          <table:table-cell office:value-type="string" table:style-name="ce7">
            <text:p>reconstraction</text:p>
          </table:table-cell>
          <table:table-cell office:value-type="string" table:style-name="ce7">
            <text:p>protection</text:p>
          </table:table-cell>
          <table:table-cell office:value-type="string" table:style-name="ce7">
            <text:p>coloring</text:p>
          </table:table-cell>
          <table:table-cell office:value-type="string" table:style-name="ce7">
            <text:p>stratening</text:p>
          </table:table-cell>
          <table:table-cell office:value-type="string" table:style-name="ce7">
            <text:p>natural</text:p>
          </table:table-cell>
          <table:table-cell office:value-type="string" table:style-name="ce7">
            <text:p>curl</text:p>
          </table:table-cell>
          <table:table-cell office:value-type="string" table:style-name="ce7">
            <text:p>skin</text:p>
          </table:table-cell>
          <table:table-cell office:value-type="string" table:style-name="ce7">
            <text:p>yellow</text:p>
          </table:table-cell>
          <table:table-cell office:value-type="string" table:style-name="ce7">
            <text:p>volume</text:p>
          </table:table-cell>
          <table:table-cell office:value-type="string" table:style-name="ce7">
            <text:p>sebo</text:p>
          </table:table-cell>
          <table:table-cell office:value-type="string" table:style-name="ce7">
            <text:p>lupa</text:p>
          </table:table-cell>
          <table:table-cell office:value-type="string" table:style-name="ce7">
            <text:p>loss</text:p>
          </table:table-cell>
          <table:table-cell office:value-type="string" table:style-name="ce8">
            <text:p>woman</text:p>
          </table:table-cell>
          <table:table-cell office:value-type="string" table:style-name="ce8">
            <text:p>man</text:p>
          </table:table-cell>
          <table:table-cell office:value-type="string" table:style-name="ce8">
            <text:p>child</text:p>
          </table:table-cell>
          <table:table-cell table:number-columns-repeated="16346"/>
        </table:table-row>
        <table:table-row table:style-name="ro1">
          <table:table-cell office:value-type="float" office:value="1" table:style-name="ce10">
            <text:p>1</text:p>
          </table:table-cell>
          <table:table-cell office:value-type="string" table:style-name="ce11">
            <text:p>Шампунь для кольорового волосся <text:s/>Farmavita Amethyst Color Shampoo, 250 мл</text:p>
          </table:table-cell>
          <table:table-cell office:value-type="string" table:style-name="ce9">
            <text:p>Шампунь зі зволожуючим ефектом повертає до життя сухі і ослаблені пасма волосся та робить його шовковистим</text:p>
          </table:table-cell>
          <table:table-cell office:value-type="string" table:style-name="ce9">
            <text:p>Шампунь зі зволожуючим ефектом повертає до життя сухі і ослаблені пасма волосся</text:p>
          </table:table-cell>
          <table:table-cell office:value-type="string" table:style-name="ce12">
            <text:p>При регулярному використанні продукту волосся отримує необхідне зволоження і поживні речовини, завдяки чому стає шовковистим, м'яким і блискучим! Для оптимального результату рекомендується використовувати шампунь в поєднанні з маскою і лосьйоном із серії Amethyste Hydrate. <text:s text:c="148"/>Італійська професійна косметика для догляду за волоссям FarmaVita пропонує повний спектр необхідних продуктів:</text:p>
            <text:p>Ніжне миття волосся здійснюється професійними шампунями на основі олії бразильського горіха та екстрактів середземноморських трав, <text:s/>на основі лікарських екстрактів диких польових квітів, а також на основі олій;</text:p>
            <text:p>Продукція для догляду за волоссям використовуються в салонах краси;асоби по догляду за волоссям в домашніх умовах, що допомагають підтримувати колір волосся, зволожувати, надавати обсяг або випрямляти неслухняне кучеряве волосся; Бренд пропонує наступне:</text:p>
            <text:p>SPA - ламінування волосся;</text:p>
            <text:p>БІО-завивка;</text:p>
            <text:p>Випрямлення волосся;</text:p>
            <text:p>Всі необхідні засоби для укладання, які допомагають підкреслити красу вашого волосся: блиск, захист, об’єм, фіксація, зволоження, захист посічених кінчиків волосся, лосьйон на основі фіксуючої смоли - ідеально підходить для весільних та вечірніх зачісок, які протримаються кілька днів;</text:p>
            <text:p>Лікарські засоби, що забезпечують вирішення всіх проблем волосся та шкіри голови;<text:s text:c="199"/></text:p>
          </table:table-cell>
          <table:table-cell office:value-type="string" table:style-name="ce9">
            <text:p>f37.jpg</text:p>
          </table:table-cell>
          <table:table-cell office:value-type="float" office:value="371" table:style-name="ce13">
            <text:p>371</text:p>
          </table:table-cell>
          <table:table-cell office:value-type="float" office:value="1001" table:style-name="ce13">
            <text:p>1001</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Color</text:p>
          </table:table-cell>
          <table:table-cell office:value-type="float" office:value="1" table:style-name="ce9">
            <text:p>1</text:p>
          </table:table-cell>
          <table:table-cell office:value-type="float" office:value="1" table:style-name="ce9">
            <text:p>1</text:p>
          </table:table-cell>
          <table:table-cell office:value-type="float" office:value="1" table:style-name="ce14">
            <text:p>1</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 table:formula="of:=[.A2]+1" table:style-name="ce10">
            <text:p>2</text:p>
          </table:table-cell>
          <table:table-cell office:value-type="string" table:style-name="ce11">
            <text:p>Маска для кольорового волосся Farmavita Amethyst Color Mask, 250 мл</text:p>
          </table:table-cell>
          <table:table-cell office:value-type="string" table:style-name="ce9">
            <text:p>Маска для розкішного вигляду є засобом, який здатен забезпечити належний догляд за фарбованим волоссям</text:p>
          </table:table-cell>
          <table:table-cell office:value-type="string" table:style-name="ce9">
            <text:p>Маска для розкішного вигляду є засобом, який здатен забезпечити належний догляд за фарбованим волоссям</text:p>
          </table:table-cell>
          <table:table-cell office:value-type="string" table:style-name="ce9">
            <text:p>Маска Farmavita Amethyste Color Mask є засобом, який здатен забезпечити належний догляд за фарбованим волоссям. FARMAVITA працює на ринках косметики для волосся вже 30 років з переважним пріоритетом: створити високоякісні професійні засоби для волосся. Він виробляє на власному заводі, оснащеному найсучаснішими механізмами видалення крові та наповнення, та розробляє свою продукцію, розробляючи рецепти у власній лабораторії досліджень та розробок. З самого початку FARMAVITA була покликана розвивати міжнародний ринок, і зараз вона працює у понад 40 країнах. Продукція FarmaVita вже встигла привернути увагу жителів України, зарекомендувавши себе як корисна косметика, більшість з якої включає екстракти лікарських рослин (лаванда, розмарин, м’ята, шавлія, полин, звіробій, кропива, евкаліпт), ефірні олії, вітаміни, пантенол - що захищає волосся від впливу агресивного середовища та забезпечує харчування, захист, колір і блиск волосся!</text:p>
          </table:table-cell>
          <table:table-cell office:value-type="string" table:style-name="ce9">
            <text:p>f38.jpg</text:p>
          </table:table-cell>
          <table:table-cell office:value-type="float" office:value="310" table:style-name="ce13">
            <text:p>310</text:p>
          </table:table-cell>
          <table:table-cell office:value-type="float" office:value="1002" table:formula="of:=[.H2]+1" table:style-name="ce13">
            <text:p>1002</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AMETHYSTE Color</text:p>
          </table:table-cell>
          <table:table-cell office:value-type="float" office:value="2" table:style-name="ce9">
            <text:p>2</text:p>
          </table:table-cell>
          <table:table-cell office:value-type="float" office:value="1" table:style-name="ce9">
            <text:p>1</text:p>
          </table:table-cell>
          <table:table-cell office:value-type="float" office:value="1" table:style-name="ce14">
            <text:p>1</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7">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 table:formula="of:=[.A3]+1" table:style-name="ce10">
            <text:p>3</text:p>
          </table:table-cell>
          <table:table-cell office:value-type="string" table:style-name="ce11">
            <text:p>Ампули для лікування Farmavita Amethyst Color Re-vital Restoring Lotion, 10 шт</text:p>
          </table:table-cell>
          <table:table-cell office:value-type="string" table:style-name="ce9">
            <text:p>Лосьйон призначений спеціально для фарбованого волосся, яке він повертає до життя і захищає від вимивання кольору</text:p>
          </table:table-cell>
          <table:table-cell office:value-type="string" table:style-name="ce9">
            <text:p>Лосьйон призначений спеціально для фарбованого волосся, яке він повертає до життя і захищає від вимивання кольору</text:p>
          </table:table-cell>
          <table:table-cell office:value-type="string" table:style-name="ce9">
            <text:p>Лосьйон призначений спеціально для фарбованого волосся, яке він повертає до життя і захищає від вимивання кольору. Farmavita - це добре відома торгова марка засобів по догляду за волоссям. Торгова марка Farmavita пропонує цілу низку продуктів із неперевершеною якістю продуктів для догляду за волоссям та багатьма іншими продуктами та процедурами для всіх типів волосся: сухого, фарбованого, жирного тощо.</text:p>
          </table:table-cell>
          <table:table-cell office:value-type="string" table:style-name="ce9">
            <text:p>f36.png</text:p>
          </table:table-cell>
          <table:table-cell office:value-type="float" office:value="790" table:style-name="ce13">
            <text:p>790</text:p>
          </table:table-cell>
          <table:table-cell office:value-type="float" office:value="1003" table:formula="of:=[.H3]+1" table:style-name="ce13">
            <text:p>1003</text:p>
          </table:table-cell>
          <table:table-cell office:value-type="string" table:style-name="ce14">
            <text:p>Італія</text:p>
          </table:table-cell>
          <table:table-cell office:value-type="string" table:style-name="ce14">
            <text:p>Лосьйон</text:p>
          </table:table-cell>
          <table:table-cell office:value-type="string" table:style-name="ce14">
            <text:p>Farmavita</text:p>
          </table:table-cell>
          <table:table-cell office:value-type="string" table:style-name="ce14">
            <text:p>AMETHYSTE Color</text:p>
          </table:table-cell>
          <table:table-cell office:value-type="float" office:value="3" table:style-name="ce9">
            <text:p>3</text:p>
          </table:table-cell>
          <table:table-cell office:value-type="float" office:value="1" table:style-name="ce9">
            <text:p>1</text:p>
          </table:table-cell>
          <table:table-cell office:value-type="float" office:value="1" table:style-name="ce14">
            <text:p>1</text:p>
          </table:table-cell>
          <table:table-cell office:value-type="float" office:value="6" table:style-name="ce9">
            <text:p>6</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7">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 table:formula="of:=[.A4]+1" table:style-name="ce10">
            <text:p>4</text:p>
          </table:table-cell>
          <table:table-cell office:value-type="string" table:style-name="ce11">
            <text:p>Шампунь для відновлення волосся Farmavita Amethyst Sylver Shampoo, 250 мл</text:p>
          </table:table-cell>
          <table:table-cell office:value-type="string" table:style-name="ce18">
            <text:p>Шампунь для оживлення сивого та сірого волосся, надає йому наснаги та сяйва, оздоровлюэ та робить шовковистим</text:p>
          </table:table-cell>
          <table:table-cell office:value-type="string" table:style-name="ce18">
            <text:p>Особлива формула наповнює локони силою і енергією, відновлюючи пошкоджені ділянки, а також забезпечує природний блиск і доглянутий вигляд, зберігаючи результат фарбування</text:p>
          </table:table-cell>
          <table:table-cell office:value-type="string" table:style-name="ce18">
            <text:p>Цей шампунь призначений спеціально для сивого та сірого волосся, яке він повертає до життя і захищає від впливу зовнішніх факторів. Особлива формула наповнює локони силою і енергією, відновлюючи пошкоджені ділянки, а також забезпечує природний блиск і доглянутий вигляд. <text:s text:c="145"/>Farmavita - прогресивна інноваційна компанія, саме тому виробництво відбувається в Мілані, де вони випробовують та тестують нові продукти та вдосконалюють свої вже існуючі, щоб переконатися, що вони йдуть в ногу з сучасними тенденціями. Фаза випробування та тестування завершується за допомогою первинних досліджень та розробок, що забезпечують випуск найякісніших продуктів для ринку догляду за волоссям.</text:p>
          </table:table-cell>
          <table:table-cell office:value-type="string" table:style-name="ce9">
            <text:p>f40.jpg</text:p>
          </table:table-cell>
          <table:table-cell office:value-type="float" office:value="345" table:style-name="ce13">
            <text:p>345</text:p>
          </table:table-cell>
          <table:table-cell office:value-type="float" office:value="1004" table:formula="of:=[.H4]+1" table:style-name="ce13">
            <text:p>1004</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Silver</text:p>
          </table:table-cell>
          <table:table-cell office:value-type="float" office:value="1" table:style-name="ce9">
            <text:p>1</text:p>
          </table:table-cell>
          <table:table-cell office:value-type="float" office:value="1" table:style-name="ce9">
            <text:p>1</text:p>
          </table:table-cell>
          <table:table-cell office:value-type="float" office:value="2" table:style-name="ce14">
            <text:p>2</text:p>
          </table:table-cell>
          <table:table-cell office:value-type="float" office:value="18" table:style-name="ce9">
            <text:p>18</text:p>
          </table:table-cell>
          <table:table-cell office:value-type="float" office:value="0" table:style-name="ce19">
            <text:p>0</text:p>
          </table:table-cell>
          <table:table-cell office:value-type="float" office:value="0" table:style-name="ce15">
            <text:p>0</text:p>
          </table:table-cell>
          <table:table-cell office:value-type="float" office:value="0" table:style-name="ce19">
            <text:p>0</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 table:formula="of:=[.A5]+1" table:style-name="ce10">
            <text:p>5</text:p>
          </table:table-cell>
          <table:table-cell office:value-type="string" table:style-name="ce11">
            <text:p>Шампунь для відновлення волосся Farmavita Amethyst Hydrate Shampoo, 250 мл</text:p>
          </table:table-cell>
          <table:table-cell office:value-type="string" table:style-name="ce9">
            <text:p>Поживний шампунь для сухого <text:s/>волосся допомагає відновити поживний баланс волокну волосся. Волосся залишаються м’якими, легкими і блискучими</text:p>
          </table:table-cell>
          <table:table-cell office:value-type="string" table:style-name="ce9">
            <text:p>Поживний шампунь для сухого <text:s/>волосся. Допомагає відновити поживний баланс волокна волосся. Волосся залишаються м’якими, легкими і блискучими</text:p>
          </table:table-cell>
          <table:table-cell office:value-type="string" table:style-name="ce9">
            <text:p>Шампунь допомагає відновити поживний баланс волокна волосся. Волосся залишаються м’якими, легкими і блискучими. Забезпечує глибоке живлення та вологу волокнам волосся для оксамитового відчуття від коренів до кінців. Волосся блискучі, м’які і легко розчісуються. <text:s text:c="172"/>Farmavita - прогресивна інноваційна компанія, саме тому виробництво відбувається в Мілані, де вони випробовують та тестують нові продукти та вдосконалюють свої вже існуючі, щоб переконатися, що вони йдуть в ногу з сучасними тенденціями. Фаза випробування та тестування завершується за допомогою первинних досліджень та розробок, що забезпечують випуск найякісніших продуктів для ринку догляду за волоссям.</text:p>
          </table:table-cell>
          <table:table-cell office:value-type="string" table:style-name="ce9">
            <text:p>f42.jpg</text:p>
          </table:table-cell>
          <table:table-cell office:value-type="float" office:value="350" table:style-name="ce13">
            <text:p>350</text:p>
          </table:table-cell>
          <table:table-cell office:value-type="float" office:value="1005" table:formula="of:=[.H5]+1" table:style-name="ce13">
            <text:p>1005</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HYDRATE</text:p>
          </table:table-cell>
          <table:table-cell office:value-type="float" office:value="1" table:style-name="ce9">
            <text:p>1</text:p>
          </table:table-cell>
          <table:table-cell office:value-type="float" office:value="1" table:style-name="ce9">
            <text:p>1</text:p>
          </table:table-cell>
          <table:table-cell office:value-type="float" office:value="3" table:style-name="ce14">
            <text:p>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7">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6" table:formula="of:=[.A6]+1" table:style-name="ce10">
            <text:p>6</text:p>
          </table:table-cell>
          <table:table-cell office:value-type="string" table:style-name="ce11">
            <text:p>Маска для волосся Farmavita Amethyst Hydrate Velvet Mask, 250 мл</text:p>
          </table:table-cell>
          <table:table-cell office:value-type="string" table:style-name="ce9">
            <text:p>Поживна маска для сухого волосся забезпечує глибоке живлення та вологу волокнам волосся та легке розчісування</text:p>
          </table:table-cell>
          <table:table-cell office:value-type="string" table:style-name="ce12">
            <text:p>Поживна маска для сухого волосся. Забезпечує глибоке живлення та вологу волокнам волосся для оксамитового відчуття від коренів до кінців. Волосся блискучі, м’які і легко розчісуються</text:p>
            <text:p><text:s text:c="32"/></text:p>
          </table:table-cell>
          <table:table-cell office:value-type="string" table:style-name="ce12">
            <text:p>Маска абезпечує глибоке живлення та вологу волокнам волосся для оксамитового відчуття від коренів до кінців. Волосся блискучі, м’які і легко розчісуються. <text:s text:c="15"/>Farmavita - це добре відома торгова марка засобів по догляду за волоссям. Торгова марка Farmavita пропонує цілу низку продуктів із неперевершеною якістю продуктів для догляду за волоссям та багатьма іншими продуктами та процедурами для всіх типів волосся: сухого, фарбованого, жирного тощо.</text:p>
            <text:p><text:s text:c="32"/></text:p>
          </table:table-cell>
          <table:table-cell office:value-type="string" table:style-name="ce9">
            <text:p>f43.jpg</text:p>
          </table:table-cell>
          <table:table-cell office:value-type="float" office:value="385" table:style-name="ce13">
            <text:p>385</text:p>
          </table:table-cell>
          <table:table-cell office:value-type="float" office:value="1006" table:formula="of:=[.H6]+1" table:style-name="ce13">
            <text:p>1006</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AMETHYSTE HYDRATE</text:p>
          </table:table-cell>
          <table:table-cell office:value-type="float" office:value="2" table:style-name="ce9">
            <text:p>2</text:p>
          </table:table-cell>
          <table:table-cell office:value-type="float" office:value="1" table:style-name="ce9">
            <text:p>1</text:p>
          </table:table-cell>
          <table:table-cell office:value-type="float" office:value="3" table:style-name="ce14">
            <text:p>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7" table:formula="of:=[.A7]+1" table:style-name="ce10">
            <text:p>7</text:p>
          </table:table-cell>
          <table:table-cell office:value-type="string" table:style-name="ce11">
            <text:p>Ампули для волосся Farmavita Amethyst Hidrate Luminescence Nutri Lotion, 10 шт</text:p>
          </table:table-cell>
          <table:table-cell office:value-type="string" table:style-name="ce9">
            <text:p>Надлегкий лосьйон для сухого та чутливого волосся, що забезпечує волоссю блиск та зволоження, для сухого та чутливого волосся</text:p>
          </table:table-cell>
          <table:table-cell office:value-type="string" table:style-name="ce9">
            <text:p>Надлегкий лосьйон для сухого та чутливого волосся. Він забезпечує волоссю блиск та вологу. Наповнений дорогоцінними елементами кашеміру, ця розкішна процедура є секретом для красивого та м’якого волосся, яке виглядає як мерехтливі кристали</text:p>
          </table:table-cell>
          <table:table-cell office:value-type="string" table:style-name="ce12">
            <text:p>Надлегкий лосьйон для сухого та чутливого волосся. Він забезпечує волоссю блиск та вологу. Наповнений дорогоцінними елементами кашеміру, ця розкішна процедура є секретом для красивого та м’якого волосся, яке виглядає як мерехтливі кристали. <text:s text:c="204"/>Італійська професійна косметика для догляду за волоссям FarmaVita пропонує повний спектр необхідних продуктів:</text:p>
            <text:p>Ніжне миття волосся здійснюється професійними шампунями на основі олії бразильського горіха та екстрактів середземноморських трав, <text:s/>на основі лікарських екстрактів диких польових квітів, а також на основі олій;</text:p>
            <text:p>Продукція для догляду за волоссям використовуються в салонах краси;асоби по догляду за волоссям в домашніх умовах, що допомагають підтримувати колір волосся, зволожувати, надавати обсяг або випрямляти неслухняне кучеряве волосся; Бренд пропонує наступне:</text:p>
            <text:p>SPA - ламінування волосся;</text:p>
            <text:p>БІО-завивка;</text:p>
            <text:p>Випрямлення волосся;</text:p>
            <text:p>Всі необхідні засоби для укладання, які допомагають підкреслити красу вашого волосся: блиск, захист, об’єм, фіксація, зволоження, захист посічених кінчиків волосся, лосьйон на основі фіксуючої смоли - ідеально підходить для весільних та вечірніх зачісок, які протримаються кілька днів;</text:p>
            <text:p>Лікарські засоби, що забезпечують вирішення всіх проблем волосся та шкіри голови;</text:p>
          </table:table-cell>
          <table:table-cell office:value-type="string" table:style-name="ce9">
            <text:p>f45.jpg</text:p>
          </table:table-cell>
          <table:table-cell office:value-type="float" office:value="795" table:style-name="ce13">
            <text:p>795</text:p>
          </table:table-cell>
          <table:table-cell office:value-type="float" office:value="1007" table:formula="of:=[.H7]+1" table:style-name="ce13">
            <text:p>1007</text:p>
          </table:table-cell>
          <table:table-cell office:value-type="string" table:style-name="ce14">
            <text:p>Італія</text:p>
          </table:table-cell>
          <table:table-cell office:value-type="string" table:style-name="ce14">
            <text:p>Лосьйон</text:p>
          </table:table-cell>
          <table:table-cell office:value-type="string" table:style-name="ce14">
            <text:p>Farmavita</text:p>
          </table:table-cell>
          <table:table-cell office:value-type="string" table:style-name="ce14">
            <text:p>AMETHYSTE HYDRATE</text:p>
          </table:table-cell>
          <table:table-cell office:value-type="float" office:value="3" table:style-name="ce9">
            <text:p>3</text:p>
          </table:table-cell>
          <table:table-cell office:value-type="float" office:value="1" table:style-name="ce9">
            <text:p>1</text:p>
          </table:table-cell>
          <table:table-cell office:value-type="float" office:value="3" table:style-name="ce14">
            <text:p>3</text:p>
          </table:table-cell>
          <table:table-cell office:value-type="float" office:value="6" table:style-name="ce9">
            <text:p>6</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8" table:formula="of:=[.A8]+1" table:style-name="ce10">
            <text:p>8</text:p>
          </table:table-cell>
          <table:table-cell office:value-type="string" table:style-name="ce11">
            <text:p>Шампунь для волосся Farmavita Amethyst Volume Shampoo, 250 мл</text:p>
          </table:table-cell>
          <table:table-cell office:value-type="string" table:style-name="ce9">
            <text:p>Зміцнюючий шампунь для об'єму. Забезпечує покращену силу та життєвий тонус, роблячи волосся розкішним.</text:p>
          </table:table-cell>
          <table:table-cell office:value-type="string" table:style-name="ce9">
            <text:p>Зміцнюючий шампунь для об'єму. Забезпечує покращену силу та життєвий тонус, роблячи волосся розкішним.</text:p>
          </table:table-cell>
          <table:table-cell office:value-type="string" table:style-name="ce12">
            <text:p>Зміцнюючий шампунь для об'єму. Забезпечує покращену силу та життєвий тонус, роблячи волосся розкішним.</text:p>
            <text:p><text:s text:c="36"/>Вказівки:</text:p>
            <text:p><text:s text:c="36"/>нанести на вологе волосся, обережно помасажувати і змити. Негайно промийте очі, якщо продукт контактує з ними. Професійний продукт.</text:p>
            <text:p><text:s text:c="31"/></text:p>
          </table:table-cell>
          <table:table-cell office:value-type="string" table:style-name="ce9">
            <text:p>f46.png</text:p>
          </table:table-cell>
          <table:table-cell office:value-type="float" office:value="315" table:style-name="ce13">
            <text:p>315</text:p>
          </table:table-cell>
          <table:table-cell office:value-type="float" office:value="1008" table:formula="of:=[.H8]+1" table:style-name="ce13">
            <text:p>1008</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VOLUME</text:p>
          </table:table-cell>
          <table:table-cell office:value-type="float" office:value="1" table:style-name="ce9">
            <text:p>1</text:p>
          </table:table-cell>
          <table:table-cell office:value-type="float" office:value="1" table:style-name="ce9">
            <text:p>1</text:p>
          </table:table-cell>
          <table:table-cell office:value-type="float" office:value="4" table:style-name="ce14">
            <text:p>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9" table:formula="of:=[.A9]+1" table:style-name="ce10">
            <text:p>9</text:p>
          </table:table-cell>
          <table:table-cell office:value-type="string" table:style-name="ce11">
            <text:p>Кондиціонер для волосся Farmavita Amethyst Volume Conditioner, 250 мл</text:p>
          </table:table-cell>
          <table:table-cell office:value-type="string" table:style-name="ce12">
            <text:p>Кондиціонер для підсилення об'єму. Забезпечує силу та об’єм, не обтяжуючи волосся. Волосся буде сповнене наснаги, блискучим та легко розчісуватись.</text:p>
            <text:p><text:s text:c="28"/></text:p>
          </table:table-cell>
          <table:table-cell office:value-type="string" table:style-name="ce9">
            <text:p>Підсилюючий об'єм кондиціонер. Забезпечує силу та об’єм, не обтяжуючи волосся. Волосся сповнені наснаги, блискучі та легко розчісуються.</text:p>
          </table:table-cell>
          <table:table-cell office:value-type="string" table:style-name="ce12">
            <text:p>Підсилюючий об'єм кондиціонер. Забезпечує силу та об’єм, не обтяжуючи волосся. Волосся сповнені наснаги, блискучі та легко розчісуються.</text:p>
            <text:p><text:s text:c="32"/></text:p>
          </table:table-cell>
          <table:table-cell office:value-type="string" table:style-name="ce9">
            <text:p>f47.jpg</text:p>
          </table:table-cell>
          <table:table-cell office:value-type="float" office:value="350" table:style-name="ce13">
            <text:p>350</text:p>
          </table:table-cell>
          <table:table-cell office:value-type="float" office:value="1009" table:formula="of:=[.H9]+1" table:style-name="ce13">
            <text:p>1009</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Farmavita</text:p>
          </table:table-cell>
          <table:table-cell office:value-type="string" table:style-name="ce14">
            <text:p>AMETHYSTE VOLUME</text:p>
          </table:table-cell>
          <table:table-cell office:value-type="float" office:value="4" table:style-name="ce9">
            <text:p>4</text:p>
          </table:table-cell>
          <table:table-cell office:value-type="float" office:value="1" table:style-name="ce9">
            <text:p>1</text:p>
          </table:table-cell>
          <table:table-cell office:value-type="float" office:value="4" table:style-name="ce14">
            <text:p>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0" table:formula="of:=[.A10]+1" table:style-name="ce10">
            <text:p>10</text:p>
          </table:table-cell>
          <table:table-cell office:value-type="string" table:style-name="ce11">
            <text:p>Фарбувальна маска Farmavita Amethyst Colouring Mask SILVER, 250 мл</text:p>
          </table:table-cell>
          <table:table-cell office:value-type="string" table:style-name="ce20">
            <text:p>Для дуже світлих русяво-сріблястих тонів. Нейтралізує непривабливі жовті відтінки сріблясто-білого волосся. Усуває залишки жовтого з дуже світло-русявих відблисків, перетворюючи їх на блискучий білий колір.</text:p>
          </table:table-cell>
          <table:table-cell office:value-type="string" table:style-name="ce9">
            <text:p>Для дуже світлих русяво-сріблястих тонів. Нейтралізує непривабливі жовті відтінки сріблясто-білого волосся. Усуває залишки жовтого з дуже світло-русявих відблисків, перетворюючи їх на блискучий білий колір.</text:p>
          </table:table-cell>
          <table:table-cell office:value-type="string" table:style-name="ce12">
            <text:p>Багата фарбувальна маска, сформульована з високоефективними прямими пігментами, оживляє та посилює колір за кілька хвилин.</text:p>
            <text:p>Збагачене аргановою олією для надзвичайного живлення та блиску, робить волосся надзвичайно яскравими та м’якими. Фарбуюча маска «Аметист» ідеально підходить для:</text:p>
            <text:p><text:s text:c="2"/>• оживлення та посилення косметичних кольорів між відвідуваннями салону;</text:p>
            <text:p><text:s text:c="2"/>• створювати тимчасові тони в натуральних волоссі;</text:p>
            <text:p><text:s text:c="2"/>• нейтралізують непривабливі жовті відтінки та покращують дуже світлі відтінки</text:p>
            <text:p/>
            <text:p>Для дуже світлих русяво-сріблястих тонів. Нейтралізує непривабливі жовті відтінки сріблясто-білого волосся. Усуває залишки жовтого з дуже світло-русявих відблисків, перетворюючи їх на блискучий білий колір. Додатковий продукт: шампунь Аметист СРІБНИЙ.</text:p>
            <text:p/>
            <text:p>Вказівки: Після миття голови надіти відповідні рукавички, розподілити рівномірно на висушене рушником волосся та зробити масаж. Залиште на 5 хвилин. потім ретельно промити. Він не діє на відростання.</text:p>
            <text:p><text:s text:c="32"/></text:p>
          </table:table-cell>
          <table:table-cell office:value-type="string" table:style-name="ce9">
            <text:p>f48.jpg</text:p>
          </table:table-cell>
          <table:table-cell office:value-type="float" office:value="350" table:style-name="ce13">
            <text:p>350</text:p>
          </table:table-cell>
          <table:table-cell office:value-type="float" office:value="1010" table:formula="of:=[.H10]+1" table:style-name="ce13">
            <text:p>1010</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COLOURING MASK</text:p>
          </table:table-cell>
          <table:table-cell office:value-type="float" office:value="2" table:style-name="ce9">
            <text:p>2</text:p>
          </table:table-cell>
          <table:table-cell office:value-type="float" office:value="1" table:style-name="ce9">
            <text:p>1</text:p>
          </table:table-cell>
          <table:table-cell office:value-type="float" office:value="5" table:style-name="ce14">
            <text:p>5</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1" table:formula="of:=[.A11]+1" table:style-name="ce10">
            <text:p>11</text:p>
          </table:table-cell>
          <table:table-cell office:value-type="string" table:style-name="ce11">
            <text:p>Фарбувальна маска Farmavita Amethyst Colouring Mask BLONDE, 250 мл</text:p>
          </table:table-cell>
          <table:table-cell office:value-type="string" table:style-name="ce9">
            <text:p>Для русявих тонів. Підбадьорює золотисті відтінки волосся надаючи їм здорового вигляду</text:p>
          </table:table-cell>
          <table:table-cell office:value-type="string" table:style-name="ce9">
            <text:p>Для русявих тонів. Підбадьорює золотисті відтінки волосся надаючи їм здорового вигляду.</text:p>
          </table:table-cell>
          <table:table-cell office:value-type="string" table:style-name="ce9">
            <text:p>Для русявих тонів. Підбадьорює золотисті відтінки волосся надаючи їм здорового вигляду.</text:p>
          </table:table-cell>
          <table:table-cell office:value-type="string" table:style-name="ce9">
            <text:p>f49.jpg</text:p>
          </table:table-cell>
          <table:table-cell office:value-type="float" office:value="295" table:style-name="ce13">
            <text:p>295</text:p>
          </table:table-cell>
          <table:table-cell office:value-type="float" office:value="1011" table:formula="of:=[.H11]+1" table:style-name="ce13">
            <text:p>1011</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COLOURING MASK<text:s/></text:p>
          </table:table-cell>
          <table:table-cell office:value-type="float" office:value="2" table:style-name="ce9">
            <text:p>2</text:p>
          </table:table-cell>
          <table:table-cell office:value-type="float" office:value="1" table:style-name="ce9">
            <text:p>1</text:p>
          </table:table-cell>
          <table:table-cell office:value-type="float" office:value="5" table:style-name="ce14">
            <text:p>5</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2" table:formula="of:=[.A12]+1" table:style-name="ce10">
            <text:p>12</text:p>
          </table:table-cell>
          <table:table-cell office:value-type="string" table:style-name="ce21">
            <text:p>Фарбувальна маска Farmavita Amethyst Colouring Mask BRUNETTE, 250 мл</text:p>
          </table:table-cell>
          <table:table-cell office:value-type="string" table:style-name="ce12">
            <text:p>Для брюнеток. Насичений шоколадно-коричневий колір ідеально підходить для всіх брюнеток. Це створює насолоду шоколадними тонами на натуральним відтінкам волосся</text:p>
          </table:table-cell>
          <table:table-cell office:value-type="string" table:style-name="ce12">
            <text:p>Для брюнеток. Насичений шоколадно-коричневий колір ідеально підходить для всіх брюнеток. Це створює насолоду шоколадними тонами на натуральних волоссі.</text:p>
          </table:table-cell>
          <table:table-cell office:value-type="string" table:style-name="ce12">
            <text:p><text:s/>Багата фарбувальна маска, сформульована з високоефективними прямими пігментами, оживляє та посилює колір за кілька хвилин.</text:p>
            <text:p><text:s text:c="36"/>Збагачене аргановою олією для надзвичайного живлення та блиску, робить волосся надзвичайно яскравими та м’якими. Фарбуюча маска «Аметист» ідеально підходить для:</text:p>
            <text:p><text:s text:c="36"/>• оживлення та посилення косметичних кольорів між відвідуваннями салону;</text:p>
            <text:p><text:s text:c="36"/>• створювати тимчасові тони в натуральних волоссі;</text:p>
            <text:p><text:s text:c="36"/>• нейтралізують непривабливі жовті відтінки та покращують дуже світлі світлі відтінки</text:p>
            <text:p/>
            <text:p><text:s text:c="36"/>Для брюнеток. Насичений шоколадно-коричневий колір ідеально підходить для всіх брюнеток. Це створює насолоду шоколадними тонами на натуральних волоссі.</text:p>
            <text:p/>
            <text:p><text:s text:c="36"/>Вказівки: Після миття голови надіти відповідні рукавички, розподілити рівномірно на висушене рушником волосся та зробити масаж. Залиште на 5 хвилин. потім ретельно промити. Він не діє на відростання.</text:p>
            <text:p><text:s text:c="32"/></text:p>
          </table:table-cell>
          <table:table-cell office:value-type="string" table:style-name="ce9">
            <text:p>f50.jpg</text:p>
          </table:table-cell>
          <table:table-cell office:value-type="float" office:value="275" table:style-name="ce22">
            <text:p>275</text:p>
          </table:table-cell>
          <table:table-cell office:value-type="float" office:value="1012" table:formula="of:=[.H12]+1" table:style-name="ce13">
            <text:p>1012</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COLOURING MASK<text:s/></text:p>
          </table:table-cell>
          <table:table-cell office:value-type="float" office:value="2" table:style-name="ce9">
            <text:p>2</text:p>
          </table:table-cell>
          <table:table-cell office:value-type="float" office:value="1" table:style-name="ce9">
            <text:p>1</text:p>
          </table:table-cell>
          <table:table-cell office:value-type="float" office:value="5" table:style-name="ce14">
            <text:p>5</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3" table:formula="of:=[.A13]+1" table:style-name="ce10">
            <text:p>13</text:p>
          </table:table-cell>
          <table:table-cell office:value-type="string" table:style-name="ce11">
            <text:p>Фарбувальна маска Farmavita Amethyst Colouring Mask INTENSE RED, 250 мл</text:p>
          </table:table-cell>
          <table:table-cell office:value-type="string" table:style-name="ce9">
            <text:p>Для червоних тонів. Посилює та підсвічує світлі та темно-червоні тони</text:p>
          </table:table-cell>
          <table:table-cell office:value-type="string" table:style-name="ce9">
            <text:p>Для червоних тонів. Посилює та підсвічує світлі та темно-червоні тони.</text:p>
          </table:table-cell>
          <table:table-cell office:value-type="string" table:style-name="ce12">
            <text:p><text:s text:c="2"/>Багата фарбувальна маска, сформульована з високоефективними прямими пігментами, оживляє та посилює колір за кілька хвилин.</text:p>
            <text:p><text:s text:c="36"/>Збагачене аргановою олією для надзвичайного живлення та блиску, робить волосся надзвичайно яскравими та м’якими. Фарбуюча маска «Аметист» ідеально підходить для:</text:p>
            <text:p><text:s text:c="36"/>• оживлення та посилення косметичних кольорів між відвідуваннями салону;</text:p>
            <text:p><text:s text:c="36"/>• створювати тимчасові тони в натуральних волоссі;</text:p>
            <text:p><text:s text:c="36"/>• нейтралізують непривабливі жовті відтінки та покращують дуже світлі світлі відтінки</text:p>
            <text:p/>
            <text:p><text:s text:c="36"/>Для червоних тонів. Посилює та підсвічує світлі та темно-червоні тони.</text:p>
            <text:p/>
            <text:p><text:s text:c="36"/>Вказівки: Після миття голови надіти відповідні рукавички, розподілити рівномірно на висушене рушником волосся та зробити масаж. Залиште на 5 хвилин. потім ретельно промити. Він не діє на відростання.</text:p>
            <text:p><text:s text:c="32"/></text:p>
          </table:table-cell>
          <table:table-cell office:value-type="string" table:style-name="ce9">
            <text:p>f51.jpg</text:p>
          </table:table-cell>
          <table:table-cell office:value-type="float" office:value="313" table:style-name="ce13">
            <text:p>313</text:p>
          </table:table-cell>
          <table:table-cell office:value-type="float" office:value="1013" table:formula="of:=[.H13]+1" table:style-name="ce13">
            <text:p>1013</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COLOURING MASK<text:s/></text:p>
          </table:table-cell>
          <table:table-cell office:value-type="float" office:value="2" table:style-name="ce9">
            <text:p>2</text:p>
          </table:table-cell>
          <table:table-cell office:value-type="float" office:value="1" table:style-name="ce9">
            <text:p>1</text:p>
          </table:table-cell>
          <table:table-cell office:value-type="float" office:value="5" table:style-name="ce14">
            <text:p>5</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4" table:formula="of:=[.A14]+1" table:style-name="ce10">
            <text:p>14</text:p>
          </table:table-cell>
          <table:table-cell office:value-type="string" table:style-name="ce11">
            <text:p>Фарбувальна маска Farmavita Amethyst Colouring Mask COPPER, 250 мл</text:p>
          </table:table-cell>
          <table:table-cell office:value-type="string" table:style-name="ce9">
            <text:p>Для мідних тонів. Посилює та підсвічує мідні та теплі червоні тони</text:p>
          </table:table-cell>
          <table:table-cell office:value-type="string" table:style-name="ce9">
            <text:p>Для мідних тонів. Посилює та підсвічує мідні та теплі червоні тони</text:p>
          </table:table-cell>
          <table:table-cell office:value-type="string" table:style-name="ce12">
            <text:p><text:s/>Багата фарбувальна маска, сформульована з високоефективними прямими пігментами, оживляє та посилює колір за кілька хвилин.</text:p>
            <text:p><text:s text:c="36"/>Збагачене аргановою олією для надзвичайного живлення та блиску, робить волосся надзвичайно яскравими та м’якими. Фарбуюча маска «Аметист» ідеально підходить для:</text:p>
            <text:p><text:s text:c="36"/>• оживлення та посилення косметичних кольорів між відвідуваннями салону;</text:p>
            <text:p><text:s text:c="36"/>• створювати тимчасові тони в натуральних волоссі;</text:p>
            <text:p><text:s text:c="36"/>• нейтралізують непривабливі жовті відтінки та покращують дуже світлі світлі відтінки</text:p>
            <text:p/>
            <text:p><text:s text:c="36"/>Для мідних тонів. Посилює та підсвічує мідні та теплі червоні тони.</text:p>
            <text:p/>
            <text:p><text:s text:c="36"/>Вказівки: Після миття голови надіти відповідні рукавички, розподілити рівномірно на висушене рушником волосся та зробити масаж. Залиште на 5 хвилин. потім ретельно промити. Він не діє на відростання.</text:p>
            <text:p><text:s text:c="32"/></text:p>
          </table:table-cell>
          <table:table-cell office:value-type="string" table:style-name="ce9">
            <text:p>f53.jpg</text:p>
          </table:table-cell>
          <table:table-cell office:value-type="float" office:value="345" table:style-name="ce13">
            <text:p>345</text:p>
          </table:table-cell>
          <table:table-cell office:value-type="float" office:value="1014" table:formula="of:=[.H14]+1" table:style-name="ce13">
            <text:p>1014</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COLOURING MASK<text:s/></text:p>
          </table:table-cell>
          <table:table-cell office:value-type="float" office:value="2" table:style-name="ce9">
            <text:p>2</text:p>
          </table:table-cell>
          <table:table-cell office:value-type="float" office:value="1" table:style-name="ce9">
            <text:p>1</text:p>
          </table:table-cell>
          <table:table-cell office:value-type="float" office:value="5" table:style-name="ce14">
            <text:p>5</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5" table:formula="of:=[.A15]+1" table:style-name="ce10">
            <text:p>15</text:p>
          </table:table-cell>
          <table:table-cell office:value-type="string" table:style-name="ce11">
            <text:p>Шампунь для волосся Amethyst Stimulate Hair Loss Control Shampoo, 250 мл</text:p>
          </table:table-cell>
          <table:table-cell office:value-type="string" table:style-name="ce9">
            <text:p>Шампунь проти випадіння дбає про шкіру голови та забезпечує бездоганне лікування кутикул</text:p>
          </table:table-cell>
          <table:table-cell office:value-type="string" table:style-name="ce9">
            <text:p>Регулярне використання шампуня дозволяє стимулювати луковиці волосся та поліпшити кровообіг, які здатні активізувати роботу волосяних луковиць.Завдяки унікальній формулі волосся стає набагато пишнішим та густішим</text:p>
          </table:table-cell>
          <table:table-cell office:value-type="string" table:style-name="ce9">
            <text:p>Регулярне використання шампуня дозволяє стимулювати луковиці волосся та поліпшити кровообіг, які здатні активізувати роботу волосяних луковиць.Завдяки унікальній формулі волосся стає набагато пишнішим та густішим</text:p>
          </table:table-cell>
          <table:table-cell office:value-type="string" table:style-name="ce9">
            <text:p>а54.jpg</text:p>
          </table:table-cell>
          <table:table-cell office:value-type="float" office:value="336" table:style-name="ce13">
            <text:p>336</text:p>
          </table:table-cell>
          <table:table-cell office:value-type="float" office:value="1015" table:formula="of:=[.H15]+1" table:style-name="ce13">
            <text:p>1015</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STIMULATE</text:p>
          </table:table-cell>
          <table:table-cell office:value-type="float" office:value="1" table:style-name="ce9">
            <text:p>1</text:p>
          </table:table-cell>
          <table:table-cell office:value-type="float" office:value="1" table:style-name="ce9">
            <text:p>1</text:p>
          </table:table-cell>
          <table:table-cell office:value-type="float" office:value="6" table:style-name="ce14">
            <text:p>6</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2">
          <table:table-cell office:value-type="float" office:value="16" table:formula="of:=[.A16]+1" table:style-name="ce10">
            <text:p>16</text:p>
          </table:table-cell>
          <table:table-cell office:value-type="string" table:style-name="ce11">
            <text:p>Шампунь для волосся Amethyst Stimulate Hair Loss Control Shampoo, 500 мл</text:p>
          </table:table-cell>
          <table:table-cell office:value-type="string" table:style-name="ce9">
            <text:p>Шампунь проти випадіння дбає про шкіру голови та забезпечує бездоганне лікування кутикул</text:p>
          </table:table-cell>
          <table:table-cell office:value-type="string" table:style-name="ce9">
            <text:p>Регулярне використання шампуня дозволяє стимулювати луковиці волосся та поліпшити кровообіг, які здатні активізувати роботу волосяних луковиць.Завдяки унікальній формулі волосся стає набагато пишнішим та густішим</text:p>
          </table:table-cell>
          <table:table-cell office:value-type="string" table:style-name="ce9">
            <text:p>Регулярне використання шампуня дозволяє стимулювати луковиці волосся та поліпшити кровообіг, які здатні активізувати роботу волосяних луковиць.Завдяки унікальній формулі волосся стає набагато пишнішим та густішим</text:p>
          </table:table-cell>
          <table:table-cell office:value-type="string" table:style-name="ce9">
            <text:p>а55.jpg</text:p>
          </table:table-cell>
          <table:table-cell office:value-type="float" office:value="350" table:style-name="ce13">
            <text:p>350</text:p>
          </table:table-cell>
          <table:table-cell office:value-type="float" office:value="1016" table:formula="of:=[.H16]+1" table:style-name="ce13">
            <text:p>1016</text:p>
          </table:table-cell>
          <table:table-cell office:value-type="string" table:style-name="ce14">
            <text:p>Італія</text:p>
          </table:table-cell>
          <table:table-cell office:value-type="string" table:style-name="ce14">
            <text:p>Лосьйон</text:p>
          </table:table-cell>
          <table:table-cell office:value-type="string" table:style-name="ce14">
            <text:p>Farmavita</text:p>
          </table:table-cell>
          <table:table-cell office:value-type="string" table:style-name="ce14">
            <text:p>AMETHYSTE STIMULATE</text:p>
          </table:table-cell>
          <table:table-cell office:value-type="float" office:value="3" table:style-name="ce9">
            <text:p>3</text:p>
          </table:table-cell>
          <table:table-cell office:value-type="float" office:value="1" table:style-name="ce9">
            <text:p>1</text:p>
          </table:table-cell>
          <table:table-cell office:value-type="float" office:value="6" table:style-name="ce14">
            <text:p>6</text:p>
          </table:table-cell>
          <table:table-cell office:value-type="float" office:value="25" table:style-name="ce9">
            <text:p>25</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7" table:formula="of:=[.A17]+1" table:style-name="ce10">
            <text:p>17</text:p>
          </table:table-cell>
          <table:table-cell office:value-type="string" table:style-name="ce11">
            <text:p>Ампули Farmavita Amethyst Stimulate Hair Loss Control Intensive Lotion, 10 шт</text:p>
          </table:table-cell>
          <table:table-cell office:value-type="string" table:style-name="ce12">
            <text:p>Стімулюючій лосьйон <text:s/>для догляду за ослабленим волоссями, что піддаються ризики віпадання</text:p>
          </table:table-cell>
          <table:table-cell office:value-type="string" table:style-name="ce12">
            <text:p>Лосьйон проти віпадання волосся Farmavita без використання ароматізаторів.</text:p>
          </table:table-cell>
          <table:table-cell office:value-type="string" table:style-name="ce12">
            <text:p>Головними активними компонентами лосьйону є ауксин, Який сприяє нормалізації обміну речовини та відновлює ціркуляцію крові між шкірою голови та волоссями, а такоже кофеїн, який відповідає за стімуляцію життєвого процесса волосся. Кожен Із компонентів <text:s/>чинять не тільки лікувальну дію, а й профілактічну, запобігаючі віпаданню волосся надалі.</text:p>
          </table:table-cell>
          <table:table-cell office:value-type="string" table:style-name="ce9">
            <text:p>а56.png</text:p>
          </table:table-cell>
          <table:table-cell office:value-type="float" office:value="805" table:style-name="ce13">
            <text:p>805</text:p>
          </table:table-cell>
          <table:table-cell office:value-type="float" office:value="1017" table:formula="of:=[.H17]+1" table:style-name="ce13">
            <text:p>1017</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PURIFY </text:p>
          </table:table-cell>
          <table:table-cell office:value-type="float" office:value="1" table:style-name="ce9">
            <text:p>1</text:p>
          </table:table-cell>
          <table:table-cell office:value-type="float" office:value="1" table:style-name="ce9">
            <text:p>1</text:p>
          </table:table-cell>
          <table:table-cell office:value-type="float" office:value="7" table:style-name="ce14">
            <text:p>7</text:p>
          </table:table-cell>
          <table:table-cell office:value-type="float" office:value="6" table:style-name="ce9">
            <text:p>6</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8" table:formula="of:=[.A18]+1" table:style-name="ce10">
            <text:p>18</text:p>
          </table:table-cell>
          <table:table-cell office:value-type="string" table:style-name="ce11">
            <text:p>Маска для догляду за волоссям Farmavita Amethyst Purify Peeling Mask, 150 мл</text:p>
          </table:table-cell>
          <table:table-cell office:value-type="string" table:style-name="ce9">
            <text:p>Пілінг перед шампунем. Унікальна формула - це ексклюзивна комбінація високоефективних очищувальних засобів та спеціальних мікрошариків</text:p>
          </table:table-cell>
          <table:table-cell office:value-type="string" table:style-name="ce9">
            <text:p>Пілінг перед шампунем. Унікальна формула - це ексклюзивна комбінація високоефективних очищувальних засобів та спеціальних мікрошариків.</text:p>
          </table:table-cell>
          <table:table-cell office:value-type="string" table:style-name="ce9">
            <text:p>Пілінг перед шампунем. Унікальна формула - це ексклюзивна комбінація високоефективних очищувальних засобів та спеціальних мікрошариків.</text:p>
          </table:table-cell>
          <table:table-cell office:value-type="string" table:style-name="ce9">
            <text:p>f100.jpg</text:p>
          </table:table-cell>
          <table:table-cell office:value-type="float" office:value="325" table:style-name="ce13">
            <text:p>325</text:p>
          </table:table-cell>
          <table:table-cell office:value-type="float" office:value="1018" table:formula="of:=[.H18]+1" table:style-name="ce13">
            <text:p>1018</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AMETHYSTE PURIFY </text:p>
          </table:table-cell>
          <table:table-cell office:value-type="float" office:value="2" table:style-name="ce9">
            <text:p>2</text:p>
          </table:table-cell>
          <table:table-cell office:value-type="float" office:value="1" table:style-name="ce9">
            <text:p>1</text:p>
          </table:table-cell>
          <table:table-cell office:value-type="float" office:value="7" table:style-name="ce14">
            <text:p>7</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19" table:formula="of:=[.A19]+1" table:style-name="ce10">
            <text:p>19</text:p>
          </table:table-cell>
          <table:table-cell office:value-type="string" table:style-name="ce11">
            <text:p>Шампунь Farmavita Amethyst Purify Dandruff Control Shampoo, 250 мл</text:p>
          </table:table-cell>
          <table:table-cell office:value-type="string" table:style-name="ce9">
            <text:p>Освіжаючий очищаючий шампунь допомагає зменшити сухість і лупу. Очищення шкіри голови та волосся</text:p>
          </table:table-cell>
          <table:table-cell office:value-type="string" table:style-name="ce9">
            <text:p>Освіжаючий очищаючий шампунь допомагає зменшити сухість і лупу. Очищення шкіри голови та волосся.</text:p>
          </table:table-cell>
          <table:table-cell office:value-type="string" table:style-name="ce9">
            <text:p>Освіжаючий очищаючий шампунь допомагає зменшити сухість і лупу. Очищення шкіри голови та волосся.</text:p>
          </table:table-cell>
          <table:table-cell office:value-type="string" table:style-name="ce9">
            <text:p>а58.jpg</text:p>
          </table:table-cell>
          <table:table-cell office:value-type="float" office:value="315" table:style-name="ce13">
            <text:p>315</text:p>
          </table:table-cell>
          <table:table-cell office:value-type="float" office:value="1019" table:formula="of:=[.H19]+1" table:style-name="ce13">
            <text:p>1019</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REGULATE</text:p>
          </table:table-cell>
          <table:table-cell office:value-type="float" office:value="1" table:style-name="ce9">
            <text:p>1</text:p>
          </table:table-cell>
          <table:table-cell office:value-type="float" office:value="1" table:style-name="ce9">
            <text:p>1</text:p>
          </table:table-cell>
          <table:table-cell office:value-type="float" office:value="8" table:style-name="ce14">
            <text:p>8</text:p>
          </table:table-cell>
          <table:table-cell office:value-type="float" office:value="18" table:style-name="ce9">
            <text:p>18</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0" table:formula="of:=[.A20]+1" table:style-name="ce10">
            <text:p>20</text:p>
          </table:table-cell>
          <table:table-cell office:value-type="string" table:style-name="ce11">
            <text:p>Шампунь Farmavita Amethyst Purify Dandruff Control Shampoo, 1000 мл</text:p>
          </table:table-cell>
          <table:table-cell office:value-type="string" table:style-name="ce9">
            <text:p>Освіжаючий очищаючий шампунь допомагає зменшити суху і лупу. Очищення шкіри голови та волосся</text:p>
          </table:table-cell>
          <table:table-cell office:value-type="string" table:style-name="ce9">
            <text:p>Освіжаючий очищаючий шампунь допомагає зменшити суху і жирну лупу. Очищення шкіри голови та волосся.</text:p>
          </table:table-cell>
          <table:table-cell office:value-type="string" table:style-name="ce9">
            <text:p>Освіжаючий очищаючий шампунь допомагає зменшити суху і жирну лупу. Очищення шкіри голови та волосся.</text:p>
          </table:table-cell>
          <table:table-cell office:value-type="string" table:style-name="ce9">
            <text:p>а58.jpg</text:p>
          </table:table-cell>
          <table:table-cell office:value-type="float" office:value="842" table:style-name="ce13">
            <text:p>842</text:p>
          </table:table-cell>
          <table:table-cell office:value-type="float" office:value="1020" table:formula="of:=[.H20]+1" table:style-name="ce13">
            <text:p>1020</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METHYSTE REGULATE</text:p>
          </table:table-cell>
          <table:table-cell office:value-type="float" office:value="1" table:style-name="ce9">
            <text:p>1</text:p>
          </table:table-cell>
          <table:table-cell office:value-type="float" office:value="1" table:style-name="ce9">
            <text:p>1</text:p>
          </table:table-cell>
          <table:table-cell office:value-type="float" office:value="8" table:style-name="ce14">
            <text:p>8</text:p>
          </table:table-cell>
          <table:table-cell office:value-type="float" office:value="22" table:style-name="ce9">
            <text:p>22</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1" table:formula="of:=[.A21]+1" table:style-name="ce10">
            <text:p>21</text:p>
          </table:table-cell>
          <table:table-cell office:value-type="string" table:style-name="ce11">
            <text:p>Засіб при фарбуванні волосся Farmavita Omniplex n.1 Bond Maker, 500 мл</text:p>
          </table:table-cell>
          <table:table-cell office:value-type="string" table:style-name="ce9">
            <text:p>Забезпечує міцну структуру, захищає волосся від пошкоджень під час і після хімічного впливу</text:p>
          </table:table-cell>
          <table:table-cell office:value-type="string" table:style-name="ce9">
            <text:p>Забезпечує міцну структуру, захищає волосся від пошкоджень під час і після хімічного впливу.</text:p>
          </table:table-cell>
          <table:table-cell office:value-type="string" table:style-name="ce12">
            <text:p>Bond maker був розроблений дослідними лабораторіями косметики Farmavita з можливістю застосування зі всіма хімічними процедурами для створення бажаного кольору і освітлення. Він забезпечує міцну структуру, захищає волосся від пошкоджень під час і після хімічного впливу. Збільшує час процедури і НЕ зменшує тривалість результату.</text:p>
          </table:table-cell>
          <table:table-cell office:value-type="string" table:style-name="ce9">
            <text:p>j97.jpg</text:p>
          </table:table-cell>
          <table:table-cell office:value-type="float" office:value="2610" table:style-name="ce22">
            <text:p>2610</text:p>
          </table:table-cell>
          <table:table-cell office:value-type="float" office:value="1021" table:formula="of:=[.H21]+1" table:style-name="ce13">
            <text:p>1021</text:p>
          </table:table-cell>
          <table:table-cell office:value-type="string" table:style-name="ce14">
            <text:p>Італія</text:p>
          </table:table-cell>
          <table:table-cell office:value-type="string" table:style-name="ce14">
            <text:p>Сoloring</text:p>
          </table:table-cell>
          <table:table-cell office:value-type="string" table:style-name="ce14">
            <text:p>Farmavita</text:p>
          </table:table-cell>
          <table:table-cell office:value-type="string" table:style-name="ce14">
            <text:p>OMNIPLEX</text:p>
          </table:table-cell>
          <table:table-cell office:value-type="string" table:style-name="ce9">
            <text:p>Сoloring</text:p>
          </table:table-cell>
          <table:table-cell office:value-type="float" office:value="1" table:style-name="ce9">
            <text:p>1</text:p>
          </table:table-cell>
          <table:table-cell office:value-type="float" office:value="9" table:style-name="ce14">
            <text:p>9</text:p>
          </table:table-cell>
          <table:table-cell office:value-type="float" office:value="25" table:style-name="ce9">
            <text:p>25</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2" table:formula="of:=[.A22]+1" table:style-name="ce10">
            <text:p>22</text:p>
          </table:table-cell>
          <table:table-cell office:value-type="string" table:style-name="ce21">
            <text:p>Засіб при фарбуванні волосся Farmavita Omniplex n.2 Bond Reinforce, 500 мл</text:p>
          </table:table-cell>
          <table:table-cell office:value-type="string" table:style-name="ce12">
            <text:p>Bond reinforcer застосовується після змивання використовуваного хімічного складу</text:p>
          </table:table-cell>
          <table:table-cell office:value-type="string" table:style-name="ce12">
            <text:p>Bond reinforcer застосовується після змивання використовуваного хімічного складу.</text:p>
          </table:table-cell>
          <table:table-cell office:value-type="string" table:style-name="ce12">
            <text:p>Bond reinforcer застосовується після змивання використовуваного хімічного складу. Завдяки легкій кремовій текстурі Bond reinforcer легко наноситься, а його високоактивні елементи стабілізують і захищають колір, глибоко живлять волосся і запечатують кінчики.<text:s/></text:p>
          </table:table-cell>
          <table:table-cell office:value-type="string" table:style-name="ce9">
            <text:p>j96.jpg</text:p>
          </table:table-cell>
          <table:table-cell office:value-type="float" office:value="2615" table:style-name="ce22">
            <text:p>2615</text:p>
          </table:table-cell>
          <table:table-cell office:value-type="float" office:value="1022" table:formula="of:=[.H22]+1" table:style-name="ce13">
            <text:p>1022</text:p>
          </table:table-cell>
          <table:table-cell office:value-type="string" table:style-name="ce14">
            <text:p>Італія</text:p>
          </table:table-cell>
          <table:table-cell office:value-type="string" table:style-name="ce14">
            <text:p>Сoloring</text:p>
          </table:table-cell>
          <table:table-cell office:value-type="string" table:style-name="ce14">
            <text:p>Farmavita</text:p>
          </table:table-cell>
          <table:table-cell office:value-type="string" table:style-name="ce14">
            <text:p>OMNIPLEX</text:p>
          </table:table-cell>
          <table:table-cell office:value-type="string" table:style-name="ce9">
            <text:p>Сoloring</text:p>
          </table:table-cell>
          <table:table-cell office:value-type="float" office:value="1" table:style-name="ce9">
            <text:p>1</text:p>
          </table:table-cell>
          <table:table-cell office:value-type="float" office:value="9" table:style-name="ce14">
            <text:p>9</text:p>
          </table:table-cell>
          <table:table-cell office:value-type="float" office:value="25" table:style-name="ce9">
            <text:p>25</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3" table:formula="of:=[.A23]+1" table:style-name="ce10">
            <text:p>23</text:p>
          </table:table-cell>
          <table:table-cell office:value-type="string" table:style-name="ce21">
            <text:p>Засіб при фарбуванні волосся Farmavita Omniplex n.3 Miracle at home, 150 мл</text:p>
          </table:table-cell>
          <table:table-cell office:value-type="string" table:style-name="ce12">
            <text:p>Інтенсивна терапія для зміцнення для домашнього догляду за волоссям</text:p>
          </table:table-cell>
          <table:table-cell office:value-type="string" table:style-name="ce12">
            <text:p>Omniplex відновлює природну структуру волосся, поєднуючи і посилюючи дисульфідні зв'язки, які відповідають за природну міцність, еластичність і силу локонів.</text:p>
          </table:table-cell>
          <table:table-cell office:value-type="string" table:style-name="ce12">
            <text:p>Система Omniplex позбавляє вас від необхідності шукати компроміс між збереженням здоров'я пасом і результатом фарбування.</text:p>
            <text:p>Препарат гарантує високий рівень захисту волосся і шкіри голови під час фарбування будь-якої складності, освітлення, хімічної завивки і випрямлення локонів.</text:p>
            <text:p>Система призначена для роботи з пористими, слабкими, сухими, ламкими і млявими пасмами.</text:p>
            <text:p>Omniplex відновлює природну структуру волосся, поєднуючи і посилюючи дисульфідні зв'язки, які відповідають за природну міцність, еластичність і силу локонів.</text:p>
            <text:p>FarmaVita Omniplex n.3 Miracle At Home - це інтенсивна зміцнююча терапія для домашнього догляду за пасмами.</text:p>
          </table:table-cell>
          <table:table-cell office:value-type="string" table:style-name="ce9">
            <text:p>j98.jpg</text:p>
          </table:table-cell>
          <table:table-cell office:value-type="float" office:value="504" table:style-name="ce22">
            <text:p>504</text:p>
          </table:table-cell>
          <table:table-cell office:value-type="float" office:value="1023" table:formula="of:=[.H23]+1" table:style-name="ce13">
            <text:p>1023</text:p>
          </table:table-cell>
          <table:table-cell office:value-type="string" table:style-name="ce14">
            <text:p>Італія</text:p>
          </table:table-cell>
          <table:table-cell office:value-type="string" table:style-name="ce14">
            <text:p>Сoloring</text:p>
          </table:table-cell>
          <table:table-cell office:value-type="string" table:style-name="ce14">
            <text:p>Farmavita</text:p>
          </table:table-cell>
          <table:table-cell office:value-type="string" table:style-name="ce14">
            <text:p>OMNIPLEX</text:p>
          </table:table-cell>
          <table:table-cell office:value-type="string" table:style-name="ce9">
            <text:p>Сoloring</text:p>
          </table:table-cell>
          <table:table-cell office:value-type="float" office:value="1" table:style-name="ce9">
            <text:p>1</text:p>
          </table:table-cell>
          <table:table-cell office:value-type="float" office:value="9" table:style-name="ce14">
            <text:p>9</text:p>
          </table:table-cell>
          <table:table-cell office:value-type="float" office:value="14" table:style-name="ce9">
            <text:p>14</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4" table:formula="of:=[.A24]+1" table:style-name="ce10">
            <text:p>24</text:p>
          </table:table-cell>
          <table:table-cell office:value-type="string" table:style-name="ce21">
            <text:p>Засіб при фарбуванні волосся Farmavita Omniplex Scalp Protector, 150 мл</text:p>
          </table:table-cell>
          <table:table-cell office:value-type="string" table:style-name="ce12">
            <text:p>Продукт ефективно заспокоює епідерміс, даруючи відчуття комфорту під час технічних процедур</text:p>
          </table:table-cell>
          <table:table-cell office:value-type="string" table:style-name="ce12">
            <text:p>Продукт ефективно заспокоює епідерміс, даруючи відчуття комфорту під час технічних процедур.</text:p>
          </table:table-cell>
          <table:table-cell office:value-type="string" table:style-name="ce12">
            <text:p>Продукт ефективно заспокоює епідерміс, даруючи відчуття комфорту під час технічних процедур. Сироватка для шкіри голови має заспокійливі і захисні властивості. Зменшує відчуття дискомфорту і свербіння під час проведення процедур. Після застосування, колір волосся стає більш яскравим, а волосся наполняютя природним блиском.</text:p>
            <text:p/>
            <text:p>Особливо рекомендується використовувати при знебарвленні тонких і пошкоджених пасм волосся.</text:p>
          </table:table-cell>
          <table:table-cell office:value-type="string" table:style-name="ce9">
            <text:p>j99.jpg</text:p>
          </table:table-cell>
          <table:table-cell office:value-type="float" office:value="363" table:style-name="ce22">
            <text:p>363</text:p>
          </table:table-cell>
          <table:table-cell office:value-type="float" office:value="1024" table:formula="of:=[.H24]+1" table:style-name="ce13">
            <text:p>1024</text:p>
          </table:table-cell>
          <table:table-cell office:value-type="string" table:style-name="ce14">
            <text:p>Італія</text:p>
          </table:table-cell>
          <table:table-cell office:value-type="string" table:style-name="ce14">
            <text:p>Сoloring</text:p>
          </table:table-cell>
          <table:table-cell office:value-type="string" table:style-name="ce14">
            <text:p>Farmavita</text:p>
          </table:table-cell>
          <table:table-cell office:value-type="string" table:style-name="ce14">
            <text:p>OMNIPLEX</text:p>
          </table:table-cell>
          <table:table-cell office:value-type="string" table:style-name="ce9">
            <text:p>Сoloring</text:p>
          </table:table-cell>
          <table:table-cell office:value-type="float" office:value="1" table:style-name="ce9">
            <text:p>1</text:p>
          </table:table-cell>
          <table:table-cell office:value-type="float" office:value="9" table:style-name="ce14">
            <text:p>9</text:p>
          </table:table-cell>
          <table:table-cell office:value-type="float" office:value="14" table:style-name="ce9">
            <text:p>14</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5" table:formula="of:=[.A25]+1" table:style-name="ce10">
            <text:p>25</text:p>
          </table:table-cell>
          <table:table-cell office:value-type="string" table:style-name="ce21">
            <text:p>Засіб при фарбуванні Farmavita Omniplex Polvere Decolorante 2 IN 1, 500 г</text:p>
          </table:table-cell>
          <table:table-cell office:value-type="string" table:style-name="ce12">
            <text:p>Порошок освітлює і одночасно доглядає за волоссям, захищаючи їх під час і після процедури знебарвлення, зберігаючи цілісність лусочок кутикули</text:p>
          </table:table-cell>
          <table:table-cell office:value-type="string" table:style-name="ce12">
            <text:p>Порошок освітлює и одночасно доглядає за волоссями, захіщаючі їх во время и после процедури знебарвлення, зберігаючі цілісність лусочок кутикули.<text:s/></text:p>
          </table:table-cell>
          <table:table-cell office:value-type="string" table:style-name="ce18">
            <text:p>Порошок освітлює и одночасно доглядає за волоссями, захіщаючі їх во время и после процедури знебарвлення, зберігаючі цілісність лусочок кутикули. Завдяк спеціальній технології Plex, что з'єднує дісульфідні зв'язки и зберігає природну структуру волосся, процес знебарвлення становится максимально безпечним. Порошок Omniplex Bleaching Powder Ідеально Підходить для роботи з усіма технікамі знебарвлення. Забезпечує освітлення до 7 рівнів.</text:p>
          </table:table-cell>
          <table:table-cell office:value-type="string" table:style-name="ce9">
            <text:p>j100.jpg</text:p>
          </table:table-cell>
          <table:table-cell office:value-type="float" office:value="605" table:style-name="ce22">
            <text:p>605</text:p>
          </table:table-cell>
          <table:table-cell office:value-type="float" office:value="1025" table:formula="of:=[.H25]+1" table:style-name="ce13">
            <text:p>1025</text:p>
          </table:table-cell>
          <table:table-cell office:value-type="string" table:style-name="ce14">
            <text:p>Італія</text:p>
          </table:table-cell>
          <table:table-cell office:value-type="string" table:style-name="ce14">
            <text:p>Сoloring</text:p>
          </table:table-cell>
          <table:table-cell office:value-type="string" table:style-name="ce14">
            <text:p>Farmavita</text:p>
          </table:table-cell>
          <table:table-cell office:value-type="string" table:style-name="ce14">
            <text:p>OMNIPLEX</text:p>
          </table:table-cell>
          <table:table-cell office:value-type="string" table:style-name="ce9">
            <text:p>Сoloring</text:p>
          </table:table-cell>
          <table:table-cell office:value-type="float" office:value="1" table:style-name="ce9">
            <text:p>1</text:p>
          </table:table-cell>
          <table:table-cell office:value-type="float" office:value="9" table:style-name="ce14">
            <text:p>9</text:p>
          </table:table-cell>
          <table:table-cell office:value-type="float" office:value="26" table:style-name="ce9">
            <text:p>26</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6" table:formula="of:=[.A26]+1" table:style-name="ce10">
            <text:p>26</text:p>
          </table:table-cell>
          <table:table-cell office:value-type="string" table:style-name="ce11">
            <text:p>Шампунь для пошкодженого волосся Farmavita Argan Sublime Elixir, 100 мл</text:p>
          </table:table-cell>
          <table:table-cell office:value-type="string" table:style-name="ce9">
            <text:p>Цей еліксир відрізняється багатофункціональністтю, він призначений не для усунення якоїсь однієї косметичної проблеми</text:p>
          </table:table-cell>
          <table:table-cell office:value-type="string" table:style-name="ce9">
            <text:p>Цей еліксир відрізняється багатофункціональність, він призначений не для усунення якоїсь однієї косметичної проблеми, а для комплексного впливу на волосся і відновлення їх структури.</text:p>
          </table:table-cell>
          <table:table-cell office:value-type="string" table:style-name="ce9">
            <text:p>Цей еліксир відрізняється багатофункціональність, він призначений не для усунення якоїсь однієї косметичної проблеми, а для комплексного впливу на волосся і відновлення їх структури.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є набути йому розкішного вигляду. Допомагає відокремити волосся, одночасно забезпечуючи стійкий результат.</text:p>
          </table:table-cell>
          <table:table-cell office:value-type="string" table:style-name="ce9">
            <text:p>f106.jpg</text:p>
          </table:table-cell>
          <table:table-cell office:value-type="float" office:value="642" table:style-name="ce13">
            <text:p>642</text:p>
          </table:table-cell>
          <table:table-cell office:value-type="float" office:value="1026" table:formula="of:=[.H26]+1" table:style-name="ce13">
            <text:p>1026</text:p>
          </table:table-cell>
          <table:table-cell office:value-type="string" table:style-name="ce14">
            <text:p>Італія</text:p>
          </table:table-cell>
          <table:table-cell office:value-type="string" table:style-name="ce14">
            <text:p>Еліксир</text:p>
          </table:table-cell>
          <table:table-cell office:value-type="string" table:style-name="ce14">
            <text:p>Farmavita</text:p>
          </table:table-cell>
          <table:table-cell office:value-type="string" table:style-name="ce14">
            <text:p>ARGAN SUBLIME</text:p>
          </table:table-cell>
          <table:table-cell office:value-type="string" table:style-name="ce9">
            <text:p>Еліксир</text:p>
          </table:table-cell>
          <table:table-cell office:value-type="float" office:value="1" table:style-name="ce9">
            <text:p>1</text:p>
          </table:table-cell>
          <table:table-cell office:value-type="float" office:value="10" table:style-name="ce14">
            <text:p>10</text:p>
          </table:table-cell>
          <table:table-cell office:value-type="float" office:value="11" table:style-name="ce9">
            <text:p>1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7" table:formula="of:=[.A27]+1" table:style-name="ce10">
            <text:p>27</text:p>
          </table:table-cell>
          <table:table-cell office:value-type="string" table:style-name="ce11">
            <text:p>Шампунь для пошкодженого волосся Farmavita Argan Sublime <text:s/>Shampoo, 250 мл</text:p>
          </table:table-cell>
          <table:table-cell office:value-type="string" table:style-name="ce9">
            <text:p>Унікальний, цінний, живильний шампунь з арганової олії з інтенсивним екзотичним ароматом, створений для створення здорових, спокусливих, шовковистих пасм волосся.</text:p>
          </table:table-cell>
          <table:table-cell office:value-type="string" table:style-name="ce9">
            <text:p>Унікальний, цінний, живильний шампунь з арганової олії з інтенсивним екзотичним ароматом, створений для створення здорових, спокусливих, шовковистих пасм волосся.<text:s/></text:p>
          </table:table-cell>
          <table:table-cell office:value-type="string" table:style-name="ce9">
            <text:p>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а105.jpg</text:p>
          </table:table-cell>
          <table:table-cell office:value-type="float" office:value="313" table:style-name="ce13">
            <text:p>313</text:p>
          </table:table-cell>
          <table:table-cell office:value-type="float" office:value="1027" table:formula="of:=[.H27]+1" table:style-name="ce13">
            <text:p>1027</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ARGAN SUBLIME</text:p>
          </table:table-cell>
          <table:table-cell office:value-type="float" office:value="1" table:style-name="ce9">
            <text:p>1</text:p>
          </table:table-cell>
          <table:table-cell office:value-type="float" office:value="1" table:style-name="ce9">
            <text:p>1</text:p>
          </table:table-cell>
          <table:table-cell office:value-type="float" office:value="10" table:style-name="ce14">
            <text:p>10</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8" table:formula="of:=[.A28]+1" table:style-name="ce10">
            <text:p>28</text:p>
          </table:table-cell>
          <table:table-cell office:value-type="string" table:style-name="ce11">
            <text:p>Маска для пошкодженого волосся Farmavita Argan Sublime <text:s/>Mask, 250 мл</text:p>
          </table:table-cell>
          <table:table-cell office:value-type="string" table:style-name="ce9">
            <text:p>Маска для відновлення волосся інтенсивним харчуванням, забезпеченням їх поживними речовинами, в результаті отримуємо блиск і м'якість</text:p>
          </table:table-cell>
          <table:table-cell office:value-type="string" table:style-name="ce9">
            <text:p>Маска для відновлення волосся інтенсивним харчуванням, забезпеченням їх поживними речовинами, в результаті отримуємо блиск і м'якість.</text:p>
          </table:table-cell>
          <table:table-cell office:value-type="string" table:style-name="ce12">
            <text:p>Farmavita Argan Sublime Mask - це маска з аргановою олією, наділена золотистої кремовою текстурою і екзотичним ароматом. Вона була спеціально розроблена для забезпечення волосся інтенсивним харчуванням, забезпеченням їх обсягом, блиском і м'якістю. Її можна використовувати на волоссі різних типів.</text:p>
            <text:p>Маска була створена на основі давніх традицій виготовлених з використанням стародавніх рецептів. Завдяки цьому їй вдається забезпечити волосся відмінним харчуванням, блиском, шовковистістю і м'якістю. В її складі присутні ретельно підібрані активні інгредієнти і кристали слюди. В результаті її використання ваше волосся знову зможуть засяяти здоров'ям і природною красою.</text:p>
          </table:table-cell>
          <table:table-cell office:value-type="string" table:style-name="ce9">
            <text:p>f105.jpg</text:p>
          </table:table-cell>
          <table:table-cell office:value-type="float" office:value="349" table:style-name="ce13">
            <text:p>349</text:p>
          </table:table-cell>
          <table:table-cell office:value-type="float" office:value="1028" table:formula="of:=[.H28]+1" table:style-name="ce13">
            <text:p>1028</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ARGAN SUBLIME</text:p>
          </table:table-cell>
          <table:table-cell office:value-type="float" office:value="2" table:style-name="ce9">
            <text:p>2</text:p>
          </table:table-cell>
          <table:table-cell office:value-type="float" office:value="1" table:style-name="ce9">
            <text:p>1</text:p>
          </table:table-cell>
          <table:table-cell office:value-type="float" office:value="10" table:style-name="ce14">
            <text:p>10</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29" table:formula="of:=[.A29]+1" table:style-name="ce10">
            <text:p>29</text:p>
          </table:table-cell>
          <table:table-cell office:value-type="string" table:style-name="ce11">
            <text:p>Спрей для дбайливого догляду за волоссям Farmavita One &amp; Only, 250 мл</text:p>
          </table:table-cell>
          <table:table-cell office:value-type="string" table:style-name="ce12">
            <text:p>Засіб глибоко живить пасма, забезпечуючи їх цінними мікроелементами і вітамінами, засіб також забезпечує антистатичний ефект</text:p>
          </table:table-cell>
          <table:table-cell office:value-type="string" table:style-name="ce12">
            <text:p>Інтелектуальний продукт для догляду за волоссям, що виконує відразу 10 важливих функцій.</text:p>
            <text:p>Захищає вашу шевелюру під час термоукладки і сушки феном, полегшує розчісування і дарує локонам інтенсивний блиск.</text:p>
            <text:p>Завдяки інноваційному продукту вашому волоссю не страшні агресивні сонячні промені. Пасма стають гладкими, шовковистим і м'якими і більше не посічені</text:p>
          </table:table-cell>
          <table:table-cell office:value-type="string" table:style-name="ce12">
            <text:p>Багатофункціональна спрей-маска FarmaVita Onely The One &amp; Only Leave-In Spray Mask - це інтелектуальний продукт для догляду за волоссям, що виконує відразу 10 важливих функцій.</text:p>
            <text:p>Засіб глибоко живить пасма, забезпечуючи їх цінними мікроелементами і вітамінами. Засіб також забезпечує антистатичний ефект: завдяки його дії пасма не магнітяться і стають неймовірно слухняними.</text:p>
            <text:p>Також спрей-маска захищає вашу шевелюру під час термоукладки і сушки феном, полегшує розчісування і дарує локонам інтенсивний блиск.</text:p>
            <text:p>Завдяки інноваційному продукту вашому волоссю не страшні агресивні сонячні промені. Пасма стають гладкими, шовковистим і м'якими і більше не січуться</text:p>
          </table:table-cell>
          <table:table-cell office:value-type="string" table:style-name="ce9">
            <text:p>f107.jpg</text:p>
          </table:table-cell>
          <table:table-cell office:value-type="float" office:value="317" table:style-name="ce13">
            <text:p>317</text:p>
          </table:table-cell>
          <table:table-cell office:value-type="float" office:value="1029" table:formula="of:=[.H29]+1" table:style-name="ce13">
            <text:p>1029</text:p>
          </table:table-cell>
          <table:table-cell office:value-type="string" table:style-name="ce14">
            <text:p>Італія</text:p>
          </table:table-cell>
          <table:table-cell office:value-type="string" table:style-name="ce14">
            <text:p>Спрей</text:p>
          </table:table-cell>
          <table:table-cell office:value-type="string" table:style-name="ce14">
            <text:p>Farmavita</text:p>
          </table:table-cell>
          <table:table-cell office:value-type="string" table:style-name="ce14">
            <text:p>ONELY</text:p>
          </table:table-cell>
          <table:table-cell office:value-type="string" table:style-name="ce9">
            <text:p>Спрей</text:p>
          </table:table-cell>
          <table:table-cell office:value-type="float" office:value="1" table:style-name="ce9">
            <text:p>1</text:p>
          </table:table-cell>
          <table:table-cell office:value-type="float" office:value="11" table:style-name="ce14">
            <text:p>11</text:p>
          </table:table-cell>
          <table:table-cell office:value-type="float" office:value="18" table:style-name="ce9">
            <text:p>18</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23">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0" table:formula="of:=[.A30]+1" table:style-name="ce10">
            <text:p>30</text:p>
          </table:table-cell>
          <table:table-cell office:value-type="string" table:style-name="ce11">
            <text:p>Шампунь сухий для швидкого догляду за волоссям The dry Shampoo, 150 мл</text:p>
          </table:table-cell>
          <table:table-cell office:value-type="string" table:style-name="ce9">
            <text:p>Сухий шампунь для ретельного очищення шкіри голови від бруду без миття голови</text:p>
          </table:table-cell>
          <table:table-cell office:value-type="string" table:style-name="ce9">
            <text:p>Сухий шампунь для ретельного очищення шкіри голови від бруду без миття голови.</text:p>
          </table:table-cell>
          <table:table-cell office:value-type="string" table:style-name="ce12">
            <text:p>Сухий шампунь 10 IN 1:</text:p>
            <text:p/>
            <text:p>1. Освіжає</text:p>
            <text:p>2. Створює стиль</text:p>
            <text:p>3. Додає об’єм</text:p>
            <text:p>4. Щит вологості</text:p>
            <text:p>5. Свіжий аромат</text:p>
            <text:p>6. Поглинає олію</text:p>
            <text:p>7. Без залишків</text:p>
            <text:p>8. Заощадження часу</text:p>
            <text:p>9. Простий у використанні</text:p>
            <text:p>10. Натуральне покриття</text:p>
          </table:table-cell>
          <table:table-cell office:value-type="string" table:style-name="ce9">
            <text:p>f108.jpg</text:p>
          </table:table-cell>
          <table:table-cell office:value-type="float" office:value="335" table:style-name="ce13">
            <text:p>335</text:p>
          </table:table-cell>
          <table:table-cell office:value-type="float" office:value="1030" table:formula="of:=[.H30]+1" table:style-name="ce13">
            <text:p>1030</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ONELY</text:p>
          </table:table-cell>
          <table:table-cell office:value-type="float" office:value="1" table:style-name="ce9">
            <text:p>1</text:p>
          </table:table-cell>
          <table:table-cell office:value-type="float" office:value="1" table:style-name="ce9">
            <text:p>1</text:p>
          </table:table-cell>
          <table:table-cell office:value-type="float" office:value="11" table:style-name="ce14">
            <text:p>11</text:p>
          </table:table-cell>
          <table:table-cell office:value-type="float" office:value="14" table:style-name="ce9">
            <text:p>14</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1" table:formula="of:=[.A31]+1" table:style-name="ce10">
            <text:p>31</text:p>
          </table:table-cell>
          <table:table-cell office:value-type="string" table:style-name="ce11">
            <text:p>Шампунь для волосся Farmavita Onely The Botanical Shampoo, 250 мл</text:p>
          </table:table-cell>
          <table:table-cell office:value-type="string" table:style-name="ce20">
            <text:p>Багатий шампунь для щоденного використання, наповнений рослинними оліями та екстрактами. Для всіх типів волосся</text:p>
          </table:table-cell>
          <table:table-cell office:value-type="string" table:style-name="ce20">
            <text:p>Багатий шампунь для щоденного використання, наповнений рослинними оліями та екстрактами. Для всіх типів волосся.</text:p>
          </table:table-cell>
          <table:table-cell office:value-type="string" table:style-name="ce12">
            <text:p>Багатий шампунь для щоденного використання, наповнений рослинними оліями та екстрактами. Для всіх типів волосся.</text:p>
            <text:p>1. Щоденне використання</text:p>
            <text:p>2. Насичена інфузія</text:p>
            <text:p>3. Додаткова шовковистість</text:p>
            <text:p>4. Захист кольору</text:p>
            <text:p>5. Ревіталізує <text:s text:c="32"/>6. Захист від ультрафіолету</text:p>
            <text:p>7. Підсилює блиск</text:p>
            <text:p>8. Врівноважує шкіру голови</text:p>
            <text:p>9. Зволожує</text:p>
            <text:p/>
            <text:p>Спосіб застосуввання:</text:p>
            <text:p>- нанести на вологе волосся, м’яко помасажувати і змити. Негайно промийте очі, якщо продукт контактує з ними.</text:p>
          </table:table-cell>
          <table:table-cell office:value-type="string" table:style-name="ce9">
            <text:p>f109.jpg</text:p>
          </table:table-cell>
          <table:table-cell office:value-type="float" office:value="325" table:style-name="ce13">
            <text:p>325</text:p>
          </table:table-cell>
          <table:table-cell office:value-type="float" office:value="1031" table:formula="of:=[.H31]+1" table:style-name="ce13">
            <text:p>1031</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ONELY</text:p>
          </table:table-cell>
          <table:table-cell office:value-type="float" office:value="1" table:style-name="ce9">
            <text:p>1</text:p>
          </table:table-cell>
          <table:table-cell office:value-type="float" office:value="1" table:style-name="ce9">
            <text:p>1</text:p>
          </table:table-cell>
          <table:table-cell office:value-type="float" office:value="11" table:style-name="ce14">
            <text:p>11</text:p>
          </table:table-cell>
          <table:table-cell office:value-type="float" office:value="18" table:style-name="ce9">
            <text:p>18</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23">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2" table:formula="of:=[.A32]+1" table:style-name="ce10">
            <text:p>32</text:p>
          </table:table-cell>
          <table:table-cell office:value-type="string" table:style-name="ce11">
            <text:p>Шампунь для волосся Farmavita K.liss Restructuring keratin shampoo, 250 мл</text:p>
          </table:table-cell>
          <table:table-cell office:value-type="string" table:style-name="ce9">
            <text:p>Шампунь відновлює оптимальний кератиновий баланс волосся і ретельно вирівнює їх</text:p>
          </table:table-cell>
          <table:table-cell office:value-type="string" table:style-name="ce9">
            <text:p>Шампунь відновлює оптимальний кератиновий баланс волосся і ретельно вирівнює їх.</text:p>
          </table:table-cell>
          <table:table-cell office:value-type="string" table:style-name="ce12">
            <text:p/>
            <text:p>FARMAVITA - це італійська косметична компанія, яка розробляє професійний догляд за волоссям понад 30 років. Велика кількість досліджень, точний підбір якісних сировинних інгредієнтів та ефективне використання новітніх технологій дозволяють Farmavita створювати високоякісні та інноваційні продукти, що полегшують та підвищують професіоналізм своїх клієнтів.</text:p>
          </table:table-cell>
          <table:table-cell office:value-type="string" table:style-name="ce9">
            <text:p>f110.jpg</text:p>
          </table:table-cell>
          <table:table-cell office:value-type="float" office:value="335" table:style-name="ce13">
            <text:p>335</text:p>
          </table:table-cell>
          <table:table-cell office:value-type="float" office:value="1032" table:formula="of:=[.H32]+1" table:style-name="ce13">
            <text:p>1032</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K.LISS</text:p>
          </table:table-cell>
          <table:table-cell office:value-type="float" office:value="1" table:style-name="ce9">
            <text:p>1</text:p>
          </table:table-cell>
          <table:table-cell office:value-type="float" office:value="1" table:style-name="ce9">
            <text:p>1</text:p>
          </table:table-cell>
          <table:table-cell office:value-type="float" office:value="12" table:style-name="ce14">
            <text:p>12</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3" table:formula="of:=[.A33]+1" table:style-name="ce10">
            <text:p>33</text:p>
          </table:table-cell>
          <table:table-cell office:value-type="string" table:style-name="ce11">
            <text:p>Кондиціонер Farmavita K.liss Restructuring smoothing keratin conditioner, 250 мл</text:p>
          </table:table-cell>
          <table:table-cell office:value-type="string" table:style-name="ce9">
            <text:p>Ваші кучеряве волосся всього за кілька хвилин можуть стати ідеально рівними та щовковистим</text:p>
          </table:table-cell>
          <table:table-cell office:value-type="string" table:style-name="ce9">
            <text:p>Ваші кучеряве волосся всього за кілька хвилин можуть стати ідеально рівними, якщо ви скористаєтеся випрямляючим кондиціонером від компанії Farmavita.Першокласного ефекту допомагають досягти його основні складові: протеїни пшениці і кератин.</text:p>
          </table:table-cell>
          <table:table-cell office:value-type="string" table:style-name="ce9">
            <text:p>FARMAVITA працює на ринках косметики для волосся вже 30 років з переважним пріоритетом: створити високоякісні професійні засоби для волосся. Він виробляє на власному заводі, оснащеному найсучаснішими механізмами видалення крові та наповнення, та розробляє свою продукцію, розробляючи рецепти у власній лабораторії досліджень та розробок. З самого початку FARMAVITA була покликана розвивати міжнародний ринок, і зараз вона працює у понад 40 країнах. Продукція FarmaVita вже встигла привернути увагу жителів України, зарекомендувавши себе як корисна косметика, більшість з якої включає екстракти лікарських рослин (лаванда, розмарин, м’ята, шавлія, полин, звіробій, кропива, евкаліпт), ефірні олії, вітаміни, пантенол - що захищає волосся від впливу агресивного середовища та забезпечує харчування, захист, колір і блиск волосся!</text:p>
          </table:table-cell>
          <table:table-cell office:value-type="string" table:style-name="ce9">
            <text:p>f111.jpg</text:p>
          </table:table-cell>
          <table:table-cell office:value-type="float" office:value="365" table:style-name="ce13">
            <text:p>365</text:p>
          </table:table-cell>
          <table:table-cell office:value-type="float" office:value="1033" table:formula="of:=[.H33]+1" table:style-name="ce13">
            <text:p>1033</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Farmavita</text:p>
          </table:table-cell>
          <table:table-cell office:value-type="string" table:style-name="ce14">
            <text:p>K.LISS</text:p>
          </table:table-cell>
          <table:table-cell office:value-type="float" office:value="4" table:style-name="ce9">
            <text:p>4</text:p>
          </table:table-cell>
          <table:table-cell office:value-type="float" office:value="1" table:style-name="ce9">
            <text:p>1</text:p>
          </table:table-cell>
          <table:table-cell office:value-type="float" office:value="12" table:style-name="ce14">
            <text:p>12</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4" table:formula="of:=[.A34]+1" table:style-name="ce10">
            <text:p>34</text:p>
          </table:table-cell>
          <table:table-cell office:value-type="string" table:style-name="ce11">
            <text:p>Спрей Farmavita K.liss Restructuring protective keratin spray, 250 мл</text:p>
          </table:table-cell>
          <table:table-cell office:value-type="string" table:style-name="ce18">
            <text:p>Захисний спрей з кератином для втомленого та зніяковілого волосся</text:p>
          </table:table-cell>
          <table:table-cell office:value-type="string" table:style-name="ce9">
            <text:p>Фахівці компанії Farmavita рекомендують регулярно використовувати захисний спрей з кератином, який подбає про ваші локони навіть в найспекотніший літній день.</text:p>
          </table:table-cell>
          <table:table-cell office:value-type="string" table:style-name="ce9">
            <text:p>Farmavita - прогресивна інноваційна компанія, саме тому виробництво відбувається в Мілані, де вони випробовують та тестують нові продукти та вдосконалюють свої вже існуючі, щоб переконатися, що вони йдуть в ногу з сучасними тенденціями. Фаза випробування та тестування завершується за допомогою первинних досліджень та розробок, що забезпечують випуск найякісніших продуктів для ринку догляду за волоссям.</text:p>
          </table:table-cell>
          <table:table-cell office:value-type="string" table:style-name="ce9">
            <text:p>f111a.jpg</text:p>
          </table:table-cell>
          <table:table-cell office:value-type="float" office:value="595" table:style-name="ce13">
            <text:p>595</text:p>
          </table:table-cell>
          <table:table-cell office:value-type="float" office:value="1034" table:formula="of:=[.H34]+1" table:style-name="ce13">
            <text:p>1034</text:p>
          </table:table-cell>
          <table:table-cell office:value-type="string" table:style-name="ce14">
            <text:p>Італія</text:p>
          </table:table-cell>
          <table:table-cell office:value-type="string" table:style-name="ce14">
            <text:p>Спрей</text:p>
          </table:table-cell>
          <table:table-cell office:value-type="string" table:style-name="ce14">
            <text:p>Farmavita</text:p>
          </table:table-cell>
          <table:table-cell office:value-type="string" table:style-name="ce14">
            <text:p>K.LISS</text:p>
          </table:table-cell>
          <table:table-cell office:value-type="string" table:style-name="ce9">
            <text:p>Спрей</text:p>
          </table:table-cell>
          <table:table-cell office:value-type="float" office:value="1" table:style-name="ce9">
            <text:p>1</text:p>
          </table:table-cell>
          <table:table-cell office:value-type="float" office:value="12" table:style-name="ce14">
            <text:p>12</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5" table:formula="of:=[.A35]+1" table:style-name="ce10">
            <text:p>35</text:p>
          </table:table-cell>
          <table:table-cell office:value-type="string" table:style-name="ce11">
            <text:p>Шампунь Farmavita Back Bar <text:s text:c="2"/>Color Shampoo N°01 - Fig and Almond, 1000 мл</text:p>
          </table:table-cell>
          <table:table-cell office:value-type="string" table:style-name="ce24">
            <text:p>Професійний продукт для комплексного щоденного догляду за сухим волоссям</text:p>
          </table:table-cell>
          <table:table-cell office:value-type="string" table:style-name="ce25">
            <text:p>Шампунь підходить для щоденного догляду. При регулярному використанні цього косметичного засобу сухе волосся насичуються вологою, маслами і мікроелементами, стають м'якими і слухняними, зменшується їх ламкість.</text:p>
          </table:table-cell>
          <table:table-cell office:value-type="string" table:style-name="ce24">
            <text:p>Професійний продукт для комплексного щоденного догляду за сухим волоссям. Завдяки своїй м'якій формулі і нейтральному рівню кислотності цей засіб підходить всім типам волосся.До складу шампуню входять комплекс вітамінів, природні масла і екстракти лікувальних трав. Він має дуже приємний запах, ніжну консистенцію, дбайливо видаляє бруд, жир, стайлінгові накопичення. волосся і шкіри голови, регулює секрецію сальних залоз.</text:p>
          </table:table-cell>
          <table:table-cell office:value-type="string" table:style-name="ce9">
            <text:p>130.png</text:p>
          </table:table-cell>
          <table:table-cell office:value-type="float" office:value="355" table:style-name="ce13">
            <text:p>355</text:p>
          </table:table-cell>
          <table:table-cell office:value-type="float" office:value="1035" table:formula="of:=[.H35]+1" table:style-name="ce13">
            <text:p>1035</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s/></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22" table:style-name="ce9">
            <text:p>22</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6" table:formula="of:=[.A36]+1" table:style-name="ce10">
            <text:p>36</text:p>
          </table:table-cell>
          <table:table-cell office:value-type="string" table:style-name="ce26">
            <text:p>Шампунь Farmavita Back Bar <text:s text:c="3"/>Nourishing Shampoo N°02 - Argan and Honey, 1000 мл</text:p>
          </table:table-cell>
          <table:table-cell office:value-type="string" table:style-name="ce24">
            <text:p>Поживний шампунь для сухого і тьмяного волосся. Додає здоровий вигляд та розкіш. Не сплутує волосся</text:p>
          </table:table-cell>
          <table:table-cell office:value-type="string" table:style-name="ce24">
            <text:p>Збагачений дорогоцінним еліксиром арганової олії та медом. Ці легендарні природні інгредієнти багаті вітаміном Е та незамінними жирними кислотами. Його багата на поживні речовини формула робить волосся чистим, шовковистим та живленим. Забезпечує м’якість, не обтяжуючи волосся.</text:p>
          </table:table-cell>
          <table:table-cell office:value-type="string" table:style-name="ce24">
            <text:p>Поживний шампунь для сухого і тьмяного волосся. Збагачений дорогоцінним еліксиром арганової олії та медом. Природні інгредієнти багаті вітаміном Е та незамінними жирними кислотами. Його багата на поживні речовини формула робить волосся чистим, шовковистим та живленим. Забезпечує м’якість, не обтяжуючи волосся.</text:p>
            <text:p>Вказівки: Нанести на вологе волосся, обережно помасажувати і змити.</text:p>
          </table:table-cell>
          <table:table-cell office:value-type="string" table:style-name="ce9">
            <text:p>131.png</text:p>
          </table:table-cell>
          <table:table-cell office:value-type="float" office:value="347" table:style-name="ce10">
            <text:p>347</text:p>
          </table:table-cell>
          <table:table-cell office:value-type="float" office:value="1036" table:formula="of:=[.H36]+1" table:style-name="ce13">
            <text:p>1036</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22" table:style-name="ce9">
            <text:p>22</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7" table:formula="of:=[.A37]+1" table:style-name="ce10">
            <text:p>37</text:p>
          </table:table-cell>
          <table:table-cell office:value-type="string" table:style-name="ce26">
            <text:p>Шампунь Farmavita Back Bar <text:s text:c="3"/>Gentle Shampoo N°03 - Oats and Lavender, <text:s/>1000 мл</text:p>
          </table:table-cell>
          <table:table-cell office:value-type="string" table:style-name="ce24">
            <text:p>Щодня використовуйте ніжний шампунь для всіх типів волосся. Розкішне волосся гарантоване. Вибір для тих, хто цінить якість</text:p>
          </table:table-cell>
          <table:table-cell office:value-type="string" table:style-name="ce24">
            <text:p>Щодня використовуйте ніжний шампунь для всіх типів волосся. Розкішне волосся гарантоване.</text:p>
          </table:table-cell>
          <table:table-cell office:value-type="string" table:style-name="ce24">
            <text:p>Містить овес та лаванду, натуральні інгредієнти, багаті білками та жирами - із заспокійливими та зволожуючими властивостями • Ніжна формула pH 5,5 для волосся та шкіри голови. Залишає волосся чистими, блискучими і еластичними.</text:p>
            <text:p>Вказівки: Нанести на вологе волосся, обережно помасажувати і змити.</text:p>
          </table:table-cell>
          <table:table-cell office:value-type="string" table:style-name="ce9">
            <text:p>132.png</text:p>
          </table:table-cell>
          <table:table-cell office:value-type="float" office:value="348" table:style-name="ce10">
            <text:p>348</text:p>
          </table:table-cell>
          <table:table-cell office:value-type="float" office:value="1037" table:formula="of:=[.H37]+1" table:style-name="ce13">
            <text:p>1037</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22" table:style-name="ce9">
            <text:p>22</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8" table:formula="of:=[.A38]+1" table:style-name="ce10">
            <text:p>38</text:p>
          </table:table-cell>
          <table:table-cell office:value-type="string" table:style-name="ce26">
            <text:p>Шампунь Farmavita Back Bar <text:s text:c="2"/>Revitalizing Shampoo N°04 - Natural Herbs, 1000 мл</text:p>
          </table:table-cell>
          <table:table-cell office:value-type="string" table:style-name="ce24">
            <text:p>Щоденне використання відновлюючого шампуню для всіх типів волосся</text:p>
          </table:table-cell>
          <table:table-cell office:value-type="string" table:style-name="ce24">
            <text:p>Щоденне використання відновлюючого шампуню для всіх типів волосся.</text:p>
          </table:table-cell>
          <table:table-cell office:value-type="string" table:style-name="ce24">
            <text:p><text:s/>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134.png</text:p>
          </table:table-cell>
          <table:table-cell office:value-type="float" office:value="355" table:style-name="ce10">
            <text:p>355</text:p>
          </table:table-cell>
          <table:table-cell office:value-type="float" office:value="1038" table:formula="of:=[.H38]+1" table:style-name="ce13">
            <text:p>1038</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22" table:style-name="ce9">
            <text:p>22</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39" table:formula="of:=[.A39]+1" table:style-name="ce10">
            <text:p>39</text:p>
          </table:table-cell>
          <table:table-cell office:value-type="string" table:style-name="ce26">
            <text:p>Маска для волосся Farmavita Back Bar Color Mask N°05 - Cream Plus, 1000 мл</text:p>
          </table:table-cell>
          <table:table-cell office:value-type="string" table:style-name="ce24">
            <text:p>Захисна маска для фарбованого волосся, яка додає блиск та зволожує волосся</text:p>
          </table:table-cell>
          <table:table-cell office:value-type="string" table:style-name="ce24">
            <text:p>Маска надає волоссю здорового та розкішного вигляду та робить розчісування легким та приємним.</text:p>
          </table:table-cell>
          <table:table-cell office:value-type="string" table:style-name="ce24">
            <text:p>Захисна маска для фарбованого волосся.</text:p>
            <text:p>Збагачена екстрактом насіння соняшнику, надзвичайно багата вітаміном Е та ліноленовою кислотою суперпродуктом • Його багата кремова формула сприяє збільшенню яскравості волосся, обробленого кольором, одночасно розчиняючи, додаючи блиск та живлення. <text:s text:c="35"/>Аромат: Маракуйя. <text:s text:c="25"/>Вказівки: Після миття голови нанесіть на вологе волосся і зачешіть. Залиште на 2-3 хвилини. Промити.<text:s text:c="25"/></text:p>
          </table:table-cell>
          <table:table-cell office:value-type="string" table:style-name="ce9">
            <text:p>135.png</text:p>
          </table:table-cell>
          <table:table-cell office:value-type="float" office:value="423" table:style-name="ce10">
            <text:p>423</text:p>
          </table:table-cell>
          <table:table-cell office:value-type="float" office:value="1039" table:formula="of:=[.H39]+1" table:style-name="ce13">
            <text:p>1039</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LINEA BACK BAR</text:p>
          </table:table-cell>
          <table:table-cell office:value-type="float" office:value="2" table:style-name="ce9">
            <text:p>2</text:p>
          </table:table-cell>
          <table:table-cell office:value-type="float" office:value="1" table:style-name="ce9">
            <text:p>1</text:p>
          </table:table-cell>
          <table:table-cell office:value-type="float" office:value="13" table:style-name="ce14">
            <text:p>13</text:p>
          </table:table-cell>
          <table:table-cell office:value-type="float" office:value="22" table:style-name="ce9">
            <text:p>22</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0" table:formula="of:=[.A40]+1" table:style-name="ce10">
            <text:p>40</text:p>
          </table:table-cell>
          <table:table-cell office:value-type="string" table:style-name="ce26">
            <text:p>Кондиціонер Farmavita Back Bar <text:s text:c="2"/>Extreme Conditioner N°06 - Avocado, 1000 мл</text:p>
          </table:table-cell>
          <table:table-cell office:value-type="string" table:style-name="ce24">
            <text:p>Екстремальний кондиціонер для сухого і дуже сухого волосся</text:p>
          </table:table-cell>
          <table:table-cell office:value-type="string" table:style-name="ce24">
            <text:p>Екстремальний кондиціонер для сухого і дуже сухого волосся. Оживляє найпошкодженіші пасма волосся, роблячи їж живими.</text:p>
          </table:table-cell>
          <table:table-cell office:value-type="string" table:style-name="ce24">
            <text:p>Багата фарбувальна маска, сформульована з високоефективними прямими пігментами, оживляє та посилює колір за кілька хвилин.Збагачене аргановою олією для надзвичайного живлення та блиску, робить волосся надзвичайно яскравими та м’якими. Фарбуюча маска «Аметист» ідеально підходить для:</text:p>
            <text:p>- <text:s/>оживлення та посилення косметичних кольорів між відвідуваннями салону;</text:p>
            <text:p>- <text:s/>створювати тимчасові тони в натуральних волоссі;</text:p>
            <text:p>- <text:s/>нейтралізують непривабливі жовті відтінки та покращують дуже світлі світлі відтінки</text:p>
            <text:p>Для червоних тонів. Посилює та підсвічує світлі та темно-червоні тони.</text:p>
            <text:p/>
            <text:p>Вказівки: Після миття голови надіти відповідні рукавички, розподілити рівномірно на висушене рушником волосся та зробити масаж. Залиште на 5 хвилин. потім ретельно промити. Він не діє на відростання.</text:p>
            <text:p><text:s text:c="32"/></text:p>
          </table:table-cell>
          <table:table-cell office:value-type="string" table:style-name="ce9">
            <text:p>136.png</text:p>
          </table:table-cell>
          <table:table-cell office:value-type="float" office:value="407" table:style-name="ce10">
            <text:p>407</text:p>
          </table:table-cell>
          <table:table-cell office:value-type="float" office:value="1040" table:formula="of:=[.H40]+1" table:style-name="ce13">
            <text:p>1040</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Farmavita</text:p>
          </table:table-cell>
          <table:table-cell office:value-type="string" table:style-name="ce14">
            <text:p>LINEA BACK BAR</text:p>
          </table:table-cell>
          <table:table-cell office:value-type="float" office:value="4" table:style-name="ce9">
            <text:p>4</text:p>
          </table:table-cell>
          <table:table-cell office:value-type="float" office:value="1" table:style-name="ce9">
            <text:p>1</text:p>
          </table:table-cell>
          <table:table-cell office:value-type="float" office:value="13" table:style-name="ce14">
            <text:p>13</text:p>
          </table:table-cell>
          <table:table-cell office:value-type="float" office:value="22" table:style-name="ce9">
            <text:p>22</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1" table:formula="of:=[.A41]+1" table:style-name="ce10">
            <text:p>41</text:p>
          </table:table-cell>
          <table:table-cell office:value-type="string" table:style-name="ce26">
            <text:p>Шампунь для волосся Farmavita Restore Conditioner N°07 - Betacarotene, 1000 мл</text:p>
          </table:table-cell>
          <table:table-cell office:value-type="string" table:style-name="ce24">
            <text:p>Поживний шампунь для сухого і тьмяного волосся. Додає здоровий вигляд та розкіш. Не сплутує волосся</text:p>
          </table:table-cell>
          <table:table-cell office:value-type="string" table:style-name="ce24">
            <text:p>Збагачений дорогоцінним еліксиром арганової олії та медом. Природні інгредієнти багаті вітаміном Е та незамінними жирними кислотами. Його багата на поживні речовини формула робить волосся чистим, шовковистим та живленим. Забезпечує м’якість, не обтяжуючи волосся.</text:p>
          </table:table-cell>
          <table:table-cell office:value-type="string" table:style-name="ce24">
            <text:p>Поживний шампунь для сухого і тьмяного волосся.</text:p>
            <text:p>Збагачений дорогоцінним еліксиром арганової олії та медом. <text:s/>Аромат: медове печиво.</text:p>
            <text:p>Вказівки: Нанести на вологе волосся, обережно помасажувати і змити.</text:p>
          </table:table-cell>
          <table:table-cell office:value-type="string" table:style-name="ce9">
            <text:p>137.png</text:p>
          </table:table-cell>
          <table:table-cell office:value-type="float" office:value="406" table:style-name="ce10">
            <text:p>406</text:p>
          </table:table-cell>
          <table:table-cell office:value-type="float" office:value="1041" table:formula="of:=[.H41]+1" table:style-name="ce13">
            <text:p>1041</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Farmavita</text:p>
          </table:table-cell>
          <table:table-cell office:value-type="string" table:style-name="ce14">
            <text:p>LINEA BACK BAR</text:p>
          </table:table-cell>
          <table:table-cell office:value-type="float" office:value="4" table:style-name="ce9">
            <text:p>4</text:p>
          </table:table-cell>
          <table:table-cell office:value-type="float" office:value="1" table:style-name="ce9">
            <text:p>1</text:p>
          </table:table-cell>
          <table:table-cell office:value-type="float" office:value="13" table:style-name="ce14">
            <text:p>13</text:p>
          </table:table-cell>
          <table:table-cell office:value-type="float" office:value="22" table:style-name="ce9">
            <text:p>22</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2" table:formula="of:=[.A42]+1" table:style-name="ce10">
            <text:p>42</text:p>
          </table:table-cell>
          <table:table-cell office:value-type="string" table:style-name="ce26">
            <text:p>Шампунь для волосся Farmavita Back Bar <text:s/>Color Shampoo N°01 - Fig and Almond, 250 мл</text:p>
          </table:table-cell>
          <table:table-cell office:value-type="string" table:style-name="ce24">
            <text:p>Професійний продукт для комплексного щоденного догляду за сухим волоссям</text:p>
          </table:table-cell>
          <table:table-cell office:value-type="string" table:style-name="ce25">
            <text:p>Шампунь підходить для щоденного догляду. При регулярному використанні цього косметичного засобу сухе волосся насичуються вологою, маслами і мікроелементами, стають м'якими і слухняними, зменшується їх ламкість.</text:p>
          </table:table-cell>
          <table:table-cell office:value-type="string" table:style-name="ce24">
            <text:p>Професійний продукт для комплексного щоденного догляду за сухим волоссям. Завдяки своїй м'якій формулі і нейтрального рівня кислотності цей засіб підходить всім типам волосся.До складу шампуню входять комплекс вітамінів, природні масла і екстракти лікувальних трав. Він має дуже приємний запах, ніжну консистенцію, дбайливо видаляє бруд, жир, стайлінгові накопичення. волосся і шкіри голови, регулює секрецію сальних залоз.</text:p>
          </table:table-cell>
          <table:table-cell office:value-type="string" table:style-name="ce9">
            <text:p>139.jpg</text:p>
          </table:table-cell>
          <table:table-cell office:value-type="float" office:value="175" table:style-name="ce10">
            <text:p>175</text:p>
          </table:table-cell>
          <table:table-cell office:value-type="float" office:value="1042" table:formula="of:=[.H42]+1" table:style-name="ce13">
            <text:p>1042</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3" table:formula="of:=[.A43]+1" table:style-name="ce10">
            <text:p>43</text:p>
          </table:table-cell>
          <table:table-cell office:value-type="string" table:style-name="ce26">
            <text:p>Шампунь Farmavita Back Bar <text:s/>Nourishing Shampoo N°02 - Argan and Honey, 250 мл</text:p>
          </table:table-cell>
          <table:table-cell office:value-type="string" table:style-name="ce24">
            <text:p>Поживний шампунь для сухого і тьмяного волосся. Додає здоровий вигляду розкіш. Не сплутує волосся</text:p>
          </table:table-cell>
          <table:table-cell office:value-type="string" table:style-name="ce24">
            <text:p>Збагачений дорогоцінним еліксиром арганової олії та медом. Ці легендарні природні інгредієнти багаті вітаміном Е та незамінними жирними кислотами. Його багата на поживні речовини формула робить волосся чистим, шовковистим та живленим. Забезпечує м’якість, не обтяжуючи волосся.</text:p>
          </table:table-cell>
          <table:table-cell office:value-type="string" table:style-name="ce24">
            <text:p>Поживний шампунь для сухого і тьмяного волосся.</text:p>
            <text:p>Збагачений дорогоцінним еліксиром арганової олії та медом. Ці легендарні природні інгредієнти багаті вітаміном Е та незамінними жирними кислотами. Його багата на поживні речовини формула робить волосся чистим, шовковистим та живленим. Забезпечує м’якість, не обтяжуючи волосся.</text:p>
            <text:p>Аромат: медове печиво.</text:p>
            <text:p>Вказівки: Нанести на вологе волосся, обережно помасажувати і змити.</text:p>
          </table:table-cell>
          <table:table-cell office:value-type="string" table:style-name="ce9">
            <text:p>140.jpg</text:p>
          </table:table-cell>
          <table:table-cell office:value-type="float" office:value="176" table:style-name="ce10">
            <text:p>176</text:p>
          </table:table-cell>
          <table:table-cell office:value-type="float" office:value="1043" table:formula="of:=[.H43]+1" table:style-name="ce13">
            <text:p>1043</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4" table:formula="of:=[.A44]+1" table:style-name="ce10">
            <text:p>44</text:p>
          </table:table-cell>
          <table:table-cell office:value-type="string" table:style-name="ce26">
            <text:p>Шампунь Farmavita Back Bar <text:s/>Gentle Shampoo N°03 - Oats and Lavender, 250 мл</text:p>
          </table:table-cell>
          <table:table-cell office:value-type="string" table:style-name="ce24">
            <text:p>Щодня використовуйте ніжний шампунь для всіх типів волосся. Розкішне волосся гарантоване. Вибір для тих, хто цінить товари</text:p>
          </table:table-cell>
          <table:table-cell office:value-type="string" table:style-name="ce24">
            <text:p>Щодня використовуйте ніжний шампунь для всіх типів волосся. Розкішне волосся гарантоване.</text:p>
          </table:table-cell>
          <table:table-cell office:value-type="string" table:style-name="ce24">
            <text:p>Містить овес та лаванду, натуральні інгредієнти, багаті білками та жирами - із заспокійливими та зволожуючими властивостями Ніжна формула pH 5,5 для волосся та шкіри голови. Залишає волосся чистими, блискучими і еластичними.</text:p>
            <text:p>Вказівки: Нанести на вологе волосся, обережно помасажувати і змити.</text:p>
          </table:table-cell>
          <table:table-cell office:value-type="string" table:style-name="ce9">
            <text:p>141.jpg</text:p>
          </table:table-cell>
          <table:table-cell office:value-type="float" office:value="179" table:style-name="ce10">
            <text:p>179</text:p>
          </table:table-cell>
          <table:table-cell office:value-type="float" office:value="1044" table:formula="of:=[.H44]+1" table:style-name="ce13">
            <text:p>1044</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5" table:formula="of:=[.A45]+1" table:style-name="ce10">
            <text:p>45</text:p>
          </table:table-cell>
          <table:table-cell office:value-type="string" table:style-name="ce26">
            <text:p>Шампунь Farmavita Back Bar <text:s/>Revitalizing Shampoo N°04 - Natural Herbs, 250 мл</text:p>
          </table:table-cell>
          <table:table-cell office:value-type="string" table:style-name="ce24">
            <text:p>Відновлюючий шампуню для щоденного використання для всіх типів волосся</text:p>
          </table:table-cell>
          <table:table-cell office:value-type="string" table:style-name="ce24">
            <text:p>Відновлюючий шампуню для щоденного використання для всіх типів волосся.</text:p>
          </table:table-cell>
          <table:table-cell office:value-type="string" table:style-name="ce24">
            <text:p>Щоденне використання відновлюючого шампуню для всіх типів волосся.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text:p>
          </table:table-cell>
          <table:table-cell office:value-type="string" table:style-name="ce9">
            <text:p>144.jpg</text:p>
          </table:table-cell>
          <table:table-cell office:value-type="float" office:value="179" table:style-name="ce10">
            <text:p>179</text:p>
          </table:table-cell>
          <table:table-cell office:value-type="float" office:value="1045" table:formula="of:=[.H45]+1" table:style-name="ce13">
            <text:p>1045</text:p>
          </table:table-cell>
          <table:table-cell office:value-type="string" table:style-name="ce14">
            <text:p>Італія</text:p>
          </table:table-cell>
          <table:table-cell office:value-type="string" table:style-name="ce14">
            <text:p>Шампунь</text:p>
          </table:table-cell>
          <table:table-cell office:value-type="string" table:style-name="ce14">
            <text:p>Farmavita</text:p>
          </table:table-cell>
          <table:table-cell office:value-type="string" table:style-name="ce14">
            <text:p>LINEA BACK BAR</text:p>
          </table:table-cell>
          <table:table-cell office:value-type="float" office:value="1" table:style-name="ce9">
            <text:p>1</text:p>
          </table:table-cell>
          <table:table-cell office:value-type="float" office:value="1" table:style-name="ce9">
            <text:p>1</text:p>
          </table:table-cell>
          <table:table-cell office:value-type="float" office:value="13" table:style-name="ce14">
            <text:p>13</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6" table:formula="of:=[.A46]+1" table:style-name="ce10">
            <text:p>46</text:p>
          </table:table-cell>
          <table:table-cell office:value-type="string" table:style-name="ce26">
            <text:p>Маска для волосся Farmavita Back Bar <text:s/>Color Mask N°05 - Cream Plus, 250 мл</text:p>
          </table:table-cell>
          <table:table-cell office:value-type="string" table:style-name="ce24">
            <text:p>Захисна маска для фарбованого волосся зробить ваш ідеальний вигляд привабливим</text:p>
          </table:table-cell>
          <table:table-cell office:value-type="string" table:style-name="ce24">
            <text:p>Маска надає волоссю здорового та розкішного вигляду та робить розчісування легким та приємним.</text:p>
          </table:table-cell>
          <table:table-cell office:value-type="string" table:style-name="ce24">
            <text:p><text:s/>Захисна маска для фарбованого волосся.</text:p>
            <text:p>Збагачена екстрактом насіння соняшнику, надзвичайно багата вітаміном Е та ліноленовою кислотою суперпродуктом. Його багата кремова формула сприяє збільшенню яскравості волосся, обробленого кольором, одночасно розчиняючи, додаючи блиск та живлення. <text:s text:c="35"/>Аромат: Маракуйя. <text:s text:c="25"/>Вказівки: Після миття голови нанесіть на вологе волосся і зачешіть. Залиште на 2-3 хвилини. Промити.<text:s text:c="25"/></text:p>
          </table:table-cell>
          <table:table-cell office:value-type="string" table:style-name="ce9">
            <text:p>145.jpg</text:p>
          </table:table-cell>
          <table:table-cell office:value-type="float" office:value="249" table:style-name="ce10">
            <text:p>249</text:p>
          </table:table-cell>
          <table:table-cell office:value-type="float" office:value="1046" table:formula="of:=[.H46]+1" table:style-name="ce13">
            <text:p>1046</text:p>
          </table:table-cell>
          <table:table-cell office:value-type="string" table:style-name="ce14">
            <text:p>Італія</text:p>
          </table:table-cell>
          <table:table-cell office:value-type="string" table:style-name="ce14">
            <text:p>Маска</text:p>
          </table:table-cell>
          <table:table-cell office:value-type="string" table:style-name="ce14">
            <text:p>Farmavita</text:p>
          </table:table-cell>
          <table:table-cell office:value-type="string" table:style-name="ce14">
            <text:p>LINEA BACK BAR</text:p>
          </table:table-cell>
          <table:table-cell office:value-type="float" office:value="2" table:style-name="ce9">
            <text:p>2</text:p>
          </table:table-cell>
          <table:table-cell office:value-type="float" office:value="1" table:style-name="ce9">
            <text:p>1</text:p>
          </table:table-cell>
          <table:table-cell office:value-type="float" office:value="13" table:style-name="ce14">
            <text:p>1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7" table:formula="of:=[.A47]+1" table:style-name="ce10">
            <text:p>47</text:p>
          </table:table-cell>
          <table:table-cell office:value-type="string" table:style-name="ce26">
            <text:p>Кондиціонер Farmavita Back Bar <text:s/>Extreme Conditioner N°06 - Avocado, 250 мл</text:p>
          </table:table-cell>
          <table:table-cell office:value-type="string" table:style-name="ce24">
            <text:p>Екстремальний кондиціонер для сухого і дуже сухого волосся</text:p>
          </table:table-cell>
          <table:table-cell office:value-type="string" table:style-name="ce24">
            <text:p>Екстремальний кондиціонер для сухого і дуже сухого волосся. Оживляє найпошкодженіші пасма волосся, роблячи їх живими.</text:p>
          </table:table-cell>
          <table:table-cell office:value-type="string" table:style-name="ce24">
            <text:p>Багата фарбувальна маска, сформульована з високоефективними прямими пігментами, оживляє та посилює колір за кілька хвилин.</text:p>
            <text:p>Збагачене аргановою олією для надзвичайного живлення та блиску, робить волосся надзвичайно яскравими та м’якими. Фарбуюча маска «Аметист» ідеально підходить для:</text:p>
            <text:p>- оживлення та посилення косметичних кольорів між відвідуваннями салону;</text:p>
            <text:p>- створювати тимчасові тони в натуральних пасм волосся;</text:p>
            <text:p>- нейтралізують непривабливі жовті відтінки та покращують дуже світлі світлі відтінки</text:p>
            <text:p/>
            <text:p>Для червоних тонів. Посилює та підсвічує світлі та темно-червоні тони.</text:p>
            <text:p/>
            <text:p>Вказівки: Після миття голови надіти відповідні рукавички, розподілити рівномірно на висушене рушником волосся та зробити масаж. Залиште на 5 хвилин. потім ретельно промити. Він не діє на відростання.</text:p>
            <text:p><text:s text:c="32"/></text:p>
          </table:table-cell>
          <table:table-cell office:value-type="string" table:style-name="ce9">
            <text:p>146.jpg</text:p>
          </table:table-cell>
          <table:table-cell office:value-type="float" office:value="231" table:style-name="ce10">
            <text:p>231</text:p>
          </table:table-cell>
          <table:table-cell office:value-type="float" office:value="1047" table:formula="of:=[.H47]+1" table:style-name="ce13">
            <text:p>1047</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Farmavita</text:p>
          </table:table-cell>
          <table:table-cell office:value-type="string" table:style-name="ce14">
            <text:p>LINEA BACK BAR</text:p>
          </table:table-cell>
          <table:table-cell office:value-type="float" office:value="4" table:style-name="ce9">
            <text:p>4</text:p>
          </table:table-cell>
          <table:table-cell office:value-type="float" office:value="1" table:style-name="ce9">
            <text:p>1</text:p>
          </table:table-cell>
          <table:table-cell office:value-type="float" office:value="13" table:style-name="ce14">
            <text:p>1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8" table:formula="of:=[.A48]+1" table:style-name="ce10">
            <text:p>48</text:p>
          </table:table-cell>
          <table:table-cell office:value-type="string" table:style-name="ce26">
            <text:p>Кондиціонер Farmavita Back Bar <text:s/>Restore Conditioner N°07 - Betacarotene, 250 мл</text:p>
          </table:table-cell>
          <table:table-cell office:value-type="string" table:style-name="ce24">
            <text:p>Поживний шампунь для сухого і тьмяного волосся. Додає здоровий вигляд та розкіш. Не сплутує волосся</text:p>
          </table:table-cell>
          <table:table-cell office:value-type="string" table:style-name="ce24">
            <text:p>Збагачений дорогоцінним еліксиром арганової олії та медом. Ці легендарні природні інгредієнти багаті вітаміном Е та незамінними жирними кислотами. Його багата на поживні речовини формула робить волосся чистим, шовковистим та живленим. Забезпечує м’якість, не обтяжуючи волосся.</text:p>
          </table:table-cell>
          <table:table-cell office:value-type="string" table:style-name="ce24">
            <text:p>Поживний шампунь для сухого і тьмяного волосся.</text:p>
            <text:p>Збагачений дорогоцінним еліксиром арганової олії та медом. Ці легендарні природні інгредієнти багаті вітаміном Е та незамінними жирними кислотами. Його багата на поживні речовини формула робить волосся чистим, шовковистим та живленим. Забезпечує м’якість, не обтяжуючи волосся.</text:p>
            <text:p>Аромат: медове печиво.</text:p>
            <text:p>Вказівки: Нанести на вологе волосся, обережно помасажувати і змити.</text:p>
          </table:table-cell>
          <table:table-cell office:value-type="string" table:style-name="ce9">
            <text:p>147.jpg</text:p>
          </table:table-cell>
          <table:table-cell office:value-type="float" office:value="235" table:style-name="ce10">
            <text:p>235</text:p>
          </table:table-cell>
          <table:table-cell office:value-type="float" office:value="1048" table:formula="of:=[.H48]+1" table:style-name="ce13">
            <text:p>1048</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Farmavita</text:p>
          </table:table-cell>
          <table:table-cell office:value-type="string" table:style-name="ce14">
            <text:p>LINEA BACK BAR</text:p>
          </table:table-cell>
          <table:table-cell office:value-type="float" office:value="4" table:style-name="ce9">
            <text:p>4</text:p>
          </table:table-cell>
          <table:table-cell office:value-type="float" office:value="1" table:style-name="ce9">
            <text:p>1</text:p>
          </table:table-cell>
          <table:table-cell office:value-type="float" office:value="13" table:style-name="ce14">
            <text:p>1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49" table:formula="of:=[.A49]+1" table:style-name="ce10">
            <text:p>49</text:p>
          </table:table-cell>
          <table:table-cell office:value-type="string" table:style-name="ce11">
            <text:p>Шампунь для волосся та сяйва волосся Davines Oi Shampoo, 250 мл</text:p>
          </table:table-cell>
          <table:table-cell office:value-type="string" table:style-name="ce9">
            <text:p>Ніжний, екологічно чистий шампунь, Який забезпечує еластичність і зволоження всіх типів волосся</text:p>
          </table:table-cell>
          <table:table-cell office:value-type="string" table:style-name="ce12">
            <text:p>Ніжний, екологічно чистий шампунь, який забезпечує еластичність і зволоження всіх типів волосся.</text:p>
            <text:p/>
            <text:p>Один шампунь - це символ прагнення Davines домагатися більшого і бути кращим для усього світу, це результат 4 років досліджень і 262 нових формулювань.</text:p>
          </table:table-cell>
          <table:table-cell office:value-type="string" table:style-name="ce12">
            <text:p>Ніжний, екологічно чистий шампунь, який забезпечує еластичність і зволоження всіх типів волосся.</text:p>
            <text:p/>
            <text:p>Один шампунь - це символ прагнення Davines домагатися більшого і бути кращим для усього світу, це результат 4 років досліджень і 262 нових формулювань.</text:p>
            <text:p/>
            <text:p>Це перший шампунь бренду зі 100% нейтральним вуглецем, 98,2% біорозкладаної формули і 95% інгредієнтів натурального походження.</text:p>
            <text:p/>
            <text:p>Єдиний шампунь дбайливо ставиться до планети і вашому волоссю, пропонуючи м'який очищаючий і зволожуючу дію для всіх типів волосся. Прекрасне доповнення до щоденного догляду за волоссям.</text:p>
          </table:table-cell>
          <table:table-cell office:value-type="string" table:style-name="ce9">
            <text:p>s1.jpg</text:p>
          </table:table-cell>
          <table:table-cell office:value-type="float" office:value="465" table:style-name="ce13">
            <text:p>465</text:p>
          </table:table-cell>
          <table:table-cell office:value-type="float" office:value="1049" table:formula="of:=[.H49]+1" table:style-name="ce13">
            <text:p>1049</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0" table:formula="of:=[.A50]+1" table:style-name="ce10">
            <text:p>50</text:p>
          </table:table-cell>
          <table:table-cell office:value-type="string" table:style-name="ce11">
            <text:p>Шампунь для сяйва та блиску волосся Davines A Single Shampoo, 250 мл</text:p>
          </table:table-cell>
          <table:table-cell office:value-type="string" table:style-name="ce12">
            <text:p>Пропонує м’яке очищення. Забезпечує зволоження з еластичною дією. Підходить для щоденного використання на всіх типах волосся</text:p>
            <text:p><text:s text:c="28"/></text:p>
          </table:table-cell>
          <table:table-cell office:value-type="string" table:style-name="ce12">
            <text:p>Забезпечує зволоження з еластичною дією.</text:p>
            <text:p>Підходить для щоденного використання на всіх типах волосся.</text:p>
          </table:table-cell>
          <table:table-cell office:value-type="string" table:style-name="ce12">
            <text:p>Перший 100% нейтральний шампунь з вмістом вуглецю!</text:p>
            <text:p/>
            <text:p>98,2% біорозкладаної формули і 95% натуральних інгредієнтів.</text:p>
            <text:p/>
            <text:p>«Це не шампунь, це наше прояв екологічної відповідальності».</text:p>
            <text:p/>
            <text:p>4 роки досліджень. 262 формули.</text:p>
            <text:p/>
            <text:p>М'яке і ніжне очищення. Зволоження і еластичність. Натуральний аромат - лаванда і розмарин. <text:s text:c="27"/>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s2.jpg</text:p>
          </table:table-cell>
          <table:table-cell office:value-type="float" office:value="643" table:style-name="ce13">
            <text:p>643</text:p>
          </table:table-cell>
          <table:table-cell office:value-type="float" office:value="1050" table:formula="of:=[.H50]+1" table:style-name="ce13">
            <text:p>1050</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1" table:formula="of:=[.A51]+1" table:style-name="ce10">
            <text:p>51</text:p>
          </table:table-cell>
          <table:table-cell office:value-type="string" table:style-name="ce11">
            <text:p>Шампунь для кудрявого волосся Davines LOVE CURL Cleansing Cream, 500 мл</text:p>
          </table:table-cell>
          <table:table-cell office:value-type="string" table:style-name="ce9">
            <text:p>Пропонує м’яке очищення. Забезпечує зволоження з еластичною дією. Підходить для щоденного використання на всіх типах волосся</text:p>
          </table:table-cell>
          <table:table-cell office:value-type="string" table:style-name="ce12">
            <text:p>Забезпечує зволоження з еластичною дією.</text:p>
            <text:p><text:s text:c="36"/>Підходить для щоденного використання на всіх типах волосся.</text:p>
          </table:table-cell>
          <table:table-cell office:value-type="string" table:style-name="ce12">
            <text:p>Наш перший шампунь 100% Carbon Neutral, 98,2% біологічно розкладається з 95% інгредієнтами природного походження. Шампунь доброзичливий для вашого волосся, м’яко очищаючи та зволожуючи надає йому сяйва. Переможець ELLE Green Beauty Stars 2020, Byrdie Eco Beauty Awards 202</text:p>
            <text:p><text:s text:c="36"/>Пропонує м’яке очищення.</text:p>
            <text:p><text:s text:c="36"/>Забезпечує зволоження з еластичною дією.</text:p>
            <text:p><text:s text:c="36"/>Підходить для щоденного використання на всіх типах волосся.</text:p>
            <text:p><text:s text:c="36"/>95% натурального походження * формула та 98,2% біологічно розкладається.</text:p>
            <text:p><text:s text:c="36"/>100% натуральне походження * активні інгредієнти.</text:p>
            <text:p><text:s text:c="36"/>100% натуральний аромат.</text:p>
            <text:p><text:s text:c="36"/>Додані 100% натуральні консерванти.</text:p>
            <text:p><text:s text:c="36"/>100% простежуваність інгредієнтів.</text:p>
            <text:p><text:s text:c="36"/>Без барвників, силіконів або інгредієнтів тваринного походження.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s3.jpg</text:p>
          </table:table-cell>
          <table:table-cell office:value-type="float" office:value="905" table:style-name="ce13">
            <text:p>905</text:p>
          </table:table-cell>
          <table:table-cell office:value-type="float" office:value="1051" table:formula="of:=[.H51]+1" table:style-name="ce13">
            <text:p>1051</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25" table:style-name="ce9">
            <text:p>25</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2" table:formula="of:=[.A52]+1" table:style-name="ce10">
            <text:p>52</text:p>
          </table:table-cell>
          <table:table-cell office:value-type="string" table:style-name="ce11">
            <text:p>Шампунь для посилення завитків Davines LOVE CURL Shampoo, 250 мл</text:p>
          </table:table-cell>
          <table:table-cell office:value-type="string" table:style-name="ce9">
            <text:p>Для сухого та ламкого волосся, для створення ідеальних завитків</text:p>
          </table:table-cell>
          <table:table-cell office:value-type="string" table:style-name="ce12">
            <text:p/>
            <text:p>Все в одному шампунь та кондиціонер ідеально підходять як для хвилястого, так і для дуже кучерявого волосся. Легкий очищаючий крем, який м’яко видаляє домішки і робить волосся надзвичайно м’якими.</text:p>
          </table:table-cell>
          <table:table-cell office:value-type="string" table:style-name="ce12">
            <text:p>Нанесіть рясну кількість засобу на вологе волосся, м’яко масажуючи.</text:p>
            <text:p>Залиште на 5 хвилин, потім змийте.</text:p>
            <text:p>Кожен третій шампунь чергуйте за допомогою шампуню та кондиціонера LOVE / Curl або маски для волосся. <text:s text:c="33"/>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s5.jpg</text:p>
          </table:table-cell>
          <table:table-cell office:value-type="float" office:value="475" table:style-name="ce13">
            <text:p>475</text:p>
          </table:table-cell>
          <table:table-cell office:value-type="float" office:value="1052" table:formula="of:=[.H52]+1" table:style-name="ce13">
            <text:p>1052</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3">
          <table:table-cell office:value-type="float" office:value="53" table:formula="of:=[.A53]+1" table:style-name="ce10">
            <text:p>53</text:p>
          </table:table-cell>
          <table:table-cell office:value-type="string" table:style-name="ce11">
            <text:p>Делікатний шампунь для волосся Davines DEDE Shampoo, 250 мл</text:p>
          </table:table-cell>
          <table:table-cell office:value-type="string" table:style-name="ce9">
            <text:p>Ніжний щоденний шампунь, що підходить для всіх типів волосся. Змиває бруд та жир</text:p>
          </table:table-cell>
          <table:table-cell office:value-type="string" table:style-name="ce12">
            <text:p>Для жирного та ламкого волосся. Шампунь, що характеризується м’якою піною, сформульований для м’якого очищення волосся, роблячи його легким і блискучим.</text:p>
            <text:p>Ідеально підходить для середньо тонких, тонких <text:s/>пасм волосся та для щоденного очищення.</text:p>
          </table:table-cell>
          <table:table-cell office:value-type="string" table:style-name="ce12">
            <text:p>Легкий шампунь для ніжного очищення.</text:p>
            <text:p>Зволожене волосся, легко розчісується і шовковисте.</text:p>
            <text:p><text:s text:c="36"/>Натуральні активні інгредієнти.</text:p>
            <text:p>Отримано зі 100% чистою енергією. Нульовий удар та вторинна упаковка. <text:s text:c="7"/>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12">
            <text:p>s6.jpg</text:p>
          </table:table-cell>
          <table:table-cell office:value-type="float" office:value="526" table:style-name="ce13">
            <text:p>526</text:p>
          </table:table-cell>
          <table:table-cell office:value-type="float" office:value="1053" table:formula="of:=[.H53]+1" table:style-name="ce13">
            <text:p>1053</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4" table:formula="of:=[.A54]+1" table:style-name="ce10">
            <text:p>54</text:p>
          </table:table-cell>
          <table:table-cell office:value-type="string" table:style-name="ce11">
            <text:p>Шампунь для дбайливого догляду Davines MINU Shampoo, 250 мл</text:p>
          </table:table-cell>
          <table:table-cell office:value-type="string" table:style-name="ce9">
            <text:p>Освітлюючий та захисний шампунь для фарбованого волосся</text:p>
          </table:table-cell>
          <table:table-cell office:value-type="string" table:style-name="ce9">
            <text:p>Освітлюючий та захисний шампунь для фарбованого волосся.</text:p>
          </table:table-cell>
          <table:table-cell office:value-type="string" table:style-name="ce12">
            <text:p>Захист косметичного кольору.</text:p>
            <text:p>Яскравий колір довше.</text:p>
            <text:p>Зволожене, м’яке і шовковисте волосся.</text:p>
            <text:p>Натуральні активні інгредієнти.</text:p>
          </table:table-cell>
          <table:table-cell office:value-type="string" table:style-name="ce9">
            <text:p>s7.jpg</text:p>
          </table:table-cell>
          <table:table-cell office:value-type="float" office:value="524" table:style-name="ce13">
            <text:p>524</text:p>
          </table:table-cell>
          <table:table-cell office:value-type="float" office:value="1054" table:formula="of:=[.H54]+1" table:style-name="ce13">
            <text:p>1054</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5" table:formula="of:=[.A55]+1" table:style-name="ce10">
            <text:p>55</text:p>
          </table:table-cell>
          <table:table-cell office:value-type="string" table:style-name="ce11">
            <text:p>Шампунь для ламкого волосся та догляду Davines MELU Shampoo, 250 мл</text:p>
          </table:table-cell>
          <table:table-cell office:value-type="string" table:style-name="ce9">
            <text:p>Еластичний шампунь проти ломкості для довгого або пошкодженого волосся. Для досягнення блиску</text:p>
          </table:table-cell>
          <table:table-cell office:value-type="string" table:style-name="ce12">
            <text:p>Протизламний, еластичний ефект.</text:p>
            <text:p>Посилене, блискуче і м’яке волосся.</text:p>
            <text:p>Натуральні активні інгредієнти.</text:p>
          </table:table-cell>
          <table:table-cell office:value-type="string" table:style-name="ce12">
            <text:p>Еластичний шампунь проти ломки для довгого або пошкодженого волосся. Його формула, що характеризується м’якою кремовою піною, призначена для м’якого очищення волосся, роблячи його блискучим та шовковистим.</text:p>
            <text:p><text:s text:c="32"/></text:p>
          </table:table-cell>
          <table:table-cell office:value-type="string" table:style-name="ce9">
            <text:p>s8.jpg</text:p>
          </table:table-cell>
          <table:table-cell office:value-type="float" office:value="534" table:style-name="ce13">
            <text:p>534</text:p>
          </table:table-cell>
          <table:table-cell office:value-type="float" office:value="1055" table:formula="of:=[.H55]+1" table:style-name="ce13">
            <text:p>1055</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6" table:formula="of:=[.A56]+1" table:style-name="ce10">
            <text:p>56</text:p>
          </table:table-cell>
          <table:table-cell office:value-type="string" table:style-name="ce11">
            <text:p>Шампунь для розгладжування та догляду Davines LOVE Shampoo, 250 мл</text:p>
          </table:table-cell>
          <table:table-cell office:value-type="string" table:style-name="ce20">
            <text:p>Розгладжуючий шампунь для кучерявого або неслухняного волосся</text:p>
          </table:table-cell>
          <table:table-cell office:value-type="string" table:style-name="ce9">
            <text:p>Шампунь для кучерявого або неслухняного волосся для гладкого вигляду. Формула характеризується м’якою кремовою піною, призначеною для м’якого очищення кучерявого волосся, роблячи його гладким.</text:p>
          </table:table-cell>
          <table:table-cell office:value-type="string" table:style-name="ce12">
            <text:p>Шампунь для кучерявого або неслухняного волосся для гладкого вигляду. Формула характеризується м’якою кремовою піною, призначеною для м’якого очищення кучерявого волосся, роблячи його гладким.</text:p>
            <text:p>Ніжне очищення.</text:p>
            <text:p>Гладке, м’яке і блискуче волосся.</text:p>
            <text:p>Ефект проти завивання.</text:p>
            <text:p>Натуральні активні інгредієнти.</text:p>
          </table:table-cell>
          <table:table-cell office:value-type="string" table:style-name="ce9">
            <text:p>s9.jpg</text:p>
          </table:table-cell>
          <table:table-cell office:value-type="float" office:value="478" table:style-name="ce13">
            <text:p>478</text:p>
          </table:table-cell>
          <table:table-cell office:value-type="float" office:value="1056" table:formula="of:=[.H56]+1" table:style-name="ce13">
            <text:p>1056</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23">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7" table:formula="of:=[.A57]+1" table:style-name="ce10">
            <text:p>57</text:p>
          </table:table-cell>
          <table:table-cell office:value-type="string" table:style-name="ce11">
            <text:p>Шампунь для об'єму та шику волосся Davines VOLU Shampoo, 250 мл</text:p>
          </table:table-cell>
          <table:table-cell office:value-type="string" table:style-name="ce9">
            <text:p>Об’ємний шампунь для тонкого або млявого волосся. Він м’яко очищає волосся, роблячи їх м’якими та легкими</text:p>
          </table:table-cell>
          <table:table-cell office:value-type="string" table:style-name="ce9">
            <text:p>Об’ємний шампунь для тонкого або млявого волосся. Він м’яко очищає волосся, роблячи їх м’якими</text:p>
          </table:table-cell>
          <table:table-cell office:value-type="string" table:style-name="ce12">
            <text:p>Об’ємний шампунь для тонкого або млявого волосся. Він м’яко очищає волосся, роблячи їх м’якими та легкими.</text:p>
            <text:p>Це надає безпосередньому об’єму.</text:p>
            <text:p>Легка і піниста формула.</text:p>
            <text:p>М'яке і блискуче волосся.</text:p>
            <text:p>Натуральні активні інгредієнти.</text:p>
          </table:table-cell>
          <table:table-cell office:value-type="string" table:style-name="ce9">
            <text:p>s10.jpg</text:p>
          </table:table-cell>
          <table:table-cell office:value-type="float" office:value="479" table:style-name="ce13">
            <text:p>479</text:p>
          </table:table-cell>
          <table:table-cell office:value-type="float" office:value="1057" table:formula="of:=[.H57]+1" table:style-name="ce13">
            <text:p>1057</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8" table:formula="of:=[.A58]+1" table:style-name="ce10">
            <text:p>58</text:p>
          </table:table-cell>
          <table:table-cell office:value-type="string" table:style-name="ce11">
            <text:p>Шампунь для зволоження волосся Davines <text:s/>MOMO Shampoo, 250 мл</text:p>
          </table:table-cell>
          <table:table-cell office:value-type="string" table:style-name="ce9">
            <text:p>Зволожуючий шампунь для сухого або зневодненого волосся. Надає живий та бездоганний вигляд</text:p>
          </table:table-cell>
          <table:table-cell office:value-type="string" table:style-name="ce9">
            <text:p>Легкий шампунь з гелевою текстурою, що характеризується кремовою піною. Він призначений для м’якого очищення сухого або зневодненого волосся, надаючи йому сильну зволоження.</text:p>
          </table:table-cell>
          <table:table-cell office:value-type="string" table:style-name="ce12">
            <text:p>Легкий шампунь з гелевою текстурою, що характеризується кремовою піною. Він призначений для м’якого очищення сухого або зневодненого волосся, надаючи йому сильну зволоження.</text:p>
            <text:p><text:s text:c="36"/>Зволожене, м’яке, блискуче та оновлене волосся</text:p>
            <text:p><text:s text:c="36"/>Натуральні активні інгредієнти.</text:p>
          </table:table-cell>
          <table:table-cell office:value-type="string" table:style-name="ce9">
            <text:p>s11.jpg</text:p>
          </table:table-cell>
          <table:table-cell office:value-type="float" office:value="472" table:style-name="ce13">
            <text:p>472</text:p>
          </table:table-cell>
          <table:table-cell office:value-type="float" office:value="1058" table:formula="of:=[.H58]+1" table:style-name="ce13">
            <text:p>1058</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59" table:formula="of:=[.A59]+1" table:style-name="ce10">
            <text:p>59</text:p>
          </table:table-cell>
          <table:table-cell office:value-type="string" table:style-name="ce11">
            <text:p>Шампунь для глибокого очищення Davines <text:s/>SOLU Shampoo, 250 мл</text:p>
          </table:table-cell>
          <table:table-cell office:value-type="string" table:style-name="ce9">
            <text:p>Освіжаючий шампунь, активний для глибокого очищення для всіх типів волосся</text:p>
          </table:table-cell>
          <table:table-cell office:value-type="string" table:style-name="ce9">
            <text:p>Шампунь, розроблений для видалення залишків засобів для укладання або перед хімічною завивкою. Насичена і повітряна піна робить волосся надзвичайно чистими.</text:p>
          </table:table-cell>
          <table:table-cell office:value-type="string" table:style-name="ce12">
            <text:p>Глибоке очищення від скупчення або залишків засобів для укладання.</text:p>
            <text:p>Освіжена шкіра голови та волосся.</text:p>
            <text:p>М'яке і блискуче волосся.</text:p>
            <text:p>Натуральні активні інгредієнти.</text:p>
          </table:table-cell>
          <table:table-cell office:value-type="string" table:style-name="ce9">
            <text:p>s12.jpg</text:p>
          </table:table-cell>
          <table:table-cell office:value-type="float" office:value="473" table:style-name="ce13">
            <text:p>473</text:p>
          </table:table-cell>
          <table:table-cell office:value-type="float" office:value="1059" table:formula="of:=[.H59]+1" table:style-name="ce13">
            <text:p>1059</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60" table:formula="of:=[.A60]+1" table:style-name="ce10">
            <text:p>60</text:p>
          </table:table-cell>
          <table:table-cell office:value-type="string" table:style-name="ce11">
            <text:p>Паста-скраб для чищення волосся Davines <text:s/>SOLU Sea Salt Scrub Cleanser, 250 мл</text:p>
          </table:table-cell>
          <table:table-cell office:value-type="string" table:style-name="ce9">
            <text:p>Засіб для чищення, скраб з морської солі SOLU. Паста з морської солі для глибокого очищення всіх типів волосся</text:p>
          </table:table-cell>
          <table:table-cell office:value-type="string" table:style-name="ce9">
            <text:p>Шампунь-скраб з морською сіллю. Він освіжає шкіру голови і видаляє домішки, залишки продуктів та забруднюючі частинки. Він надає текстуру волоссю і довше зберігає його в чистоті та світлі. Найкраще уточнююче лікування 2020, Здоров’я жінок.</text:p>
          </table:table-cell>
          <table:table-cell office:value-type="string" table:style-name="ce12">
            <text:p>Шампунь-скраб з морською сіллю. Він освіжає шкіру голови і видаляє домішки, залишки продуктів та забруднюючі частинки. Він надає текстуру волоссю і довше зберігає його в чистоті та світлі. Переможець Найкраще уточнююче лікування 2020, Здоров’я жінок.</text:p>
            <text:p>Ніжний скраб з морською сіллю.</text:p>
            <text:p>Він видаляє залишки та забруднюючі частинки зі шкіри голови та волосся.</text:p>
            <text:p><text:s text:c="36"/>Текстуруючий ефект.</text:p>
            <text:p>Легке, м’яке волосся, яке довше залишається чистим.</text:p>
            <text:p><text:s text:c="36"/>Натуральні активні інгредієнти.</text:p>
          </table:table-cell>
          <table:table-cell office:value-type="string" table:style-name="ce9">
            <text:p>s13.jpg</text:p>
          </table:table-cell>
          <table:table-cell office:value-type="float" office:value="665" table:style-name="ce13">
            <text:p>665</text:p>
          </table:table-cell>
          <table:table-cell office:value-type="float" office:value="1060" table:formula="of:=[.H60]+1" table:style-name="ce13">
            <text:p>1060</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61" table:formula="of:=[.A61]+1" table:style-name="ce10">
            <text:p>61</text:p>
          </table:table-cell>
          <table:table-cell office:value-type="string" table:style-name="ce11">
            <text:p>Шампунь для зволоження волосся Davines <text:s/>Cleansing Nectar, 250 мл</text:p>
          </table:table-cell>
          <table:table-cell office:value-type="string" table:style-name="ce9">
            <text:p>Багатофункціональний шампунь з масляною текстурою для всіх типів волосся та шкіри</text:p>
          </table:table-cell>
          <table:table-cell office:value-type="string" table:style-name="ce9">
            <text:p>Молочно-гладкий шампунь ідеально підходить для всіх типів волосся. Напоєднаний живильним маслом Roucou - ідеальний щоденний шампунь для підтримки м’яких, блискучих та об’ємних волосся. Антиоксидантна дія та довговічні парфуми.</text:p>
          </table:table-cell>
          <table:table-cell office:value-type="string" table:style-name="ce12">
            <text:p>Молочно-гладкий шампунь ідеально підходить для всіх типів волосся. Напоєднаний живильним маслом Roucou - ідеальний щоденний шампунь для підтримки м’яких, блискучих та об’ємних пасм волосся. Антиоксидантна дія та довговічні парфуми.</text:p>
            <text:p>Ніжне очищення.</text:p>
            <text:p>Дія розмотування.</text:p>
            <text:p>Сильний і негайний косметичний ефект.</text:p>
            <text:p>М'яке, блискуче і повноцінне волосся.</text:p>
            <text:p>Стійкі парфуми.</text:p>
          </table:table-cell>
          <table:table-cell office:value-type="string" table:style-name="ce9">
            <text:p>s14.jpg</text:p>
          </table:table-cell>
          <table:table-cell office:value-type="float" office:value="576" table:style-name="ce13">
            <text:p>576</text:p>
          </table:table-cell>
          <table:table-cell office:value-type="float" office:value="1061" table:formula="of:=[.H61]+1" table:style-name="ce13">
            <text:p>1061</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62" table:formula="of:=[.A62]+1" table:style-name="ce10">
            <text:p>62</text:p>
          </table:table-cell>
          <table:table-cell office:value-type="string" table:style-name="ce27">
            <text:p>Шампунь для очищення волосся Davines <text:s/>Purifying Shampoo, 250 мл</text:p>
          </table:table-cell>
          <table:table-cell office:value-type="string" table:style-name="ce9">
            <text:p>Шампунь для очищення та від лупи, для жирної або сухої шкіри голови</text:p>
          </table:table-cell>
          <table:table-cell office:value-type="string" table:style-name="ce9">
            <text:p>Шампунь для очищення та від лупи, для жирної або сухої шкіри голови</text:p>
          </table:table-cell>
          <table:table-cell office:value-type="string" table:style-name="ce12">
            <text:p>Наш перший шампунь 100% Carbon Neutral, 98,2% біологічно розкладається з 95% інгредієнтами природного походження. Переможець ELLE Green Beauty Stars 2020, Byrdie Eco Beauty Awards 202</text:p>
            <text:p>Пропонує м’яке очищення.</text:p>
            <text:p>Забезпечує зволоження з еластичною дією.</text:p>
            <text:p>Підходить для щоденного використання на всіх типах волосся.</text:p>
            <text:p>Натурального походження формула та 98,2% біологічно розкладається.</text:p>
            <text:p>Натуральне походження <text:s/>активні інгредієнти.</text:p>
            <text:p>100% натуральний аромат.</text:p>
            <text:p>Додані 100% натуральні консерванти.</text:p>
            <text:p>100% простежуваність інгредієнтів.</text:p>
            <text:p>Без барвників, силіконів або інгредієнтів тваринного походження.</text:p>
          </table:table-cell>
          <table:table-cell office:value-type="string" table:style-name="ce9">
            <text:p>s15.jpg</text:p>
          </table:table-cell>
          <table:table-cell office:value-type="float" office:value="547" table:style-name="ce13">
            <text:p>547</text:p>
          </table:table-cell>
          <table:table-cell office:value-type="float" office:value="1062" table:formula="of:=[.H62]+1" table:style-name="ce13">
            <text:p>1062</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63" table:formula="of:=[.A63]+1" table:style-name="ce10">
            <text:p>63</text:p>
          </table:table-cell>
          <table:table-cell office:value-type="string" table:style-name="ce11">
            <text:p>Шампунь для відновлення волосся Davines <text:s/>DETOXIFYING Shampoo Scrub, 250 мл</text:p>
          </table:table-cell>
          <table:table-cell office:value-type="string" table:style-name="ce9">
            <text:p>Відновлюючий шампунь для шкіри голови та для відновлення волосся</text:p>
          </table:table-cell>
          <table:table-cell office:value-type="string" table:style-name="ce9">
            <text:p>Обробляючий шампунь ніжними поверхнево-активними речовинами природного походження та частинками скрабу. Він м’яко, але глибоко очищає шкіру голови, захищаючи її від агресії вільних радикалів.</text:p>
          </table:table-cell>
          <table:table-cell office:value-type="string" table:style-name="ce12">
            <text:p>Відлущувальний ефект для оптимального очищення шкіри голови. <text:s text:c="33"/>Антиоксидантна дія на шкіру голови.</text:p>
            <text:p>М'яке і зволожене волосся.</text:p>
            <text:p>Натуральні активні інгредієнти.</text:p>
          </table:table-cell>
          <table:table-cell office:value-type="string" table:style-name="ce9">
            <text:p>s16.jpg</text:p>
          </table:table-cell>
          <table:table-cell office:value-type="float" office:value="542" table:style-name="ce13">
            <text:p>542</text:p>
          </table:table-cell>
          <table:table-cell office:value-type="float" office:value="1063" table:formula="of:=[.H63]+1" table:style-name="ce13">
            <text:p>1063</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64" table:formula="of:=[.A64]+1" table:style-name="ce10">
            <text:p>64</text:p>
          </table:table-cell>
          <table:table-cell office:value-type="string" table:style-name="ce11">
            <text:p>Шампунь для зволоження волосся Davines <text:s/>WELLBEING Shampoo, 250 мл</text:p>
          </table:table-cell>
          <table:table-cell office:value-type="string" table:style-name="ce9">
            <text:p>Зволожуючий шампунь для всіх типів волосся. Волосся приймає сяючий вигляд</text:p>
          </table:table-cell>
          <table:table-cell office:value-type="string" table:style-name="ce12">
            <text:p>Легкий шампунь, збагачений екстрактами та білками з зволожуючими, захисними та антиоксидантними властивостями.</text:p>
            <text:p>Його насичена і багата піна очищає, не атакуючи і не змінюючи структуру волосся.</text:p>
          </table:table-cell>
          <table:table-cell office:value-type="string" table:style-name="ce12">
            <text:p>Легкий шампунь, збагачений екстрактами та білками з зволожуючими, захисними та антиоксидантними властивостями.</text:p>
            <text:p>Його насичена і багата піна очищає, не атакуючи і не змінюючи структуру волосся.</text:p>
            <text:p>Ніжне очищення.</text:p>
            <text:p>Воно зволожує шкіру голови та волосся. <text:s text:c="4"/>Антиоксидантна дія.</text:p>
            <text:p>Натуральні активні інгредієнти.</text:p>
          </table:table-cell>
          <table:table-cell office:value-type="string" table:style-name="ce9">
            <text:p>s17.jpg</text:p>
          </table:table-cell>
          <table:table-cell office:value-type="float" office:value="540" table:style-name="ce13">
            <text:p>540</text:p>
          </table:table-cell>
          <table:table-cell office:value-type="float" office:value="1064" table:formula="of:=[.H64]+1" table:style-name="ce13">
            <text:p>1064</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table-row>
        <table:table-row table:style-name="ro1">
          <table:table-cell office:value-type="float" office:value="65" table:formula="of:=[.A65]+1" table:style-name="ce10">
            <text:p>65</text:p>
          </table:table-cell>
          <table:table-cell office:value-type="string" table:style-name="ce11">
            <text:p>Шампунь для зволоження волосся, Davines RENEWING Shampoo, 250 мл</text:p>
          </table:table-cell>
          <table:table-cell office:value-type="string" table:style-name="ce9">
            <text:p>Шампунь для довготривалого ефекту та для всіх типів шкіри голови та волосся</text:p>
          </table:table-cell>
          <table:table-cell office:value-type="string" table:style-name="ce12">
            <text:p>Ніжний шампунь, який допомагає підтримувати добробут шкіри голови та волосся, сприяючи їх довговічності.</text:p>
            <text:p>Система оновлення надає м’якіші, блискучі та повноцінні волосся.</text:p>
          </table:table-cell>
          <table:table-cell office:value-type="string" table:style-name="ce12">
            <text:p>Ніжний шампунь, який допомагає підтримувати добробут шкіри голови та волосся, сприяючи їх довговічності.</text:p>
            <text:p>Система оновлення надає м’якіші, блискучі та повноцінні волосся.</text:p>
            <text:p>Стимуляція клітин шкіри. <text:s text:c="32"/>Противіковий та антиоксидантний ефект.</text:p>
            <text:p>М'якість волосся + 37%</text:p>
            <text:p>блиск волосся + 29%</text:p>
            <text:p>краса волосся + 29%</text:p>
          </table:table-cell>
          <table:table-cell office:value-type="string" table:style-name="ce9">
            <text:p>s18.jpg</text:p>
          </table:table-cell>
          <table:table-cell office:value-type="float" office:value="541" table:style-name="ce13">
            <text:p>541</text:p>
          </table:table-cell>
          <table:table-cell office:value-type="float" office:value="1065" table:formula="of:=[.H65]+1" table:style-name="ce13">
            <text:p>1065</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66" table:formula="of:=[.A66]+1" table:style-name="ce10">
            <text:p>66</text:p>
          </table:table-cell>
          <table:table-cell office:value-type="string" table:style-name="ce11">
            <text:p>Шампунь для зволоження волосся Davines REPLUMPING shampoo, 250 мл</text:p>
          </table:table-cell>
          <table:table-cell office:value-type="string" table:style-name="ce9">
            <text:p>Еластичний та зволожуючий шампунь. Для надання волоссю неабиякої краси</text:p>
          </table:table-cell>
          <table:table-cell office:value-type="string" table:style-name="ce12">
            <text:p>Кремова текстура створює повноцінну піну, яка м’яко очищає, не змінюючи структуру волосся.</text:p>
            <text:p>Формула надає еластичність, зволоження та захищає волосся під час очищення.</text:p>
          </table:table-cell>
          <table:table-cell office:value-type="string" table:style-name="ce12">
            <text:p>Надає волоссю пружність і зволоження.</text:p>
            <text:p>Він захищає структуру волосся під час очищення.</text:p>
            <text:p>Антиоксидантна дія.</text:p>
            <text:p>Натуральні активні інгредієнти.</text:p>
          </table:table-cell>
          <table:table-cell office:value-type="string" table:style-name="ce9">
            <text:p>s19.jpg</text:p>
          </table:table-cell>
          <table:table-cell office:value-type="float" office:value="523" table:style-name="ce13">
            <text:p>523</text:p>
          </table:table-cell>
          <table:table-cell office:value-type="float" office:value="1066" table:formula="of:=[.H66]+1" table:style-name="ce13">
            <text:p>1066</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67" table:formula="of:=[.A67]+1" table:style-name="ce10">
            <text:p>67</text:p>
          </table:table-cell>
          <table:table-cell office:value-type="string" table:style-name="ce11">
            <text:p>Шампунь для надання енергії Davines ENERGIZING Shampoo, 250 мл</text:p>
          </table:table-cell>
          <table:table-cell office:value-type="string" table:style-name="ce9">
            <text:p>Енергетичний шампунь, стимулюючий та оздоровлюючий шампунь для шкіри голови та тендітного волосся, схильного до випадіння</text:p>
          </table:table-cell>
          <table:table-cell office:value-type="string" table:style-name="ce12">
            <text:p>М’яко очищає волосся, надаючи відчуття енергії, бадьорості та доброго стану шкіри голови.</text:p>
            <text:p>Це надає балансуючий ефект шкірі голови та зволожуючий ефект для волосся.</text:p>
          </table:table-cell>
          <table:table-cell office:value-type="string" table:style-name="ce12">
            <text:p>М’яко очищає волосся, надаючи відчуття енергії, бадьорості та доброго стану шкіри голови.</text:p>
            <text:p>Це надає балансуючий ефект шкірі голови та зволожуючий ефект для волосся. <text:s text:c="29"/>Стимулюючий засіб для шкіри голови та тендітного волосся, схильного до випадіння.</text:p>
          </table:table-cell>
          <table:table-cell office:value-type="string" table:style-name="ce9">
            <text:p>s20.jpg</text:p>
          </table:table-cell>
          <table:table-cell office:value-type="float" office:value="541" table:style-name="ce13">
            <text:p>541</text:p>
          </table:table-cell>
          <table:table-cell office:value-type="float" office:value="1067" table:formula="of:=[.H67]+1" table:style-name="ce13">
            <text:p>1067</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68" table:formula="of:=[.A68]+1" table:style-name="ce10">
            <text:p>68</text:p>
          </table:table-cell>
          <table:table-cell office:value-type="string" table:style-name="ce11">
            <text:p>Шампунь для пофарбованого волосся Davines ALCHEMIC Shampoo Silver, 250 мл</text:p>
          </table:table-cell>
          <table:table-cell office:value-type="string" table:style-name="ce9">
            <text:p>Підсилюючий колір шампунь для холодних русявих тонів</text:p>
          </table:table-cell>
          <table:table-cell office:value-type="string" table:style-name="ce9">
            <text:p>Підсилюючий колір шампунь для платинових і холодних русявих тонів. Шампунь срібло посилює та висвітлює природні або кольорові русяві відтінки. Колір волосся яскравий, захищений і чистий.</text:p>
          </table:table-cell>
          <table:table-cell office:value-type="string" table:style-name="ce12">
            <text:p>Підсилюючий колір шампунь для платинових і холодних русявих тонів. Шампунь Срібло посилює та висвітлює природні або кольорові русяві відтінки.</text:p>
            <text:p><text:s text:c="32"/></text:p>
          </table:table-cell>
          <table:table-cell office:value-type="string" table:style-name="ce9">
            <text:p>s21.png</text:p>
          </table:table-cell>
          <table:table-cell office:value-type="float" office:value="524" table:style-name="ce13">
            <text:p>524</text:p>
          </table:table-cell>
          <table:table-cell office:value-type="float" office:value="1068" table:formula="of:=[.H68]+1" table:style-name="ce13">
            <text:p>1068</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69" table:formula="of:=[.A69]+1" table:style-name="ce10">
            <text:p>69</text:p>
          </table:table-cell>
          <table:table-cell office:value-type="string" table:style-name="ce11">
            <text:p>Шампунь для темно-коричневого волосся Davines Shampoo Chocolate, 280 мл</text:p>
          </table:table-cell>
          <table:table-cell office:value-type="string" table:style-name="ce9">
            <text:p>Підсилюючий колір шампунь для темно-коричневих або чорних тонів</text:p>
          </table:table-cell>
          <table:table-cell office:value-type="string" table:style-name="ce9">
            <text:p>Підсилюючий колір шампунь для темно-коричневих або чорних тонів. Шампунь Шоколад посилює та висвітлює природні або кольорові темно-коричневі відтінки.</text:p>
          </table:table-cell>
          <table:table-cell office:value-type="string" table:style-name="ce12">
            <text:p><text:s/>Підсилюючий колір шампунь для темно-коричневих або чорних тонів. Шампунь Шоколад посилює та висвітлює природні або кольорові темно-коричневі відтінки.</text:p>
            <text:p><text:s text:c="32"/></text:p>
          </table:table-cell>
          <table:table-cell office:value-type="string" table:style-name="ce9">
            <text:p>s22.jpg</text:p>
          </table:table-cell>
          <table:table-cell office:value-type="float" office:value="560" table:style-name="ce13">
            <text:p>560</text:p>
          </table:table-cell>
          <table:table-cell office:value-type="float" office:value="1069" table:formula="of:=[.H69]+1" table:style-name="ce13">
            <text:p>1069</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20" table:style-name="ce9">
            <text:p>2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0" table:formula="of:=[.A70]+1" table:style-name="ce10">
            <text:p>70</text:p>
          </table:table-cell>
          <table:table-cell office:value-type="string" table:style-name="ce11">
            <text:p>Шампунь для холодних червоних або мідних тонів Davines Shampoo Copper, 280 мл</text:p>
          </table:table-cell>
          <table:table-cell office:value-type="string" table:style-name="ce9">
            <text:p>Підсилюючий колір шампунь для холодних червоних або мідних тонів</text:p>
          </table:table-cell>
          <table:table-cell office:value-type="string" table:style-name="ce9">
            <text:p>Підсилюючий колір шампунь для холодних червоних і мідних тонів. Мідь з алхімічним шампунем посилює та висвітлює ці природні або кольорові холодні червоні відтінки.</text:p>
          </table:table-cell>
          <table:table-cell office:value-type="string" table:style-name="ce12">
            <text:p>Підсилюючий колір шампунь для холодних червоних і мідних тонів. Мідь з алхімічним шампунем посилює та висвітлює ці природні або кольорові холодні червоні відтінки.</text:p>
            <text:p><text:s text:c="32"/></text:p>
          </table:table-cell>
          <table:table-cell office:value-type="string" table:style-name="ce9">
            <text:p>s23.jpg</text:p>
          </table:table-cell>
          <table:table-cell office:value-type="float" office:value="554" table:style-name="ce13">
            <text:p>554</text:p>
          </table:table-cell>
          <table:table-cell office:value-type="float" office:value="1070" table:formula="of:=[.H70]+1" table:style-name="ce13">
            <text:p>1070</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20" table:style-name="ce9">
            <text:p>2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1" table:formula="of:=[.A71]+1" table:style-name="ce10">
            <text:p>71</text:p>
          </table:table-cell>
          <table:table-cell office:value-type="string" table:style-name="ce11">
            <text:p>Шампунь для <text:s/>червоних або мідних тонів Davines ALCHEMIC Shampoo Red, 280 мл</text:p>
          </table:table-cell>
          <table:table-cell office:value-type="string" table:style-name="ce9">
            <text:p>Підсилюючий колір шампунь для теплих червоних тонів</text:p>
          </table:table-cell>
          <table:table-cell office:value-type="string" table:style-name="ce9">
            <text:p>Підсилюючий колір шампунь для теплих червоних тонів.</text:p>
          </table:table-cell>
          <table:table-cell office:value-type="string" table:style-name="ce12">
            <text:p>Легкий шампунь з гелевою текстурою, що характеризується кремовою піною. Він призначений для м’якого очищення сухого або зневодненого волосся, надаючи йому сильну зволоження.</text:p>
            <text:p>Зволожене, м’яке, блискуче та оновлене волосся</text:p>
            <text:p>Натуральні активні інгредієнти.</text:p>
          </table:table-cell>
          <table:table-cell office:value-type="string" table:style-name="ce9">
            <text:p>s24.jpg</text:p>
          </table:table-cell>
          <table:table-cell office:value-type="float" office:value="545" table:style-name="ce13">
            <text:p>545</text:p>
          </table:table-cell>
          <table:table-cell office:value-type="float" office:value="1071" table:formula="of:=[.H71]+1" table:style-name="ce13">
            <text:p>1071</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20" table:style-name="ce9">
            <text:p>2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2" table:formula="of:=[.A72]+1" table:style-name="ce10">
            <text:p>72</text:p>
          </table:table-cell>
          <table:table-cell office:value-type="string" table:style-name="ce11">
            <text:p>Шампунь для світлих брюнетних тонів Davines ALCHEMIC Shampoo Tobacco, 280 мл</text:p>
          </table:table-cell>
          <table:table-cell office:value-type="string" table:style-name="ce9">
            <text:p>Підсилюючий колір шампунь для більш світлих брюнетних тонів</text:p>
          </table:table-cell>
          <table:table-cell office:value-type="string" table:style-name="ce9">
            <text:p>Підсилюючий колір шампунь для середніх до світло-коричневих тонів. Тютюн "Алхімічний шампунь" посилює та висвітлює ці природні або кольорові світлі брюнетні відтінки.</text:p>
          </table:table-cell>
          <table:table-cell office:value-type="string" table:style-name="ce12">
            <text:p>Підсилюючий колір шампунь для середніх до світло-коричневих тонів. Тютюн "Алхімічний шампунь" посилює та висвітлює ці природні або кольорові світлі брюнетні відтінки.</text:p>
            <text:p><text:s text:c="28"/></text:p>
          </table:table-cell>
          <table:table-cell office:value-type="string" table:style-name="ce9">
            <text:p>s25.png</text:p>
          </table:table-cell>
          <table:table-cell office:value-type="float" office:value="564" table:style-name="ce13">
            <text:p>564</text:p>
          </table:table-cell>
          <table:table-cell office:value-type="float" office:value="1072" table:formula="of:=[.H72]+1" table:style-name="ce13">
            <text:p>1072</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20" table:style-name="ce9">
            <text:p>2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3" table:formula="of:=[.A73]+1" table:style-name="ce10">
            <text:p>73</text:p>
          </table:table-cell>
          <table:table-cell office:value-type="string" table:style-name="ce11">
            <text:p>Шампунь для русявих тонів Davines ALCHEMIC Shampoo Golden, 280 мл</text:p>
          </table:table-cell>
          <table:table-cell office:value-type="string" table:style-name="ce9">
            <text:p>Підсилюючий колір шампунь для русявих тонів</text:p>
          </table:table-cell>
          <table:table-cell office:value-type="string" table:style-name="ce9">
            <text:p>Підсилюючий колір шампунь для золотисто-русявих до медово-русявих тонів. Алхімічний шампунь Golden посилює та висвітлює ці природні або кольорові русяві відтінки.</text:p>
          </table:table-cell>
          <table:table-cell office:value-type="string" table:style-name="ce12">
            <text:p>Підсилюючий колір шампунь для золотисто-русявих до медово-русявих тонів. Алхімічний шампунь Golden посилює та висвітлює ці природні або кольорові русяві відтінки.</text:p>
            <text:p><text:s text:c="32"/></text:p>
          </table:table-cell>
          <table:table-cell office:value-type="string" table:style-name="ce9">
            <text:p>s26.jpg</text:p>
          </table:table-cell>
          <table:table-cell office:value-type="float" office:value="495" table:style-name="ce13">
            <text:p>495</text:p>
          </table:table-cell>
          <table:table-cell office:value-type="float" office:value="1073" table:formula="of:=[.H73]+1" table:style-name="ce13">
            <text:p>1073</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20" table:style-name="ce9">
            <text:p>2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4" table:formula="of:=[.A74]+1" table:style-name="ce10">
            <text:p>74</text:p>
          </table:table-cell>
          <table:table-cell office:value-type="string" table:style-name="ce11">
            <text:p>Шампунь для зволоження волосся Davines SU Hair &amp; Body Wash, 250 мл</text:p>
          </table:table-cell>
          <table:table-cell office:value-type="string" table:style-name="ce9">
            <text:p>Зволожуючий та захисний шампунь для тіла та волосся під впливом сонця</text:p>
          </table:table-cell>
          <table:table-cell office:value-type="string" table:style-name="ce9">
            <text:p>Багатокорисний шампунь для душу. Формула, що характеризується повноцінною піною, зволожує та м’яко очищає шкіру та волосся, що перебувають на сонці, антиоксидантною та протизапальною дією.</text:p>
          </table:table-cell>
          <table:table-cell office:value-type="string" table:style-name="ce12">
            <text:p>Багатокорисний шампунь для душу. Формула, що характеризується повноцінною піною, зволожує та м’яко очищає шкіру та волосся, що перебувають на сонці, антиоксидантною та протизапальною дією.</text:p>
            <text:p><text:s text:c="32"/></text:p>
          </table:table-cell>
          <table:table-cell office:value-type="string" table:style-name="ce9">
            <text:p>s27.jpg</text:p>
          </table:table-cell>
          <table:table-cell office:value-type="float" office:value="410" table:style-name="ce13">
            <text:p>410</text:p>
          </table:table-cell>
          <table:table-cell office:value-type="float" office:value="1074" table:formula="of:=[.H74]+1" table:style-name="ce13">
            <text:p>1074</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5" table:formula="of:=[.A75]+1" table:style-name="ce10">
            <text:p>75</text:p>
          </table:table-cell>
          <table:table-cell office:value-type="string" table:style-name="ce11">
            <text:p>Шампунь для сухого очищення волосся Davines Hair Refresher, 150 мл</text:p>
          </table:table-cell>
          <table:table-cell office:value-type="string" table:style-name="ce9">
            <text:p>Шампунь для сухого очищення, який не потребує води</text:p>
          </table:table-cell>
          <table:table-cell office:value-type="string" table:style-name="ce9">
            <text:p>Чистячий спрей для освіження та очищення волосся без використання води. Він поглинає надлишок шкірного сала, надає безпосереднє тіло волоссю, який виглядає повітряним і запашним.</text:p>
          </table:table-cell>
          <table:table-cell office:value-type="string" table:style-name="ce12">
            <text:p>Чистячий спрей для освіження та очищення волосся без використання води. Він поглинає надлишок шкірного сала, надає безпосереднє тіло волоссю, який виглядає повітряним і запашним.</text:p>
            <text:p><text:s text:c="32"/></text:p>
          </table:table-cell>
          <table:table-cell office:value-type="string" table:style-name="ce9">
            <text:p>s28.jpg</text:p>
          </table:table-cell>
          <table:table-cell office:value-type="float" office:value="794" table:style-name="ce13">
            <text:p>794</text:p>
          </table:table-cell>
          <table:table-cell office:value-type="float" office:value="1075" table:formula="of:=[.H75]+1" table:style-name="ce13">
            <text:p>1075</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6" table:formula="of:=[.A76]+1" table:style-name="ce10">
            <text:p>76</text:p>
          </table:table-cell>
          <table:table-cell office:value-type="string" table:style-name="ce11">
            <text:p>Шампунь для зволоження волосся Davines Prep Shampoo, 250 мл</text:p>
          </table:table-cell>
          <table:table-cell office:value-type="string" table:style-name="ce9">
            <text:p>Зволожуючий шампунь для попередньої укладання, підходить для всіх типів волосся</text:p>
          </table:table-cell>
          <table:table-cell office:value-type="string" table:style-name="ce9">
            <text:p>Шампунь для попередньої укладання, підходить для всіх типів волосся. Зволожуючи та живлячи, ваш шампунь м’яко очищає волосся, усуває залишки укладання та залишає їх м’якими та легкими</text:p>
          </table:table-cell>
          <table:table-cell office:value-type="string" table:style-name="ce12">
            <text:p>Шампунь для попередньої укладання, підходить для всіх типів волосся. Зволожуючи та живлячи, ваш шампунь Hair Assistant Prep шампунь м’яко очищає волосся, усуває залишки укладання та залишає їх м’якими та легкими.</text:p>
            <text:p><text:s text:c="32"/></text:p>
          </table:table-cell>
          <table:table-cell office:value-type="string" table:style-name="ce9">
            <text:p>s29.jpg</text:p>
          </table:table-cell>
          <table:table-cell office:value-type="float" office:value="528" table:style-name="ce13">
            <text:p>528</text:p>
          </table:table-cell>
          <table:table-cell office:value-type="float" office:value="1076" table:formula="of:=[.H76]+1" table:style-name="ce13">
            <text:p>1076</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7" table:formula="of:=[.A77]+1" table:style-name="ce10">
            <text:p>77</text:p>
          </table:table-cell>
          <table:table-cell office:value-type="string" table:style-name="ce11">
            <text:p>Шампунь для себорегуляції <text:s/>волосся Davines REBALANCING Shampoo, 250 мл</text:p>
          </table:table-cell>
          <table:table-cell office:value-type="string" table:style-name="ce9">
            <text:p>Відновлюючий шампунь для шкіри голови з гіперпродукцією шкірного сала</text:p>
          </table:table-cell>
          <table:table-cell office:value-type="string" table:style-name="ce12">
            <text:p>Формула для нормалізації та збалансування проблем надлишкового вироблення шкірного сала.</text:p>
            <text:p>Він бореться з гіперпродукцією шкірного сала і підтримує шкіру голови чистою.</text:p>
          </table:table-cell>
          <table:table-cell office:value-type="string" table:style-name="ce12">
            <text:p>Формула для нормалізації та збалансування проблем надлишкового вироблення шкірного сала.</text:p>
            <text:p>Він бореться з гіперпродукцією шкірного сала і підтримує шкіру голови чистою.</text:p>
          </table:table-cell>
          <table:table-cell office:value-type="string" table:style-name="ce9">
            <text:p>s30.jpg</text:p>
          </table:table-cell>
          <table:table-cell office:value-type="float" office:value="475" table:style-name="ce13">
            <text:p>475</text:p>
          </table:table-cell>
          <table:table-cell office:value-type="float" office:value="1077" table:formula="of:=[.H77]+1" table:style-name="ce13">
            <text:p>1077</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8" table:formula="of:=[.A78]+1" table:style-name="ce10">
            <text:p>78</text:p>
          </table:table-cell>
          <table:table-cell office:value-type="string" table:style-name="ce11">
            <text:p>Шампунь для сухого волосся волосся Davines NOURISHING Shampoo, 250 мл</text:p>
          </table:table-cell>
          <table:table-cell office:value-type="string" table:style-name="ce9">
            <text:p>Зволожуючий шампунь для сухого або зневодненого волосся. Надає живий та бездоганний вигляд</text:p>
          </table:table-cell>
          <table:table-cell office:value-type="string" table:style-name="ce9">
            <text:p>Поживний шампунь м’яко очищає живильною дією, не змінюючи структури волосся.</text:p>
          </table:table-cell>
          <table:table-cell office:value-type="string" table:style-name="ce12">
            <text:p>Поживний шампунь м’яко очищає живильною дією, не змінюючи структури волосся.</text:p>
            <text:p>Поживна відновлююча формула.</text:p>
            <text:p>Для зневодненої шкіри голови та для сухого, ламкого та пошкодженого волосся, природні активні інгредієнти.</text:p>
          </table:table-cell>
          <table:table-cell office:value-type="string" table:style-name="ce9">
            <text:p>s31.png</text:p>
          </table:table-cell>
          <table:table-cell office:value-type="float" office:value="585" table:style-name="ce13">
            <text:p>585</text:p>
          </table:table-cell>
          <table:table-cell office:value-type="float" office:value="1078" table:formula="of:=[.H78]+1" table:style-name="ce13">
            <text:p>1078</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79" table:formula="of:=[.A79]+1" table:style-name="ce10">
            <text:p>79</text:p>
          </table:table-cell>
          <table:table-cell office:value-type="string" table:style-name="ce11">
            <text:p>Шампунь для пошкодженого волосся Davines NOUNOU Shampoo, 250 мл</text:p>
          </table:table-cell>
          <table:table-cell office:value-type="string" table:style-name="ce9">
            <text:p>Поживний шампунь для пошкодженого або дуже сухого волосся</text:p>
          </table:table-cell>
          <table:table-cell office:value-type="string" table:style-name="ce9">
            <text:p>Шампунь для освітленого, хімічного завивки або розслабленого волосся. Багата формула м’яко очищає оброблене волосся, надаючи їм глибоке живлення, зволоження та відновлюючи природну м’якість.</text:p>
          </table:table-cell>
          <table:table-cell office:value-type="string" table:style-name="ce12">
            <text:p>Шампунь для освітленого, хімічного завивки або розслабленого волосся. Багата формула м’яко очищає оброблене волосся, надаючи їм глибоке живлення, зволоження та відновлюючи природну м’якість.</text:p>
            <text:p>Глибоке живлення для оброблених і дуже сухих пасм волосся.</text:p>
            <text:p>Сильний ефект, що надає блиск.</text:p>
            <text:p>Ніжне очищення.</text:p>
            <text:p>М'яке і шовковисте волосся.</text:p>
            <text:p>Натуральні активні інгредієнти</text:p>
          </table:table-cell>
          <table:table-cell office:value-type="string" table:style-name="ce9">
            <text:p>s32.jpg</text:p>
          </table:table-cell>
          <table:table-cell office:value-type="float" office:value="475" table:style-name="ce13">
            <text:p>475</text:p>
          </table:table-cell>
          <table:table-cell office:value-type="float" office:value="1079" table:formula="of:=[.H79]+1" table:style-name="ce13">
            <text:p>1079</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0" table:formula="of:=[.A80]+1" table:style-name="ce10">
            <text:p>80</text:p>
          </table:table-cell>
          <table:table-cell office:value-type="string" table:style-name="ce11">
            <text:p>Шампунь заспокійливий волосся Davines CALMING Shampoo, 250 мл</text:p>
          </table:table-cell>
          <table:table-cell office:value-type="string" table:style-name="ce9">
            <text:p>Заспокійливий шампунь для чутливої ​​шкіри голови. Себорегуляція та здоров'я волосся</text:p>
          </table:table-cell>
          <table:table-cell office:value-type="string" table:style-name="ce9">
            <text:p>Він м’яко очищає, заспокоює та заспокоює чутливу та чутливу шкіру голови.</text:p>
          </table:table-cell>
          <table:table-cell office:value-type="string" table:style-name="ce12">
            <text:p>Він м’яко очищає, заспокоює та заспокоює <text:s/>чутливу шкіру голови</text:p>
            <text:p>Дуже ефективна формула, яка м’яко очищає і заспокоює шкіру голови.</text:p>
            <text:p>Натуральні активні інгредієнти.</text:p>
            <text:p>Без парабенів і сульфатів</text:p>
          </table:table-cell>
          <table:table-cell office:value-type="string" table:style-name="ce9">
            <text:p>s33.jpg</text:p>
          </table:table-cell>
          <table:table-cell office:value-type="float" office:value="542" table:style-name="ce13">
            <text:p>542</text:p>
          </table:table-cell>
          <table:table-cell office:value-type="float" office:value="1080" table:formula="of:=[.H80]+1" table:style-name="ce13">
            <text:p>1080</text:p>
          </table:table-cell>
          <table:table-cell office:value-type="string" table:style-name="ce14">
            <text:p>Італія</text:p>
          </table:table-cell>
          <table:table-cell office:value-type="string" table:style-name="ce14">
            <text:p>Шампунь</text:p>
          </table:table-cell>
          <table:table-cell office:value-type="string" table:style-name="ce14">
            <text:p>Davines</text:p>
          </table:table-cell>
          <table:table-cell office:value-type="string" table:style-name="ce14">
            <text:p>OI</text:p>
          </table:table-cell>
          <table:table-cell office:value-type="float" office:value="1" table:style-name="ce9">
            <text:p>1</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1" table:formula="of:=[.A81]+1" table:style-name="ce10">
            <text:p>81</text:p>
          </table:table-cell>
          <table:table-cell office:value-type="string" table:style-name="ce11">
            <text:p>Кондиціонер для шикарного волосся Davines Oi Conditioner, 250 мл</text:p>
          </table:table-cell>
          <table:table-cell office:value-type="string" table:style-name="ce9">
            <text:p>Багатий маслом Roucou кондиціонер з антиоксидантною дією для м’яких та об’ємних волосся</text:p>
          </table:table-cell>
          <table:table-cell office:value-type="string" table:style-name="ce9">
            <text:p>Багатий і здобний кондиціонер для всіх типів волосся. Забезпечує надзвичайну м'якість, блиск і тіло, прискорюючи процес сушіння, залишаючи волоссю сенсорний аромат.</text:p>
          </table:table-cell>
          <table:table-cell office:value-type="string" table:style-name="ce12">
            <text:p>Живить і зволожує волосся з додатковим ефектом краси.</text:p>
            <text:p><text:s text:c="36"/>Антиоксидантний захист від ультрафіолетових променів.</text:p>
            <text:p><text:s text:c="36"/>Прискорення процесу сушіння.</text:p>
            <text:p><text:s text:c="36"/>Сильний і негайний косметичний ефект.</text:p>
            <text:p><text:s text:c="36"/>Надзвичайно м’яке, насичене і світле волосся.</text:p>
            <text:p><text:s text:c="36"/>Стійкий аромат.</text:p>
          </table:table-cell>
          <table:table-cell office:value-type="string" table:style-name="ce9">
            <text:p>s201.jpg</text:p>
          </table:table-cell>
          <table:table-cell office:value-type="float" office:value="669" table:style-name="ce13">
            <text:p>669</text:p>
          </table:table-cell>
          <table:table-cell office:value-type="float" office:value="1081" table:formula="of:=[.H81]+1" table:style-name="ce13">
            <text:p>1081</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2" table:formula="of:=[.A82]+1" table:style-name="ce10">
            <text:p>82</text:p>
          </table:table-cell>
          <table:table-cell office:value-type="string" table:style-name="ce11">
            <text:p>Молочко для краси та шику волосся Davines Oi All In One Milk, 135 мл</text:p>
          </table:table-cell>
          <table:table-cell office:value-type="string" table:style-name="ce9">
            <text:p>Легке молочко для волосся, яке розм’якшує, контролює волосся і захищає волосся від нагрівання</text:p>
          </table:table-cell>
          <table:table-cell office:value-type="string" table:style-name="ce9">
            <text:p>Легке молочко, багатофункціональна обробка спреєм, що <text:s/>розм’якшує, контролює волосся і захищає волосся від нагрівання.</text:p>
          </table:table-cell>
          <table:table-cell office:value-type="string" table:style-name="ce12">
            <text:p>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ext:p><text:s text:c="32"/></text:p>
          </table:table-cell>
          <table:table-cell office:value-type="string" table:style-name="ce9">
            <text:p>s202.png</text:p>
          </table:table-cell>
          <table:table-cell office:value-type="float" office:value="705" table:style-name="ce13">
            <text:p>705</text:p>
          </table:table-cell>
          <table:table-cell office:value-type="float" office:value="1082" table:formula="of:=[.H82]+1" table:style-name="ce13">
            <text:p>1082</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3" table:style-name="ce9">
            <text:p>13</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3" table:formula="of:=[.A83]+1" table:style-name="ce10">
            <text:p>83</text:p>
          </table:table-cell>
          <table:table-cell office:value-type="string" table:style-name="ce11">
            <text:p>Кондиціонер для краси волосся Davines LOVE CURL conditioner, 250 мл</text:p>
          </table:table-cell>
          <table:table-cell office:value-type="string" table:style-name="ce9">
            <text:p>Еластичний та контролюючий шампунь для хвилястого або кучерявого волосся</text:p>
          </table:table-cell>
          <table:table-cell office:value-type="string" table:style-name="ce9">
            <text:p>Кондиціонер для покращення та контролю хвилястого або кучерявого волосся. Його формула робить волосся м’яким і легким, надає пружності та об’єму, не обтяжуючи їх.</text:p>
          </table:table-cell>
          <table:table-cell office:value-type="string" table:style-name="ce12">
            <text:p>Кондиціонер для покращення та контролю хвилястого або кучерявого волосся. Його формула робить волосся м’яким і легким, надає пружності та об’єму, не обтяжуючи їх.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ext:p><text:s text:c="32"/></text:p>
          </table:table-cell>
          <table:table-cell office:value-type="string" table:style-name="ce9">
            <text:p>s203.png</text:p>
          </table:table-cell>
          <table:table-cell office:value-type="float" office:value="505" table:style-name="ce13">
            <text:p>505</text:p>
          </table:table-cell>
          <table:table-cell office:value-type="float" office:value="1083" table:formula="of:=[.H83]+1" table:style-name="ce13">
            <text:p>1083</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4" table:formula="of:=[.A84]+1" table:style-name="ce10">
            <text:p>84</text:p>
          </table:table-cell>
          <table:table-cell office:value-type="string" table:style-name="ce11">
            <text:p>Кондиціонер для краси та шику волосся Davines DEDE conditioner, 250 мл</text:p>
          </table:table-cell>
          <table:table-cell office:value-type="string" table:style-name="ce9">
            <text:p>Ніжний щоденний кондиціонер для всіх типів волосся</text:p>
          </table:table-cell>
          <table:table-cell office:value-type="string" table:style-name="ce12">
            <text:p>Його легкий і зволожуючий склад призначений для розплутування волосся, роблячи його м’яким і легким, не обтяжуючи.</text:p>
            <text:p>Ідеально підходить для середньо тонких, тонких волосся та для частого миття голови.</text:p>
          </table:table-cell>
          <table:table-cell office:value-type="string" table:style-name="ce12">
            <text:p>Його легкий і зволожуючий склад призначений для розплутування волосся, роблячи його м’яким і легким, не обтяжуючи.</text:p>
            <text:p><text:s text:c="36"/>Ідеально підходить для середньо тонких, тонких волосся та для частого миття голови.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ext:p><text:s text:c="32"/></text:p>
          </table:table-cell>
          <table:table-cell office:value-type="string" table:style-name="ce9">
            <text:p>s204.png</text:p>
          </table:table-cell>
          <table:table-cell office:value-type="float" office:value="475" table:style-name="ce13">
            <text:p>475</text:p>
          </table:table-cell>
          <table:table-cell office:value-type="float" office:value="1084" table:formula="of:=[.H84]+1" table:style-name="ce13">
            <text:p>1084</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5" table:formula="of:=[.A85]+1" table:style-name="ce10">
            <text:p>85</text:p>
          </table:table-cell>
          <table:table-cell office:value-type="string" table:style-name="ce11">
            <text:p>Кондиціонер для краси та шику волосся Davines MELU conditioner, 250 мл</text:p>
          </table:table-cell>
          <table:table-cell office:value-type="string" table:style-name="ce20">
            <text:p>Кондиціонер проти ломки, який надає блиск довгим або пошкодженим волоссям</text:p>
          </table:table-cell>
          <table:table-cell office:value-type="string" table:style-name="ce9">
            <text:p>Кондиціонер для довгого або пошкодженого волосся. Кондиціонуюча дія зволожує волосся, живить кінчики і запобігає їх ламання. Легка формула робить волосся гладким і м’яким, не обтяжуючи його.</text:p>
          </table:table-cell>
          <table:table-cell office:value-type="string" table:style-name="ce12">
            <text:p>Кондиціонер для довгого або пошкодженого волосся. Кондиціонуюча дія зволожує волосся, живить кінчики і запобігає їх ламання. Легка формула робить волосся гладким і м’яким, не обтяжуючи його.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ext:p><text:s text:c="32"/></text:p>
          </table:table-cell>
          <table:table-cell office:value-type="string" table:style-name="ce9">
            <text:p>s205.png</text:p>
          </table:table-cell>
          <table:table-cell office:value-type="float" office:value="467" table:style-name="ce13">
            <text:p>467</text:p>
          </table:table-cell>
          <table:table-cell office:value-type="float" office:value="1085" table:formula="of:=[.H85]+1" table:style-name="ce13">
            <text:p>1085</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6" table:formula="of:=[.A86]+1" table:style-name="ce10">
            <text:p>86</text:p>
          </table:table-cell>
          <table:table-cell office:value-type="string" table:style-name="ce11">
            <text:p>Кондиціонер для краси та шику волосся Davines LOVE conditioner, 250 мл</text:p>
          </table:table-cell>
          <table:table-cell office:value-type="string" table:style-name="ce9">
            <text:p>Згладжуючий кондиціонер для кучерявого або неслухняного волосся</text:p>
          </table:table-cell>
          <table:table-cell office:value-type="string" table:style-name="ce9">
            <text:p>Кондиціонер для контролю кучерявого або кучерявого волосся. Кондиціонуюча формула зволожує волосся і допомагає їм відновити еластичність, усуваючи ефект завивки і роблячи волосся блискучим.</text:p>
          </table:table-cell>
          <table:table-cell office:value-type="string" table:style-name="ce12">
            <text:p>Кондиціонер для контролю кучерявого або кучерявого волосся. Кондиціонуюча формула зволожує волосся і допомагає їм відновити еластичність, усуваючи ефект завивки і роблячи волосся блискучим.</text:p>
            <text:p><text:s text:c="32"/></text:p>
          </table:table-cell>
          <table:table-cell office:value-type="string" table:style-name="ce9">
            <text:p>s206.png</text:p>
          </table:table-cell>
          <table:table-cell office:value-type="float" office:value="479" table:style-name="ce13">
            <text:p>479</text:p>
          </table:table-cell>
          <table:table-cell office:value-type="float" office:value="1086" table:formula="of:=[.H86]+1" table:style-name="ce13">
            <text:p>1086</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7" table:formula="of:=[.A87]+1" table:style-name="ce10">
            <text:p>87</text:p>
          </table:table-cell>
          <table:table-cell office:value-type="string" table:style-name="ce11">
            <text:p>Кондиціонер для краси та шику <text:s/>волосся Davines MOMO conditioner, 250ml</text:p>
          </table:table-cell>
          <table:table-cell office:value-type="string" table:style-name="ce9">
            <text:p>Зволожуючий кондиціонер для сухого або зневодненого волосся</text:p>
          </table:table-cell>
          <table:table-cell office:value-type="string" table:style-name="ce9">
            <text:p>Кондиціонер для сухого або зневодненого волосся. Його зволожуюча формула розроблена, щоб розплутати волосся, зволожуючи їх і роблячи м’якими та шовковистими.</text:p>
          </table:table-cell>
          <table:table-cell office:value-type="string" table:style-name="ce12">
            <text:p>Кондиціонер для сухого або зневодненого волосся. Його зволожуюча формула розроблена, щоб розплутати волосся, зволожуючи їх і роблячи м’якими та шовковистими.</text:p>
            <text:p><text:s text:c="32"/></text:p>
          </table:table-cell>
          <table:table-cell office:value-type="string" table:style-name="ce9">
            <text:p>s207.png</text:p>
          </table:table-cell>
          <table:table-cell office:value-type="float" office:value="496" table:style-name="ce13">
            <text:p>496</text:p>
          </table:table-cell>
          <table:table-cell office:value-type="float" office:value="1087" table:formula="of:=[.H87]+1" table:style-name="ce13">
            <text:p>1087</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8" table:formula="of:=[.A88]+1" table:style-name="ce10">
            <text:p>88</text:p>
          </table:table-cell>
          <table:table-cell office:value-type="string" table:style-name="ce11">
            <text:p>Кондиціонер для краси та шику <text:s/>волосся Davines NOUNOU conditioner, 250 мл</text:p>
          </table:table-cell>
          <table:table-cell office:value-type="string" table:style-name="ce9">
            <text:p>Поживний кондиціонер для пошкодженого або дуже сухого волосся</text:p>
          </table:table-cell>
          <table:table-cell office:value-type="string" table:style-name="ce9">
            <text:p>Кондиціонер для освітленого, після хімічного завивки або розслабленого волосся. Формула зволожує та живить волосся в глибині, полегшуючи розплутування, м’якість та надання йому пружності, не обтяжуючи.</text:p>
          </table:table-cell>
          <table:table-cell office:value-type="string" table:style-name="ce12">
            <text:p>Кондиціонер для освітленого, після хімічного завивки або розслабленого волосся. Формула зволожує та живить волосся в глибині, полегшуючи розплутування, м’якість та надання йому пружності, не обтяжуючи.</text:p>
            <text:p><text:s text:c="28"/></text:p>
          </table:table-cell>
          <table:table-cell office:value-type="string" table:style-name="ce9">
            <text:p>s208.png</text:p>
          </table:table-cell>
          <table:table-cell office:value-type="float" office:value="465" table:style-name="ce13">
            <text:p>465</text:p>
          </table:table-cell>
          <table:table-cell office:value-type="float" office:value="1088" table:formula="of:=[.H88]+1" table:style-name="ce13">
            <text:p>1088</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89" table:formula="of:=[.A89]+1" table:style-name="ce10">
            <text:p>89</text:p>
          </table:table-cell>
          <table:table-cell office:value-type="string" table:style-name="ce11">
            <text:p>Кондиціонер для краси та шику <text:s/>волосся Davines MINU conditioner, 250 мл</text:p>
          </table:table-cell>
          <table:table-cell office:value-type="string" table:style-name="ce9">
            <text:p>Освітлюючий та захисний кондиціонер для фарбованого волосся</text:p>
          </table:table-cell>
          <table:table-cell office:value-type="string" table:style-name="ce9">
            <text:p>Освітлюючий та захисний кондиціонер для фарбованого волосся. Його формула розроблена, щоб розплутати фарбоване волосся і зробити його м’яким і шовковистим, захищаючи косметичний колір. Не обтяжує волосся.</text:p>
          </table:table-cell>
          <table:table-cell office:value-type="string" table:style-name="ce12">
            <text:p>Освітлюючий та захисний кондиціонер для фарбованого волосся. Його формула розроблена, щоб розплутати фарбоване волосся і зробити його м’яким і шовковистим, захищаючи косметичний колір.<text:s/></text:p>
            <text:p><text:s text:c="32"/></text:p>
          </table:table-cell>
          <table:table-cell office:value-type="string" table:style-name="ce9">
            <text:p>s209.png</text:p>
          </table:table-cell>
          <table:table-cell office:value-type="float" office:value="758" table:style-name="ce13">
            <text:p>758</text:p>
          </table:table-cell>
          <table:table-cell office:value-type="float" office:value="1089" table:formula="of:=[.H89]+1" table:style-name="ce13">
            <text:p>1089</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style-name="ce15"/>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0" table:formula="of:=[.A90]+1" table:style-name="ce10">
            <text:p>90</text:p>
          </table:table-cell>
          <table:table-cell office:value-type="string" table:style-name="ce11">
            <text:p>Кондиціонер для краси та шику <text:s/>волосся Davines Prep Mild Cream conditioner, 200 мл</text:p>
          </table:table-cell>
          <table:table-cell office:value-type="string" table:style-name="ce9">
            <text:p>Еластичний та зволожуючий кондиціонер для нормального та тонкого волосся</text:p>
          </table:table-cell>
          <table:table-cell office:value-type="string" table:style-name="ce9">
            <text:p>Попередньо укладаючий еластичний кондиціонер з вітаміном Е для захисту волосся від спеки від інструментів для укладання. Глибоко зволожує і розплутує волосся, роблячи його блискучим і шовковистим, не обтяжуючи.</text:p>
          </table:table-cell>
          <table:table-cell office:value-type="string" table:style-name="ce12">
            <text:p>Попередньо укладаючий еластичний кондиціонер з вітаміном Е для захисту волосся від спеки від інструментів для укладання. Глибоко зволожує і розплутує волосся, роблячи його блискучим і шовковистим, не обтяжуючи.</text:p>
            <text:p><text:s text:c="32"/></text:p>
          </table:table-cell>
          <table:table-cell office:value-type="string" table:style-name="ce9">
            <text:p>s210.png</text:p>
          </table:table-cell>
          <table:table-cell office:value-type="float" office:value="632" table:style-name="ce13">
            <text:p>632</text:p>
          </table:table-cell>
          <table:table-cell office:value-type="float" office:value="1090" table:formula="of:=[.H90]+1" table:style-name="ce13">
            <text:p>1090</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6" table:style-name="ce9">
            <text:p>16</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1" table:formula="of:=[.A91]+1" table:style-name="ce10">
            <text:p>91</text:p>
          </table:table-cell>
          <table:table-cell office:value-type="string" table:style-name="ce11">
            <text:p>Кондиціонер для краси та шику <text:s/>волосся Davines REPLUMPING conditioner, 150 мл</text:p>
          </table:table-cell>
          <table:table-cell office:value-type="string" table:style-name="ce9">
            <text:p>Еластичний та зволожуючий кондиціонер</text:p>
          </table:table-cell>
          <table:table-cell office:value-type="string" table:style-name="ce12">
            <text:p>Створений для розплутування, надання волоссю компактності та надання еластичності.</text:p>
            <text:p>Обрані активні інгредієнти зволожують і захищають структуру волосся.</text:p>
          </table:table-cell>
          <table:table-cell office:value-type="string" table:style-name="ce12">
            <text:p>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office:value-type="string" table:style-name="ce9">
            <text:p>s211.png</text:p>
          </table:table-cell>
          <table:table-cell office:value-type="float" office:value="435" table:style-name="ce13">
            <text:p>435</text:p>
          </table:table-cell>
          <table:table-cell office:value-type="float" office:value="1091" table:formula="of:=[.H91]+1" table:style-name="ce13">
            <text:p>1091</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2" table:formula="of:=[.A92]+1" table:style-name="ce10">
            <text:p>92</text:p>
          </table:table-cell>
          <table:table-cell office:value-type="string" table:style-name="ce11">
            <text:p>Кондиціонер для краси та шику <text:s/>волосся Davines RENEWING Conditioning, 250 мл</text:p>
          </table:table-cell>
          <table:table-cell office:value-type="string" table:style-name="ce9">
            <text:p>Кондиціонер для довготривалого еффекту для всіх типів шкіри голови та волосся</text:p>
          </table:table-cell>
          <table:table-cell office:value-type="string" table:style-name="ce9">
            <text:p>Живить, зволожує та сприяє благополуччю шкіри голови та волосся. Він стимулює шкіру голови, роблячи волокно волосся здоровим, міцним та блискучим, не обтяжуючи волосся.</text:p>
          </table:table-cell>
          <table:table-cell office:value-type="string" table:style-name="ce12">
            <text:p>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office:value-type="string" table:style-name="ce9">
            <text:p>s212.png</text:p>
          </table:table-cell>
          <table:table-cell office:value-type="float" office:value="645" table:style-name="ce13">
            <text:p>645</text:p>
          </table:table-cell>
          <table:table-cell office:value-type="float" office:value="1092" table:formula="of:=[.H92]+1" table:style-name="ce13">
            <text:p>1092</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3" table:formula="of:=[.A93]+1" table:style-name="ce10">
            <text:p>93</text:p>
          </table:table-cell>
          <table:table-cell office:value-type="string" table:style-name="ce11">
            <text:p>Кондиціонер для краси та шику <text:s/>волосся Davines ALCHEMIC Conditioner Golden, 250 мл</text:p>
          </table:table-cell>
          <table:table-cell office:value-type="string" table:style-name="ce9">
            <text:p>Підсилювач кольору кондиціонер для русявих тонів.</text:p>
          </table:table-cell>
          <table:table-cell office:value-type="string" table:style-name="ce9">
            <text:p>Підсилювач кольору кондиціонер для золотисто-русявих до медово-русявих тонів. Кондиціонер Golden посилює та висвітлює ці природні або кольорові світлі відтінки</text:p>
          </table:table-cell>
          <table:table-cell office:value-type="string" table:style-name="ce12">
            <text:p>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office:value-type="string" table:style-name="ce9">
            <text:p>s213.png</text:p>
          </table:table-cell>
          <table:table-cell office:value-type="float" office:value="770" table:style-name="ce13">
            <text:p>770</text:p>
          </table:table-cell>
          <table:table-cell office:value-type="float" office:value="1093" table:formula="of:=[.H93]+1" table:style-name="ce13">
            <text:p>1093</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4" table:formula="of:=[.A94]+1" table:style-name="ce10">
            <text:p>94</text:p>
          </table:table-cell>
          <table:table-cell office:value-type="string" table:style-name="ce11">
            <text:p>Кондиціонер для краси та шику <text:s/>волосся Davines ALCHEMIC Conditioner Silver, 250 мл</text:p>
          </table:table-cell>
          <table:table-cell office:value-type="string" table:style-name="ce9">
            <text:p>Підсилювач кольору кондиціонер для холодних русявих тонів.</text:p>
          </table:table-cell>
          <table:table-cell office:value-type="string" table:style-name="ce9">
            <text:p>Покращуючий колір кондиціонер для платинових і холодних русявих тонів. Rондиціонер Срібло посилює та висвітлює природні або кольорові русяві відтінки.</text:p>
          </table:table-cell>
          <table:table-cell office:value-type="string" table:style-name="ce12">
            <text:p>Покращуючий колір кондиціонер для платинових і холодних русявих тонів. <text:s/>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office:value-type="string" table:style-name="ce9">
            <text:p>s214.png</text:p>
          </table:table-cell>
          <table:table-cell office:value-type="float" office:value="810" table:style-name="ce13">
            <text:p>810</text:p>
          </table:table-cell>
          <table:table-cell office:value-type="float" office:value="1094" table:formula="of:=[.H94]+1" table:style-name="ce13">
            <text:p>1094</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5" table:formula="of:=[.A95]+1" table:style-name="ce10">
            <text:p>95</text:p>
          </table:table-cell>
          <table:table-cell office:value-type="string" table:style-name="ce11">
            <text:p>Кондиціонер для волосся Davines ALCHEMIC Conditioner Chocolate, 250 мл</text:p>
          </table:table-cell>
          <table:table-cell office:value-type="string" table:style-name="ce9">
            <text:p>Покращуючий колір кондиціонер для темно-коричневих або чорних тонів.</text:p>
          </table:table-cell>
          <table:table-cell office:value-type="string" table:style-name="ce9">
            <text:p>Покращуючий колір кондиціонер для темно-коричневих або чорних тонів. Кондиціонер-шоколад посилює та висвітлює природні або кольорові темно-коричневі відтінки.</text:p>
          </table:table-cell>
          <table:table-cell office:value-type="string" table:style-name="ce12">
            <text:p>Покращуючий колір кондиціонер для темно-коричневих або чорних тонів. 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ext:p><text:s text:c="32"/></text:p>
          </table:table-cell>
          <table:table-cell office:value-type="string" table:style-name="ce9">
            <text:p>s215.png</text:p>
          </table:table-cell>
          <table:table-cell office:value-type="float" office:value="743" table:style-name="ce13">
            <text:p>743</text:p>
          </table:table-cell>
          <table:table-cell office:value-type="float" office:value="1095" table:formula="of:=[.H95]+1" table:style-name="ce13">
            <text:p>1095</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6" table:formula="of:=[.A96]+1" table:style-name="ce10">
            <text:p>96</text:p>
          </table:table-cell>
          <table:table-cell office:value-type="string" table:style-name="ce11">
            <text:p>Кондиціонер для волосся Davines ALCHEMIC Conditioner Copper, 250 мл</text:p>
          </table:table-cell>
          <table:table-cell office:value-type="string" table:style-name="ce9">
            <text:p>Покращуючий колір кондиціонер для холодних червоних або мідних тонів.</text:p>
          </table:table-cell>
          <table:table-cell office:value-type="string" table:style-name="ce9">
            <text:p>Покращуючий колір кондиціонер для холодних червоних і мідних тонів. Кондиціонер Мідь посилює та висвітлює <text:s/>природні або кольорові холодні червоні відтінки.</text:p>
          </table:table-cell>
          <table:table-cell office:value-type="string" table:style-name="ce12">
            <text:p>Покращуючий колір кондиціонер для холодних червоних і мідних тонів. 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office:value-type="string" table:style-name="ce9">
            <text:p>s216.png</text:p>
          </table:table-cell>
          <table:table-cell office:value-type="float" office:value="750" table:style-name="ce13">
            <text:p>750</text:p>
          </table:table-cell>
          <table:table-cell office:value-type="float" office:value="1096" table:formula="of:=[.H96]+1" table:style-name="ce13">
            <text:p>1096</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7" table:formula="of:=[.A97]+1" table:style-name="ce10">
            <text:p>97</text:p>
          </table:table-cell>
          <table:table-cell office:value-type="string" table:style-name="ce11">
            <text:p>Кондиціонер для краси та шику <text:s/>волосся Davines ALCHEMIC Conditioner Red, 250 мл</text:p>
          </table:table-cell>
          <table:table-cell office:value-type="string" table:style-name="ce9">
            <text:p>Покращуючий колір кондиціонер для теплих червоних тонів.</text:p>
          </table:table-cell>
          <table:table-cell office:value-type="string" table:style-name="ce9">
            <text:p>Покращуючий колір кондиціонер для теплих червоних тонів. Червоний алхімічний кондиціонер підсилює та підсвічує природні або кольорові теплі червоні відтінки.</text:p>
          </table:table-cell>
          <table:table-cell office:value-type="string" table:style-name="ce12">
            <text:p>Покращуючий колір кондиціонер для теплих червоних тонів. Червоний <text:s/>кондиціонер підсилює та підсвічує природні або кольорові теплі червоні відтінки. 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ext:p><text:s text:c="32"/></text:p>
          </table:table-cell>
          <table:table-cell office:value-type="string" table:style-name="ce9">
            <text:p>s217.png</text:p>
          </table:table-cell>
          <table:table-cell office:value-type="float" office:value="738" table:style-name="ce13">
            <text:p>738</text:p>
          </table:table-cell>
          <table:table-cell office:value-type="float" office:value="1097" table:formula="of:=[.H97]+1" table:style-name="ce13">
            <text:p>1097</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8" table:formula="of:=[.A98]+1" table:style-name="ce10">
            <text:p>98</text:p>
          </table:table-cell>
          <table:table-cell office:value-type="string" table:style-name="ce11">
            <text:p>Кондиціонер для волосся Davines ALCHEMIC Conditioner Tobacco, 250 мл</text:p>
          </table:table-cell>
          <table:table-cell office:value-type="string" table:style-name="ce9">
            <text:p>Підсилюючий колір кондиціонер для більш світлих брюнетних тонів.</text:p>
          </table:table-cell>
          <table:table-cell office:value-type="string" table:style-name="ce12">
            <text:p>Покращуючий колір кондиціонер для середніх до світло-коричневих тонів. Кондиціонер Тютюн підсилює та висвітлює ці природні або кольорові більш світлі брюнетні відтінки.</text:p>
            <text:p>Система оновлення надає м’якіші, блискучі та повноцінні пасма волосся.</text:p>
          </table:table-cell>
          <table:table-cell office:value-type="string" table:style-name="ce12">
            <text:p><text:s/>Покращуючий колір кондиціонер для середніх до світло-коричневих тонів. Кондиціонер Тютюн підсилює та висвітлює ці природні або кольорові більш світлі брюнетні відтінки.</text:p>
            <text:p><text:s text:c="32"/></text:p>
          </table:table-cell>
          <table:table-cell office:value-type="string" table:style-name="ce9">
            <text:p>s218.png</text:p>
          </table:table-cell>
          <table:table-cell office:value-type="float" office:value="758" table:style-name="ce13">
            <text:p>758</text:p>
          </table:table-cell>
          <table:table-cell office:value-type="float" office:value="1098" table:formula="of:=[.H98]+1" table:style-name="ce13">
            <text:p>1098</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99" table:formula="of:=[.A99]+1" table:style-name="ce10">
            <text:p>99</text:p>
          </table:table-cell>
          <table:table-cell office:value-type="string" table:style-name="ce11">
            <text:p>Бальзам для краси та догляду за волоссям Davines Prep Rich Balm, 200 мл</text:p>
          </table:table-cell>
          <table:table-cell office:value-type="string" table:style-name="ce9">
            <text:p>Поживний кондиціонер для густого, зневодненого або обробленого волосся</text:p>
          </table:table-cell>
          <table:table-cell office:value-type="string" table:style-name="ce9">
            <text:p>Якість живильного кондиціонера для густого та текстурованого волосся. Він живить зневоднене і підкреслене волосся, відновлюючи м’якість і захищаючи від нагрівання засобів для укладання.</text:p>
          </table:table-cell>
          <table:table-cell office:value-type="string" table:style-name="ce12">
            <text:p>Якість живильного кондиціонера для густого та текстурованого волосся. Він живить зневоднене і підкреслене волосся, відновлюючи м’якість і захищаючи від нагрівання засобів для укладання.</text:p>
            <text:p><text:s text:c="32"/></text:p>
          </table:table-cell>
          <table:table-cell office:value-type="string" table:style-name="ce9">
            <text:p>s219.png</text:p>
          </table:table-cell>
          <table:table-cell office:value-type="float" office:value="592" table:style-name="ce13">
            <text:p>592</text:p>
          </table:table-cell>
          <table:table-cell office:value-type="float" office:value="1099" table:formula="of:=[.H99]+1" table:style-name="ce13">
            <text:p>1099</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6" table:style-name="ce9">
            <text:p>16</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0" table:formula="of:=[.A100]+1" table:style-name="ce10">
            <text:p>100</text:p>
          </table:table-cell>
          <table:table-cell office:value-type="string" table:style-name="ce11">
            <text:p>Бальзам для краси вашого волосся Davines WELLBEING Conditioner, 150 мл</text:p>
          </table:table-cell>
          <table:table-cell office:value-type="string" table:style-name="ce9">
            <text:p>Зволожуючий кондиціонер для всіх типів волосся.</text:p>
          </table:table-cell>
          <table:table-cell office:value-type="string" table:style-name="ce9">
            <text:p>Створений для розплутування та зволоження волосся, роблячи його м’яким і шовковистим.</text:p>
          </table:table-cell>
          <table:table-cell office:value-type="string" table:style-name="ce9">
            <text:p>Створений для розплутування та зволоження волосся, роблячи його м’яким і шовковистим.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s220.png</text:p>
          </table:table-cell>
          <table:table-cell office:value-type="float" office:value="542" table:style-name="ce13">
            <text:p>542</text:p>
          </table:table-cell>
          <table:table-cell office:value-type="float" office:value="1100" table:formula="of:=[.H100]+1" table:style-name="ce13">
            <text:p>1100</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1" table:formula="of:=[.A101]+1" table:style-name="ce10">
            <text:p>101</text:p>
          </table:table-cell>
          <table:table-cell office:value-type="string" table:style-name="ce11">
            <text:p>Бальзам для волосся Davines NOURISHING Vegetarian Miracle Conditioner, 250 мл</text:p>
          </table:table-cell>
          <table:table-cell office:value-type="string" table:style-name="ce9">
            <text:p>Зволожуючий бальзам для сухого і ламкого волосся</text:p>
          </table:table-cell>
          <table:table-cell office:value-type="string" table:style-name="ce9">
            <text:p>Бальзам, придатний для неструктурованих і тендітних пасм волосся. Він глибоко зволожує волосся, роблячи їх м’якими, яскравими, легко розчісує та зміцнює структуру.</text:p>
          </table:table-cell>
          <table:table-cell office:value-type="string" table:style-name="ce12">
            <text:p><text:s/>Підсилюючий колір шампунь для платинових і холодних русявих тонів. Шампунь Срібло посилює та висвітлює природні або кольорові русяві відтінки. 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ext:p><text:s text:c="32"/></text:p>
          </table:table-cell>
          <table:table-cell office:value-type="string" table:style-name="ce9">
            <text:p>s221.png</text:p>
          </table:table-cell>
          <table:table-cell office:value-type="float" office:value="674" table:style-name="ce13">
            <text:p>674</text:p>
          </table:table-cell>
          <table:table-cell office:value-type="float" office:value="1101" table:formula="of:=[.H101]+1" table:style-name="ce13">
            <text:p>1101</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2" table:formula="of:=[.A102]+1" table:style-name="ce10">
            <text:p>102</text:p>
          </table:table-cell>
          <table:table-cell office:value-type="string" table:style-name="ce11">
            <text:p>Кондиціонер для волосся Davines ALCHEMIC Creative Conditioner Lavender, 250 мл</text:p>
          </table:table-cell>
          <table:table-cell office:value-type="string" table:style-name="ce9">
            <text:p>Кондиціонер для досягнення креативних кольорів для світлого або освітленого волосся</text:p>
          </table:table-cell>
          <table:table-cell office:value-type="string" table:style-name="ce9">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text:p>
          </table:table-cell>
          <table:table-cell office:value-type="string" table:style-name="ce9">
            <text:p>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office:value-type="string" table:style-name="ce9">
            <text:p>s222.png</text:p>
          </table:table-cell>
          <table:table-cell office:value-type="float" office:value="796" table:style-name="ce13">
            <text:p>796</text:p>
          </table:table-cell>
          <table:table-cell office:value-type="float" office:value="1102" table:formula="of:=[.H102]+1" table:style-name="ce13">
            <text:p>1102</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3" table:formula="of:=[.A103]+1" table:style-name="ce10">
            <text:p>103</text:p>
          </table:table-cell>
          <table:table-cell office:value-type="string" table:style-name="ce11">
            <text:p>Кондиціонер для волосся Davines ALCHEMIC Creative Conditioner Pink, 250 мл</text:p>
          </table:table-cell>
          <table:table-cell office:value-type="string" table:style-name="ce9">
            <text:p>Кондиціонер для досягнення креативних кольорів для світлого або освітленого волосся</text:p>
          </table:table-cell>
          <table:table-cell office:value-type="string" table:style-name="ce9">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text:p>
          </table:table-cell>
          <table:table-cell office:value-type="string" table:style-name="ce12">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text:p>
            <text:p><text:s text:c="32"/></text:p>
          </table:table-cell>
          <table:table-cell office:value-type="string" table:style-name="ce9">
            <text:p>s224.png</text:p>
          </table:table-cell>
          <table:table-cell office:value-type="float" office:value="746" table:style-name="ce13">
            <text:p>746</text:p>
          </table:table-cell>
          <table:table-cell office:value-type="float" office:value="1103" table:formula="of:=[.H103]+1" table:style-name="ce13">
            <text:p>1103</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4" table:formula="of:=[.A104]+1" table:style-name="ce10">
            <text:p>104</text:p>
          </table:table-cell>
          <table:table-cell office:value-type="string" table:style-name="ce11">
            <text:p>Кондиціонер для волосся Davines ALCHEMIC Creative Conditioner Marine Blue, 250 мл</text:p>
          </table:table-cell>
          <table:table-cell office:value-type="string" table:style-name="ce9">
            <text:p>Кондиціонер для досягнення креативних кольорів для світлого або освітленого волосся</text:p>
          </table:table-cell>
          <table:table-cell office:value-type="string" table:style-name="ce9">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text:p>
          </table:table-cell>
          <table:table-cell office:value-type="string" table:style-name="ce12">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text:p>
            <text:p><text:s text:c="32"/></text:p>
          </table:table-cell>
          <table:table-cell office:value-type="string" table:style-name="ce9">
            <text:p>s225.png</text:p>
          </table:table-cell>
          <table:table-cell office:value-type="float" office:value="805" table:style-name="ce13">
            <text:p>805</text:p>
          </table:table-cell>
          <table:table-cell office:value-type="float" office:value="1104" table:formula="of:=[.H104]+1" table:style-name="ce13">
            <text:p>1104</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5" table:formula="of:=[.A105]+1" table:style-name="ce10">
            <text:p>105</text:p>
          </table:table-cell>
          <table:table-cell office:value-type="string" table:style-name="ce11">
            <text:p>Кондиціонер для волосся Davines ALCHEMIC Creative Conditioner Teal, 250 мл</text:p>
          </table:table-cell>
          <table:table-cell office:value-type="string" table:style-name="ce9">
            <text:p>Кондиціонер для досягнення креативних кольорів для світлого або освітленого волосся</text:p>
          </table:table-cell>
          <table:table-cell office:value-type="string" table:style-name="ce12">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lt;/div&gt;</text:p>
            <text:p><text:s text:c="28"/></text:p>
          </table:table-cell>
          <table:table-cell office:value-type="string" table:style-name="ce12">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text:p>
            <text:p><text:s text:c="28"/></text:p>
          </table:table-cell>
          <table:table-cell office:value-type="string" table:style-name="ce9">
            <text:p>s226.png</text:p>
          </table:table-cell>
          <table:table-cell office:value-type="float" office:value="785" table:style-name="ce13">
            <text:p>785</text:p>
          </table:table-cell>
          <table:table-cell office:value-type="float" office:value="1105" table:formula="of:=[.H105]+1" table:style-name="ce13">
            <text:p>1105</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6" table:formula="of:=[.A106]+1" table:style-name="ce10">
            <text:p>106</text:p>
          </table:table-cell>
          <table:table-cell office:value-type="string" table:style-name="ce11">
            <text:p>Кондиціонер для волосся Davines ALCHEMIC Creative Conditioner Coral, 250 мл</text:p>
          </table:table-cell>
          <table:table-cell office:value-type="string" table:style-name="ce9">
            <text:p>Кондиціонер для досягнення креативних кольорів для світлого або освітленого волосся</text:p>
          </table:table-cell>
          <table:table-cell office:value-type="string" table:style-name="ce9">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text:p>
          </table:table-cell>
          <table:table-cell office:value-type="string" table:style-name="ce12">
            <text:p>Кондиціонер для досягнення креативних кольорів для світлого або освітленого волосся. Тимчасовий результат кольору буде залежати від початкового рівня волосся та його відображення.&lt;/div&gt;</text:p>
            <text:p><text:s text:c="28"/></text:p>
          </table:table-cell>
          <table:table-cell office:value-type="string" table:style-name="ce9">
            <text:p>s227.png</text:p>
          </table:table-cell>
          <table:table-cell office:value-type="float" office:value="778" table:style-name="ce13">
            <text:p>778</text:p>
          </table:table-cell>
          <table:table-cell office:value-type="float" office:value="1106" table:formula="of:=[.H106]+1" table:style-name="ce13">
            <text:p>1106</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Davines</text:p>
          </table:table-cell>
          <table:table-cell office:value-type="string" table:style-name="ce14">
            <text:p>OI</text:p>
          </table:table-cell>
          <table:table-cell office:value-type="float" office:value="4" table:style-name="ce9">
            <text:p>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7" table:formula="of:=[.A107]+1" table:style-name="ce10">
            <text:p>107</text:p>
          </table:table-cell>
          <table:table-cell office:value-type="string" table:style-name="ce11">
            <text:p>Спрей для догляду за волоссям та краси Davines Oi All In One Milk, 135 мл</text:p>
          </table:table-cell>
          <table:table-cell office:value-type="string" table:style-name="ce9">
            <text:p>Багатофункціональний <text:s/>спрей для оброблення пасм волосся</text:p>
          </table:table-cell>
          <table:table-cell office:value-type="string" table:style-name="ce9">
            <text:p>Легке молочко OI All In One Milk - це багатофункціональна обробка спреєм, що розмиває, розм’якшує, контролює волосся і захищає від нагрівання.</text:p>
          </table:table-cell>
          <table:table-cell office:value-type="string" table:style-name="ce12">
            <text:p>Легке молочко OI All In One Milk - це багатофункціональна обробка спреєм, що розмиває, розм’якшує, контролює волосся і захищає волосся від нагрівання.</text:p>
            <text:p><text:s text:c="28"/></text:p>
          </table:table-cell>
          <table:table-cell office:value-type="string" table:style-name="ce9">
            <text:p>s228.jpg</text:p>
          </table:table-cell>
          <table:table-cell office:value-type="float" office:value="705" table:style-name="ce13">
            <text:p>705</text:p>
          </table:table-cell>
          <table:table-cell office:value-type="float" office:value="1107" table:formula="of:=[.H107]+1" table:style-name="ce13">
            <text:p>1107</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3" table:style-name="ce9">
            <text:p>13</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8" table:formula="of:=[.A108]+1" table:style-name="ce10">
            <text:p>108</text:p>
          </table:table-cell>
          <table:table-cell office:value-type="string" table:style-name="ce11">
            <text:p>Ліквід для захисту волосся Davines Liquid Spell Reinforcing Fluid, 125 мл</text:p>
          </table:table-cell>
          <table:table-cell office:value-type="string" table:style-name="ce9">
            <text:p>Рідка підсилююча рідина для волосся. Для захисту від шкідливих впливів</text:p>
          </table:table-cell>
          <table:table-cell office:value-type="string" table:style-name="ce9">
            <text:p>Залиште на лікуванні чутливі або тонкі пасма волосся. Він зміцнює та ущільнює структуру волосся, надаючи життєву силу <text:s/>волоссю, який виглядає здоровішим, шовковистим та наділеним природним блиском.</text:p>
          </table:table-cell>
          <table:table-cell office:value-type="string" table:style-name="ce12">
            <text:p>Залиште на лікуванні чутливі або тонкі пасма волосся. Він зміцнює та ущільнює структуру волосся, надаючи життєву силу та тіло волоссю, який виглядає здоровішим, шовковистим та з природним блиском.</text:p>
            <text:p><text:s text:c="28"/></text:p>
          </table:table-cell>
          <table:table-cell office:value-type="string" table:style-name="ce9">
            <text:p>s229.jpg</text:p>
          </table:table-cell>
          <table:table-cell office:value-type="float" office:value="728" table:style-name="ce13">
            <text:p>728</text:p>
          </table:table-cell>
          <table:table-cell office:value-type="float" office:value="1108" table:formula="of:=[.H108]+1" table:style-name="ce13">
            <text:p>1108</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28" table:style-name="ce9">
            <text:p>2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09" table:formula="of:=[.A109]+1" table:style-name="ce10">
            <text:p>109</text:p>
          </table:table-cell>
          <table:table-cell office:value-type="string" table:style-name="ce11">
            <text:p>Серум для краси волосся Davines ENERGIZING Superactive, 100 мл</text:p>
          </table:table-cell>
          <table:table-cell office:value-type="string" table:style-name="ce9">
            <text:p>Стимулююча сироватка для шкіри голови та тендітного волосся, схильного до випадіння</text:p>
          </table:table-cell>
          <table:table-cell office:value-type="string" table:style-name="ce12">
            <text:p>Сироватка від випадіння волосся внаслідок андрогенетичних факторів.</text:p>
            <text:p>Його формула покращує тон шкіри голови, контролює гіперпродукцію сироватки, зменшує випадання волосся, покращуючи щільність волосся.</text:p>
          </table:table-cell>
          <table:table-cell office:value-type="string" table:style-name="ce12">
            <text:p>Сироватка від випадіння волосся внаслідок андрогенетичних факторів.</text:p>
            <text:p>Його формула покращує тон шкіри голови, контролює гіперпродукцію сироватки, зменшує випадання волосся, покращуючи щільність волосся.</text:p>
            <text:p><text:s text:c="32"/></text:p>
          </table:table-cell>
          <table:table-cell office:value-type="string" table:style-name="ce9">
            <text:p>s230.jpg</text:p>
          </table:table-cell>
          <table:table-cell office:value-type="float" office:value="959" table:style-name="ce13">
            <text:p>959</text:p>
          </table:table-cell>
          <table:table-cell office:value-type="float" office:value="1109" table:formula="of:=[.H109]+1" table:style-name="ce13">
            <text:p>1109</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0" table:formula="of:=[.A110]+1" table:style-name="ce10">
            <text:p>110</text:p>
          </table:table-cell>
          <table:table-cell office:value-type="string" table:style-name="ce11">
            <text:p>Лосьйон для шкіри голови Davines ENERGIZING Seasonal Superactive, 100 мл</text:p>
          </table:table-cell>
          <table:table-cell office:value-type="string" table:style-name="ce9">
            <text:p>Сезонний лосьйон для шкіри голови та тендітного волосся, схильного до випадіння</text:p>
          </table:table-cell>
          <table:table-cell office:value-type="string" table:style-name="ce12">
            <text:p>Регенеруючий лосьйон рекомендується застосовувати як у випадках випадіння волосся через стрес та сезонні фактори, так і в якості профілактичного лікування.</text:p>
            <text:p>Зменшує втрату волосся та покращує щільність волосся та тіла.</text:p>
          </table:table-cell>
          <table:table-cell office:value-type="string" table:style-name="ce12">
            <text:p>Регенеруючий лосьйон рекомендується застосовувати як у випадках випадіння волосся через стрес та сезонні фактори, так і в якості профілактичного лікування.</text:p>
            <text:p>Зменшує втрату волосся та покращує щільність волосся та тіла.</text:p>
          </table:table-cell>
          <table:table-cell office:value-type="string" table:style-name="ce9">
            <text:p>s231.jpg</text:p>
          </table:table-cell>
          <table:table-cell office:value-type="float" office:value="1029" table:style-name="ce13">
            <text:p>1029</text:p>
          </table:table-cell>
          <table:table-cell office:value-type="float" office:value="1110" table:formula="of:=[.H110]+1" table:style-name="ce13">
            <text:p>1110</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1" table:formula="of:=[.A111]+1" table:style-name="ce10">
            <text:p>111</text:p>
          </table:table-cell>
          <table:table-cell office:value-type="string" table:style-name="ce11">
            <text:p>Тонік для голови та краси волосся Davines ENERGIZING Thickening Tonic, 100 мл</text:p>
          </table:table-cell>
          <table:table-cell office:value-type="string" table:style-name="ce9">
            <text:p>Згущуючий тонік для тендітної шкіри голови та волосся, схильного до випадання</text:p>
          </table:table-cell>
          <table:table-cell office:value-type="string" table:style-name="ce12">
            <text:p>Залиште в тонусі, щоб збільшити діаметр волокна волосся, розширюючи його з самого першого застосування.</text:p>
            <text:p>Волосся виглядають блискучими і насиченими, але не обтяженими.</text:p>
            <text:p>Регенерує і бадьорить шкіру голови.</text:p>
          </table:table-cell>
          <table:table-cell office:value-type="string" table:style-name="ce12">
            <text:p>Залиште волосся оброблене тоніком, щоб збільшити діаметр волокна волосся, розширюючи його з самого першого застосування.</text:p>
            <text:p>Волосся виглядають блискучими і насиченими, але не обтяженими.</text:p>
            <text:p>Регенерує і бадьорить шкіру голови.</text:p>
          </table:table-cell>
          <table:table-cell office:value-type="string" table:style-name="ce9">
            <text:p>s232.jpg</text:p>
          </table:table-cell>
          <table:table-cell office:value-type="float" office:value="1073" table:style-name="ce13">
            <text:p>1073</text:p>
          </table:table-cell>
          <table:table-cell office:value-type="float" office:value="1111" table:formula="of:=[.H111]+1" table:style-name="ce13">
            <text:p>1111</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2" table:formula="of:=[.A112]+1" table:style-name="ce10">
            <text:p>112</text:p>
          </table:table-cell>
          <table:table-cell office:value-type="string" table:style-name="ce11">
            <text:p>Крем для краси волосся та догляду Davines LOVE CURL Controller, 150 мл</text:p>
          </table:table-cell>
          <table:table-cell office:value-type="string" table:style-name="ce9">
            <text:p>Крем для контролю та розслаблення для хвилястих до дуже кучерявих волосся</text:p>
          </table:table-cell>
          <table:table-cell office:value-type="string" table:style-name="ce9">
            <text:p>Крем для контролю гучності з ефектом проти завивання для хвилястих і дуже кучерявих пасм волосся. Він визначає текстуру локону, роблячи локон м’яким, легким та еластичним навіть у разі високої вологості.</text:p>
          </table:table-cell>
          <table:table-cell office:value-type="string" table:style-name="ce12">
            <text:p>Крем для контролю гучності з ефектом проти завивання для хвилястих і дуже кучерявих пасм волосся. Він визначає текстуру локону, роблячи локон м’яким, легким та еластичним навіть у разі високої вологості.</text:p>
            <text:p><text:s text:c="32"/></text:p>
          </table:table-cell>
          <table:table-cell office:value-type="string" table:style-name="ce9">
            <text:p>s233.jpg</text:p>
          </table:table-cell>
          <table:table-cell office:value-type="float" office:value="615" table:style-name="ce13">
            <text:p>615</text:p>
          </table:table-cell>
          <table:table-cell office:value-type="float" office:value="1112" table:formula="of:=[.H112]+1" table:style-name="ce13">
            <text:p>1112</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3" table:formula="of:=[.A113]+1" table:style-name="ce10">
            <text:p>113</text:p>
          </table:table-cell>
          <table:table-cell office:value-type="string" table:style-name="ce11">
            <text:p>Молочко для краси ламкого волосся Davines LOVE CURL Primer, 150 мл</text:p>
          </table:table-cell>
          <table:table-cell office:value-type="string" table:style-name="ce9">
            <text:p>Зволожуюче молоко для хвилястих або кучерявих пасм волосся</text:p>
          </table:table-cell>
          <table:table-cell office:value-type="string" table:style-name="ce12">
            <text:p>Зволожуюче молоко, яке надає волоссю чіткість, розплутування та полегшення укладання. З антивологовим ефектом та захистом волосся від спеки.</text:p>
            <text:p>Ідеально підходить для хвилястого або кучерявого волосся.</text:p>
          </table:table-cell>
          <table:table-cell office:value-type="string" table:style-name="ce12">
            <text:p>Зволожуюче молоко, яке надає волоссю чіткість, розплутування та полегшення укладання. З антивологовим ефектом та захистом волосся від спеки.</text:p>
            <text:p>Ідеально підходить для хвилястого або кучерявого волосся.</text:p>
          </table:table-cell>
          <table:table-cell office:value-type="string" table:style-name="ce9">
            <text:p>s234.jpg</text:p>
          </table:table-cell>
          <table:table-cell office:value-type="float" office:value="608" table:style-name="ce13">
            <text:p>608</text:p>
          </table:table-cell>
          <table:table-cell office:value-type="float" office:value="1113" table:formula="of:=[.H113]+1" table:style-name="ce13">
            <text:p>1113</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4" table:formula="of:=[.A114]+1" table:style-name="ce10">
            <text:p>114</text:p>
          </table:table-cell>
          <table:table-cell office:value-type="string" table:style-name="ce11">
            <text:p>Крем для краси та догляду за волоссям Davines LOVE Hair Smoother, 150 мл</text:p>
          </table:table-cell>
          <table:table-cell office:value-type="string" table:style-name="ce9">
            <text:p>Розгладжуючий крем проти завивання для кучерявого або неслухняного волосся</text:p>
          </table:table-cell>
          <table:table-cell office:value-type="string" table:style-name="ce9">
            <text:p>Незмивний крем для вирівнювання кучерявого, неслухняного або хвилястого волосся. Формула зволожує невидимим способом, не обтяжуючи. Волосся м’яке, легко розчісується і блискуче.</text:p>
          </table:table-cell>
          <table:table-cell office:value-type="string" table:style-name="ce12">
            <text:p>Незмивний крем для вирівнювання кучерявого, неслухняного або хвилястого волосся. Формула зволожує невидимим способом, не обтяжуючи. Волосся м’яке, легко розчісується і блискуче.&lt;/div&gt;</text:p>
            <text:p><text:s text:c="28"/></text:p>
          </table:table-cell>
          <table:table-cell office:value-type="string" table:style-name="ce9">
            <text:p>s235.jpg</text:p>
          </table:table-cell>
          <table:table-cell office:value-type="float" office:value="595" table:style-name="ce13">
            <text:p>595</text:p>
          </table:table-cell>
          <table:table-cell office:value-type="float" office:value="1114" table:formula="of:=[.H114]+1" table:style-name="ce13">
            <text:p>1114</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23">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5" table:formula="of:=[.A115]+1" table:style-name="ce10">
            <text:p>115</text:p>
          </table:table-cell>
          <table:table-cell office:value-type="string" table:style-name="ce11">
            <text:p>Сиворотка для краси вашого волосся Davines MINU Hair Serum, 100 мл</text:p>
          </table:table-cell>
          <table:table-cell office:value-type="string" table:style-name="ce9">
            <text:p>Освітлююча сироватка для посилення косметичного кольору волосся</text:p>
          </table:table-cell>
          <table:table-cell office:value-type="string" table:style-name="ce9">
            <text:p>Незмивна сироватка для всіх кольорових типів волосся. Зволожуюча формула спеціально захищає колір, продовжуючи його тривалість і надає чудовий блиск.</text:p>
          </table:table-cell>
          <table:table-cell office:value-type="string" table:style-name="ce12">
            <text:p><text:s/>Кондиціонер для покращення та контролю хвилястого або кучерявого волосся. Його формула робить волосся м’яким і легким, надає пружності та об’єму, не обтяжуючи їх.</text:p>
            <text:p><text:s text:c="32"/></text:p>
          </table:table-cell>
          <table:table-cell office:value-type="string" table:style-name="ce9">
            <text:p>s236.jpg</text:p>
          </table:table-cell>
          <table:table-cell office:value-type="float" office:value="575" table:style-name="ce13">
            <text:p>575</text:p>
          </table:table-cell>
          <table:table-cell office:value-type="float" office:value="1115" table:formula="of:=[.H115]+1" table:style-name="ce13">
            <text:p>1115</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6" table:formula="of:=[.A116]+1" table:style-name="ce10">
            <text:p>116</text:p>
          </table:table-cell>
          <table:table-cell office:value-type="string" table:style-name="ce11">
            <text:p>Крем для краси волосся та догляду за ним Davines MOMO Hair Potion, 150 мл</text:p>
          </table:table-cell>
          <table:table-cell office:value-type="string" table:style-name="ce9">
            <text:p>Універсальний зволожуючий крем для сухого або зневодненого волосся</text:p>
          </table:table-cell>
          <table:table-cell office:value-type="string" table:style-name="ce12">
            <text:p>Легкий незмивний крем для посилення зволоження. Характеризується шовковистою текстурою, призначеною для зволоження всіх типів волосся.</text:p>
            <text:p>Це робить волосся м’яким і блискучим, не обтяжуючи його.</text:p>
          </table:table-cell>
          <table:table-cell office:value-type="string" table:style-name="ce12">
            <text:p>Легкий незмивний крем для посилення зволоження. Характеризується шовковистою текстурою, призначеною для зволоження всіх типів волосся.</text:p>
            <text:p>Це робить волосся м’яким і блискучим, не обтяжуючи його.</text:p>
          </table:table-cell>
          <table:table-cell office:value-type="string" table:style-name="ce9">
            <text:p>s237.png</text:p>
          </table:table-cell>
          <table:table-cell office:value-type="float" office:value="590" table:style-name="ce13">
            <text:p>590</text:p>
          </table:table-cell>
          <table:table-cell office:value-type="float" office:value="1116" table:formula="of:=[.H116]+1" table:style-name="ce13">
            <text:p>1116</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7" table:formula="of:=[.A117]+1" table:style-name="ce10">
            <text:p>117</text:p>
          </table:table-cell>
          <table:table-cell office:value-type="string" table:style-name="ce11">
            <text:p>Сиворотка для красивого Davines RENEWING Serum Superactive, 100 мл</text:p>
          </table:table-cell>
          <table:table-cell office:value-type="string" table:style-name="ce9">
            <text:p>Професійна сироватка довголіття для всіх типів шкіри голови та волосся</text:p>
          </table:table-cell>
          <table:table-cell office:value-type="string" table:style-name="ce12">
            <text:p>Допомагає підтримувати добробут шкіри голови та волосся, сприяючи їх довголіття та природній красі.</text:p>
            <text:p>Волосся м’якше, блискуче і повноцінне.</text:p>
          </table:table-cell>
          <table:table-cell office:value-type="string" table:style-name="ce12">
            <text:p>Це допомагає підтримувати добробут шкіри голови та волосся, сприяючи їх довголіття та природній красі.</text:p>
            <text:p><text:s text:c="36"/>Волосся м’якше, блискуче і повноцінне.</text:p>
          </table:table-cell>
          <table:table-cell office:value-type="string" table:style-name="ce9">
            <text:p>s238.jpg</text:p>
          </table:table-cell>
          <table:table-cell office:value-type="float" office:value="1850" table:style-name="ce13">
            <text:p>1850</text:p>
          </table:table-cell>
          <table:table-cell office:value-type="float" office:value="1117" table:formula="of:=[.H117]+1" table:style-name="ce13">
            <text:p>1117</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8" table:formula="of:=[.A118]+1" table:style-name="ce10">
            <text:p>118</text:p>
          </table:table-cell>
          <table:table-cell office:value-type="string" table:style-name="ce11">
            <text:p>Гель для красивого волосся та догляду за ним Davines PURIFYING Gel, 150 мл</text:p>
          </table:table-cell>
          <table:table-cell office:value-type="string" table:style-name="ce9">
            <text:p>Очищаючий засіб для шкіри голови, для жирної шкіри або з лупою</text:p>
          </table:table-cell>
          <table:table-cell office:value-type="string" table:style-name="ce9">
            <text:p>Лікування гелем та <text:s/>для очищення шкіри голови, схильної до лупи. Здійснює протигрибкові та антибактеріальні дії, щоб зберегти шкіру голови чистою та здоровою.</text:p>
          </table:table-cell>
          <table:table-cell office:value-type="string" table:style-name="ce12">
            <text:p>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office:value-type="string" table:style-name="ce9">
            <text:p>s239.jpg</text:p>
          </table:table-cell>
          <table:table-cell office:value-type="float" office:value="785" table:style-name="ce13">
            <text:p>785</text:p>
          </table:table-cell>
          <table:table-cell office:value-type="float" office:value="1118" table:formula="of:=[.H118]+1" table:style-name="ce13">
            <text:p>1118</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19" table:formula="of:=[.A119]+1" table:style-name="ce10">
            <text:p>119</text:p>
          </table:table-cell>
          <table:table-cell office:value-type="string" table:style-name="ce11">
            <text:p>Рідина для зволоження Davines NOURISHING Keratin Sealer, 100ml</text:p>
          </table:table-cell>
          <table:table-cell office:value-type="string" table:style-name="ce9">
            <text:p>Зволожуюча рідина з рослинним кератином та амінокислотами для захисту та розплутування пошкодженого волосся</text:p>
          </table:table-cell>
          <table:table-cell office:value-type="string" table:style-name="ce9">
            <text:p>Поживна та захисна рідина, яка не потребує змивання. Він ущільнює кутикулу волосся, збільшуючи їх яскравість і м’якість. Зміцнює волокно волосся, запобігаючи посіченню кінчиків.</text:p>
          </table:table-cell>
          <table:table-cell office:value-type="string" table:style-name="ce12">
            <text:p>Кондиціонер для сухого або зневодненого волосся. Його зволожуюча формула розроблена, щоб розплутати волосся, зволожуючи їх і роблячи м’якими та шовковистими.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ext:p><text:s text:c="32"/></text:p>
          </table:table-cell>
          <table:table-cell office:value-type="string" table:style-name="ce9">
            <text:p>s240.jpg</text:p>
          </table:table-cell>
          <table:table-cell office:value-type="float" office:value="710" table:style-name="ce13">
            <text:p>710</text:p>
          </table:table-cell>
          <table:table-cell office:value-type="float" office:value="1119" table:formula="of:=[.H119]+1" table:style-name="ce13">
            <text:p>1119</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0" table:formula="of:=[.A120]+1" table:style-name="ce10">
            <text:p>120</text:p>
          </table:table-cell>
          <table:table-cell office:value-type="string" table:style-name="ce11">
            <text:p>Лосьйон для волосся <text:s/>Davines NOURISHING Hair Royal Jelly Superactive, 8 мл</text:p>
          </table:table-cell>
          <table:table-cell office:value-type="string" table:style-name="ce9">
            <text:p>Мультиактивний комплекс, який є ремінералізуючим та вітамінним для шкіри голови</text:p>
          </table:table-cell>
          <table:table-cell office:value-type="string" table:style-name="ce12">
            <text:p>Лосьйон з маточним молочком для дуже зневодненої шкіри голови.</text:p>
            <text:p>Він здійснює живильну та ремінералізуючу дію на шкіру голови з підбадьорливим ефектом на волосся.</text:p>
          </table:table-cell>
          <table:table-cell office:value-type="string" table:style-name="ce12">
            <text:p>Лосьйон з маточним молочком для дуже зневодненої шкіри голови.</text:p>
            <text:p>Він здійснює живильну та ремінералізуючу дію на шкіру голови з підбадьорливим ефектом на волосся.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s241.jpg</text:p>
          </table:table-cell>
          <table:table-cell office:value-type="float" office:value="1674" table:style-name="ce13">
            <text:p>1674</text:p>
          </table:table-cell>
          <table:table-cell office:value-type="float" office:value="1120" table:formula="of:=[.H120]+1" table:style-name="ce13">
            <text:p>1120</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2" table:style-name="ce9">
            <text:p>2</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1" table:formula="of:=[.A121]+1" table:style-name="ce10">
            <text:p>121</text:p>
          </table:table-cell>
          <table:table-cell office:value-type="string" table:style-name="ce11">
            <text:p>Сиворотка для шкіри голови та волосся Davines CALMING Superactive, 100 мл</text:p>
          </table:table-cell>
          <table:table-cell office:value-type="string" table:style-name="ce9">
            <text:p>Заспокійлива сироватка для запобігання запалення шкіри</text:p>
          </table:table-cell>
          <table:table-cell office:value-type="string" table:style-name="ce9">
            <text:p>Сиворотка негайно знімає роздратування і здійснює ефективну і тривалу заспокійливу дію. Негайне полегшення та тонік, - повна і заспокійлива шкіра голови.</text:p>
          </table:table-cell>
          <table:table-cell office:value-type="string" table:style-name="ce12">
            <text:p>Він негайно знімає роздратування і здійснює ефективну і тривалу заспокійливу дію. Негайне полегшення та тонік, повна і заспокійлива шкіра голови.</text:p>
            <text:p><text:s text:c="28"/></text:p>
          </table:table-cell>
          <table:table-cell office:value-type="string" table:style-name="ce9">
            <text:p>s242.jpg</text:p>
          </table:table-cell>
          <table:table-cell office:value-type="float" office:value="1225" table:style-name="ce13">
            <text:p>1225</text:p>
          </table:table-cell>
          <table:table-cell office:value-type="float" office:value="1121" table:formula="of:=[.H121]+1" table:style-name="ce13">
            <text:p>1121</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table:style-name="ce15"/>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4">
          <table:table-cell office:value-type="float" office:value="122" table:formula="of:=[.A122]+1" table:style-name="ce10">
            <text:p>122</text:p>
          </table:table-cell>
          <table:table-cell office:value-type="string" table:style-name="ce11">
            <text:p>Гель для красивого волосся та догляду Davines ENERGIZING Gel, 150 мл</text:p>
          </table:table-cell>
          <table:table-cell office:value-type="string" table:style-name="ce9">
            <text:p>Гель для оживлення та зміцнення волосся, який робить диво-зачіски</text:p>
          </table:table-cell>
          <table:table-cell office:value-type="string" table:style-name="ce12">
            <text:p>Він надає силу та робить волосся витонченим і підкресленим <text:s/>із оздоровлюючим косметичним ефектом.</text:p>
            <text:p>Воно зволожує і бадьорить волосся, створюючи легкий ефект укладання.</text:p>
            <text:p>Він має врівноважувальну дію на шкіру голови.</text:p>
          </table:table-cell>
          <table:table-cell office:value-type="string" table:style-name="ce12">
            <text:p>Він надає силу та робить волосся витонченим і підкресленим із оздоровлюючим косметичним ефектом.</text:p>
            <text:p>Воно зволожує і бадьорить волосся, створюючи легкий ефект укладання.</text:p>
            <text:p>Він має врівноважувальну дію на шкіру голови.</text:p>
          </table:table-cell>
          <table:table-cell office:value-type="string" table:style-name="ce9">
            <text:p>s243.jpg</text:p>
          </table:table-cell>
          <table:table-cell office:value-type="float" office:value="645" table:style-name="ce13">
            <text:p>645</text:p>
          </table:table-cell>
          <table:table-cell office:value-type="float" office:value="1122" table:formula="of:=[.H122]+1" table:style-name="ce13">
            <text:p>1122</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3" table:formula="of:=[.A123]+1" table:style-name="ce10">
            <text:p>123</text:p>
          </table:table-cell>
          <table:table-cell office:value-type="string" table:style-name="ce11">
            <text:p>Рідина для волосся Davines REPLUMPING Hair Filler Superactive Leave-in, 100 мл</text:p>
          </table:table-cell>
          <table:table-cell office:value-type="string" table:style-name="ce12">
            <text:p>Мультиактивний комплекс, який є ремінералізуючим та вітамінним для шкіри голови</text:p>
          </table:table-cell>
          <table:table-cell office:value-type="string" table:style-name="ce12">
            <text:p>Залишити на лікуванні. Він ущільнює, бадьорить і повторює структуру волосся, яке виглядає повним і блискучим.</text:p>
            <text:p>Дозволяє прослужити довше з тривалим антивологовим ефектом.</text:p>
          </table:table-cell>
          <table:table-cell office:value-type="string" table:style-name="ce12">
            <text:p>Залишити на лікуванні. Він ущільнює, бадьорить і повторює структуру волосся, яке виглядає повним і блискучим.</text:p>
            <text:p>Це дозволяє стилю прослужити довше з тривалим антивологовим ефектом. Davines - це італійський бренд по догляду за волоссям, який штурмує салони світу. Вони використовують лише найкращі методи виробництва, натуральні інгредієнти, екологічну упаковку та мають десятиліття наукових знань для лікування та живлення кожного виду волосся. Створюючи природний зовнішній вигляд, продукція покращує волосся за допомогою набути йому розкішного вигляду. Допомагає відокремити волосся, одночасно забезпечуючи стійкий результат.</text:p>
          </table:table-cell>
          <table:table-cell office:value-type="string" table:style-name="ce9">
            <text:p>s244.jpg</text:p>
          </table:table-cell>
          <table:table-cell office:value-type="float" office:value="825" table:style-name="ce13">
            <text:p>825</text:p>
          </table:table-cell>
          <table:table-cell office:value-type="float" office:value="1123" table:formula="of:=[.H123]+1" table:style-name="ce13">
            <text:p>1123</text:p>
          </table:table-cell>
          <table:table-cell office:value-type="string" table:style-name="ce14">
            <text:p>Італія</text:p>
          </table:table-cell>
          <table:table-cell office:value-type="string" table:style-name="ce14">
            <text:p>Лосьйон</text:p>
          </table:table-cell>
          <table:table-cell office:value-type="string" table:style-name="ce14">
            <text:p>Davines</text:p>
          </table:table-cell>
          <table:table-cell office:value-type="string" table:style-name="ce14">
            <text:p>OI</text:p>
          </table:table-cell>
          <table:table-cell office:value-type="float" office:value="3" table:style-name="ce9">
            <text:p>3</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4" table:formula="of:=[.A124]+1" table:style-name="ce10">
            <text:p>124</text:p>
          </table:table-cell>
          <table:table-cell office:value-type="string" table:style-name="ce28">
            <text:p>Маска для краси волосся та догляду за ним Davines Oi SU Hair Mask, 150 мл</text:p>
          </table:table-cell>
          <table:table-cell office:value-type="string" table:style-name="ce14">
            <text:p>Маска для відновлення вологи у волоссі, пошкодженого сонцем, хлором та сіллю</text:p>
          </table:table-cell>
          <table:table-cell office:value-type="string" table:style-name="ce28">
            <text:p>Маска для відновлення вологи волосся, пошкодженого сонцем, хлором та сіллю. Відновлює м’якість і легкість навіть самих сухих і тьмяних пасм волосся, має антиоксидантну дію. Процедура з косметичним ефектом.</text:p>
          </table:table-cell>
          <table:table-cell office:value-type="string" table:style-name="ce28">
            <text:p>Маска для відновлення вологи волосся, пошкодженого сонцем, хлором та сіллю. Відновлює м’якість і легкість навіть самих сухих і тьмяних пасм волосся, має антиоксидантну дію. Процедура з косметичним ефектом.</text:p>
          </table:table-cell>
          <table:table-cell office:value-type="string" table:style-name="ce9">
            <text:p>105.jpg</text:p>
          </table:table-cell>
          <table:table-cell office:value-type="float" office:value="735" table:style-name="ce29">
            <text:p>735</text:p>
          </table:table-cell>
          <table:table-cell office:value-type="float" office:value="1124" table:formula="of:=[.H124]+1" table:style-name="ce13">
            <text:p>1124</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5" table:formula="of:=[.A125]+1" table:style-name="ce10">
            <text:p>125</text:p>
          </table:table-cell>
          <table:table-cell office:value-type="string" table:style-name="ce28">
            <text:p>Масло для волосся та догляду за ним Davines Oi Replenishing Butter, 250 мл</text:p>
          </table:table-cell>
          <table:table-cell office:value-type="string" table:style-name="ce14">
            <text:p>Антиоксидантне живильне масло із приємним запахом.<text:s/></text:p>
          </table:table-cell>
          <table:table-cell office:value-type="string" table:style-name="ce28">
            <text:p>Антиоксидантне живильне масло. Він робить заходи проти намотування, надаючи волоссю надзвичайну м’якість і яскравість з негайним косметичним ефектом.</text:p>
          </table:table-cell>
          <table:table-cell office:value-type="string" table:style-name="ce14">
            <text:p>Поживне масло для волосся Davines OI Hair Butter допоможе відновити пошкоджені і сухі локони, усуне ламкість, зайву пухнастість і тьмяність пасом. В основі кошти масло екзотичної рослини аннато, яке володіє високими антиоксидантними властивостями, допомагає виводити з структури волоса вільні радикали, запобігає передчасному старінню пасом.</text:p>
          </table:table-cell>
          <table:table-cell office:value-type="string" table:style-name="ce9">
            <text:p>106.jpg</text:p>
          </table:table-cell>
          <table:table-cell office:value-type="float" office:value="1005" table:style-name="ce29">
            <text:p>1005</text:p>
          </table:table-cell>
          <table:table-cell office:value-type="float" office:value="1125" table:formula="of:=[.H125]+1" table:style-name="ce13">
            <text:p>1125</text:p>
          </table:table-cell>
          <table:table-cell office:value-type="string" table:style-name="ce14">
            <text:p>Італія</text:p>
          </table:table-cell>
          <table:table-cell office:value-type="string" table:style-name="ce14">
            <text:p>Масло</text:p>
          </table:table-cell>
          <table:table-cell office:value-type="string" table:style-name="ce14">
            <text:p>Davines</text:p>
          </table:table-cell>
          <table:table-cell office:value-type="string" table:style-name="ce14">
            <text:p>OI</text:p>
          </table:table-cell>
          <table:table-cell office:value-type="float" office:value="14" table:style-name="ce9">
            <text:p>1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6" table:formula="of:=[.A126]+1" table:style-name="ce10">
            <text:p>126</text:p>
          </table:table-cell>
          <table:table-cell office:value-type="string" table:style-name="ce28">
            <text:p>Маска для догляду за волоссям Davines Oi LOVE CURL Mask, 250 мл</text:p>
          </table:table-cell>
          <table:table-cell office:value-type="string" table:style-name="ce14">
            <text:p>Маска з додатковою живильною та кондиціонуючою силою для хвилястого або кучерявого волосся</text:p>
          </table:table-cell>
          <table:table-cell office:value-type="string" table:style-name="ce28">
            <text:p>Маска з додатковою живильною та кондиціонуючою силою для хвилястого або кучерявого волосся. Надає надзвичайну м'якість і зволоження також дуже густим і неслухняним пасмам волосся</text:p>
          </table:table-cell>
          <table:table-cell office:value-type="string" table:style-name="ce28">
            <text:p>Маска з додатковою живильною та кондиціонуючою силою для хвилястого або кучерявого волосся. Надає надзвичайну м'якість і зволоження також дуже густим і неслухняним пасмам волосся. Еластичні локони.</text:p>
          </table:table-cell>
          <table:table-cell office:value-type="string" table:style-name="ce9">
            <text:p>107.jpg</text:p>
          </table:table-cell>
          <table:table-cell office:value-type="float" office:value="775" table:style-name="ce29">
            <text:p>775</text:p>
          </table:table-cell>
          <table:table-cell office:value-type="float" office:value="1126" table:formula="of:=[.H126]+1" table:style-name="ce13">
            <text:p>1126</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7" table:formula="of:=[.A127]+1" table:style-name="ce10">
            <text:p>127</text:p>
          </table:table-cell>
          <table:table-cell office:value-type="string" table:style-name="ce28">
            <text:p>Маска для догляду за волоссям Davines Oi NOUNOU Hair Mask, 250 мл</text:p>
          </table:table-cell>
          <table:table-cell office:value-type="string" table:style-name="ce18">
            <text:p>Ідеально підходить для освітленого, після хімічної завивки або розслабленого волосся</text:p>
          </table:table-cell>
          <table:table-cell office:value-type="string" table:style-name="ce28">
            <text:p>Ідеально підходить для освітленого, після хімічної завивки або розслабленого волосся. Його формула призначена для живлення обробленого волосся, а також робить його м’яким і шовковистим, надаючи йому блиск. Не обтяжує волосся</text:p>
          </table:table-cell>
          <table:table-cell office:value-type="string" table:style-name="ce28">
            <text:p>Ідеально підходить для освітленого, після хімічної завивки або розслабленого волосся. Його формула призначена для живлення обробленого волосся, а також робить його м’яким і шовковистим, надаючи йому наснаги. Воно не обтяжує волосся.</text:p>
          </table:table-cell>
          <table:table-cell office:value-type="string" table:style-name="ce9">
            <text:p>108.jpg</text:p>
          </table:table-cell>
          <table:table-cell office:value-type="float" office:value="1065" table:style-name="ce29">
            <text:p>1065</text:p>
          </table:table-cell>
          <table:table-cell office:value-type="float" office:value="1127" table:formula="of:=[.H127]+1" table:style-name="ce13">
            <text:p>1127</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8" table:formula="of:=[.A128]+1" table:style-name="ce10">
            <text:p>128</text:p>
          </table:table-cell>
          <table:table-cell office:value-type="string" table:style-name="ce28">
            <text:p>Маска для догляду за волоссям Davines Oi The Restless Circle, 50 мл</text:p>
          </table:table-cell>
          <table:table-cell office:value-type="string" table:style-name="ce14">
            <text:p>Невидима маска для тих, хто хоче доглядати за своїм волоссям, надати їм наснаги</text:p>
          </table:table-cell>
          <table:table-cell office:value-type="string" table:style-name="ce28">
            <text:p>Невидима маска для тих, хто хоче доглядати за своїм волоссям, виконуючи інші заходи. Надає розкоші та еластичність, захищаючи волосся від механічних поломок.</text:p>
          </table:table-cell>
          <table:table-cell office:value-type="string" table:style-name="ce28">
            <text:p>Невидима маска для тих, хто хоче доглядати за своїм волоссям, виконуючи інші заходи. Надає розкоші та еластичність, захищаючи волосся від механічних поломок.</text:p>
          </table:table-cell>
          <table:table-cell office:value-type="string" table:style-name="ce9">
            <text:p>109.jpg</text:p>
          </table:table-cell>
          <table:table-cell office:value-type="float" office:value="235" table:style-name="ce29">
            <text:p>235</text:p>
          </table:table-cell>
          <table:table-cell office:value-type="float" office:value="1128" table:formula="of:=[.H128]+1" table:style-name="ce13">
            <text:p>1128</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2">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29" table:formula="of:=[.A129]+1" table:style-name="ce10">
            <text:p>129</text:p>
          </table:table-cell>
          <table:table-cell office:value-type="string" table:style-name="ce28">
            <text:p>Маска для догляду за волоссям Davines Oi The Wake-Up Circle, 50 мл</text:p>
          </table:table-cell>
          <table:table-cell office:value-type="string" table:style-name="ce18">
            <text:p>Підбадьорлива маска, яка надає енергії та обсяг тьмяному волоссю та відновлює тонус та зволоження шкіри голови</text:p>
          </table:table-cell>
          <table:table-cell office:value-type="string" table:style-name="ce28">
            <text:p>Підбадьорлива маска, яка надає енергії та обсягу тьмяному волоссю та відновлює тонус та зволоження шкіри голови. Ідеальне відновлення після стресових ситуацій або впливу екстремальних атмосферних умов.</text:p>
          </table:table-cell>
          <table:table-cell office:value-type="string" table:style-name="ce28">
            <text:p>Підбадьорлива маска, яка надає енергії та обсягу тьмяному волоссю та відновлює тонус та зволоження шкіри голови. Ідеальне відновлення після стресових ситуацій або впливу екстремальних атмосферних умов.</text:p>
          </table:table-cell>
          <table:table-cell office:value-type="string" table:style-name="ce9">
            <text:p>110.jpg</text:p>
          </table:table-cell>
          <table:table-cell office:value-type="float" office:value="225" table:style-name="ce29">
            <text:p>225</text:p>
          </table:table-cell>
          <table:table-cell office:value-type="float" office:value="1129" table:formula="of:=[.H129]+1" table:style-name="ce13">
            <text:p>1129</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0" table:formula="of:=[.A130]+1" table:style-name="ce10">
            <text:p>130</text:p>
          </table:table-cell>
          <table:table-cell office:value-type="string" table:style-name="ce28">
            <text:p>Маска для догляду за волоссям Davines Oi The Quick Fix Circle, 50 мл</text:p>
          </table:table-cell>
          <table:table-cell office:value-type="string" table:style-name="ce18">
            <text:p>Відновлююча маска для волосся з негайною дією. Всього за 3 хвилини волосся зволожується і розплутується</text:p>
          </table:table-cell>
          <table:table-cell office:value-type="string" table:style-name="ce28">
            <text:p>Відновлююча маска для волосся з негайною дією. Всього за 3 хвилини волосся зволожується і розплутується, роблячи їх м’якими, шовковистими та працездатними. Ідеально підходить для всіх типів волосся, коли поспішаєш.</text:p>
          </table:table-cell>
          <table:table-cell office:value-type="string" table:style-name="ce28">
            <text:p>Відновлююча маска для волосся з негайною дією. Всього за 3 хвилини волосся зволожується і розплутується, роблячи їх м’якими, шовковистими та чудовими. Ідеально підходить для всіх типів волосся, коли поспішаєш.</text:p>
          </table:table-cell>
          <table:table-cell office:value-type="string" table:style-name="ce9">
            <text:p>111.jpg</text:p>
          </table:table-cell>
          <table:table-cell office:value-type="float" office:value="273" table:style-name="ce29">
            <text:p>273</text:p>
          </table:table-cell>
          <table:table-cell office:value-type="float" office:value="1130" table:formula="of:=[.H130]+1" table:style-name="ce13">
            <text:p>1130</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1" table:formula="of:=[.A131]+1" table:style-name="ce10">
            <text:p>131</text:p>
          </table:table-cell>
          <table:table-cell office:value-type="string" table:style-name="ce28">
            <text:p>Маска для догляду за волоссям Davines Oi The Purity Circle, 50 мл</text:p>
          </table:table-cell>
          <table:table-cell office:value-type="string" table:style-name="ce14">
            <text:p>Відновлююча, дезінтоксикаційна та антиоксидантна маска для шкіри голови та волосся</text:p>
          </table:table-cell>
          <table:table-cell office:value-type="string" table:style-name="ce28">
            <text:p>Відновлююча, дезінтоксикаційна та антиоксидантна маска для шкіри голови та волосся під впливом факторів навколишнього середовища. Він усуває домішки, спричинені забрудненням, пилом, важкими металами, для очищення.</text:p>
          </table:table-cell>
          <table:table-cell office:value-type="string" table:style-name="ce28">
            <text:p>Відновлююча, дезінтоксикаційна та антиоксидантна маска для шкіри голови та волосся під впливом факторів навколишнього середовища. Він усуває домішки, спричинені забрудненням, пилом, важкими металами, для очищення.</text:p>
          </table:table-cell>
          <table:table-cell office:value-type="string" table:style-name="ce9">
            <text:p>112.jpg</text:p>
          </table:table-cell>
          <table:table-cell office:value-type="float" office:value="221" table:style-name="ce29">
            <text:p>221</text:p>
          </table:table-cell>
          <table:table-cell office:value-type="float" office:value="1131" table:formula="of:=[.H131]+1" table:style-name="ce13">
            <text:p>1131</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2" table:formula="of:=[.A132]+1" table:style-name="ce10">
            <text:p>132</text:p>
          </table:table-cell>
          <table:table-cell office:value-type="string" table:style-name="ce28">
            <text:p>Маска для догляду за волоссям Davines Oi The Let It Go Circle, 50 мл</text:p>
          </table:table-cell>
          <table:table-cell office:value-type="string" table:style-name="ce18">
            <text:p>Розслаблююча маска для шкіри голови та волосся</text:p>
          </table:table-cell>
          <table:table-cell office:value-type="string" table:style-name="ce28">
            <text:p>Розслаблююча маска для шкіри голови та волосся. Справжнє самопочуття: м’якість, зволоження та комфорт для волосся та шкіри голови, які потребують перерви.</text:p>
          </table:table-cell>
          <table:table-cell office:value-type="string" table:style-name="ce28">
            <text:p>Розслаблююча маска для шкіри голови та волосся. Справжнє самопочуття: м’якість, зволоження та комфорт для волосся та шкіри голови, які потребують перерви.</text:p>
          </table:table-cell>
          <table:table-cell office:value-type="string" table:style-name="ce9">
            <text:p>113.jpg</text:p>
          </table:table-cell>
          <table:table-cell office:value-type="float" office:value="214" table:style-name="ce29">
            <text:p>214</text:p>
          </table:table-cell>
          <table:table-cell office:value-type="float" office:value="1132" table:formula="of:=[.H132]+1" table:style-name="ce13">
            <text:p>1132</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3" table:formula="of:=[.A133]+1" table:style-name="ce10">
            <text:p>133</text:p>
          </table:table-cell>
          <table:table-cell office:value-type="string" table:style-name="ce28">
            <text:p>Маска для догляду за волоссям Davines Oi The Renaissance Circle, 50 мл</text:p>
          </table:table-cell>
          <table:table-cell office:value-type="string" table:style-name="ce18">
            <text:p>Відновлююча маска, дає нове життя дуже пошкодженому волоссю</text:p>
          </table:table-cell>
          <table:table-cell office:value-type="string" table:style-name="ce28">
            <text:p>Відновлююча маска, вона дає нове життя дуже пошкодженому волоссю. Воно повертає волоссю здоровий вигляд, надаючи йому блиск, живлення та м’якість. Ідеально підходить для людей, які використовують гарячі інструменти.</text:p>
          </table:table-cell>
          <table:table-cell office:value-type="string" table:style-name="ce28">
            <text:p>Відновлююча маска, вона дає нове життя дуже пошкодженому волоссю. Воно повертає волоссю здоровий вигляд, надаючи йому блиск, живлення та м’якість. Ідеально підходить для людей, які використовують гарячі інструменти.</text:p>
          </table:table-cell>
          <table:table-cell office:value-type="string" table:style-name="ce9">
            <text:p>114.jpg</text:p>
          </table:table-cell>
          <table:table-cell office:value-type="float" office:value="245" table:style-name="ce29">
            <text:p>245</text:p>
          </table:table-cell>
          <table:table-cell office:value-type="float" office:value="1133" table:formula="of:=[.H133]+1" table:style-name="ce13">
            <text:p>1133</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4" table:formula="of:=[.A134]+1" table:style-name="ce10">
            <text:p>134</text:p>
          </table:table-cell>
          <table:table-cell office:value-type="string" table:style-name="ce28">
            <text:p>Маска для догляду за волоссям Davines Oi The Spotlight Circle, 50 мл</text:p>
          </table:table-cell>
          <table:table-cell office:value-type="string" table:style-name="ce18">
            <text:p>Маска для додаткового блиску. Надає волоссю блиск і покращує колір і стрижку</text:p>
          </table:table-cell>
          <table:table-cell office:value-type="string" table:style-name="ce28">
            <text:p>Маска для додаткового блиску. Надає волоссю блиск і покращує колір і стрижку, не обтяжуючи волосся. Ідеально підходить для всіх типів волосся, особливо для тьмяних.</text:p>
          </table:table-cell>
          <table:table-cell office:value-type="string" table:style-name="ce28">
            <text:p>Маска для додаткового блиску. Це надає волоссю блиск і покращує колір і стрижку, не обтяжуючи волосся. Ідеально підходить для всіх типів волосся, особливо для тьмяних.</text:p>
          </table:table-cell>
          <table:table-cell office:value-type="string" table:style-name="ce9">
            <text:p>117.jpg</text:p>
          </table:table-cell>
          <table:table-cell office:value-type="float" office:value="248" table:style-name="ce29">
            <text:p>248</text:p>
          </table:table-cell>
          <table:table-cell office:value-type="float" office:value="1134" table:formula="of:=[.H134]+1" table:style-name="ce13">
            <text:p>1134</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5" table:formula="of:=[.A135]+1" table:style-name="ce10">
            <text:p>135</text:p>
          </table:table-cell>
          <table:table-cell office:value-type="string" table:style-name="ce28">
            <text:p>Маска для догляду за волоссям Davines Oi NOURISHING Vegetarian Mask, 250 мл</text:p>
          </table:table-cell>
          <table:table-cell office:value-type="string" table:style-name="ce18">
            <text:p>Додатково зволожуюча та живильна маска для тьмяних, густих або неслухняних пасм волосся</text:p>
          </table:table-cell>
          <table:table-cell office:value-type="string" table:style-name="ce28">
            <text:p>Додатково зволожуюча та живильна маска для тьмяних, густих або неслухняних пасм волосся. Він глибоко зволожує волосся, роблячи їх м’якими, яскравими, легко розчісує та зміцнює структуру.</text:p>
          </table:table-cell>
          <table:table-cell office:value-type="string" table:style-name="ce28">
            <text:p>Додатково зволожуюча та живильна маска для тьмяних, густих або неслухняних пасм волосся. Він глибоко зволожує волосся, роблячи їх м’якими, яскравими, що легко розчісуються та зміцнює структуру.</text:p>
          </table:table-cell>
          <table:table-cell office:value-type="string" table:style-name="ce9">
            <text:p>118.jpg</text:p>
          </table:table-cell>
          <table:table-cell office:value-type="float" office:value="815" table:style-name="ce29">
            <text:p>815</text:p>
          </table:table-cell>
          <table:table-cell office:value-type="float" office:value="1135" table:formula="of:=[.H135]+1" table:style-name="ce13">
            <text:p>1135</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6" table:formula="of:=[.A136]+1" table:style-name="ce10">
            <text:p>136</text:p>
          </table:table-cell>
          <table:table-cell office:value-type="string" table:style-name="ce28">
            <text:p>Масло для догляду за волоссям та краси Davines Oi Butter, 250 мл</text:p>
          </table:table-cell>
          <table:table-cell office:value-type="string" table:style-name="ce18">
            <text:p>Антиоксидантне живильне масло із чудовим запахом</text:p>
          </table:table-cell>
          <table:table-cell office:value-type="string" table:style-name="ce28">
            <text:p>Антиоксидантне живильне масло із чудовим запахом. Він створює умови проти намотування, надаючи волоссю надзвичайну м’якість і яскравість з негайним косметичним ефектом.</text:p>
          </table:table-cell>
          <table:table-cell office:value-type="string" table:style-name="ce28">
            <text:p>Антиоксидантне живильне масло із чудовим запахом. Він створює умови проти намотування, надаючи волоссю надзвичайну м’якість і яскравість з негайним косметичним ефектом.</text:p>
          </table:table-cell>
          <table:table-cell office:value-type="string" table:style-name="ce9">
            <text:p>119.jpg</text:p>
          </table:table-cell>
          <table:table-cell office:value-type="float" office:value="785" table:style-name="ce29">
            <text:p>785</text:p>
          </table:table-cell>
          <table:table-cell office:value-type="float" office:value="1136" table:formula="of:=[.H136]+1" table:style-name="ce13">
            <text:p>1136</text:p>
          </table:table-cell>
          <table:table-cell office:value-type="string" table:style-name="ce14">
            <text:p>Італія</text:p>
          </table:table-cell>
          <table:table-cell office:value-type="string" table:style-name="ce14">
            <text:p>Масло</text:p>
          </table:table-cell>
          <table:table-cell office:value-type="string" table:style-name="ce14">
            <text:p>Davines</text:p>
          </table:table-cell>
          <table:table-cell office:value-type="string" table:style-name="ce14">
            <text:p>OI</text:p>
          </table:table-cell>
          <table:table-cell office:value-type="float" office:value="14" table:style-name="ce9">
            <text:p>14</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7" table:formula="of:=[.A137]+1" table:style-name="ce10">
            <text:p>137</text:p>
          </table:table-cell>
          <table:table-cell office:value-type="string" table:style-name="ce28">
            <text:p>Маска для догляду за волоссям Davines Oi MINU Hair Mask, 250 мл</text:p>
          </table:table-cell>
          <table:table-cell office:value-type="string" table:style-name="ce18">
            <text:p>Маска для фарбованого волосся. Його формула покликана глибоко живити фарбоване волосся</text:p>
          </table:table-cell>
          <table:table-cell office:value-type="string" table:style-name="ce28">
            <text:p>Маска для фарбованого волосся. Його формула покликана глибоко живити фарбоване волосся, робити його м’яким і шовковистим, продовжуючи тривалість косметичного ефекту. Воно не обтяжує волосся.</text:p>
          </table:table-cell>
          <table:table-cell office:value-type="string" table:style-name="ce28">
            <text:p>Маска для фарбованого волосся. Його формула покликана глибоко живити фарбоване волосся, робити його м’яким і шовковистим, продовжуючи тривалість косметичного ефекту. Воно не обтяжує волосся.</text:p>
          </table:table-cell>
          <table:table-cell office:value-type="string" table:style-name="ce9">
            <text:p>120.jpg</text:p>
          </table:table-cell>
          <table:table-cell office:value-type="float" office:value="715" table:style-name="ce29">
            <text:p>715</text:p>
          </table:table-cell>
          <table:table-cell office:value-type="float" office:value="1137" table:formula="of:=[.H137]+1" table:style-name="ce13">
            <text:p>1137</text:p>
          </table:table-cell>
          <table:table-cell office:value-type="string" table:style-name="ce14">
            <text:p>Італія</text:p>
          </table:table-cell>
          <table:table-cell office:value-type="string" table:style-name="ce14">
            <text:p>Маска</text:p>
          </table:table-cell>
          <table:table-cell office:value-type="string" table:style-name="ce14">
            <text:p>Davines</text:p>
          </table:table-cell>
          <table:table-cell office:value-type="string" table:style-name="ce14">
            <text:p>OI</text:p>
          </table:table-cell>
          <table:table-cell office:value-type="float" office:value="2" table:style-name="ce9">
            <text:p>2</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8" table:formula="of:=[.A138]+1" table:style-name="ce10">
            <text:p>138</text:p>
          </table:table-cell>
          <table:table-cell office:value-type="string" table:style-name="ce28">
            <text:p>Стайлер для догляду за волоссям Davines Oi NOURISHING Hair Building Pak, 250 мл</text:p>
          </table:table-cell>
          <table:table-cell office:value-type="string" table:style-name="ce28">
            <text:p>Реструктурує і живить стрижень волосся, роблячи волосся м’яким, блискучим і повноцінним</text:p>
          </table:table-cell>
          <table:table-cell office:value-type="string" table:style-name="ce28">
            <text:p>Реструктурує і живить стрижень волосся, роблячи волосся м’яким, блискучим і повноцінним.</text:p>
          </table:table-cell>
          <table:table-cell office:value-type="string" table:style-name="ce28">
            <text:p>Реструктурує і живить стрижень волосся, роблячи волосся м’яким, блискучим і повноцінним.</text:p>
          </table:table-cell>
          <table:table-cell office:value-type="string" table:style-name="ce9">
            <text:p>121.jpg</text:p>
          </table:table-cell>
          <table:table-cell office:value-type="float" office:value="835" table:style-name="ce29">
            <text:p>835</text:p>
          </table:table-cell>
          <table:table-cell office:value-type="float" office:value="1138" table:formula="of:=[.H138]+1" table:style-name="ce13">
            <text:p>1138</text:p>
          </table:table-cell>
          <table:table-cell office:value-type="string" table:style-name="ce14">
            <text:p>Італія</text:p>
          </table:table-cell>
          <table:table-cell office:value-type="string" table:style-name="ce14">
            <text:p>Стайлер</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39" table:formula="of:=[.A139]+1" table:style-name="ce10">
            <text:p>139</text:p>
          </table:table-cell>
          <table:table-cell office:value-type="string" table:style-name="ce11">
            <text:p>Спрей для волосся та краси Davines Oi An Extra Strong Hair Spray, 400 мл</text:p>
          </table:table-cell>
          <table:table-cell office:value-type="string" table:style-name="ce9">
            <text:p>Лак для волосся екстра сильної фіксації для тривалого стійкого ефекту, призначений для професійного стайлінгу</text:p>
          </table:table-cell>
          <table:table-cell office:value-type="string" table:style-name="ce9">
            <text:p>Лак для волосся екстра сильної фіксації для тривалого стійкого ефекту, призначений для професійного стайлінгу. More Inside дозволяє сміливо експериментувати з зачісками, підбираючи найбільш підходящу для кожного випадку. Засіб легко наноситься, швидко висихає та забезпечує влагостійкий ефект. Надежно фіксирує волоси та без особливого праці видаляється за допомогою розсилки.</text:p>
          </table:table-cell>
          <table:table-cell office:value-type="string" table:style-name="ce9">
            <text:p>Для стилів, які захищають від вологості, часу та руху. Це надзвичайно міцний лак для волосся закріплює волосся на місці стільки часу, скільки потрібно, не залишаючи залишків або липкості.</text:p>
          </table:table-cell>
          <table:table-cell office:value-type="string" table:style-name="ce9">
            <text:p>400.jpg</text:p>
          </table:table-cell>
          <table:table-cell office:value-type="float" office:value="750" table:style-name="ce13">
            <text:p>750</text:p>
          </table:table-cell>
          <table:table-cell office:value-type="float" office:value="1139" table:formula="of:=[.H139]+1" table:style-name="ce13">
            <text:p>1139</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29" table:style-name="ce9">
            <text:p>2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0" table:formula="of:=[.A140]+1" table:style-name="ce10">
            <text:p>140</text:p>
          </table:table-cell>
          <table:table-cell office:value-type="string" table:style-name="ce28">
            <text:p>Спрей для волосся сильної фіксації <text:s/>Davines Oi A Strong Hair Spray , 400 мл</text:p>
          </table:table-cell>
          <table:table-cell office:value-type="string" table:style-name="ce28">
            <text:p>Лак сильної фіксації для тривалої стійкої укладки, легко розпорошує волосся і дуже швидко висихає</text:p>
          </table:table-cell>
          <table:table-cell office:value-type="string" table:style-name="ce28">
            <text:p>Невидимий лак для волосся з міцним ефектом надає волоссю стійку до вологості , не обтяжуючи його. Легко працювати з засобом і мити.</text:p>
          </table:table-cell>
          <table:table-cell office:value-type="string" table:style-name="ce28">
            <text:p>Лак сильної фіксації для тривалої стійкої укладки Strong Hold Hair spray</text:p>
            <text:p>Це ідеальний засіб для створення образів, що вимагають сильної тривалої фіксації</text:p>
            <text:p>Після нанесення лак утворює на волоссі невидиму «павутину» -плівка, яка на довгий період часу зберігає необхідну форму локонів. Косметичний засіб простий і зручний у використанні: легко розпорошується на волоссі і дуже швидко висихає, добре підходить для зміни форми зачіски, відрізняється високою вологостійкістю і просто видаляється з волосся за допомогою гребінця.</text:p>
          </table:table-cell>
          <table:table-cell office:value-type="string" table:style-name="ce9">
            <text:p>401.jpg</text:p>
          </table:table-cell>
          <table:table-cell office:value-type="float" office:value="694" table:style-name="ce29">
            <text:p>694</text:p>
          </table:table-cell>
          <table:table-cell office:value-type="float" office:value="1140" table:formula="of:=[.H140]+1" table:style-name="ce13">
            <text:p>1140</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29" table:style-name="ce9">
            <text:p>2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1" table:formula="of:=[.A141]+1" table:style-name="ce10">
            <text:p>141</text:p>
          </table:table-cell>
          <table:table-cell office:value-type="string" table:style-name="ce11">
            <text:p>Лак середньої фіксації глянцевий Davines Oi A Medium Hair Spray, 400 мл</text:p>
          </table:table-cell>
          <table:table-cell office:value-type="string" table:style-name="ce9">
            <text:p>Лак середньої фіксації для еластичного глянцевого стайлінгу</text:p>
          </table:table-cell>
          <table:table-cell office:value-type="string" table:style-name="ce9">
            <text:p>Лак середньої фіксації для еластичного глянцевого стайлінгу Davines More Inside Medium Hold Лак для волосся - це достойне завершення будь-якої укладки. Продукт м'яко фіксує прядки, не склеїваючи їх і не залишаючи наліт. інтернет-магазин косметики та ексклюзивних товарів</text:p>
          </table:table-cell>
          <table:table-cell office:value-type="string" table:style-name="ce12">
            <text:p>Лак середньої фіксації для еластичного глянцевого стайлінгу Лак для волосся середнього утримання</text:p>
            <text:p>Являє себе невидиму легку речовину, яку відрізняє фіксує волосся, не обтяжуючи зачіску. Для довговічних стилів. Це лак для волосся середнього ступеня забезпечує випрямлення, додає структуру та забезпечує фіксацію, не залишаючи залишків. З нею легко працювати і вичищати.</text:p>
          </table:table-cell>
          <table:table-cell office:value-type="string" table:style-name="ce9">
            <text:p>402.jpg</text:p>
          </table:table-cell>
          <table:table-cell office:value-type="float" office:value="710" table:style-name="ce13">
            <text:p>710</text:p>
          </table:table-cell>
          <table:table-cell office:value-type="float" office:value="1141" table:formula="of:=[.H141]+1" table:style-name="ce13">
            <text:p>1141</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29" table:style-name="ce9">
            <text:p>2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2" table:formula="of:=[.A142]+1" table:style-name="ce10">
            <text:p>142</text:p>
          </table:table-cell>
          <table:table-cell office:value-type="string" table:style-name="ce11">
            <text:p>Лак для мягкої фіксації та краси Davines Oi An Invisible No Gas Spray, 250 мл</text:p>
          </table:table-cell>
          <table:table-cell office:value-type="string" table:style-name="ce9">
            <text:p>Лак середньої фіксації підтримує зачіску на цілий день</text:p>
          </table:table-cell>
          <table:table-cell office:value-type="string" table:style-name="ce9">
            <text:p>Вологостійкий, гнучкий неаерозольний лак для волосся, що тримається на щітці та має природній ефект</text:p>
          </table:table-cell>
          <table:table-cell office:value-type="string" table:style-name="ce9">
            <text:p>Це невидимий спрей без газу. Вологостійкий, гнучкий неаерозольний лак для волосся, що тримається на щітці та має природний ефект. Це невидимий спрей без газу. Невидимий лак без аерозолю створений спеціально для формування та моделювання причинено, не склеює і не в'яже волосини. Ідеально підходить для естетичної м'якої фіксації приственно без утяжеления локонов. Прекрасно підходить для гарячого стайлінгу, додає легкий блиск і швидко висихає. Створює влагостійкий ефект, дозволяючи зберігати прическу навіть у владній погоді.</text:p>
          </table:table-cell>
          <table:table-cell office:value-type="string" table:style-name="ce9">
            <text:p>403.png</text:p>
          </table:table-cell>
          <table:table-cell office:value-type="float" office:value="600" table:style-name="ce13">
            <text:p>600</text:p>
          </table:table-cell>
          <table:table-cell office:value-type="float" office:value="1142" table:formula="of:=[.H142]+1" table:style-name="ce13">
            <text:p>1142</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3" table:formula="of:=[.A143]+1" table:style-name="ce10">
            <text:p>143</text:p>
          </table:table-cell>
          <table:table-cell office:value-type="string" table:style-name="ce11">
            <text:p>Лак прибирає завитки та волоски Davines Oi Perfecting Hairspray, 300 мл</text:p>
          </table:table-cell>
          <table:table-cell office:value-type="string" table:style-name="ce12">
            <text:p/>
            <text:p>Невидимий сухий лак середньої фіксації з мікродісперсним, майже невидимим розпиленням</text:p>
          </table:table-cell>
          <table:table-cell office:value-type="string" table:style-name="ce9">
            <text:p>Невидимий сухий лак середньої фіксації з мікродісперсним, майже неосязаним розпиленням. Адаптується до структури волосся, що забезпечує природний рух.</text:p>
          </table:table-cell>
          <table:table-cell office:value-type="string" table:style-name="ce12">
            <text:p>Лак середньої міцності з невидимим ефектом для тривалої дії. Він швидко висихає, протистоїть вологості і зберігає природний рух волосся, не застигаючи і не обтяжуючи.</text:p>
            <text:p>Середній лак для волосся.</text:p>
          </table:table-cell>
          <table:table-cell office:value-type="string" table:style-name="ce9">
            <text:p>404.jpg</text:p>
          </table:table-cell>
          <table:table-cell office:value-type="float" office:value="650" table:style-name="ce13">
            <text:p>650</text:p>
          </table:table-cell>
          <table:table-cell office:value-type="float" office:value="1143" table:formula="of:=[.H143]+1" table:style-name="ce13">
            <text:p>1143</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4" table:formula="of:=[.A144]+1" table:style-name="ce10">
            <text:p>144</text:p>
          </table:table-cell>
          <table:table-cell office:value-type="string" table:style-name="ce11">
            <text:p>Спрей для усилення завитків Davines Oi LOVE CURL Revitalizer, 250 мл</text:p>
          </table:table-cell>
          <table:table-cell office:value-type="string" table:style-name="ce9">
            <text:p>Відновлюючий спрей для посилення завивки волосся</text:p>
          </table:table-cell>
          <table:table-cell office:value-type="string" table:style-name="ce33">
            <text:p>Відновлювальний спрей для посилення зачіски для волосся Davines Love Curl Revitalizer контролює кучері між процедурами миття голови, додаючи їм життєвої сили та еластичності.</text:p>
          </table:table-cell>
          <table:table-cell office:value-type="string" table:style-name="ce33">
            <text:p>Відновлювальний спрей для посилення зачіски для волосся Davines Love Curl Revitalizer контролює кучері між процедурами миття голови, додаючи їм життєвої сили та еластичності. <text:s/>Використовуючи об'єм та форму локонів, надаючи їм природний вигляд і м'якість. Засіб не видно на волоссі.</text:p>
            <text:p/>
          </table:table-cell>
          <table:table-cell office:value-type="string" table:style-name="ce9">
            <text:p>405.jpg</text:p>
          </table:table-cell>
          <table:table-cell office:value-type="float" office:value="649" table:style-name="ce13">
            <text:p>649</text:p>
          </table:table-cell>
          <table:table-cell office:value-type="float" office:value="1144" table:formula="of:=[.H144]+1" table:style-name="ce13">
            <text:p>1144</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5" table:formula="of:=[.A145]+1" table:style-name="ce10">
            <text:p>145</text:p>
          </table:table-cell>
          <table:table-cell office:value-type="string" table:style-name="ce11">
            <text:p>Незмиваючий кондиціонер спрей Davines Oi DEDE Hair Mist, 250 мл</text:p>
          </table:table-cell>
          <table:table-cell office:value-type="string" table:style-name="ce9">
            <text:p>Спрей-кондиціонер подвійного дії , що захищає і додає силу ослабленому тонкому волоссю</text:p>
          </table:table-cell>
          <table:table-cell office:value-type="string" table:style-name="ce9">
            <text:p>Легкий спрей, що не розмивається, розроблений для того, щоб розплутати тонке волосся, сприяючи розчісуванню та укладанню. Воно зволожує та ремінералізує всі типи волосся, не обтяжуючи їх. Він ідеально підходить для частого використання.</text:p>
          </table:table-cell>
          <table:table-cell office:value-type="string" table:style-name="ce12">
            <text:p/>
            <text:p>Відновлює об'єм і формулу локонів, додаючи їм природний вигляд і м'якість. Засіб не видно на волоссі. <text:s/>Спрей насічений протеїнами, вітамінамі В і Е, які додаються локонам еластічності та обсягу. . Локони залишаються м'якими та чітко вираженими.</text:p>
          </table:table-cell>
          <table:table-cell office:value-type="string" table:style-name="ce9">
            <text:p>406.jpg</text:p>
          </table:table-cell>
          <table:table-cell office:value-type="float" office:value="753" table:style-name="ce13">
            <text:p>753</text:p>
          </table:table-cell>
          <table:table-cell office:value-type="float" office:value="1145" table:formula="of:=[.H145]+1" table:style-name="ce13">
            <text:p>1145</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6" table:formula="of:=[.A146]+1" table:style-name="ce10">
            <text:p>146</text:p>
          </table:table-cell>
          <table:table-cell office:value-type="string" table:style-name="ce11">
            <text:p>Термозахист для безпечного доглядуDavines Oi MELU Hair Shield, 250 мл</text:p>
          </table:table-cell>
          <table:table-cell office:value-type="string" table:style-name="ce12">
            <text:p>Захист волося від впливу високих температур під час використання фена, плойки або утюжка</text:p>
          </table:table-cell>
          <table:table-cell office:value-type="string" table:style-name="ce9">
            <text:p>Ідеально підходить для захисту всіх типів волосся від стресів, спричинених випрямлячем або феном. Спрей <text:s/>ефективно захищає волосся від теплових стресів.</text:p>
          </table:table-cell>
          <table:table-cell office:value-type="string" table:style-name="ce12">
            <text:p>Праймер для всіх типів волосся, що призводить до збільшення об'єму. Збільшує об'єм волосся, надаючи підтримку основі. Він не обтяжує і залишає волосся м’яким і блискучим.</text:p>
          </table:table-cell>
          <table:table-cell office:value-type="string" table:style-name="ce9">
            <text:p>407.jpg</text:p>
          </table:table-cell>
          <table:table-cell office:value-type="float" office:value="850" table:style-name="ce13">
            <text:p>850</text:p>
          </table:table-cell>
          <table:table-cell office:value-type="float" office:value="1146" table:formula="of:=[.H146]+1" table:style-name="ce13">
            <text:p>1146</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7" table:formula="of:=[.A147]+1" table:style-name="ce10">
            <text:p>147</text:p>
          </table:table-cell>
          <table:table-cell office:value-type="string" table:style-name="ce11">
            <text:p>Незмиваючий кондиціонер для об'єму Davines Oi VOLU Hair Mist, 250 мл</text:p>
          </table:table-cell>
          <table:table-cell office:value-type="string" table:style-name="ce9">
            <text:p>Зволожуючий спрей для об'ему волосся, має незначну концентрацію та приємний запах</text:p>
          </table:table-cell>
          <table:table-cell office:value-type="string" table:style-name="ce9">
            <text:p>Зволожуючий спрей для об'єму волосся <text:s/>надає неймовірну консистенцію, приємний квітково-зелений аромат.</text:p>
          </table:table-cell>
          <table:table-cell office:value-type="string" table:style-name="ce9">
            <text:p>Праймер для всіх типів волосся, що надає збільшення об'єму. <text:s/>Збільшує об'єм волосся, надаючи підтримку основі. Не обтяжує і залишає волосся м’яким і блискучим.</text:p>
          </table:table-cell>
          <table:table-cell office:value-type="string" table:style-name="ce9">
            <text:p>408.jpg</text:p>
          </table:table-cell>
          <table:table-cell office:value-type="float" office:value="810" table:style-name="ce13">
            <text:p>810</text:p>
          </table:table-cell>
          <table:table-cell office:value-type="float" office:value="1147" table:formula="of:=[.H147]+1" table:style-name="ce13">
            <text:p>1147</text:p>
          </table:table-cell>
          <table:table-cell office:value-type="string" table:style-name="ce14">
            <text:p>Італія</text:p>
          </table:table-cell>
          <table:table-cell office:value-type="string" table:style-name="ce14">
            <text:p>Спрей</text:p>
          </table:table-cell>
          <table:table-cell office:value-type="string" table:style-name="ce14">
            <text:p>Davines</text:p>
          </table:table-cell>
          <table:table-cell office:value-type="string" table:style-name="ce14">
            <text:p>OI</text:p>
          </table:table-cell>
          <table:table-cell office:value-type="float" office:value="6" table:style-name="ce9">
            <text:p>6</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8" table:formula="of:=[.A148]+1" table:style-name="ce10">
            <text:p>148</text:p>
          </table:table-cell>
          <table:table-cell office:value-type="string" table:style-name="ce11">
            <text:p>Крем для контролю волосся завитків Davines Oi All In One Milk, 135 мл</text:p>
          </table:table-cell>
          <table:table-cell office:value-type="string" table:style-name="ce9">
            <text:p>Багатофункціональне молочко для волосся для красивих пасм волосся</text:p>
          </table:table-cell>
          <table:table-cell office:value-type="string" table:style-name="ce9">
            <text:p>Багатофункціональне молочко для волосся для красивих пасм<text:s/></text:p>
          </table:table-cell>
          <table:table-cell office:value-type="string" table:style-name="ce12">
            <text:p/>
            <text:p>Надає м'якість і шовковистість</text:p>
            <text:p>Відразу розпускає волоси</text:p>
            <text:p>Полегшує розчісування сухих і вологих пасм волосся</text:p>
            <text:p>Контролює завивання</text:p>
            <text:p>Насичує волосся, не обтяжує їх</text:p>
            <text:p>Зволожує волосся</text:p>
            <text:p>Полегшує укладання феном</text:p>
            <text:p>Захищає від дії високих температур</text:p>
            <text:p>Укладка держится довше</text:p>
          </table:table-cell>
          <table:table-cell office:value-type="string" table:style-name="ce9">
            <text:p>409.jpg</text:p>
          </table:table-cell>
          <table:table-cell office:value-type="float" office:value="745" table:style-name="ce13">
            <text:p>745</text:p>
          </table:table-cell>
          <table:table-cell office:value-type="float" office:value="1148" table:formula="of:=[.H148]+1" table:style-name="ce13">
            <text:p>1148</text:p>
          </table:table-cell>
          <table:table-cell office:value-type="string" table:style-name="ce14">
            <text:p>Італія</text:p>
          </table:table-cell>
          <table:table-cell office:value-type="string" table:style-name="ce14">
            <text:p>Крем для волосся</text:p>
          </table:table-cell>
          <table:table-cell office:value-type="string" table:style-name="ce14">
            <text:p>Davines</text:p>
          </table:table-cell>
          <table:table-cell office:value-type="string" table:style-name="ce14">
            <text:p>OI</text:p>
          </table:table-cell>
          <table:table-cell office:value-type="float" office:value="8" table:style-name="ce9">
            <text:p>8</text:p>
          </table:table-cell>
          <table:table-cell office:value-type="float" office:value="2" table:style-name="ce9">
            <text:p>2</text:p>
          </table:table-cell>
          <table:table-cell office:value-type="float" office:value="14" table:style-name="ce14">
            <text:p>14</text:p>
          </table:table-cell>
          <table:table-cell office:value-type="float" office:value="13" table:style-name="ce9">
            <text:p>13</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49" table:formula="of:=[.A149]+1" table:style-name="ce10">
            <text:p>149</text:p>
          </table:table-cell>
          <table:table-cell office:value-type="string" table:style-name="ce11">
            <text:p>Молочко для краси волосся Davines Oi SU Milk, beauty 135 мл</text:p>
          </table:table-cell>
          <table:table-cell office:value-type="string" table:style-name="ce9">
            <text:p>Молочко для абсолютної красивої волосся <text:s/>має легку консистенцію, приємний трав'яний аромат</text:p>
          </table:table-cell>
          <table:table-cell office:value-type="string" table:style-name="ce9">
            <text:p>М'яке молочко, що пом'якшується, збагачене захисними ультрафіолетовими фільтрами, що захищають косметичний колір та зволоження під час перебування на сонці. Він зберігає волосся м’яким, легким і розчісуваним.</text:p>
          </table:table-cell>
          <table:table-cell office:value-type="string" table:style-name="ce12">
            <text:p><text:s/>Багатофункціональний засіб, насичений компонентами, яке виконує цілий ряд найважливіших функцій для здоров'я та красивого волосся. <text:s/>Властивості продуктів:</text:p>
            <text:p/>
            <text:p>Робить волоси м'якими, блискучими, шовковистим</text:p>
            <text:p>розплутує волоски, полегшує розчісування,</text:p>
            <text:p>показує хороший кондіціонуючийй ефект</text:p>
            <text:p>Контролює завитки волосся</text:p>
            <text:p>насичує волоски без утяження</text:p>
            <text:p>інтенсівно зволожує</text:p>
            <text:p>здійснює термозахисну дію</text:p>
            <text:p>подовжує стійкість укладання</text:p>
          </table:table-cell>
          <table:table-cell office:value-type="string" table:style-name="ce9">
            <text:p>410.jpg</text:p>
          </table:table-cell>
          <table:table-cell office:value-type="float" office:value="710" table:style-name="ce13">
            <text:p>710</text:p>
          </table:table-cell>
          <table:table-cell office:value-type="float" office:value="1149" table:formula="of:=[.H149]+1" table:style-name="ce13">
            <text:p>1149</text:p>
          </table:table-cell>
          <table:table-cell office:value-type="string" table:style-name="ce14">
            <text:p>Італія</text:p>
          </table:table-cell>
          <table:table-cell office:value-type="string" table:style-name="ce14">
            <text:p>Крем для волосся</text:p>
          </table:table-cell>
          <table:table-cell office:value-type="string" table:style-name="ce14">
            <text:p>Davines</text:p>
          </table:table-cell>
          <table:table-cell office:value-type="string" table:style-name="ce14">
            <text:p>OI</text:p>
          </table:table-cell>
          <table:table-cell office:value-type="float" office:value="8" table:style-name="ce9">
            <text:p>8</text:p>
          </table:table-cell>
          <table:table-cell office:value-type="float" office:value="2" table:style-name="ce9">
            <text:p>2</text:p>
          </table:table-cell>
          <table:table-cell office:value-type="float" office:value="14" table:style-name="ce14">
            <text:p>14</text:p>
          </table:table-cell>
          <table:table-cell office:value-type="float" office:value="13" table:style-name="ce9">
            <text:p>13</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0" table:formula="of:=[.A150]+1" table:style-name="ce10">
            <text:p>150</text:p>
          </table:table-cell>
          <table:table-cell office:value-type="string" table:style-name="ce11">
            <text:p>Крем для волосся та блискучого еффекту Davines Oi LOVE CURL Cream, 150 мл</text:p>
          </table:table-cell>
          <table:table-cell office:value-type="string" table:style-name="ce9">
            <text:p>Крем для розгладження завивки волосся <text:s/>розроблений для кучерявого волосся</text:p>
          </table:table-cell>
          <table:table-cell office:value-type="string" table:style-name="ce9">
            <text:p>Незмивна сироватка для отримання кращого визначення на всіх типах локонів або хвилястого волосся. Він не обтяжує волосся, не залишає залишків і зберігає волосся м’яким і блискучим.</text:p>
          </table:table-cell>
          <table:table-cell office:value-type="string" table:style-name="ce12">
            <text:p>Незмівна сироватка, надає еластичність і чітку формулу локонів. Невидима на волоссі, не залишає наліт і зберігає волосся м'яким і блискучим.</text:p>
            <text:p/>
            <text:p>Незмівна формула надає еластичність і чітку формулу локонам. Невидима на волоссі, не залишає наліт і зберігає волосся м'яким і блискучим.</text:p>
            <text:p/>
            <text:p>Насичені протеїнами, вітамінами В і Е, які надають локонам еластичності.</text:p>
            <text:p/>
          </table:table-cell>
          <table:table-cell office:value-type="string" table:style-name="ce9">
            <text:p>411.jpg</text:p>
          </table:table-cell>
          <table:table-cell office:value-type="float" office:value="560" table:style-name="ce13">
            <text:p>560</text:p>
          </table:table-cell>
          <table:table-cell office:value-type="float" office:value="1150" table:formula="of:=[.H150]+1" table:style-name="ce13">
            <text:p>1150</text:p>
          </table:table-cell>
          <table:table-cell office:value-type="string" table:style-name="ce14">
            <text:p>Італія</text:p>
          </table:table-cell>
          <table:table-cell office:value-type="string" table:style-name="ce14">
            <text:p>Крем для волосся</text:p>
          </table:table-cell>
          <table:table-cell office:value-type="string" table:style-name="ce14">
            <text:p>Davines</text:p>
          </table:table-cell>
          <table:table-cell office:value-type="string" table:style-name="ce14">
            <text:p>OI</text:p>
          </table:table-cell>
          <table:table-cell office:value-type="float" office:value="8" table:style-name="ce9">
            <text:p>8</text:p>
          </table:table-cell>
          <table:table-cell office:value-type="float" office:value="2" table:style-name="ce9">
            <text:p>2</text:p>
          </table:table-cell>
          <table:table-cell office:value-type="float" office:value="14" table:style-name="ce14">
            <text:p>14</text:p>
          </table:table-cell>
          <table:table-cell office:value-type="float" office:value="14" table:style-name="ce9">
            <text:p>14</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1" table:formula="of:=[.A151]+1" table:style-name="ce10">
            <text:p>151</text:p>
          </table:table-cell>
          <table:table-cell office:value-type="string" table:style-name="ce11">
            <text:p>Масло для відновлення та здоров'я волосся Davines Oi Oil, 50 мл</text:p>
          </table:table-cell>
          <table:table-cell office:value-type="string" table:style-name="ce34">
            <text:p>Масло Oi додає волоссю блиск і м’якість, одночасно розчиняючи волосся та борючись із ним</text:p>
          </table:table-cell>
          <table:table-cell office:value-type="string" table:style-name="ce9">
            <text:p>Природне та багатофункціональне масло, яке може використовуватись на всіх типах волосся</text:p>
          </table:table-cell>
          <table:table-cell office:value-type="string" table:style-name="ce12">
            <text:p>Масло Oi додає волоссю блиск і м’якість, одночасно розчиняючи волосся та борючись із ними, особливо добре працює на грубих або сухих пасмах волосся. Структуру волосся залишають захищеною, не обтяжуючи її.</text:p>
          </table:table-cell>
          <table:table-cell office:value-type="string" table:style-name="ce9">
            <text:p>412.jpg</text:p>
          </table:table-cell>
          <table:table-cell office:value-type="float" office:value="505" table:style-name="ce13">
            <text:p>505</text:p>
          </table:table-cell>
          <table:table-cell office:value-type="float" office:value="1151" table:formula="of:=[.H151]+1" table:style-name="ce13">
            <text:p>1151</text:p>
          </table:table-cell>
          <table:table-cell office:value-type="string" table:style-name="ce14">
            <text:p>Італія</text:p>
          </table:table-cell>
          <table:table-cell office:value-type="string" table:style-name="ce14">
            <text:p>Олія</text:p>
          </table:table-cell>
          <table:table-cell office:value-type="string" table:style-name="ce14">
            <text:p>Davines</text:p>
          </table:table-cell>
          <table:table-cell office:value-type="string" table:style-name="ce14">
            <text:p>OI</text:p>
          </table:table-cell>
          <table:table-cell office:value-type="float" office:value="9" table:style-name="ce9">
            <text:p>9</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2" table:formula="of:=[.A152]+1" table:style-name="ce10">
            <text:p>152</text:p>
          </table:table-cell>
          <table:table-cell office:value-type="string" table:style-name="ce28">
            <text:p>Масло для створення шовковистого волосся Davines Oi Silkening Oil, 120 мл</text:p>
          </table:table-cell>
          <table:table-cell office:value-type="string" table:style-name="ce28">
            <text:p>Багатофункціональна суха олія, завдяки якій волосся почуваються еластичними, шовковистими та м’якими</text:p>
          </table:table-cell>
          <table:table-cell office:value-type="string" table:style-name="ce28">
            <text:p>Суха олія для волосся.</text:p>
            <text:p>Ідеально підходить для подорожей та зручна для сумок.</text:p>
            <text:p/>
            <text:p>Для всіх типів волосся</text:p>
            <text:p/>
            <text:p>Чудово використовувати, якщо у вас є сухий шампунь на корені!</text:p>
          </table:table-cell>
          <table:table-cell office:value-type="string" table:style-name="ce28">
            <text:p>Davines Silkening Oil Mist - це стилюючий спрей від лінії Davines Your Hair Assistant від Angelo Seminara із сухою олійною текстурою, що забезпечує різні варіанти нанесення на наше волосся. Однією з головних характеристик цього нового продукту є те, що це олія, яка забезпечує додаткове зволоження волосся, надає їм блиск і контроль. Завдяки своїй м’якій текстурі, це продукт, який можна використовувати на всіх типах волосся і, звичайно, також на найтонших, незалежно від того, чи є у нас вологе або сухе волосся. У випадку з мокрим волоссям воно діє з контрольним та протизадирним ефектом, а у сухого волосся додає блиск, залишаючи волосся м’яким і шовковистим. Це ідеальне доповнення до засобу для випарювання волосся Hair Assistant Blowdry Primer.<text:s/></text:p>
          </table:table-cell>
          <table:table-cell office:value-type="string" table:style-name="ce9">
            <text:p>413.jpg</text:p>
          </table:table-cell>
          <table:table-cell office:value-type="float" office:value="1005" table:style-name="ce29">
            <text:p>1005</text:p>
          </table:table-cell>
          <table:table-cell office:value-type="float" office:value="1152" table:formula="of:=[.H152]+1" table:style-name="ce13">
            <text:p>1152</text:p>
          </table:table-cell>
          <table:table-cell office:value-type="string" table:style-name="ce14">
            <text:p>Італія</text:p>
          </table:table-cell>
          <table:table-cell office:value-type="string" table:style-name="ce14">
            <text:p>Олія</text:p>
          </table:table-cell>
          <table:table-cell office:value-type="string" table:style-name="ce14">
            <text:p>Davines</text:p>
          </table:table-cell>
          <table:table-cell office:value-type="string" table:style-name="ce14">
            <text:p>OI</text:p>
          </table:table-cell>
          <table:table-cell office:value-type="float" office:value="9" table:style-name="ce9">
            <text:p>9</text:p>
          </table:table-cell>
          <table:table-cell office:value-type="float" office:value="2" table:style-name="ce9">
            <text:p>2</text:p>
          </table:table-cell>
          <table:table-cell office:value-type="float" office:value="14" table:style-name="ce14">
            <text:p>14</text:p>
          </table:table-cell>
          <table:table-cell office:value-type="float" office:value="12" table:style-name="ce9">
            <text:p>12</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3" table:formula="of:=[.A153]+1" table:style-name="ce10">
            <text:p>153</text:p>
          </table:table-cell>
          <table:table-cell office:value-type="string" table:style-name="ce11">
            <text:p>Масло для пом'якшення волосся <text:s/>Davines Oi Nourishing Oil, 50 мл</text:p>
          </table:table-cell>
          <table:table-cell office:value-type="string" table:style-name="ce9">
            <text:p>Зволожує кінчики особливо зневодненого волосся і м’яко живить обличчя та тіло</text:p>
          </table:table-cell>
          <table:table-cell office:value-type="string" table:style-name="ce9">
            <text:p>Незважаючи на те, що композиція OI OIL Absolute Beautifying Potion дійсно проста, вона забезпечує багатовимірні умови дії та полегшує укладку. Своєю універсальністю він зобов’язаний олії руку, яка відіграє ключову роль у маслі Davines OI. Масло містить багато елагової кислоти, яка відповідає за процеси старіння клітин.</text:p>
          </table:table-cell>
          <table:table-cell office:value-type="string" table:style-name="ce12">
            <text:p>Davines Beautifying Potion OI OIL - дуже цікава пропозиція для тих, хто хоче мінімалізму у догляді за волоссям. І інгредієнти, і дизайн олії для волосся Davines роблять його одним із найкращих косметичних засобів, що пропонують натуральні олії.</text:p>
            <text:p/>
            <text:p>Якщо ви хочете доглядати за своїм волоссям - робіть ц.</text:p>
            <text:p/>
          </table:table-cell>
          <table:table-cell office:value-type="string" table:style-name="ce9">
            <text:p>414.jpg</text:p>
          </table:table-cell>
          <table:table-cell office:value-type="float" office:value="610" table:style-name="ce13">
            <text:p>610</text:p>
          </table:table-cell>
          <table:table-cell office:value-type="float" office:value="1153" table:formula="of:=[.H153]+1" table:style-name="ce13">
            <text:p>1153</text:p>
          </table:table-cell>
          <table:table-cell office:value-type="string" table:style-name="ce14">
            <text:p>Італія</text:p>
          </table:table-cell>
          <table:table-cell office:value-type="string" table:style-name="ce14">
            <text:p>Олія</text:p>
          </table:table-cell>
          <table:table-cell office:value-type="string" table:style-name="ce14">
            <text:p>Davines</text:p>
          </table:table-cell>
          <table:table-cell office:value-type="string" table:style-name="ce14">
            <text:p>OI</text:p>
          </table:table-cell>
          <table:table-cell office:value-type="float" office:value="9" table:style-name="ce9">
            <text:p>9</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5">
          <table:table-cell office:value-type="float" office:value="154" table:formula="of:=[.A154]+1" table:style-name="ce10">
            <text:p>154</text:p>
          </table:table-cell>
          <table:table-cell office:value-type="string" table:style-name="ce28">
            <text:p>Сиворотка для створення завитків Davines Oi Curl Building Serum, 250 мл</text:p>
          </table:table-cell>
          <table:table-cell office:value-type="string" table:style-name="ce28">
            <text:p>Сироватка додає локонам еластичність і блиск, одночасно запобігаючи появі завивок і блокуючи вологість</text:p>
          </table:table-cell>
          <table:table-cell office:value-type="string" table:style-name="ce28">
            <text:p>Сироватка, що підсилює локони</text:p>
            <text:p>Має вологостійку формулу</text:p>
            <text:p>Містить натуральні активні інгредієнти для визначення локонів без обтяження</text:p>
            <text:p>Забезпечує природні, глянцеві та антифризові ефекти</text:p>
            <text:p>Залишає локони підстриженими, ситими та здоровими</text:p>
          </table:table-cell>
          <table:table-cell office:value-type="string" table:style-name="ce28">
            <text:p>Сиворотка для створення локонов, для упругих еластичних завитків</text:p>
            <text:p/>
            <text:p>Зволожує волосся та підкреслює прядки. Сироватка, що підсилює локони, має вологостійку формулу. Містить натуральні активні інгредієнти для визначення локонів без обтяження. Забезпечує природний, блискучий та антифриз ефект.</text:p>
          </table:table-cell>
          <table:table-cell office:value-type="string" table:style-name="ce9">
            <text:p>415.jpg</text:p>
          </table:table-cell>
          <table:table-cell office:value-type="float" office:value="545" table:style-name="ce29">
            <text:p>545</text:p>
          </table:table-cell>
          <table:table-cell office:value-type="float" office:value="1154" table:formula="of:=[.H154]+1" table:style-name="ce13">
            <text:p>1154</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6">
          <table:table-cell office:value-type="float" office:value="155" table:formula="of:=[.A155]+1" table:style-name="ce10">
            <text:p>155</text:p>
          </table:table-cell>
          <table:table-cell office:value-type="string" table:style-name="ce28">
            <text:p>Мус для створення завитків Davines Oi Curl MOisturizing Mousse, 250 мл</text:p>
          </table:table-cell>
          <table:table-cell office:value-type="string" table:style-name="ce28">
            <text:p>Зволожуючий мус для локонів допомагає локонам зберегти структуру</text:p>
          </table:table-cell>
          <table:table-cell office:value-type="string" table:style-name="ce28">
            <text:p>Зволожуючий мус для кучерів. Розподіліть рівномірно на мокре волосся, не розтягуючи локони.</text:p>
          </table:table-cell>
          <table:table-cell office:value-type="string" table:style-name="ce28">
            <text:p>Зволожуючий мус для кучерів. Витрусіть повну руку і розподіліть рівномірно на мокре волосся, не розтягуючи локони. Нам подобається поєднувати із сироваткою Burl Building. Зосередьте мус на корінні, а сироватку на кінцях. Змийте засіб, переверніть волосся і розсипте до висихання.<text:s/></text:p>
          </table:table-cell>
          <table:table-cell office:value-type="string" table:style-name="ce9">
            <text:p>417.jpg</text:p>
          </table:table-cell>
          <table:table-cell office:value-type="float" office:value="580" table:style-name="ce29">
            <text:p>580</text:p>
          </table:table-cell>
          <table:table-cell office:value-type="float" office:value="1155" table:formula="of:=[.H155]+1" table:style-name="ce13">
            <text:p>1155</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6" table:formula="of:=[.A156]+1" table:style-name="ce10">
            <text:p>156</text:p>
          </table:table-cell>
          <table:table-cell office:value-type="string" table:style-name="ce28">
            <text:p>Стайлінг для текстурної укладки Davines Oi 1 Texturizer, 135 мл</text:p>
          </table:table-cell>
          <table:table-cell office:value-type="string" table:style-name="ce28">
            <text:p>Креативний стайлінг. Формули розроблені для того, щоб підкреслити красу та стійкість укладання волосся</text:p>
          </table:table-cell>
          <table:table-cell office:value-type="string" table:style-name="ce28">
            <text:p>Продукт увлажняє волоски і має стійкий ефект.</text:p>
          </table:table-cell>
          <table:table-cell office:value-type="string" table:style-name="ce28">
            <text:p>Сухий текстуруючий спрей середньої фіксації. <text:s/>Не обтяжує і не склеює волоски.<text:s/></text:p>
          </table:table-cell>
          <table:table-cell office:value-type="string" table:style-name="ce9">
            <text:p>418.jpg</text:p>
          </table:table-cell>
          <table:table-cell office:value-type="float" office:value="723" table:style-name="ce29">
            <text:p>723</text:p>
          </table:table-cell>
          <table:table-cell office:value-type="float" office:value="1156" table:formula="of:=[.H156]+1" table:style-name="ce13">
            <text:p>1156</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3" table:style-name="ce9">
            <text:p>13</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7" table:formula="of:=[.A157]+1" table:style-name="ce10">
            <text:p>157</text:p>
          </table:table-cell>
          <table:table-cell office:value-type="string" table:style-name="ce28">
            <text:p>Сухий віск матових відтінків для волосся Davines Oi Strong 1 Wax, 100 мл</text:p>
          </table:table-cell>
          <table:table-cell office:value-type="string" table:style-name="ce28">
            <text:p>Міцний сухий віск. Створює текстуровані зачіски та доглядає волосся</text:p>
          </table:table-cell>
          <table:table-cell office:value-type="string" table:style-name="ce28">
            <text:p>Це міцний сухий віск.</text:p>
            <text:p>Сухий матовий віск з надзвичайно міцною фіксацією.</text:p>
            <text:p>Надає текстуру сухому волоссю.</text:p>
            <text:p>Ви визначаєте дуже сильно</text:p>
            <text:p>не залишає залишків</text:p>
            <text:p>відчуває сухість на дотик</text:p>
            <text:p>добре відокремлює волосся</text:p>
            <text:p>Формула без парабенів і без додавання кольорів.</text:p>
          </table:table-cell>
          <table:table-cell office:value-type="string" table:style-name="ce28">
            <text:p>Сухой воск для матових текстурних акцентів у зачісці. Засіб середньої фіксації для створення індивідуальних образів, дозволить надовго підкреслити вираженість, додати аккуратність укладання, виділити окремі локони, зробити ефектний акцент або креативний стайлінг. Не склеює волоси, не залишає в'язкості та жирності.<text:s/></text:p>
          </table:table-cell>
          <table:table-cell office:value-type="string" table:style-name="ce9">
            <text:p>419.jpg</text:p>
          </table:table-cell>
          <table:table-cell office:value-type="float" office:value="674" table:style-name="ce29">
            <text:p>674</text:p>
          </table:table-cell>
          <table:table-cell office:value-type="float" office:value="1157" table:formula="of:=[.H157]+1" table:style-name="ce13">
            <text:p>1157</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1" table:style-name="ce9">
            <text:p>1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8" table:formula="of:=[.A158]+1" table:style-name="ce10">
            <text:p>158</text:p>
          </table:table-cell>
          <table:table-cell office:value-type="string" table:style-name="ce28">
            <text:p>Віск для блиску та краси волосся для волосся Davines Oi Shine Wax, 75 мл</text:p>
          </table:table-cell>
          <table:table-cell office:value-type="string" table:style-name="ce28">
            <text:p>Віск для блиску та полірування волосся, догляд за пасмами</text:p>
          </table:table-cell>
          <table:table-cell office:value-type="string" table:style-name="ce28">
            <text:p>Воск для блиску та полірування волосся Davines More Inside Shine Wax має легкий, приємний аромат. <text:s/>Після нанесення не в'яже волосини, не залишає липких слідів.<text:s/></text:p>
          </table:table-cell>
          <table:table-cell office:value-type="string" table:style-name="ce28">
            <text:p>Для створення глянцевих та гладких, структурованих стилів. This Is a Shine Wax - це легкий, кремовий віск для полірування присмаченого вигляду або довершеності, не залишаючи волосся липким</text:p>
          </table:table-cell>
          <table:table-cell office:value-type="string" table:style-name="ce9">
            <text:p>420.jpg</text:p>
          </table:table-cell>
          <table:table-cell office:value-type="float" office:value="605" table:style-name="ce29">
            <text:p>605</text:p>
          </table:table-cell>
          <table:table-cell office:value-type="float" office:value="1158" table:formula="of:=[.H158]+1" table:style-name="ce13">
            <text:p>1158</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9" table:style-name="ce9">
            <text:p>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59" table:formula="of:=[.A159]+1" table:style-name="ce10">
            <text:p>159</text:p>
          </table:table-cell>
          <table:table-cell office:value-type="string" table:style-name="ce28">
            <text:p>Моделююча глина для сяючого волосся Davines Oi Strong Moulding Clay, 75 мл</text:p>
          </table:table-cell>
          <table:table-cell office:value-type="string" table:style-name="ce28">
            <text:p>Матова формувальна глина з міцним утримуванням. додає текстуру сухому волоссю</text:p>
          </table:table-cell>
          <table:table-cell office:value-type="string" table:style-name="ce28">
            <text:p>Матова формувальна глина з міцним утриманням.</text:p>
            <text:p/>
            <text:p>Переваги:</text:p>
            <text:p/>
            <text:p>додає текстуру сухому волоссю</text:p>
            <text:p>не містить води, щоб краще протистояти вологому клімату</text:p>
            <text:p>не залишає залишків</text:p>
            <text:p>відчуває сухість на дотик</text:p>
            <text:p>створювати безладний вигляд</text:p>
            <text:p>Він не містить парабенів і не містить барвників.</text:p>
          </table:table-cell>
          <table:table-cell office:value-type="string" table:style-name="ce28">
            <text:p>Styling Space пропонує широкий асортимент <text:s/>продуктів, що стосується оздоровлення волосся та шкіри голови,</text:p>
            <text:p>і дозволяє салонам створювати індивідуальні процедури.</text:p>
            <text:p>Переваги:</text:p>
            <text:p>‧ Надає текстуру сухому волоссю</text:p>
            <text:p>‧Визначає це суворо</text:p>
            <text:p>ContainНе містить води, щоб краще переносити вологий клімат</text:p>
            <text:p>‧Не залишає залишків</text:p>
            <text:p>‧ Відчуває сухість на дотик</text:p>
            <text:p>‧Створює неохайний вигляд</text:p>
            <text:p>‧Грубе відділення</text:p>
            <text:p/>
            <text:p>Формула без парабенів і без додавання кольорів.</text:p>
            <text:p/>
            <text:p>Як користуватись:</text:p>
            <text:p/>
            <text:p>Нанесіть невелику кількість засобу на сухе волосся, а потім розташуйте його, як хочете.</text:p>
          </table:table-cell>
          <table:table-cell office:value-type="string" table:style-name="ce9">
            <text:p>421.jpg</text:p>
          </table:table-cell>
          <table:table-cell office:value-type="float" office:value="645" table:style-name="ce29">
            <text:p>645</text:p>
          </table:table-cell>
          <table:table-cell office:value-type="float" office:value="1159" table:formula="of:=[.H159]+1" table:style-name="ce13">
            <text:p>1159</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9" table:style-name="ce9">
            <text:p>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0" table:formula="of:=[.A160]+1" table:style-name="ce10">
            <text:p>160</text:p>
          </table:table-cell>
          <table:table-cell office:value-type="string" table:style-name="ce28">
            <text:p>Сяючий спрей для блиску волосся Davines Oi Shimmering Mist, 200 мл</text:p>
          </table:table-cell>
          <table:table-cell office:value-type="string" table:style-name="ce28">
            <text:p>Глянцевий туман для блискучих і оксамитових пасм волосся, що додає блиск і бореться з завиванням</text:p>
          </table:table-cell>
          <table:table-cell office:value-type="string" table:style-name="ce28">
            <text:p>надає винятковий блиск волоссю, зберігаючи його світлим</text:p>
            <text:p>має чудовий антифриз ефект</text:p>
            <text:p>ідеальний контроль електростатичного ефекту</text:p>
            <text:p>Формула без парабенів і без додавання кольорів.</text:p>
          </table:table-cell>
          <table:table-cell office:value-type="string" table:style-name="ce28">
            <text:p>Цей спрей-туман - це спрей для блиску, який надає оксамитову текстуру будь-якому типу волосся. Він не тримається, але надає волоссю масивний блиск завдяки своїй легкій формулі та чудовому ефекту проти завивання, що робить його ідеальним для контролю статики. Формула не містить парабенів і не додає кольорів.</text:p>
            <text:p/>
            <text:p>Переваги включають:</text:p>
            <text:p/>
            <text:p>Спрей для блиску без затримки</text:p>
            <text:p>Не зважує волосся</text:p>
            <text:p>Володіє чудовим антифрізовим ефектом</text:p>
            <text:p>Забезпечує масивний блиск</text:p>
            <text:p>Не містить парабенів або кольорів</text:p>
            <text:p>Як користуватись:</text:p>
            <text:p>Нанесіть рівномірно на суху довжину і кінці для завершення укладання.</text:p>
          </table:table-cell>
          <table:table-cell office:value-type="string" table:style-name="ce9">
            <text:p>422.jpg</text:p>
          </table:table-cell>
          <table:table-cell office:value-type="float" office:value="570" table:style-name="ce29">
            <text:p>570</text:p>
          </table:table-cell>
          <table:table-cell office:value-type="float" office:value="1160" table:formula="of:=[.H160]+1" table:style-name="ce13">
            <text:p>1160</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6" table:style-name="ce9">
            <text:p>16</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1" table:formula="of:=[.A161]+1" table:style-name="ce10">
            <text:p>161</text:p>
          </table:table-cell>
          <table:table-cell office:value-type="string" table:style-name="ce28">
            <text:p>Спрей для стайлінга із морською сіллю Davines Oi Sea Salt Spray, 250 мл</text:p>
          </table:table-cell>
          <table:table-cell office:value-type="string" table:style-name="ce28">
            <text:p>Спрей з морською соллю для об'ємних вільних укладок</text:p>
          </table:table-cell>
          <table:table-cell office:value-type="string" table:style-name="ce28">
            <text:p>Спрей з морською соллю для об’ємних вільних укладок - Придає волоссю об’єм. Підчеркує текстуру, не забруднює і не склеює волосини. Ідеально підходить для <text:s/>об'ємних укладок з матовим ефектом<text:s/></text:p>
          </table:table-cell>
          <table:table-cell office:value-type="string" table:style-name="ce28">
            <text:p/>
            <text:p>Davines More inside Sea Salt Spray - Спрей з морською солею для об'ємних вільних укладок</text:p>
            <text:p/>
            <text:p>Спрей на основі сумішей солей (сульфат магнії, хлорид натрію та морська соль). Володіє фактором зволоження та фактором текстур. Придає волосам об'єм, плотність і матовий блиск. Підчеркає текстуру, не забруднює і не склеює волосини. Ідеально підходить для об'ємних укладок з матовим ефектом.<text:s/></text:p>
            <text:p>Нанести на вологі волоски перед стайлінгом для додавання плотності волосків, або на сухі волосини.</text:p>
          </table:table-cell>
          <table:table-cell office:value-type="string" table:style-name="ce9">
            <text:p>423.jpg</text:p>
          </table:table-cell>
          <table:table-cell office:value-type="float" office:value="500" table:style-name="ce29">
            <text:p>500</text:p>
          </table:table-cell>
          <table:table-cell office:value-type="float" office:value="1161" table:formula="of:=[.H161]+1" table:style-name="ce13">
            <text:p>1161</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7">
          <table:table-cell office:value-type="float" office:value="162" table:formula="of:=[.A162]+1" table:style-name="ce10">
            <text:p>162</text:p>
          </table:table-cell>
          <table:table-cell office:value-type="string" table:style-name="ce28">
            <text:p>Сиворотка для хаотичного стайлінгу Davines Oi Invisible Serum, 50 мл</text:p>
          </table:table-cell>
          <table:table-cell office:value-type="string" table:style-name="ce28">
            <text:p>Незмивна сироватка для м’якої текстури та гнучкого контролю</text:p>
          </table:table-cell>
          <table:table-cell office:value-type="string" table:style-name="ce28">
            <text:p>Незмивна сироватка для м’якої текстури. Невидима сироватка створює незвичний, скуйовджений, атласний та живий вигляд із ефектами проти завивання.</text:p>
            <text:p/>
            <text:p>Нанесіть невелику кількість засобу на сухе волосся і укладіть за своїм бажанням. Також його можна використовувати на вологому волоссі перед сушінням.</text:p>
          </table:table-cell>
          <table:table-cell office:value-type="string" table:style-name="ce28">
            <text:p>Для створення м'якої текстури та гнучкого управління. Це невидима сироватка створює незвичний, скуйовджений, атласний та живий вигляд із ефектами проти завивання. Розподіліть невелику кількість рівномірно на вологе або сухе волосся. Приступайте до стилю.</text:p>
          </table:table-cell>
          <table:table-cell office:value-type="string" table:style-name="ce9">
            <text:p>424.jpg</text:p>
          </table:table-cell>
          <table:table-cell office:value-type="float" office:value="470" table:style-name="ce29">
            <text:p>470</text:p>
          </table:table-cell>
          <table:table-cell office:value-type="float" office:value="1162" table:formula="of:=[.H162]+1" table:style-name="ce13">
            <text:p>1162</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8">
          <table:table-cell office:value-type="float" office:value="163" table:formula="of:=[.A163]+1" table:style-name="ce10">
            <text:p>163</text:p>
          </table:table-cell>
          <table:table-cell office:value-type="string" table:style-name="ce28">
            <text:p>Паста для об'ємного стайлінгу Davines Oi Medium Hold Pliable Paste, 125 мл</text:p>
          </table:table-cell>
          <table:table-cell office:value-type="string" table:style-name="ce28">
            <text:p>Для контрольованого універсального стилю з натуральним покриттям</text:p>
          </table:table-cell>
          <table:table-cell office:value-type="string" table:style-name="ce28">
            <text:p>Для стилів, які відрізняються гнучкістю та природним виглядом, але забезпечують тривале утримання. Нанесіть невелику кількість засобу на сухе волосся і укладіть за своїм бажанням. Також його можна використовувати на вологому волоссі перед сушінням.</text:p>
            <text:p/>
            <text:p/>
          </table:table-cell>
          <table:table-cell office:value-type="string" table:style-name="ce28">
            <text:p>Для контрольованого універсального стилю з натуральним покриттям. Ця гнучка паста середньої міцності підтримує природний блиск і рух волосся, ніколи не залишаючи його жорстким або липким.</text:p>
            <text:p/>
            <text:p>Як користуватись</text:p>
            <text:p>Нанесіть невелику кількість засобу на сухе волосся і укладіть за своїм бажанням. Також його можна використовувати на вологому волоссі перед сушінням.</text:p>
          </table:table-cell>
          <table:table-cell office:value-type="string" table:style-name="ce9">
            <text:p>425.jpg</text:p>
          </table:table-cell>
          <table:table-cell office:value-type="float" office:value="710" table:style-name="ce29">
            <text:p>710</text:p>
          </table:table-cell>
          <table:table-cell office:value-type="float" office:value="1163" table:formula="of:=[.H163]+1" table:style-name="ce13">
            <text:p>1163</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28" table:style-name="ce9">
            <text:p>2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4" table:formula="of:=[.A164]+1" table:style-name="ce10">
            <text:p>164</text:p>
          </table:table-cell>
          <table:table-cell office:value-type="string" table:style-name="ce28">
            <text:p>Паста для моделювання Davines Oi Medium Hold Modeling Gel, 250 мл</text:p>
          </table:table-cell>
          <table:table-cell office:value-type="string" table:style-name="ce28">
            <text:p>Моделюючий гель ідеально підходить для тих, хто має фарбоване волосся</text:p>
          </table:table-cell>
          <table:table-cell office:value-type="string" table:style-name="ce28">
            <text:p>Моделюючий гель ідеально підходить для тих, хто має фарбоване волосся</text:p>
          </table:table-cell>
          <table:table-cell office:value-type="string" table:style-name="ce28">
            <text:p>Народившись в Пармі в 1983 році, Davines почав свою діяльність як дослідницька лабораторія <text:s/>в одну з найвідоміших світових торгових марок волосся. Неперевершена колекція шампунів та пом’якшувальних кондиціонерів приносить здоровий блиск вашому волоссі, який зберігається протягом усього дня.</text:p>
          </table:table-cell>
          <table:table-cell office:value-type="string" table:style-name="ce9">
            <text:p>467.jpg</text:p>
          </table:table-cell>
          <table:table-cell office:value-type="float" office:value="545" table:style-name="ce29">
            <text:p>545</text:p>
          </table:table-cell>
          <table:table-cell office:value-type="float" office:value="1164" table:formula="of:=[.H164]+1" table:style-name="ce13">
            <text:p>1164</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5" table:formula="of:=[.A165]+1" table:style-name="ce10">
            <text:p>165</text:p>
          </table:table-cell>
          <table:table-cell office:value-type="string" table:style-name="ce28">
            <text:p>Крем-гель для сильної фіксації <text:s/>Davines Oi Strong Hold Cream Gel, 125 мл</text:p>
          </table:table-cell>
          <table:table-cell office:value-type="string" table:style-name="ce28">
            <text:p>Моделюючий гель для створення ефекту мокрих пасм волосся</text:p>
          </table:table-cell>
          <table:table-cell office:value-type="string" table:style-name="ce28">
            <text:p>Гель середньої фіксації з факторами зволоження та еластичності. Придає волоссю структури, швидко висихає. Смоли останнього покоління, що знаходяться у складі продукту, не залишають слідів на волосі і забезпечують ефект «анти-фризз». Гель можна використовувати на <text:s/>кудрявому волоссі, щоб додати локонам обсягу та еластичності, а також створити ефект мокрому</text:p>
          </table:table-cell>
          <table:table-cell office:value-type="string" table:style-name="ce28">
            <text:p><text:s/>Моделюючий гель для створення ефекту мокрого волосся</text:p>
          </table:table-cell>
          <table:table-cell office:value-type="string" table:style-name="ce9">
            <text:p>468.jpg</text:p>
          </table:table-cell>
          <table:table-cell office:value-type="float" office:value="528" table:style-name="ce29">
            <text:p>528</text:p>
          </table:table-cell>
          <table:table-cell office:value-type="float" office:value="1165" table:formula="of:=[.H165]+1" table:style-name="ce13">
            <text:p>1165</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28" table:style-name="ce9">
            <text:p>2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6" table:formula="of:=[.A166]+1" table:style-name="ce10">
            <text:p>166</text:p>
          </table:table-cell>
          <table:table-cell office:value-type="string" table:style-name="ce28">
            <text:p>Флюїд для стайлінгу Oi Relaxing MOisturizing Fluid Davines, 125 мл</text:p>
          </table:table-cell>
          <table:table-cell office:value-type="string" table:style-name="ce28">
            <text:p>Невидима сироватка з легким затримкою для ефекту "після доби"</text:p>
          </table:table-cell>
          <table:table-cell office:value-type="string" table:style-name="ce28">
            <text:p>Для створення ідеально прямого волосся. Ця розслаблююча зволожуюча рідина додає блиск, усуває випадіння волосся, зволожує волосся та захищає від пошкодження теплом та вологості.</text:p>
          </table:table-cell>
          <table:table-cell office:value-type="string" table:style-name="ce28">
            <text:p>Для створення ідеально прямого волосся. Ця розслаблююча зволожуюча рідина додає блиск, усуває випадіння волосся, зволожує волосся та захищає від пошкодження теплом та вологості.</text:p>
          </table:table-cell>
          <table:table-cell office:value-type="string" table:style-name="ce9">
            <text:p>469.png</text:p>
          </table:table-cell>
          <table:table-cell office:value-type="float" office:value="549" table:style-name="ce29">
            <text:p>549</text:p>
          </table:table-cell>
          <table:table-cell office:value-type="float" office:value="1166" table:formula="of:=[.H166]+1" table:style-name="ce13">
            <text:p>1166</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28" table:style-name="ce9">
            <text:p>2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7" table:formula="of:=[.A167]+1" table:style-name="ce10">
            <text:p>167</text:p>
          </table:table-cell>
          <table:table-cell office:value-type="string" table:style-name="ce28">
            <text:p>Формулююча помадка для волосся Davines Oi Forming Pomade, 75 мл</text:p>
          </table:table-cell>
          <table:table-cell office:value-type="string" table:style-name="ce28">
            <text:p>Для створення працездатної текстури, особливо при коротких стрижках</text:p>
          </table:table-cell>
          <table:table-cell office:value-type="string" table:style-name="ce28">
            <text:p>Для створення працездатної текстури, особливо при коротких стрижках.<text:s/></text:p>
          </table:table-cell>
          <table:table-cell office:value-type="string" table:style-name="ce28">
            <text:p>Забезпечує блиск, працездатність і стійкий стиль. Без парабена та доданого барвника.</text:p>
          </table:table-cell>
          <table:table-cell office:value-type="string" table:style-name="ce9">
            <text:p>470.jpg</text:p>
          </table:table-cell>
          <table:table-cell office:value-type="float" office:value="615" table:style-name="ce29">
            <text:p>615</text:p>
          </table:table-cell>
          <table:table-cell office:value-type="float" office:value="1167" table:formula="of:=[.H167]+1" table:style-name="ce13">
            <text:p>1167</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9" table:style-name="ce9">
            <text:p>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8" table:formula="of:=[.A168]+1" table:style-name="ce10">
            <text:p>168</text:p>
          </table:table-cell>
          <table:table-cell office:value-type="string" table:style-name="ce28">
            <text:p>Захисний крем для середньої фіксація Davines Oi Medium Hold Gum, 75 мл</text:p>
          </table:table-cell>
          <table:table-cell office:value-type="string" table:style-name="ce28">
            <text:p>Для створення гладких стилів та визначеної текстури із середнім утриманням</text:p>
          </table:table-cell>
          <table:table-cell office:value-type="string" table:style-name="ce28">
            <text:p>Для створення гладких стилів та визначеної текстури із середнім навантаженням. <text:s/>Для укладання без будь-яких липких або жирних залишків.</text:p>
          </table:table-cell>
          <table:table-cell office:value-type="string" table:style-name="ce28">
            <text:p>Забезпечує працездатність і текстуру без липких залишків. Без парабена та доданого барвника</text:p>
          </table:table-cell>
          <table:table-cell office:value-type="string" table:style-name="ce9">
            <text:p>4702.jpg</text:p>
          </table:table-cell>
          <table:table-cell office:value-type="float" office:value="604" table:style-name="ce29">
            <text:p>604</text:p>
          </table:table-cell>
          <table:table-cell office:value-type="float" office:value="1168" table:formula="of:=[.H168]+1" table:style-name="ce13">
            <text:p>1168</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9" table:style-name="ce9">
            <text:p>9</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69" table:formula="of:=[.A169]+1" table:style-name="ce10">
            <text:p>169</text:p>
          </table:table-cell>
          <table:table-cell office:value-type="string" table:style-name="ce28">
            <text:p>Пудра для стайлінгу красивого волосся Davines Oi Texturizing Dust, 8 г</text:p>
          </table:table-cell>
          <table:table-cell office:value-type="string" table:style-name="ce28">
            <text:p>Для миттєвого, тривалого обсягу та працездатної текстури</text:p>
          </table:table-cell>
          <table:table-cell office:value-type="string" table:style-name="ce28">
            <text:p>Для миттєвого, тривалого обсягу та <text:s/>текстури. Це текстуруючий гель створює структуроване волосся</text:p>
          </table:table-cell>
          <table:table-cell office:value-type="string" table:style-name="ce28">
            <text:p/>
            <text:p>Для миттєвого, тривалого об'єму та працездатної текстури. Це текстуруючий гель створює структуровану зачіску, розкішну наповненість та освіжає вдень, не залишаючи залишків. Поглинає надлишки олії, додаючи миттєвий об'єм, текстуру та утримання. Без парабена та доданого барвника</text:p>
          </table:table-cell>
          <table:table-cell office:value-type="string" table:style-name="ce9">
            <text:p>471.jpg</text:p>
          </table:table-cell>
          <table:table-cell office:value-type="float" office:value="658" table:style-name="ce29">
            <text:p>658</text:p>
          </table:table-cell>
          <table:table-cell office:value-type="float" office:value="1169" table:formula="of:=[.H169]+1" table:style-name="ce13">
            <text:p>1169</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 table:style-name="ce9">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0" table:formula="of:=[.A170]+1" table:style-name="ce10">
            <text:p>170</text:p>
          </table:table-cell>
          <table:table-cell office:value-type="string" table:style-name="ce28">
            <text:p>Мусс-об'єм для стійкої легкої текстури Oi Volume Boosting Mousse, 250 мл</text:p>
          </table:table-cell>
          <table:table-cell office:value-type="string" table:style-name="ce28">
            <text:p>Для додавання повітряного об’єму для будь-якому типу волосся</text:p>
          </table:table-cell>
          <table:table-cell office:value-type="string" table:style-name="ce28">
            <text:p>Для додання повітряного об'єму для будь-якому типу волосся.<text:s/></text:p>
          </table:table-cell>
          <table:table-cell office:value-type="string" table:style-name="ce28">
            <text:p><text:s/>Мус, що збільшує обсяг, - це <text:s/>крем, що, ідеально підходить для того, щоб надати волоссю легкий і природній вигляд. Без парабена та доданого барвника. Нанесіть рівномірно на висушене рушником волосся, після чого приступайте до укладання.</text:p>
          </table:table-cell>
          <table:table-cell office:value-type="string" table:style-name="ce9">
            <text:p>473.jpg</text:p>
          </table:table-cell>
          <table:table-cell office:value-type="float" office:value="509" table:style-name="ce29">
            <text:p>509</text:p>
          </table:table-cell>
          <table:table-cell office:value-type="float" office:value="1170" table:formula="of:=[.H170]+1" table:style-name="ce13">
            <text:p>1170</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1" table:formula="of:=[.A171]+1" table:style-name="ce10">
            <text:p>171</text:p>
          </table:table-cell>
          <table:table-cell office:value-type="string" table:style-name="ce28">
            <text:p>Брашинг для пудри та волосся Davines Oi Volume Creator Brush, 9 г</text:p>
          </table:table-cell>
          <table:table-cell office:value-type="string" table:style-name="ce28">
            <text:p>Для додавання лугкого об’єму для будь-якому типу волосся</text:p>
          </table:table-cell>
          <table:table-cell office:value-type="string" table:style-name="ce28">
            <text:p>Щітка, розроблена для точного та контрольованого нанесення порошку Volume Creator. Вбудований резервуар можна поповнювати знову і знову.</text:p>
          </table:table-cell>
          <table:table-cell office:value-type="string" table:style-name="ce28">
            <text:p/>
            <text:p>Легко та точно нанесіть <text:s/>на основу волосся.</text:p>
            <text:p><text:s/>Використовуйте, щоб нанести Пудру Assistant Volume Creator Powder безпосередньо на кореневу область, де потрібно створити об’єм і текстуру. Як варіант, нанесіть по довжинах і кінцях, щоб додати текстуру.</text:p>
          </table:table-cell>
          <table:table-cell office:value-type="string" table:style-name="ce9">
            <text:p>474.jpg</text:p>
          </table:table-cell>
          <table:table-cell office:value-type="float" office:value="950" table:style-name="ce29">
            <text:p>950</text:p>
          </table:table-cell>
          <table:table-cell office:value-type="float" office:value="1171" table:formula="of:=[.H171]+1" table:style-name="ce13">
            <text:p>1171</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3" table:style-name="ce9">
            <text:p>3</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2" table:formula="of:=[.A172]+1" table:style-name="ce10">
            <text:p>172</text:p>
          </table:table-cell>
          <table:table-cell office:value-type="string" table:style-name="ce28">
            <text:p>Спрей для волосся, що надає текстуру Davines Oi Definition Mist, 200 мл</text:p>
          </table:table-cell>
          <table:table-cell office:value-type="string" table:style-name="ce28">
            <text:p>Текстуруючий спрей, створює розкішний ефект для пасом, зволожує і надає шовковий блиск волоссю</text:p>
          </table:table-cell>
          <table:table-cell office:value-type="string" table:style-name="ce28">
            <text:p/>
            <text:p>Стайлер, який створює одноденний ефект на свіжо укладеному волоссі. Це додає чіткості вибуху, одночасно покращуючи блиск і контролюючу завивку.</text:p>
          </table:table-cell>
          <table:table-cell office:value-type="string" table:style-name="ce28">
            <text:p>Еффект:</text:p>
            <text:p>Текстуруючий ефект.</text:p>
            <text:p>Електростатичний контроль і контроль завивання.</text:p>
            <text:p>Підсилює природний блиск волосся. Безпарабенова формула. Розпилюйте на сухе волосся з відстані 30 см. Щоб досягти типового вигляду «на наступний день», нанесіть безпосередньо на окремі пасма, щоб краще їх визначити, а потім завершіть укладку феном або гарячими інструментами.</text:p>
          </table:table-cell>
          <table:table-cell office:value-type="string" table:style-name="ce9">
            <text:p>475.jpg</text:p>
          </table:table-cell>
          <table:table-cell office:value-type="float" office:value="641" table:style-name="ce29">
            <text:p>641</text:p>
          </table:table-cell>
          <table:table-cell office:value-type="float" office:value="1172" table:formula="of:=[.H172]+1" table:style-name="ce13">
            <text:p>1172</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6" table:style-name="ce9">
            <text:p>16</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3" table:formula="of:=[.A173]+1" table:style-name="ce10">
            <text:p>173</text:p>
          </table:table-cell>
          <table:table-cell office:value-type="string" table:style-name="ce28">
            <text:p>Масло без масла для укладання волосся Davines Oi Oil Non Oil, 250 мл</text:p>
          </table:table-cell>
          <table:table-cell office:value-type="string" table:style-name="ce28">
            <text:p>Засіб для натуральних слухняних укладок волосся масло без масла</text:p>
          </table:table-cell>
          <table:table-cell office:value-type="string" table:style-name="ce28">
            <text:p>Легка олія для природного вигляду та зволоженої текстури. Додає структуру та чіткість волоссю, згладжуючи кучері, не залишаючи залишків.<text:s/></text:p>
          </table:table-cell>
          <table:table-cell office:value-type="string" table:style-name="ce28">
            <text:p>Волосся розгладжені та шовковисті без залишків жиру. Без парабена та доданого барвника</text:p>
          </table:table-cell>
          <table:table-cell office:value-type="string" table:style-name="ce9">
            <text:p>477.jpg</text:p>
          </table:table-cell>
          <table:table-cell office:value-type="float" office:value="450" table:style-name="ce29">
            <text:p>450</text:p>
          </table:table-cell>
          <table:table-cell office:value-type="float" office:value="1173" table:formula="of:=[.H173]+1" table:style-name="ce13">
            <text:p>1173</text:p>
          </table:table-cell>
          <table:table-cell office:value-type="string" table:style-name="ce14">
            <text:p>Італія</text:p>
          </table:table-cell>
          <table:table-cell office:value-type="string" table:style-name="ce14">
            <text:p>Стайлінг</text:p>
          </table:table-cell>
          <table:table-cell office:value-type="string" table:style-name="ce14">
            <text:p>Davines</text:p>
          </table:table-cell>
          <table:table-cell office:value-type="string" table:style-name="ce14">
            <text:p>OI</text:p>
          </table:table-cell>
          <table:table-cell office:value-type="float" office:value="7" table:style-name="ce9">
            <text:p>7</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4" table:formula="of:=[.A174]+1" table:style-name="ce10">
            <text:p>174</text:p>
          </table:table-cell>
          <table:table-cell office:value-type="string" table:style-name="ce28">
            <text:p>Подарунковий набір для волосся Oi Moment Box. (Шампунь, кондиціонер та олія)</text:p>
          </table:table-cell>
          <table:table-cell office:value-type="string" table:style-name="ce28">
            <text:p>Набір OI, що ідеально підійде для всіх типів волосся, додасть блиск, красу і витончений аромат</text:p>
          </table:table-cell>
          <table:table-cell office:value-type="string" table:style-name="ce28">
            <text:p>Набір OI, що ідеально підійде для всіх типів волосся, додасть блиск, красу і витончений аромат.</text:p>
          </table:table-cell>
          <table:table-cell office:value-type="string" table:style-name="ce28">
            <text:p>Шампунь OI: <text:s text:c="21"/>Ніжне <text:s/>очищення. <text:s text:c="20"/>Дія розмотування. <text:s text:c="12"/>Сильний і негайний косметичний ефект. <text:s text:c="10"/>М'яке, блискуче і насичене волосся. <text:s text:c="30"/>Стійкі парфуми.</text:p>
            <text:p/>
            <text:p>Кондиціонер OI: живить і зволожує волосся з додатковим ефектом краси. Антиоксидантний захист від ультрафіолетових променів. Прискорення процесу сушіння. Сильний і негайний косметичний ефект. Надзвичайно м’яке, насичене і світле волосся. Стійкий аромат.</text:p>
          </table:table-cell>
          <table:table-cell office:value-type="string" table:style-name="ce28">
            <text:p>500.png</text:p>
          </table:table-cell>
          <table:table-cell office:value-type="float" office:value="1609" table:style-name="ce29">
            <text:p>1609</text:p>
          </table:table-cell>
          <table:table-cell office:value-type="float" office:value="1174" table:formula="of:=[.H174]+1" table:style-name="ce13">
            <text:p>1174</text:p>
          </table:table-cell>
          <table:table-cell office:value-type="string" table:style-name="ce14">
            <text:p>Італія</text:p>
          </table:table-cell>
          <table:table-cell office:value-type="string" table:style-name="ce14">
            <text:p>Подарунковий набір</text:p>
          </table:table-cell>
          <table:table-cell office:value-type="string" table:style-name="ce14">
            <text:p>Davines</text:p>
          </table:table-cell>
          <table:table-cell office:value-type="string" table:style-name="ce14">
            <text:p>OI</text:p>
          </table:table-cell>
          <table:table-cell office:value-type="float" office:value="10" table:style-name="ce9">
            <text:p>10</text:p>
          </table:table-cell>
          <table:table-cell office:value-type="float" office:value="2" table:style-name="ce9">
            <text:p>2</text:p>
          </table:table-cell>
          <table:table-cell office:value-type="float" office:value="14" table:style-name="ce14">
            <text:p>14</text:p>
          </table:table-cell>
          <table:table-cell office:value-type="float" office:value="10" table:style-name="ce9">
            <text:p>1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5" table:formula="of:=[.A175]+1" table:style-name="ce10">
            <text:p>175</text:p>
          </table:table-cell>
          <table:table-cell office:value-type="string" table:style-name="ce28">
            <text:p>Подарунковий набір для волосся Oi Gracious Box. (Шампунь, кондиціонер та олія)</text:p>
          </table:table-cell>
          <table:table-cell office:value-type="string" table:style-name="ce28">
            <text:p>Подарунковий набір для усіх типів волосся, що надихає</text:p>
          </table:table-cell>
          <table:table-cell office:value-type="string" table:style-name="ce28">
            <text:p>Ідеальне поєднання продуктів для всіх типів волосся, цей святковий набір OI розроблений, щоб побалувати тих, хто бажає красиве, блискучие волосся. Ідеальний вибір для живлення та пом’якшення волосся.</text:p>
          </table:table-cell>
          <table:table-cell office:value-type="string" table:style-name="ce28">
            <text:p>Кондиціонер OI: <text:s text:c="21"/>Ніжне <text:s/>очищення. <text:s text:c="20"/>Дія розмотування. <text:s text:c="12"/>Сильний і негайний косметичний ефект. <text:s text:c="10"/>М'яке, блискуче і насичене волосся. <text:s text:c="30"/>Стійкі парфуми.</text:p>
            <text:p/>
            <text:p>Кондиціонер OI: живить і зволожує волосся з додатковим ефектом краси. Антиоксидантний захист від ультрафіолетових променів. Прискорення процесу сушіння. Сильний і негайний косметичний ефект. Надзвичайно м’яке, насичене і світле волосся. Стійкий аромат.</text:p>
          </table:table-cell>
          <table:table-cell office:value-type="string" table:style-name="ce28">
            <text:p>501.png</text:p>
          </table:table-cell>
          <table:table-cell office:value-type="float" office:value="2170" table:style-name="ce29">
            <text:p>2170</text:p>
          </table:table-cell>
          <table:table-cell office:value-type="float" office:value="1175" table:formula="of:=[.H175]+1" table:style-name="ce13">
            <text:p>1175</text:p>
          </table:table-cell>
          <table:table-cell office:value-type="string" table:style-name="ce14">
            <text:p>Італія</text:p>
          </table:table-cell>
          <table:table-cell office:value-type="string" table:style-name="ce14">
            <text:p>Подарунковий набір</text:p>
          </table:table-cell>
          <table:table-cell office:value-type="string" table:style-name="ce14">
            <text:p>Davines</text:p>
          </table:table-cell>
          <table:table-cell office:value-type="string" table:style-name="ce14">
            <text:p>OI</text:p>
          </table:table-cell>
          <table:table-cell office:value-type="float" office:value="10" table:style-name="ce9">
            <text:p>10</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6" table:formula="of:=[.A176]+1" table:style-name="ce10">
            <text:p>176</text:p>
          </table:table-cell>
          <table:table-cell office:value-type="string" table:style-name="ce28">
            <text:p>Подарунковий набір для волосся Oi Delicious Box. <text:s/>(Шампунь, кондиціонер та молочко)</text:p>
          </table:table-cell>
          <table:table-cell office:value-type="string" table:style-name="ce28">
            <text:p>Подарункова коробка NOUNOU для <text:s/>ламкого волосся</text:p>
          </table:table-cell>
          <table:table-cell office:value-type="string" table:style-name="ce28">
            <text:p>Набір <text:s/>NOUNOU та OI ідеально підходить для тих, хто має сильно оброблені або крихкі пасма волосся. Цей шампунь, кондиціонер та невід’ємна робота працюють разом, щоб повернути злегка пошкоджене або освітлене волосся до здорового стану.</text:p>
          </table:table-cell>
          <table:table-cell office:value-type="string" table:style-name="ce12">
            <text:p>Шампунь NOUNOU: Глибоке живлення для оброблених і дуже сухих пасм волосся. Сильний ефект, що надає блиск. Ніжне очищення. М'яке і шовковисте волосся. Натуральні активні інгредієнти</text:p>
            <text:p/>
            <text:p>КОНДИЦІОНЕР NOUNOU: Живильний та пом’якшувальний ефект. Дія розплутування. Збагачений вітаміном Е з антиоксидантною дією. Насичене, зволожене та м’яке волосся. Натуральні активні інгредієнти.</text:p>
            <text:p/>
            <text:p>OI All In One Milk: надзвичайно яскраве та м’яке волосся. Розсмоктуючий та зволожуючий ефект проти задирок. Антиоксидант і теплозахист.<text:s/></text:p>
          </table:table-cell>
          <table:table-cell office:value-type="string" table:style-name="ce28">
            <text:p>502.png</text:p>
          </table:table-cell>
          <table:table-cell office:value-type="float" office:value="1489" table:style-name="ce29">
            <text:p>1489</text:p>
          </table:table-cell>
          <table:table-cell office:value-type="float" office:value="1176" table:formula="of:=[.H176]+1" table:style-name="ce13">
            <text:p>1176</text:p>
          </table:table-cell>
          <table:table-cell office:value-type="string" table:style-name="ce14">
            <text:p>Італія</text:p>
          </table:table-cell>
          <table:table-cell office:value-type="string" table:style-name="ce14">
            <text:p>Подарунковий набір</text:p>
          </table:table-cell>
          <table:table-cell office:value-type="string" table:style-name="ce14">
            <text:p>Davines</text:p>
          </table:table-cell>
          <table:table-cell office:value-type="string" table:style-name="ce14">
            <text:p>OI</text:p>
          </table:table-cell>
          <table:table-cell office:value-type="float" office:value="10" table:style-name="ce9">
            <text:p>10</text:p>
          </table:table-cell>
          <table:table-cell office:value-type="float" office:value="2" table:style-name="ce9">
            <text:p>2</text:p>
          </table:table-cell>
          <table:table-cell office:value-type="float" office:value="14" table:style-name="ce14">
            <text:p>14</text:p>
          </table:table-cell>
          <table:table-cell office:value-type="float" office:value="20" table:style-name="ce9">
            <text:p>20</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7" table:formula="of:=[.A177]+1" table:style-name="ce10">
            <text:p>177</text:p>
          </table:table-cell>
          <table:table-cell office:value-type="string" table:style-name="ce28">
            <text:p>Подарунковий набір для волосся Oi Box in Love. (Шампунь, кондиціонер та серум)</text:p>
          </table:table-cell>
          <table:table-cell office:value-type="string" table:style-name="ce28">
            <text:p/>
            <text:p>Набір LOVE CURL, для хвилястого або кучерявих волосся</text:p>
          </table:table-cell>
          <table:table-cell office:value-type="string" table:style-name="ce28">
            <text:p>Using almond extract for deep hydration, the LOVE/curl set is the perfect gift for those who want to embrace their natural texture. With the help of This is a Curl Building Serum, this set gives you shiny, bouncy and well-defined curls and waves.</text:p>
          </table:table-cell>
          <table:table-cell office:value-type="string" table:style-name="ce28">
            <text:p>Шампунь LOVE / curl: зволожуючий шампунь для хвилястого або кучерявого волосся. Еластичні і м’які локони. Покращує об'єм і текстуру локонів або хвилястого волосся. Світле і блискуче волосся. Натуральні активні інгредієнти.</text:p>
            <text:p/>
            <text:p>Кондиціонер LOVE / curl: зволожує та живить хвилясте та кучеряве волосся. Еластичне, об’ємне і контрольоване волосся. М'яке, світле і блискуче волосся. Багатий білками та вітамінами групи В для додання пружності та об’єму. Натуральні активні інгредієнти.</text:p>
            <text:p/>
            <text:p>Внутрішня сироватка для нарощування локонів: локони надзвичайно блискучі, стійкі до завивки та вологості та чіткі.</text:p>
          </table:table-cell>
          <table:table-cell office:value-type="string" table:style-name="ce28">
            <text:p>503.png</text:p>
          </table:table-cell>
          <table:table-cell office:value-type="float" office:value="1594" table:style-name="ce29">
            <text:p>1594</text:p>
          </table:table-cell>
          <table:table-cell office:value-type="float" office:value="1177" table:formula="of:=[.H177]+1" table:style-name="ce13">
            <text:p>1177</text:p>
          </table:table-cell>
          <table:table-cell office:value-type="string" table:style-name="ce14">
            <text:p>Італія</text:p>
          </table:table-cell>
          <table:table-cell office:value-type="string" table:style-name="ce14">
            <text:p>Подарунковий набір</text:p>
          </table:table-cell>
          <table:table-cell office:value-type="string" table:style-name="ce14">
            <text:p>Davines</text:p>
          </table:table-cell>
          <table:table-cell office:value-type="string" table:style-name="ce14">
            <text:p>OI</text:p>
          </table:table-cell>
          <table:table-cell office:value-type="float" office:value="10" table:style-name="ce9">
            <text:p>10</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8" table:formula="of:=[.A178]+1" table:style-name="ce10">
            <text:p>178</text:p>
          </table:table-cell>
          <table:table-cell office:value-type="string" table:style-name="ce28">
            <text:p>Подарунковий набір для волосся Oi Tempting Box. (Шампунь, кондиціонер та ліквід)<text:s/></text:p>
          </table:table-cell>
          <table:table-cell office:value-type="string" table:style-name="ce28">
            <text:p>Подарункова коробка NOUNOU для грубого або кучерявого волосся</text:p>
          </table:table-cell>
          <table:table-cell office:value-type="string" table:style-name="ce34">
            <text:p>Ексклюзивно в салонах Davines. Набір NOUNOU і Liquid Spell ідеально підходить для високооброблених або крихких пасм волосся. Цей шампунь, кондиціонер <text:s/>працюють разом, щоб повернути злегка пошкоджене або освітлене волосся до здорового стану.</text:p>
          </table:table-cell>
          <table:table-cell office:value-type="string" table:style-name="ce28">
            <text:p>Пошкоджене волосся залишаються живими та відновленими</text:p>
          </table:table-cell>
          <table:table-cell office:value-type="string" table:style-name="ce28">
            <text:p>504.png</text:p>
          </table:table-cell>
          <table:table-cell office:value-type="float" office:value="1585" table:style-name="ce29">
            <text:p>1585</text:p>
          </table:table-cell>
          <table:table-cell office:value-type="float" office:value="1178" table:formula="of:=[.H178]+1" table:style-name="ce13">
            <text:p>1178</text:p>
          </table:table-cell>
          <table:table-cell office:value-type="string" table:style-name="ce14">
            <text:p>Італія</text:p>
          </table:table-cell>
          <table:table-cell office:value-type="string" table:style-name="ce14">
            <text:p>Подарунковий набір</text:p>
          </table:table-cell>
          <table:table-cell office:value-type="string" table:style-name="ce14">
            <text:p>Davines</text:p>
          </table:table-cell>
          <table:table-cell office:value-type="string" table:style-name="ce14">
            <text:p>OI</text:p>
          </table:table-cell>
          <table:table-cell office:value-type="float" office:value="10" table:style-name="ce9">
            <text:p>10</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79" table:formula="of:=[.A179]+1" table:style-name="ce10">
            <text:p>179</text:p>
          </table:table-cell>
          <table:table-cell office:value-type="string" table:style-name="ce28">
            <text:p>Подарунковий набір для волосся Oi Smoothing Box. (Шампунь, кондиціонер та олія)</text:p>
          </table:table-cell>
          <table:table-cell office:value-type="string" table:style-name="ce28">
            <text:p>Подарункова коробка LOVE, для грубих або кучерявих пасм волосся</text:p>
          </table:table-cell>
          <table:table-cell office:value-type="string" table:style-name="ce34">
            <text:p>Ексклюзивно в салонах Davines. Експертно розроблений для зволоження та приборкання завивок, набір LOVE / згладжування подарує вам гладке та блискуче волосся.</text:p>
          </table:table-cell>
          <table:table-cell office:value-type="string" table:style-name="ce28">
            <text:p>Волосся залишаються гладкими і гладкими з прирученими завитками.</text:p>
          </table:table-cell>
          <table:table-cell office:value-type="string" table:style-name="ce28">
            <text:p>505.png</text:p>
          </table:table-cell>
          <table:table-cell office:value-type="float" office:value="1489" table:style-name="ce29">
            <text:p>1489</text:p>
          </table:table-cell>
          <table:table-cell office:value-type="float" office:value="1179" table:formula="of:=[.H179]+1" table:style-name="ce13">
            <text:p>1179</text:p>
          </table:table-cell>
          <table:table-cell office:value-type="string" table:style-name="ce14">
            <text:p>Італія</text:p>
          </table:table-cell>
          <table:table-cell office:value-type="string" table:style-name="ce14">
            <text:p>Подарунковий набір</text:p>
          </table:table-cell>
          <table:table-cell office:value-type="string" table:style-name="ce14">
            <text:p>Davines</text:p>
          </table:table-cell>
          <table:table-cell office:value-type="string" table:style-name="ce14">
            <text:p>OI</text:p>
          </table:table-cell>
          <table:table-cell office:value-type="float" office:value="10" table:style-name="ce9">
            <text:p>10</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table:style-name="ce30"/>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0" table:formula="of:=[.A180]+1" table:style-name="ce10">
            <text:p>180</text:p>
          </table:table-cell>
          <table:table-cell office:value-type="string" table:style-name="ce28">
            <text:p>Подарунковий набір для волосся Oi Caring Box. (Шампунь, кондиціонер та молочко)</text:p>
          </table:table-cell>
          <table:table-cell office:value-type="string" table:style-name="ce28">
            <text:p>Подарункова коробка MINU, для фарбованого волосся</text:p>
          </table:table-cell>
          <table:table-cell office:value-type="string" table:style-name="ce28">
            <text:p>Створений для захисту та продовження життя вашого фарбованого волосся, святковий набір MINU допоможе вам бути у новому році з вашим найяскравішим кольором волосся.</text:p>
          </table:table-cell>
          <table:table-cell office:value-type="string" table:style-name="ce28">
            <text:p>Шампунь MINU: Захист косметичного кольору. Яскравий колір довше тримається. Зволожене, м’яке і шовковисте волосся. Натуральні активні інгредієнти</text:p>
            <text:p/>
            <text:p>Кондиціонер MINU: Захист косметичного кольору. Яскравий колір довше тримаєтьсф. Розплутування та пом’якшувальний ефект. Легкі, м’які та шовковисте волосся. Натуральні активні інгредієнти.</text:p>
            <text:p/>
            <text:p>OI All In One Milk: надзвичайно яскраве та м’яке волосся. Розсмоктуючий та зволожуючий ефект проти задирок. Антиоксидант і терлозахист. Стійкі парфуми.</text:p>
          </table:table-cell>
          <table:table-cell office:value-type="string" table:style-name="ce28">
            <text:p>506.png</text:p>
          </table:table-cell>
          <table:table-cell office:value-type="float" office:value="1486" table:style-name="ce29">
            <text:p>1486</text:p>
          </table:table-cell>
          <table:table-cell office:value-type="float" office:value="1180" table:formula="of:=[.H180]+1" table:style-name="ce13">
            <text:p>1180</text:p>
          </table:table-cell>
          <table:table-cell office:value-type="string" table:style-name="ce14">
            <text:p>Італія</text:p>
          </table:table-cell>
          <table:table-cell office:value-type="string" table:style-name="ce14">
            <text:p>Подарунковий набір</text:p>
          </table:table-cell>
          <table:table-cell office:value-type="string" table:style-name="ce14">
            <text:p>Davines</text:p>
          </table:table-cell>
          <table:table-cell office:value-type="string" table:style-name="ce14">
            <text:p>OI</text:p>
          </table:table-cell>
          <table:table-cell office:value-type="float" office:value="10" table:style-name="ce9">
            <text:p>10</text:p>
          </table:table-cell>
          <table:table-cell office:value-type="float" office:value="2" table:style-name="ce9">
            <text:p>2</text:p>
          </table:table-cell>
          <table:table-cell office:value-type="float" office:value="14" table:style-name="ce14">
            <text:p>14</text:p>
          </table:table-cell>
          <table:table-cell office:value-type="float" office:value="18" table:style-name="ce9">
            <text:p>18</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1" table:style-name="ce30">
            <text:p>1</text:p>
          </table:table-cell>
          <table:table-cell office:value-type="float" office:value="1" table:style-name="ce31">
            <text:p>1</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1" table:formula="of:=[.A181]+1" table:style-name="ce10">
            <text:p>181</text:p>
          </table:table-cell>
          <table:table-cell office:value-type="string" table:style-name="ce11">
            <text:p>Шампунь для волосся Joico Hydrasplash Hydrating Shampoo, 300 мл</text:p>
          </table:table-cell>
          <table:table-cell office:value-type="string" table:style-name="ce9">
            <text:p>Легка піна змиває всі забруднення, але залишає вологу недоторканою. Залишає волосся м'якими і зволоженими</text:p>
          </table:table-cell>
          <table:table-cell office:value-type="string" table:style-name="ce9">
            <text:p>Легка піна змиває всі забруднення, але залишає вологу недоторканою. Залишає волосся м'якими і зволоженими.</text:p>
          </table:table-cell>
          <table:table-cell office:value-type="string" table:style-name="ce18">
            <text:p>Легка піна змиває всі забруднення, але залишає вологу недоторканою. Залишає волосся м'якими і зволоженими. Hydra Splash Hydrating Shampoo підходить для тонких і середньої товщини волосся, позбавлених блиску і для тих, що потребують зволоження.</text:p>
          </table:table-cell>
          <table:table-cell office:value-type="string" table:style-name="ce9">
            <text:p>j76.jpg</text:p>
          </table:table-cell>
          <table:table-cell office:value-type="float" office:value="570" table:style-name="ce13">
            <text:p>570</text:p>
          </table:table-cell>
          <table:table-cell office:value-type="float" office:value="1181" table:formula="of:=[.H181]+1" table:style-name="ce13">
            <text:p>1181</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HydraSplash</text:p>
          </table:table-cell>
          <table:table-cell office:value-type="float" office:value="1" table:style-name="ce9">
            <text:p>1</text:p>
          </table:table-cell>
          <table:table-cell office:value-type="float" office:value="3" table:style-name="ce9">
            <text:p>3</text:p>
          </table:table-cell>
          <table:table-cell office:value-type="float" office:value="15" table:style-name="ce14">
            <text:p>15</text:p>
          </table:table-cell>
          <table:table-cell office:value-type="float" office:value="21" table:style-name="ce9">
            <text:p>2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2" table:formula="of:=[.A182]+1" table:style-name="ce10">
            <text:p>182</text:p>
          </table:table-cell>
          <table:table-cell office:value-type="string" table:style-name="ce28">
            <text:p>Кондиціонер для волосся Joico Hydrasplash Hydrating Conditioner, 250 мл</text:p>
          </table:table-cell>
          <table:table-cell office:value-type="string" table:style-name="ce28">
            <text:p>Унікальний, легкий кондиціонер, що забезпечує необхідну кількість зволоження для тонкого і середньої довжини волосся</text:p>
          </table:table-cell>
          <table:table-cell office:value-type="string" table:style-name="ce28">
            <text:p>Унікальний, легкий кондиціонер, що забезпечує необхідну кількість зволоження для тонкого і середньої довжини волосся.</text:p>
          </table:table-cell>
          <table:table-cell office:value-type="string" table:style-name="ce18">
            <text:p>Зволожуючий кондиціонер Joico глибоко відновлює сухе та тонке волосся. Основними компонентами є кокосова вода і морські водорості. Дані компоненти багаті на вітамін А, С і Е. Глибоко зволожують пасма, покращують еластичність. Ущільнює тонке волосся, покращує блиск і еластичність. Кондиціонер абсолютно не ускладнює волосся, підходить для всіх типів, особливо для тонких. Застосування: нанести невелику кіль на волосся після миття шампуню на 1 хвилину. Потім змити водою.</text:p>
          </table:table-cell>
          <table:table-cell office:value-type="string" table:style-name="ce9">
            <text:p>j77.jpg</text:p>
          </table:table-cell>
          <table:table-cell office:value-type="float" office:value="685" table:style-name="ce29">
            <text:p>685</text:p>
          </table:table-cell>
          <table:table-cell office:value-type="float" office:value="1182" table:formula="of:=[.H182]+1" table:style-name="ce13">
            <text:p>1182</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HydraSplash</text:p>
          </table:table-cell>
          <table:table-cell office:value-type="float" office:value="4" table:style-name="ce9">
            <text:p>4</text:p>
          </table:table-cell>
          <table:table-cell office:value-type="float" office:value="3" table:style-name="ce9">
            <text:p>3</text:p>
          </table:table-cell>
          <table:table-cell office:value-type="float" office:value="15" table:style-name="ce14">
            <text:p>15</text:p>
          </table:table-cell>
          <table:table-cell office:value-type="float" office:value="18" table:style-name="ce9">
            <text:p>18</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3" table:formula="of:=[.A183]+1" table:style-name="ce10">
            <text:p>183</text:p>
          </table:table-cell>
          <table:table-cell office:value-type="string" table:style-name="ce28">
            <text:p>Маска для волосся Joico Hydrasplash Hydrating Gelée Masque, 150 мл</text:p>
          </table:table-cell>
          <table:table-cell office:value-type="string" table:style-name="ce28">
            <text:p>Продукт наповнює волосся зволожуючими компонентами.<text:s/></text:p>
          </table:table-cell>
          <table:table-cell office:value-type="string" table:style-name="ce28">
            <text:p>Продукт наповнює волосся зволожуючими компонентами.<text:s/></text:p>
          </table:table-cell>
          <table:table-cell office:value-type="string" table:style-name="ce28">
            <text:p>Першокласний <text:s/>продукт наповнює волосся, від тонких до середньої товщини, потужними, але легкими зволожуючими компонентами. Гелеподібна текстура забезпечує невагоме зволоження.</text:p>
          </table:table-cell>
          <table:table-cell office:value-type="string" table:style-name="ce9">
            <text:p>j78.jpg</text:p>
          </table:table-cell>
          <table:table-cell office:value-type="float" office:value="860" table:style-name="ce29">
            <text:p>860</text:p>
          </table:table-cell>
          <table:table-cell office:value-type="float" office:value="1183" table:formula="of:=[.H183]+1" table:style-name="ce13">
            <text:p>1183</text:p>
          </table:table-cell>
          <table:table-cell office:value-type="string" table:style-name="ce14">
            <text:p>США</text:p>
          </table:table-cell>
          <table:table-cell office:value-type="string" table:style-name="ce14">
            <text:p>Маска</text:p>
          </table:table-cell>
          <table:table-cell office:value-type="string" table:style-name="ce14">
            <text:p>Joico</text:p>
          </table:table-cell>
          <table:table-cell office:value-type="string" table:style-name="ce14">
            <text:p>HydraSplash</text:p>
          </table:table-cell>
          <table:table-cell office:value-type="float" office:value="2" table:style-name="ce9">
            <text:p>2</text:p>
          </table:table-cell>
          <table:table-cell office:value-type="float" office:value="3" table:style-name="ce9">
            <text:p>3</text:p>
          </table:table-cell>
          <table:table-cell office:value-type="float" office:value="15" table:style-name="ce14">
            <text:p>15</text:p>
          </table:table-cell>
          <table:table-cell office:value-type="float" office:value="14" table:style-name="ce9">
            <text:p>14</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4" table:formula="of:=[.A184]+1" table:style-name="ce10">
            <text:p>184</text:p>
          </table:table-cell>
          <table:table-cell office:value-type="string" table:style-name="ce28">
            <text:p>Маска для волосся та краси Hydrasplash Replenishing Leave-In, 100 мл</text:p>
          </table:table-cell>
          <table:table-cell office:value-type="string" table:style-name="ce28">
            <text:p>Засіб для укладання перед сушінням феном після процедури очищення і догляду</text:p>
          </table:table-cell>
          <table:table-cell office:value-type="string" table:style-name="ce28">
            <text:p>Засіб для укладання перед сушінням феном після процедури очищення і догляду, забезпечує дозу харчування і усуває кучеряве волосся, в результаті чого волосся стає блискучим і м'якими.</text:p>
          </table:table-cell>
          <table:table-cell office:value-type="string" table:style-name="ce28">
            <text:p>Зволожуюче незмиваюче молочко для тонкого волосся Joico покращує еластичність і знімає статичний ефект. Продукт відновлює гідроліпідний баланс структури пасом. Основними компонентами є кокосова вода і морські водорості. Дані компоненти багаті на вітамін А, С і Е.</text:p>
          </table:table-cell>
          <table:table-cell office:value-type="string" table:style-name="ce9">
            <text:p>j79.jpg</text:p>
          </table:table-cell>
          <table:table-cell office:value-type="float" office:value="775" table:style-name="ce29">
            <text:p>775</text:p>
          </table:table-cell>
          <table:table-cell office:value-type="float" office:value="1184" table:formula="of:=[.H184]+1" table:style-name="ce13">
            <text:p>1184</text:p>
          </table:table-cell>
          <table:table-cell office:value-type="string" table:style-name="ce14">
            <text:p>США</text:p>
          </table:table-cell>
          <table:table-cell office:value-type="string" table:style-name="ce14">
            <text:p>Маска</text:p>
          </table:table-cell>
          <table:table-cell office:value-type="string" table:style-name="ce14">
            <text:p>Joico</text:p>
          </table:table-cell>
          <table:table-cell office:value-type="string" table:style-name="ce14">
            <text:p>HydraSplash</text:p>
          </table:table-cell>
          <table:table-cell office:value-type="float" office:value="2" table:style-name="ce9">
            <text:p>2</text:p>
          </table:table-cell>
          <table:table-cell office:value-type="float" office:value="3" table:style-name="ce9">
            <text:p>3</text:p>
          </table:table-cell>
          <table:table-cell office:value-type="float" office:value="15" table:style-name="ce14">
            <text:p>15</text:p>
          </table:table-cell>
          <table:table-cell office:value-type="float" office:value="11" table:style-name="ce9">
            <text:p>11</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5" table:formula="of:=[.A185]+1" table:style-name="ce10">
            <text:p>185</text:p>
          </table:table-cell>
          <table:table-cell office:value-type="string" table:style-name="ce11">
            <text:p>Шампунь для волосся <text:s/>та краси Joico <text:s/>Color Infuse Red Shampoo, 300 мл</text:p>
          </table:table-cell>
          <table:table-cell office:value-type="string" table:style-name="ce9">
            <text:p>Відтіночний шампунь, червоний <text:s/>ідеально підходить для підтримки насиченого яскравого червоного кольору волосся, який не тьмяніє з часом</text:p>
          </table:table-cell>
          <table:table-cell office:value-type="string" table:style-name="ce9">
            <text:p>Відтіночний шампунь, червоний ідеально підходить для підтримки насиченого яскравого червоного кольору волосся, який не тьмяніє з часом.</text:p>
          </table:table-cell>
          <table:table-cell office:value-type="string" table:style-name="ce12">
            <text:p/>
            <text:p>Відтіночний шампунь, червоний Joico Color Infuse Red Shampoo ідеально підходить для підтримки насиченого яскравого червоного кольору волосся, який не тьмяніє з часом.</text:p>
            <text:p><text:s/></text:p>
            <text:p>Власниць локонів червоного кольору важко не помітити. Вони ефектно виділяються серед натовпу. Однак зберегти яскравий приголомшливий колір досить важко, адже він швидко зникає. Спеціально для догляду за волоссям червоних відтінків і збереження їх кольору американський бренд Joico розробив новинку - шампунь відтінку червоний Color Infuse Red Shampoo. Він допомагає освіжити глибину червоного кольору або посилити відтінок локонів.</text:p>
          </table:table-cell>
          <table:table-cell office:value-type="string" table:style-name="ce9">
            <text:p>351.jpg</text:p>
          </table:table-cell>
          <table:table-cell office:value-type="float" office:value="531" table:style-name="ce13">
            <text:p>531</text:p>
          </table:table-cell>
          <table:table-cell office:value-type="float" office:value="1185" table:formula="of:=[.H185]+1" table:style-name="ce13">
            <text:p>1185</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COLOR INFUSE</text:p>
          </table:table-cell>
          <table:table-cell office:value-type="float" office:value="1" table:style-name="ce9">
            <text:p>1</text:p>
          </table:table-cell>
          <table:table-cell office:value-type="float" office:value="3" table:style-name="ce9">
            <text:p>3</text:p>
          </table:table-cell>
          <table:table-cell office:value-type="float" office:value="16" table:style-name="ce14">
            <text:p>16</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6" table:formula="of:=[.A186]+1" table:style-name="ce10">
            <text:p>186</text:p>
          </table:table-cell>
          <table:table-cell office:value-type="string" table:style-name="ce11">
            <text:p>Кондиціонер для волосся Joico Color Infuse Red Conditioner, 300 мл</text:p>
          </table:table-cell>
          <table:table-cell office:value-type="string" table:style-name="ce9">
            <text:p>Червоний відтінку Кондиціонер ніжно кондиціонує, живлячи і захищаючи волосся. Надає волоссю гладкість і легкість розчісування</text:p>
          </table:table-cell>
          <table:table-cell office:value-type="string" table:style-name="ce9">
            <text:p>Кондиціонер ніжно кондиціонує, живлячи і захищаючи волосся. Надає волоссю гладкість і легкість розчісування, тонує.</text:p>
          </table:table-cell>
          <table:table-cell office:value-type="string" table:style-name="ce12">
            <text:p>Збережіть вібруючий сяйво червоного між процедурами фарбування. З новим кондиціонером Color Infuse Red ви зможете миттєво освіжити глибокий червоний колір або посилити відповідний відтінок пасом. Тонуючі пігменти відмінно зберігаються протягом декількох процедур миття голови.</text:p>
            <text:p/>
            <text:p>Anionic Dye Technology - ексклюзивна технологія, що дозволяє пігменту прикріплятися до стрижня волоса і не вимиватися протягом декількох процедур миття голови.</text:p>
          </table:table-cell>
          <table:table-cell office:value-type="string" table:style-name="ce9">
            <text:p>350.jpg</text:p>
          </table:table-cell>
          <table:table-cell office:value-type="float" office:value="703" table:style-name="ce13">
            <text:p>703</text:p>
          </table:table-cell>
          <table:table-cell office:value-type="float" office:value="1186" table:formula="of:=[.H186]+1" table:style-name="ce13">
            <text:p>1186</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COLOR INFUSE</text:p>
          </table:table-cell>
          <table:table-cell office:value-type="float" office:value="4" table:style-name="ce9">
            <text:p>4</text:p>
          </table:table-cell>
          <table:table-cell office:value-type="float" office:value="3" table:style-name="ce9">
            <text:p>3</text:p>
          </table:table-cell>
          <table:table-cell office:value-type="float" office:value="16" table:style-name="ce14">
            <text:p>16</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7" table:formula="of:=[.A187]+1" table:style-name="ce10">
            <text:p>187</text:p>
          </table:table-cell>
          <table:table-cell office:value-type="string" table:style-name="ce11">
            <text:p>Кондиціонер для волосся Joico Color Balance Blue Conditioner, 300 мл</text:p>
          </table:table-cell>
          <table:table-cell office:value-type="string" table:style-name="ce9">
            <text:p>Відтіночний кондиціонер, який відновлює баланс, <text:s/>підтримує холодні тони волосся, нейтралізує небажані оранжево-жовті відтінки</text:p>
          </table:table-cell>
          <table:table-cell office:value-type="string" table:style-name="ce9">
            <text:p>Відтіночний кондиціонер, який відновлює баланс, <text:s/>підтримує холодні тони волосся, нейтралізує небажані оранжево-жовті відтінки</text:p>
          </table:table-cell>
          <table:table-cell office:value-type="string" table:style-name="ce9">
            <text:p>Відтіночний кондиціонер, який відновлює баланс, підтримує холодні тони волосся, нейтралізує небажані оранжево-жовті відтінки</text:p>
          </table:table-cell>
          <table:table-cell office:value-type="string" table:style-name="ce20">
            <text:p>j83.jpg</text:p>
          </table:table-cell>
          <table:table-cell office:value-type="float" office:value="610" table:style-name="ce13">
            <text:p>610</text:p>
          </table:table-cell>
          <table:table-cell office:value-type="float" office:value="1187" table:formula="of:=[.H187]+1" table:style-name="ce13">
            <text:p>1187</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COLOR BALANCE</text:p>
          </table:table-cell>
          <table:table-cell office:value-type="float" office:value="4" table:style-name="ce9">
            <text:p>4</text:p>
          </table:table-cell>
          <table:table-cell office:value-type="float" office:value="3" table:style-name="ce9">
            <text:p>3</text:p>
          </table:table-cell>
          <table:table-cell office:value-type="float" office:value="17" table:style-name="ce14">
            <text:p>17</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8" table:formula="of:=[.A188]+1" table:style-name="ce10">
            <text:p>188</text:p>
          </table:table-cell>
          <table:table-cell office:value-type="string" table:style-name="ce35">
            <text:p>Шампунь для волосся <text:s/>та краси Joico Color Balance Blue <text:s/>Shampoo, 300 мл</text:p>
          </table:table-cell>
          <table:table-cell office:value-type="string" table:style-name="ce35">
            <text:p>Відтіночний шампунь, який відновлює баланс, <text:s/>створений для нейтралізації небажаних відтінків і підтримки холодного тону</text:p>
          </table:table-cell>
          <table:table-cell office:value-type="string" table:style-name="ce36">
            <text:p>Кондиціонер Purple врівноважує колір, нейтралізує жовті відтінки та забезпечує чистий колір фарбованого та освітленого волосся.</text:p>
          </table:table-cell>
          <table:table-cell office:value-type="string" table:style-name="ce36">
            <text:p>Спеціальний комплекс Multi-Spectrum Defense Complex, який містить антиоксиданти, зелений чай, сонцезахисні фільтри, ідеально справляється з негативним впливом чинників навколишнього середовища, що викликають знебарвлення і вимивання кольорового волосся. Відмінно справляється з нейтралізацією жовтих і оранжевих відтінків освітлених брюнеток.</text:p>
            <text:p><text:s text:c="36"/>Реконструює комплекс Bio-Advanced Peptide Complex ™, розроблений і запатентований Joico, сприяє відновленню пошкоджених, неживих волосся і попереджає їх повторне ушкодження. Повертається природний блиск і шовковистість.</text:p>
            <text:p><text:s text:c="32"/></text:p>
          </table:table-cell>
          <table:table-cell office:value-type="string" table:style-name="ce35">
            <text:p>j82.jpg</text:p>
          </table:table-cell>
          <table:table-cell office:value-type="float" office:value="625" table:style-name="ce37">
            <text:p>625</text:p>
          </table:table-cell>
          <table:table-cell office:value-type="float" office:value="1188" table:formula="of:=[.H188]+1" table:style-name="ce13">
            <text:p>1188</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COLOR BALANCE</text:p>
          </table:table-cell>
          <table:table-cell office:value-type="float" office:value="1" table:style-name="ce9">
            <text:p>1</text:p>
          </table:table-cell>
          <table:table-cell office:value-type="float" office:value="3" table:style-name="ce9">
            <text:p>3</text:p>
          </table:table-cell>
          <table:table-cell office:value-type="float" office:value="17" table:style-name="ce14">
            <text:p>17</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89" table:formula="of:=[.A189]+1" table:style-name="ce10">
            <text:p>189</text:p>
          </table:table-cell>
          <table:table-cell office:value-type="string" table:style-name="ce35">
            <text:p>Кондиціонер для волосся Joico Color Balance Purple Conditioner, 300 мл</text:p>
          </table:table-cell>
          <table:table-cell office:value-type="string" table:style-name="ce20">
            <text:p>Кондиціонер фіолетовий для освітленого та сивого волосся відмінно кондиціонує локони, дарує їм гладкість і шовковистість</text:p>
          </table:table-cell>
          <table:table-cell office:value-type="string" table:style-name="ce20">
            <text:p>Кондиціонер фіолетовий для освітленого та сивого волосся відмінно кондиціонує локони, дарує їм гладкість і шовковистість.</text:p>
          </table:table-cell>
          <table:table-cell office:value-type="string" table:style-name="ce36">
            <text:p>Кондиціонер фіолетовий для освітлення та сивого волосся Joico Color Endure Conditioner Violet відмінно кондиціонує локони, дарує їм гладкість і шовковистість, сприяє стійкості холодних відтінків, запобігаючи появі жовтизни.</text:p>
            <text:p><text:s text:c="32"/></text:p>
          </table:table-cell>
          <table:table-cell office:value-type="string" table:style-name="ce20">
            <text:p>j81.jpg</text:p>
          </table:table-cell>
          <table:table-cell office:value-type="float" office:value="358" table:style-name="ce37">
            <text:p>358</text:p>
          </table:table-cell>
          <table:table-cell office:value-type="float" office:value="1189" table:formula="of:=[.H189]+1" table:style-name="ce13">
            <text:p>1189</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COLOR BALANCE</text:p>
          </table:table-cell>
          <table:table-cell office:value-type="float" office:value="4" table:style-name="ce9">
            <text:p>4</text:p>
          </table:table-cell>
          <table:table-cell office:value-type="float" office:value="3" table:style-name="ce9">
            <text:p>3</text:p>
          </table:table-cell>
          <table:table-cell office:value-type="float" office:value="17" table:style-name="ce14">
            <text:p>17</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0" table:formula="of:=[.A190]+1" table:style-name="ce10">
            <text:p>190</text:p>
          </table:table-cell>
          <table:table-cell office:value-type="string" table:style-name="ce35">
            <text:p>Шампунь для волосся <text:s/>та краси Joico Color Balance Purple Shampoo, 300 мл</text:p>
          </table:table-cell>
          <table:table-cell office:value-type="string" table:style-name="ce35">
            <text:p>Кондиціонер Purple врівноважує колір, нейтралізує жовті відтінки та забезпечує чистий колір фарбованого та освітленого волосся</text:p>
          </table:table-cell>
          <table:table-cell office:value-type="string" table:style-name="ce35">
            <text:p>Професійний кондиціонер для волосся, що підкреслює колір. Продукт був збагачений спеціальними багатофункціональними пігментами, які підтримують стійкість кольору навіть після багаторазового миття.</text:p>
          </table:table-cell>
          <table:table-cell office:value-type="string" table:style-name="ce36">
            <text:p><text:s/>Joico Color Balance Purple - це професійний кондиціонер для волосся, що підкреслює колір. Продукт був збагачений спеціальними багатофункціональними пігментами, які підтримують стійкість кольору навіть після багаторазового миття. Продукт також містить антиоксиданти, які делікатно захищають волосся від шкідливих зовнішніх факторів. Косметичні засоби Joico гарантують всебічне живлення і зроблять Ваше волосся здоровим і блискучим. Кондиціонер Purple вирівнює колір, нейтралізує жовті відтінки і забезпечує чистий колір для фарбованого і освітленого волосся.</text:p>
            <text:p><text:s text:c="32"/></text:p>
          </table:table-cell>
          <table:table-cell office:value-type="string" table:style-name="ce35">
            <text:p>j80.jpg</text:p>
          </table:table-cell>
          <table:table-cell office:value-type="float" office:value="355" table:style-name="ce37">
            <text:p>355</text:p>
          </table:table-cell>
          <table:table-cell office:value-type="float" office:value="1190" table:formula="of:=[.H190]+1" table:style-name="ce13">
            <text:p>1190</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COLOR BALANCE</text:p>
          </table:table-cell>
          <table:table-cell office:value-type="float" office:value="1" table:style-name="ce9">
            <text:p>1</text:p>
          </table:table-cell>
          <table:table-cell office:value-type="float" office:value="3" table:style-name="ce9">
            <text:p>3</text:p>
          </table:table-cell>
          <table:table-cell office:value-type="float" office:value="17" table:style-name="ce14">
            <text:p>17</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1" table:formula="of:=[.A191]+1" table:style-name="ce10">
            <text:p>191</text:p>
          </table:table-cell>
          <table:table-cell office:value-type="string" table:style-name="ce11">
            <text:p>Шампунь для волосся <text:s/>та краси Joico K-pak Reconstructing Shampoo, 300 мл</text:p>
          </table:table-cell>
          <table:table-cell office:value-type="string" table:style-name="ce9">
            <text:p>Шампунь спеціально розроблений для догляду за тьмяним волоссям, пошкодженими після хімічної і термічної обробки</text:p>
          </table:table-cell>
          <table:table-cell office:value-type="string" table:style-name="ce9">
            <text:p>Шампунь спеціально розроблений для догляду за тьмяним волоссям, пошкодженими після хімічної і термічної обробки</text:p>
          </table:table-cell>
          <table:table-cell office:value-type="string" table:style-name="ce12">
            <text:p>Шампунь спеціально розроблений для догляду за тьмяним волоссям, пошкодженими після хімічної і термічної обробки. Для укладання, прасування, плойки, а також в результаті дії несприятливих факторів зовнішнього середовища (УФ, температура, дим і ін.). Шампунь відновлює і зволожує. Не вимиває колір фарбованого волосся Має нейтральний рН: 4.5 - 5.5. Рекомендований для щоденного використання.</text:p>
            <text:p><text:s text:c="32"/></text:p>
          </table:table-cell>
          <table:table-cell office:value-type="string" table:style-name="ce9">
            <text:p>j84.jpg</text:p>
          </table:table-cell>
          <table:table-cell office:value-type="float" office:value="678" table:style-name="ce13">
            <text:p>678</text:p>
          </table:table-cell>
          <table:table-cell office:value-type="float" office:value="1191" table:formula="of:=[.H191]+1" table:style-name="ce13">
            <text:p>1191</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8" table:style-name="ce14">
            <text:p>18</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2" table:formula="of:=[.A192]+1" table:style-name="ce10">
            <text:p>192</text:p>
          </table:table-cell>
          <table:table-cell office:value-type="string" table:style-name="ce11">
            <text:p>Кондиціонер для волосся Joico K-pak Reconstructing Conditioner, 250 мл</text:p>
          </table:table-cell>
          <table:table-cell office:value-type="string" table:style-name="ce9">
            <text:p>Підвищує тонус та еластичність шкіри. Захищає клітини шкіри від дії шкідливих радикалів</text:p>
          </table:table-cell>
          <table:table-cell office:value-type="string" table:style-name="ce9">
            <text:p>Підвищує тонус та еластичність шкіри. Захищає клітини шкіри від дії шкідливих радикалів.</text:p>
          </table:table-cell>
          <table:table-cell office:value-type="string" table:style-name="ce9">
            <text:p>Відновлювальний кондиціонер для пошкодженого волосся Joico K-Pak K-pak Conditioner To Repair Damage - інтенсивно зволожуючий кондиціонер для щоденного використання, відмінний засіб для зміцнення волосся і кінчиків волосся. Реконструює волосся зсередини, насичуючи їх амінокислотами, відновлює кутикулу. Полегшує розчісування і робить волосся більш стійкими до зовнішніх впливів. Після використання продукту волосся стає яскравими, блискучими і повними життєвих сил. pH: 4,5 - 5,5</text:p>
          </table:table-cell>
          <table:table-cell office:value-type="string" table:style-name="ce9">
            <text:p>212321.png</text:p>
          </table:table-cell>
          <table:table-cell office:value-type="float" office:value="704" table:style-name="ce13">
            <text:p>704</text:p>
          </table:table-cell>
          <table:table-cell office:value-type="float" office:value="1192" table:formula="of:=[.H192]+1" table:style-name="ce13">
            <text:p>1192</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K-PAK</text:p>
          </table:table-cell>
          <table:table-cell office:value-type="float" office:value="4" table:style-name="ce9">
            <text:p>4</text:p>
          </table:table-cell>
          <table:table-cell office:value-type="float" office:value="3" table:style-name="ce9">
            <text:p>3</text:p>
          </table:table-cell>
          <table:table-cell office:value-type="float" office:value="19" table:style-name="ce14">
            <text:p>19</text:p>
          </table:table-cell>
          <table:table-cell office:value-type="float" office:value="18" table:style-name="ce9">
            <text:p>18</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3" table:formula="of:=[.A193]+1" table:style-name="ce10">
            <text:p>193</text:p>
          </table:table-cell>
          <table:table-cell office:value-type="string" table:style-name="ce35">
            <text:p>Олія-захист для відновлення волосся <text:s/>Joico K-pak Luster Lock Glossing Oil, 63 мл</text:p>
          </table:table-cell>
          <table:table-cell office:value-type="string" table:style-name="ce35">
            <text:p>Надає вашому волоссю чудову яскравість кольору і відновлює блиск</text:p>
          </table:table-cell>
          <table:table-cell office:value-type="string" table:style-name="ce36">
            <text:p>Інноваційна формула достатньо легка для тонкого волосся, проте вона досить поживна для густіших волосся. Колір захищений та можливо уникнути пошкоджень при регулярному використанні</text:p>
            <text:p/>
            <text:p/>
          </table:table-cell>
          <table:table-cell office:value-type="string" table:style-name="ce35">
            <text:p>Для чудової яскравості кольору та дивовижного блиску! Завдяки блискучій формулі, яка “просто легка” для тонких пасом, але при цьому достатньо поживна для більш густих відтінків, ця суміш олій забезпечує швидкий <text:s/>вау, плюс потужний захист, щоб ваш відтінок сяяв на відстані.</text:p>
          </table:table-cell>
          <table:table-cell office:value-type="string" table:style-name="ce35">
            <text:p>7474.png</text:p>
          </table:table-cell>
          <table:table-cell office:value-type="float" office:value="1100" table:style-name="ce37">
            <text:p>1100</text:p>
          </table:table-cell>
          <table:table-cell office:value-type="float" office:value="1193" table:formula="of:=[.H193]+1" table:style-name="ce13">
            <text:p>1193</text:p>
          </table:table-cell>
          <table:table-cell office:value-type="string" table:style-name="ce14">
            <text:p>США</text:p>
          </table:table-cell>
          <table:table-cell office:value-type="string" table:style-name="ce14">
            <text:p>Олія</text:p>
          </table:table-cell>
          <table:table-cell office:value-type="string" table:style-name="ce14">
            <text:p>Joico</text:p>
          </table:table-cell>
          <table:table-cell office:value-type="string" table:style-name="ce14">
            <text:p>K-PAK</text:p>
          </table:table-cell>
          <table:table-cell office:value-type="float" office:value="9" table:style-name="ce9">
            <text:p>9</text:p>
          </table:table-cell>
          <table:table-cell office:value-type="float" office:value="3" table:style-name="ce9">
            <text:p>3</text:p>
          </table:table-cell>
          <table:table-cell office:value-type="float" office:value="19" table:style-name="ce14">
            <text:p>19</text:p>
          </table:table-cell>
          <table:table-cell office:value-type="float" office:value="31" table:style-name="ce9">
            <text:p>3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4" table:formula="of:=[.A194]+1" table:style-name="ce10">
            <text:p>194</text:p>
          </table:table-cell>
          <table:table-cell office:value-type="string" table:style-name="ce11">
            <text:p>Відновлюючий шампунь для тьмяного волосся <text:s/>Joico K-pak Color Shampoo, 300 мл</text:p>
          </table:table-cell>
          <table:table-cell office:value-type="string" table:style-name="ce9">
            <text:p>Шампунь, що зберігає колір, який відновлює пошкодженя</text:p>
          </table:table-cell>
          <table:table-cell office:value-type="string" table:style-name="ce12">
            <text:p>Заживайте пошкоджені пасма та продовжуйте колір волосся за допомогою цього шампуню для кольорової терапії Joico K-PAK. Багатий жирними кислотами цей ультра доглядаючий шампунь зміцнює та захищає кожну пасмо вашого волосся, щоб зробити його чудово живленим та живим.</text:p>
          </table:table-cell>
          <table:table-cell office:value-type="string" table:style-name="ce12">
            <text:p>Багатий жирними кислотами цей ультра доглядаючий шампунь зміцнює та захищає кожну пасмо вашого волосся, щоб зробити його чудово живленим та живим.</text:p>
            <text:p/>
            <text:p>Цей шампунь для кольорової терапії Joico K-PAK, сформульований за допомогою проривної технології, забезпечить волоссю покращену еластичність та блиск, одночасно запобігаючи втраті кольору.</text:p>
          </table:table-cell>
          <table:table-cell office:value-type="string" table:style-name="ce9">
            <text:p>9876543.jpg</text:p>
          </table:table-cell>
          <table:table-cell office:value-type="float" office:value="750" table:style-name="ce13">
            <text:p>750</text:p>
          </table:table-cell>
          <table:table-cell office:value-type="float" office:value="1194" table:formula="of:=[.H194]+1" table:style-name="ce13">
            <text:p>1194</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9" table:style-name="ce14">
            <text:p>19</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5" table:formula="of:=[.A195]+1" table:style-name="ce10">
            <text:p>195</text:p>
          </table:table-cell>
          <table:table-cell office:value-type="string" table:style-name="ce11">
            <text:p>Відновлюючий термозахист для тьмяного волосся Joico K-pak Luster Spray, 200 мл</text:p>
          </table:table-cell>
          <table:table-cell office:value-type="string" table:style-name="ce9">
            <text:p>Шовковиста процедура, що не змивається, що залишає за собою невидимий, але потужний щит</text:p>
          </table:table-cell>
          <table:table-cell office:value-type="string" table:style-name="ce9">
            <text:p>Iовковиста процедура <text:s/>залишає за собою невидимий, але потужний щит захисту від стрес-стилю, термічних пошкоджень та впливу УФ</text:p>
          </table:table-cell>
          <table:table-cell office:value-type="string" table:style-name="ce12">
            <text:p>Шовковиста процедура для відпустки залишає за собою невидимий, але потужний щит захисту від стресу, термічних пошкоджень та впливу УФ, які можуть збліднути з кольором волосся.</text:p>
            <text:p/>
            <text:p>Як користуватись:</text:p>
            <text:p/>
            <text:p>Струсіть добре</text:p>
            <text:p>Нанесіть на чисте вологе волосся</text:p>
            <text:p>Прочешіть, висушіть феном і укладіть, як зазвичай</text:p>
          </table:table-cell>
          <table:table-cell office:value-type="string" table:style-name="ce9">
            <text:p>604.jpg</text:p>
          </table:table-cell>
          <table:table-cell office:value-type="float" office:value="1239" table:style-name="ce13">
            <text:p>1239</text:p>
          </table:table-cell>
          <table:table-cell office:value-type="float" office:value="1195" table:formula="of:=[.H195]+1" table:style-name="ce13">
            <text:p>1195</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K-PAK</text:p>
          </table:table-cell>
          <table:table-cell office:value-type="float" office:value="6" table:style-name="ce9">
            <text:p>6</text:p>
          </table:table-cell>
          <table:table-cell office:value-type="float" office:value="3" table:style-name="ce9">
            <text:p>3</text:p>
          </table:table-cell>
          <table:table-cell office:value-type="float" office:value="19" table:style-name="ce14">
            <text:p>19</text:p>
          </table:table-cell>
          <table:table-cell office:value-type="float" office:value="16" table:style-name="ce9">
            <text:p>16</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6" table:formula="of:=[.A196]+1" table:style-name="ce10">
            <text:p>196</text:p>
          </table:table-cell>
          <table:table-cell office:value-type="string" table:style-name="ce35">
            <text:p>Відновлюючий кондиціонер для тьмяного волосся <text:s/>Joico K-pak Conditioner, <text:s/>300 мл</text:p>
          </table:table-cell>
          <table:table-cell office:value-type="string" table:style-name="ce36">
            <text:p/>
            <text:p>Кондиціонер для кольорової терапії Joico живить ваше волосся глибоко, щоб зміцнити його</text:p>
          </table:table-cell>
          <table:table-cell office:value-type="string" table:style-name="ce36">
            <text:p>Кондиціонер для кольорової терапії живить ваше волосся глибоко, щоб зміцнити волосся. Жирні кислоти в цьому супер доглядаючому кондиціонері захищають колір від вицвітання, тому ваше волосся завжди може виглядати в ідеальному стані з яскравим, сяючим блиском.</text:p>
          </table:table-cell>
          <table:table-cell office:value-type="string" table:style-name="ce36">
            <text:p/>
            <text:p>Кондиціонер для кольорової терапії Joico K-Pak живить ваше волосся глибоко, щоб зміцнити волосся. Жирні кислоти в цьому супер доглядаючому кондиціонері захищають колір від вицвітання, тому ваше волосся завжди може виглядати в ідеальному стані з яскравим, сяючим блиском.</text:p>
          </table:table-cell>
          <table:table-cell office:value-type="string" table:style-name="ce35">
            <text:p>606.jpg</text:p>
          </table:table-cell>
          <table:table-cell office:value-type="float" office:value="745" table:style-name="ce37">
            <text:p>745</text:p>
          </table:table-cell>
          <table:table-cell office:value-type="float" office:value="1196" table:formula="of:=[.H196]+1" table:style-name="ce13">
            <text:p>1196</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K-PAK</text:p>
          </table:table-cell>
          <table:table-cell office:value-type="float" office:value="4" table:style-name="ce9">
            <text:p>4</text:p>
          </table:table-cell>
          <table:table-cell office:value-type="float" office:value="3" table:style-name="ce9">
            <text:p>3</text:p>
          </table:table-cell>
          <table:table-cell office:value-type="float" office:value="19" table:style-name="ce14">
            <text:p>19</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197" table:formula="of:=[.A197]+1" table:style-name="ce10">
            <text:p>197</text:p>
          </table:table-cell>
          <table:table-cell office:value-type="string" table:style-name="ce28">
            <text:p>Шампунь глибокої очистки <text:s/>та краси Joico K-pak Clarifying Shampoo, 300 мл<text:s/></text:p>
          </table:table-cell>
          <table:table-cell office:value-type="string" table:style-name="ce28">
            <text:p>Освітлюючий шампунь Joico K-Pak - глибоко детоксикуючий шампунь, який розчищає шлях блискучим, стрибковим, здоровим на вигляд волоссям.</text:p>
          </table:table-cell>
          <table:table-cell office:value-type="string" table:style-name="ce28">
            <text:p>Забезпечує глибоке очищення;</text:p>
            <text:p>Детоксифікує, щоб усунути накопичення продукту та домішки, спричинені стресовими факторами навколишнього середовища;</text:p>
            <text:p>Підвищує блиск;</text:p>
            <text:p>Без сульфату;</text:p>
            <text:p>Без жорстокості;</text:p>
          </table:table-cell>
          <table:table-cell office:value-type="string" table:style-name="ce28">
            <text:p>Ефективно видаліть усі залишки домішок з вашого волосся за допомогою освітлюючого шампуню Joico K-Pak. Цей спеціальний шампунь, спеціально розроблений для плавців, людей, які живуть у місцях з жорсткою водою, та тих, хто має стильно оформлене волосся.</text:p>
            <text:p/>
            <text:p/>
          </table:table-cell>
          <table:table-cell office:value-type="string" table:style-name="ce28">
            <text:p>607.jpg</text:p>
          </table:table-cell>
          <table:table-cell office:value-type="float" office:value="675" table:style-name="ce29">
            <text:p>675</text:p>
          </table:table-cell>
          <table:table-cell office:value-type="float" office:value="1197" table:formula="of:=[.H197]+1" table:style-name="ce13">
            <text:p>1197</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9" table:style-name="ce14">
            <text:p>19</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9">
          <table:table-cell office:value-type="float" office:value="198" table:formula="of:=[.A198]+1" table:style-name="ce10">
            <text:p>198</text:p>
          </table:table-cell>
          <table:table-cell office:value-type="string" table:style-name="ce28">
            <text:p>Маска для освітленого волосся <text:s/>та краси Joico K-pak RevitaLuxe, <text:s/>150 мл</text:p>
          </table:table-cell>
          <table:table-cell office:value-type="string" table:style-name="ce28">
            <text:p>Маска для волосся, <text:s/>відновлююча процедура для волосся, яка негайно вимагає відновлення</text:p>
          </table:table-cell>
          <table:table-cell office:value-type="string" table:style-name="ce28">
            <text:p>Маска для волосся K-Pak RevitaLuxe - це інтенсивно відновлююча процедура для волосся, яка негайно відновлює роки пошкодження волосся, роблячи волосся виглядають надзвичайно здоровими та доглянутими. Ідеальне поєднання регенерації та зволоження для м’яких, блискучих та здорових на вигляд волосся.</text:p>
            <text:p/>
            <text:p/>
          </table:table-cell>
          <table:table-cell office:value-type="string" table:style-name="ce28">
            <text:p>Маска для волосся K-Pak RevitaLuxe - це інтенсивно відновлююча процедура для волосся, яка негайно відновлює роки пошкодження волосся, роблячи волосся виглядають надзвичайно здоровими та доглянутими. Ідеальне поєднання регенерації та зволоження для м’яких, блискучих та здорових на вигляд волосся.</text:p>
            <text:p/>
            <text:p/>
          </table:table-cell>
          <table:table-cell office:value-type="string" table:style-name="ce28">
            <text:p>4555.jpg</text:p>
          </table:table-cell>
          <table:table-cell office:value-type="float" office:value="1045" table:style-name="ce29">
            <text:p>1045</text:p>
          </table:table-cell>
          <table:table-cell office:value-type="float" office:value="1198" table:formula="of:=[.H198]+1" table:style-name="ce13">
            <text:p>1198</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9" table:style-name="ce14">
            <text:p>19</text:p>
          </table:table-cell>
          <table:table-cell office:value-type="float" office:value="14" table:style-name="ce9">
            <text:p>14</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7">
          <table:table-cell office:value-type="float" office:value="199" table:formula="of:=[.A199]+1" table:style-name="ce10">
            <text:p>199</text:p>
          </table:table-cell>
          <table:table-cell office:value-type="string" table:style-name="ce28">
            <text:p>Інтенсивний зволожувач для волосся <text:s/>та краси Joico K-pak Hydrator, 250 мл</text:p>
          </table:table-cell>
          <table:table-cell office:value-type="string" table:style-name="ce28">
            <text:p>Надзвичайно зволожуюча процедура <text:s/>для надмірно сухого, пошкодженого волосся</text:p>
            <text:p/>
          </table:table-cell>
          <table:table-cell office:value-type="string" table:style-name="ce28">
            <text:p>Надзвичайно зволожуюча процедура <text:s/>для надмірно сухого, пошкодженого волосся.</text:p>
            <text:p>Реструктурує волосся ексклюзивним кератиновим силіконовим комплексом.</text:p>
            <text:p/>
          </table:table-cell>
          <table:table-cell office:value-type="string" table:style-name="ce28">
            <text:p>Надзвичайно зволожуюча процедура з pH 3,5 для надмірно сухого, пошкодженого волосся.</text:p>
            <text:p>Реструктурує волосся ексклюзивним кератиновим силіконовим комплексом.</text:p>
            <text:p>Глибоко проникає, щоб ущільнити кутикулу.</text:p>
            <text:p>Підвищує еластичність, міцність та світність.</text:p>
            <text:p>Залишає волосся шовковисто гладкими, керованими та здоровими.</text:p>
          </table:table-cell>
          <table:table-cell office:value-type="string" table:style-name="ce28">
            <text:p>703.webp</text:p>
          </table:table-cell>
          <table:table-cell office:value-type="float" office:value="1215" table:style-name="ce29">
            <text:p>1215</text:p>
          </table:table-cell>
          <table:table-cell office:value-type="float" office:value="1199" table:formula="of:=[.H199]+1" table:style-name="ce13">
            <text:p>1199</text:p>
          </table:table-cell>
          <table:table-cell office:value-type="string" table:style-name="ce14">
            <text:p>США</text:p>
          </table:table-cell>
          <table:table-cell office:value-type="string" table:style-name="ce14">
            <text:p>Маска</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9" table:style-name="ce14">
            <text:p>19</text:p>
          </table:table-cell>
          <table:table-cell office:value-type="float" office:value="18" table:style-name="ce9">
            <text:p>18</text:p>
          </table:table-cell>
          <table:table-cell office:value-type="float" office:value="1" table:style-name="ce30">
            <text:p>1</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0">
          <table:table-cell office:value-type="float" office:value="200" table:formula="of:=[.A200]+1" table:style-name="ce10">
            <text:p>200</text:p>
          </table:table-cell>
          <table:table-cell office:value-type="string" table:style-name="ce28">
            <text:p>Маска для волосся для волосся <text:s/>та краси Joico K-pak Reconstructor, 150 мл</text:p>
          </table:table-cell>
          <table:table-cell office:value-type="string" table:style-name="ce28">
            <text:p/>
            <text:p>Це залишить ваше волосся блискучим, міцним, керованим та здоровим на вигляд</text:p>
          </table:table-cell>
          <table:table-cell office:value-type="string" table:style-name="ce28">
            <text:p>Глибокопроникаючий реконструктор Joico K-PAK чудово підходить для пошкодженого волосся. Це залишить ваше волосся блискучим, міцним, керованим та здоровим на вигляд.</text:p>
          </table:table-cell>
          <table:table-cell office:value-type="string" table:style-name="ce28">
            <text:p/>
            <text:p>Глибокопроникаючий реконструктор Joico K-PAK чудово підходить для пошкодженого волосся. Залишить ваше волосся блискучим, міцним, керованим та здоровим на вигляд.</text:p>
          </table:table-cell>
          <table:table-cell office:value-type="string" table:style-name="ce28">
            <text:p>702.jpg</text:p>
          </table:table-cell>
          <table:table-cell office:value-type="float" office:value="1135" table:style-name="ce29">
            <text:p>1135</text:p>
          </table:table-cell>
          <table:table-cell office:value-type="float" office:value="1200" table:formula="of:=[.H200]+1" table:style-name="ce13">
            <text:p>1200</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9" table:style-name="ce14">
            <text:p>19</text:p>
          </table:table-cell>
          <table:table-cell office:value-type="float" office:value="14" table:style-name="ce9">
            <text:p>14</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1">
          <table:table-cell office:value-type="float" office:value="201" table:formula="of:=[.A201]+1" table:style-name="ce10">
            <text:p>201</text:p>
          </table:table-cell>
          <table:table-cell office:value-type="string" table:style-name="ce28">
            <text:p>Реконструктор рідкий <text:s/>та краси волосся Joico K-pak Liquid Reconstructor, 300 мл</text:p>
          </table:table-cell>
          <table:table-cell office:value-type="string" table:style-name="ce38">
            <text:p/>
            <text:p>Рідкий реконструктор <text:s/>- це капілярний реконструктор для тонкого та пошкодженого волосся з інтенсивною реконструкцією та захистом</text:p>
          </table:table-cell>
          <table:table-cell office:value-type="string" table:style-name="ce28">
            <text:p>Рідкий реконструктор K-PAK від Joico - це капілярний реконструктор для тонкого та пошкодженого волосся з інтенсивною реконструкцією та захистом.</text:p>
            <text:p>Відновлююча дія, рідкий білок, який не додає ваги тонкому волоссю.</text:p>
            <text:p>Формули багаторазової дії лінійки <text:s/>мають революційний біо-вдосконалений пептидний комплекс. Суміш необхідних антиоксидантів, масел, кислот та ботанічних зволожувачів.</text:p>
          </table:table-cell>
          <table:table-cell office:value-type="string" table:style-name="ce28">
            <text:p>Завдяки потужному коктейлю амінокислот та розумній кератиновій технології, яка починає відновлювати та зміцнювати напружені волоски при контакті Реконструкторі K-PAK, що перетворився на легку формулу, яка ідеально підходить для тих, хто має прекрасні, тендітне волосся.</text:p>
          </table:table-cell>
          <table:table-cell office:value-type="string" table:style-name="ce29">
            <text:p>701.jpg</text:p>
          </table:table-cell>
          <table:table-cell office:value-type="float" office:value="1325" table:style-name="ce29">
            <text:p>1325</text:p>
          </table:table-cell>
          <table:table-cell office:value-type="float" office:value="1201" table:formula="of:=[.H201]+1" table:style-name="ce13">
            <text:p>1201</text:p>
          </table:table-cell>
          <table:table-cell office:value-type="string" table:style-name="ce14">
            <text:p>США</text:p>
          </table:table-cell>
          <table:table-cell office:value-type="string" table:style-name="ce14">
            <text:p>Маска</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9" table:style-name="ce14">
            <text:p>19</text:p>
          </table:table-cell>
          <table:table-cell office:value-type="float" office:value="21" table:style-name="ce9">
            <text:p>21</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1">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30">
            <text:p>1</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2" table:formula="of:=[.A202]+1" table:style-name="ce10">
            <text:p>202</text:p>
          </table:table-cell>
          <table:table-cell office:value-type="string" table:style-name="ce28">
            <text:p>Шампунь для захисту <text:s/>та краси Joico K-pak Color Protecting Shampoo, 300 мл</text:p>
          </table:table-cell>
          <table:table-cell office:value-type="string" table:style-name="ce28">
            <text:p>Миючий посібник, спеціально призначений для використання на фарбованому, хімічно-зношеному або структурно-слабкому волоссі</text:p>
          </table:table-cell>
          <table:table-cell office:value-type="string" table:style-name="ce28">
            <text:p>М’яко очищає оброблене волосся</text:p>
            <text:p>Покращує еластичність та блиск волосся</text:p>
            <text:p>Допомагає відновити та захистити волосся</text:p>
          </table:table-cell>
          <table:table-cell office:value-type="string" table:style-name="ce28">
            <text:p>Joico K-Pak Color Therapy Shampoo - це ніжний миючий засіб, спеціально призначений для використання на фарбованому, хімічно обробленому або структурно слабкому волоссі. Складений з пептидним комплексом Joico Quadrabond, що містить африканські олії Манкетті та Арган, він реструктурує пошкоджені ділянки, покращуючи збереження кольору та покращуючи тонус та живість кольору. Відчутні пасма приручаються, а очищене волосся залишають підвищену еластичність і блиск.</text:p>
          </table:table-cell>
          <table:table-cell office:value-type="string" table:style-name="ce28">
            <text:p>705.jpg</text:p>
          </table:table-cell>
          <table:table-cell office:value-type="float" office:value="674" table:style-name="ce29">
            <text:p>674</text:p>
          </table:table-cell>
          <table:table-cell office:value-type="float" office:value="1202" table:formula="of:=[.H202]+1" table:style-name="ce13">
            <text:p>1202</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K-PAK</text:p>
          </table:table-cell>
          <table:table-cell office:value-type="float" office:value="1" table:style-name="ce9">
            <text:p>1</text:p>
          </table:table-cell>
          <table:table-cell office:value-type="float" office:value="3" table:style-name="ce9">
            <text:p>3</text:p>
          </table:table-cell>
          <table:table-cell office:value-type="float" office:value="19" table:style-name="ce14">
            <text:p>19</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3" table:formula="of:=[.A203]+1" table:style-name="ce10">
            <text:p>203</text:p>
          </table:table-cell>
          <table:table-cell office:value-type="string" table:style-name="ce28">
            <text:p>Маска для захисту кольору Joico K-pak Luster Lock Shine &amp; Repair Treatment, 140 мл</text:p>
          </table:table-cell>
          <table:table-cell office:value-type="string" table:style-name="ce28">
            <text:p/>
            <text:p>Процедура, яка робить волосся міцнішими, здоровішими та блискучими при кожному використанні</text:p>
          </table:table-cell>
          <table:table-cell office:value-type="string" table:style-name="ce28">
            <text:p>Представляємо новийзасіб для блиску для кольорової терапії K-Pak. Чудо миттєвого блиску та ремонту, яке збиває речі для інтенсивної яскравості, забезпечує глибокий ремонт, освітлюючи блиск та надзвичайний ковзання. Це ідеальний вибір для всіх кольорового волосся, від блондинок до брюнеток, від світлих тонів до мелірування.</text:p>
          </table:table-cell>
          <table:table-cell office:value-type="string" table:style-name="ce28">
            <text:p/>
            <text:p>Це кольоробезпечна процедура, яка робить волосся міцнішими, здоровішими та блискучими при кожному використанні.</text:p>
            <text:p>Лише одне лікування за допомогою кольорової терапії K-PAK Luster Lock залишає замки сяючими приємним блиском і несвіжою живістю, одночасно серйозно підсилюючи силу вашої гриви.<text:s/></text:p>
            <text:p>Пептидний комплекс QuadraBond, забезпечений глибоко живильним маслом Манкетті та оліями аргану, відновлює та ущільнює зовнішній захисний шар волосся, щоб забезпечити яскравість кольору. Екстракт шовку, сої та морських водоростей надає унікальний «ковзання», щоб запобігти пошкодженню під час укладання.</text:p>
          </table:table-cell>
          <table:table-cell office:value-type="string" table:style-name="ce28">
            <text:p>706.jpg</text:p>
          </table:table-cell>
          <table:table-cell office:value-type="float" office:value="960" table:style-name="ce29">
            <text:p>960</text:p>
          </table:table-cell>
          <table:table-cell office:value-type="float" office:value="1203" table:formula="of:=[.H203]+1" table:style-name="ce13">
            <text:p>1203</text:p>
          </table:table-cell>
          <table:table-cell office:value-type="string" table:style-name="ce14">
            <text:p>США</text:p>
          </table:table-cell>
          <table:table-cell office:value-type="string" table:style-name="ce14">
            <text:p>Маска</text:p>
          </table:table-cell>
          <table:table-cell office:value-type="string" table:style-name="ce14">
            <text:p>Joico</text:p>
          </table:table-cell>
          <table:table-cell office:value-type="string" table:style-name="ce14">
            <text:p>K-PAK</text:p>
          </table:table-cell>
          <table:table-cell office:value-type="float" office:value="2" table:style-name="ce9">
            <text:p>2</text:p>
          </table:table-cell>
          <table:table-cell office:value-type="float" office:value="3" table:style-name="ce9">
            <text:p>3</text:p>
          </table:table-cell>
          <table:table-cell office:value-type="float" office:value="19" table:style-name="ce14">
            <text:p>19</text:p>
          </table:table-cell>
          <table:table-cell office:value-type="float" office:value="30" table:style-name="ce9">
            <text:p>3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4" table:formula="of:=[.A204]+1" table:style-name="ce10">
            <text:p>204</text:p>
          </table:table-cell>
          <table:table-cell office:value-type="string" table:style-name="ce28">
            <text:p>Спрей для волосся Joico K-pak Luster Lock Multi-Perfector Shine &amp; Protect Spray, 200 мл</text:p>
          </table:table-cell>
          <table:table-cell office:value-type="string" table:style-name="ce28">
            <text:p>Щоденний спрей для блиску та захисту вашого волосся</text:p>
          </table:table-cell>
          <table:table-cell office:value-type="string" table:style-name="ce28">
            <text:p>Двохфазна формула щоденного потужного лаку для волосся, що нагадує лосьйон. Потужний пептидний комплекс Quadrabond для лікування пошкоджень волосся.</text:p>
          </table:table-cell>
          <table:table-cell office:value-type="string" table:style-name="ce28">
            <text:p>Одночасно зміцнює та захищає від шкідливих теплових пошкоджень <text:s/>Створюючи атмосферу живлення, що нагадує лосьйон, при кожному струшуванні пляшки, формула фіксує понад 89% кольорової яскравості <text:s/>і глибоко зміцнює пасма, зменшуючи появу посічених кінчиків і завивок. Підходить для всіх типів волосся, кольорів, фактур і довжини, формула дозволяє відчути радість від миттєвого, вільного від натягу мокрого розчісування</text:p>
          </table:table-cell>
          <table:table-cell office:value-type="string" table:style-name="ce28">
            <text:p>707.jpg</text:p>
          </table:table-cell>
          <table:table-cell office:value-type="float" office:value="1280" table:style-name="ce29">
            <text:p>1280</text:p>
          </table:table-cell>
          <table:table-cell office:value-type="float" office:value="1204" table:formula="of:=[.H204]+1" table:style-name="ce13">
            <text:p>1204</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K-PAK</text:p>
          </table:table-cell>
          <table:table-cell office:value-type="float" office:value="6" table:style-name="ce9">
            <text:p>6</text:p>
          </table:table-cell>
          <table:table-cell office:value-type="float" office:value="3" table:style-name="ce9">
            <text:p>3</text:p>
          </table:table-cell>
          <table:table-cell office:value-type="float" office:value="19" table:style-name="ce14">
            <text:p>19</text:p>
          </table:table-cell>
          <table:table-cell office:value-type="float" office:value="16" table:style-name="ce9">
            <text:p>16</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5" table:formula="of:=[.A205]+1" table:style-name="ce10">
            <text:p>205</text:p>
          </table:table-cell>
          <table:table-cell office:value-type="string" table:style-name="ce28">
            <text:p>Олія для волосся <text:s/>та краси Joico K-pak Luster Lock Glossing Oil, 63 мл</text:p>
          </table:table-cell>
          <table:table-cell office:value-type="string" table:style-name="ce28">
            <text:p>Олія надає вашому волоссю чудову яскравість кольору та <text:s/>блиск</text:p>
          </table:table-cell>
          <table:table-cell office:value-type="string" table:style-name="ce28">
            <text:p>Формула для тонких пасом, поживна для <text:s/>густих зачісок.</text:p>
          </table:table-cell>
          <table:table-cell office:value-type="string" table:style-name="ce28">
            <text:p>Joico K-Pak Luster Lock Glossing Oil надає вашому волоссю чудову яскравість кольору та вибиває блиск! Інноваційна формула достатньо легка для тонкого волосся, проте вона досить поживна для густіших волосся. Колір захищений та можна уникнути пошкоджень при регулярному використанні.</text:p>
          </table:table-cell>
          <table:table-cell office:value-type="string" table:style-name="ce28">
            <text:p>709.jpg</text:p>
          </table:table-cell>
          <table:table-cell office:value-type="float" office:value="1100" table:style-name="ce29">
            <text:p>1100</text:p>
          </table:table-cell>
          <table:table-cell office:value-type="float" office:value="1205" table:formula="of:=[.H205]+1" table:style-name="ce13">
            <text:p>1205</text:p>
          </table:table-cell>
          <table:table-cell office:value-type="string" table:style-name="ce14">
            <text:p>США</text:p>
          </table:table-cell>
          <table:table-cell office:value-type="string" table:style-name="ce14">
            <text:p>Олія</text:p>
          </table:table-cell>
          <table:table-cell office:value-type="string" table:style-name="ce14">
            <text:p>Joico</text:p>
          </table:table-cell>
          <table:table-cell office:value-type="string" table:style-name="ce14">
            <text:p>K-PAK</text:p>
          </table:table-cell>
          <table:table-cell office:value-type="float" office:value="9" table:style-name="ce9">
            <text:p>9</text:p>
          </table:table-cell>
          <table:table-cell office:value-type="float" office:value="3" table:style-name="ce9">
            <text:p>3</text:p>
          </table:table-cell>
          <table:table-cell office:value-type="float" office:value="19" table:style-name="ce14">
            <text:p>19</text:p>
          </table:table-cell>
          <table:table-cell office:value-type="float" office:value="31" table:style-name="ce9">
            <text:p>3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6" table:formula="of:=[.A206]+1" table:style-name="ce10">
            <text:p>206</text:p>
          </table:table-cell>
          <table:table-cell office:value-type="string" table:style-name="ce35">
            <text:p>Спрей для сильної фіксації що бистро сохне Joico Style &amp; Finish Power Spray, 50 мл</text:p>
          </table:table-cell>
          <table:table-cell office:value-type="string" table:style-name="ce36">
            <text:p/>
            <text:p>Спрей-фіксатор для всіх типів волосся. Швидко висихає і фіксує міцний і надміцний. Ультрадисперсний спрей для додання гладкості поверхні</text:p>
          </table:table-cell>
          <table:table-cell office:value-type="string" table:style-name="ce36">
            <text:p/>
            <text:p>Спрей-фіксатор для всіх типів волосся. Швидко висихає і фіксує міцний і надміцний. Ультрадисперсний спрей для додання гладкості поверхні.</text:p>
          </table:table-cell>
          <table:table-cell office:value-type="string" table:style-name="ce36">
            <text:p>З яким би викликом волосся ви не стикалися - ми маємо відповідь.</text:p>
            <text:p>І ви отримуєте той вигляд, який хочете.</text:p>
            <text:p>Тож усі обертаються, щоб подивитися на вас.</text:p>
            <text:p>Захоплює дух.</text:p>
            <text:p>Вам потрібні лише найкращі продукти для вашого волосся.</text:p>
            <text:p>У серії «Укладання та обробка» ми встановили лише одне єдине правило:</text:p>
            <text:p>ми хочемо досягти чудових результатів за допомогою чудових продуктів - не менше.</text:p>
          </table:table-cell>
          <table:table-cell office:value-type="string" table:style-name="ce35">
            <text:p>701.jpeg</text:p>
          </table:table-cell>
          <table:table-cell office:value-type="float" office:value="195" table:style-name="ce37">
            <text:p>195</text:p>
          </table:table-cell>
          <table:table-cell office:value-type="float" office:value="1206" table:formula="of:=[.H206]+1" table:style-name="ce13">
            <text:p>1206</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STYLE &amp; FINISH</text:p>
          </table:table-cell>
          <table:table-cell office:value-type="float" office:value="6" table:style-name="ce9">
            <text:p>6</text:p>
          </table:table-cell>
          <table:table-cell office:value-type="float" office:value="3" table:style-name="ce9">
            <text:p>3</text:p>
          </table:table-cell>
          <table:table-cell office:value-type="float" office:value="20" table:style-name="ce14">
            <text:p>20</text:p>
          </table:table-cell>
          <table:table-cell office:value-type="float" office:value="10" table:style-name="ce9">
            <text:p>1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7" table:formula="of:=[.A207]+1" table:style-name="ce10">
            <text:p>207</text:p>
          </table:table-cell>
          <table:table-cell office:value-type="string" table:style-name="ce35">
            <text:p>Спрей для фінішу та збільшення об'єму Joico Style &amp; Finish <text:s/>Flip Turn, 300 мл</text:p>
          </table:table-cell>
          <table:table-cell office:value-type="string" table:style-name="ce36">
            <text:p/>
            <text:p>Об’ємний фінішний спрей для створення пишної зачіски</text:p>
          </table:table-cell>
          <table:table-cell office:value-type="string" table:style-name="ce36">
            <text:p><text:s/>Супер тверда, миттєво суха формула, яка зберігається на цілий день.</text:p>
            <text:p>- Утримання 10 рівня, блокування об’єму, текстури та блиску, прибираючи навіть найгіршу вологість.</text:p>
            <text:p>- Спрей на 360 ° догори дном і правою стороною вгору для максимального утримання та тіла</text:p>
            <text:p>- 72-годинна вологостійкість</text:p>
            <text:p>- Bio-Advanced Peptide Complex для зміцнення волосся та додання блискучого блиску</text:p>
            <text:p>- Aqualastic для гнучкого утримання та захисту від тепла</text:p>
            <text:p>- Кольоростійкий</text:p>
            <text:p>- Для всіх типів волосся</text:p>
          </table:table-cell>
          <table:table-cell office:value-type="string" table:style-name="ce36">
            <text:p/>
            <text:p>Захищає від стихійного впливу вологи та тепла. Протистоять вологості до 3 днів. Для всіх типів волосся - навіть найтонші волосся трансформуються на ваших очах. Унікальний привід забезпечує універсальність розпилення на 360 градусів. Розпилювачі з будь-якого кута.</text:p>
          </table:table-cell>
          <table:table-cell office:value-type="string" table:style-name="ce35">
            <text:p>711.jpg</text:p>
          </table:table-cell>
          <table:table-cell office:value-type="float" office:value="760" table:style-name="ce37">
            <text:p>760</text:p>
          </table:table-cell>
          <table:table-cell office:value-type="float" office:value="1207" table:formula="of:=[.H207]+1" table:style-name="ce13">
            <text:p>1207</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STYLE &amp; FINISH</text:p>
          </table:table-cell>
          <table:table-cell office:value-type="float" office:value="6" table:style-name="ce9">
            <text:p>6</text:p>
          </table:table-cell>
          <table:table-cell office:value-type="float" office:value="3" table:style-name="ce9">
            <text:p>3</text:p>
          </table:table-cell>
          <table:table-cell office:value-type="float" office:value="20" table:style-name="ce14">
            <text:p>20</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8" table:formula="of:=[.A208]+1" table:style-name="ce10">
            <text:p>208</text:p>
          </table:table-cell>
          <table:table-cell office:value-type="string" table:style-name="ce35">
            <text:p>Лак сильної фіксації, що швидко сохне Joico Style &amp; Finish <text:s/>JOiMist Medium, 50 мл</text:p>
          </table:table-cell>
          <table:table-cell office:value-type="string" table:style-name="ce35">
            <text:p>Середній фінішний спрей ідеально підходить для волосся</text:p>
          </table:table-cell>
          <table:table-cell office:value-type="string" table:style-name="ce35">
            <text:p>Усі типи волосся, усі кліматичні райони - але ті, хто щодня бореться із завиванням, втрачають свідомість.</text:p>
          </table:table-cell>
          <table:table-cell office:value-type="string" table:style-name="ce35">
            <text:p>Joico Style &amp; Finish JoiFix Medium Hold 300 мл - це безерозольний лак для волосся, який гарантує середнє, тривале утримування завдяки коефіцієнту витримки 6 і забезпечує гнучку укладку та фінішну обробку. Він захищає зачіску від пошкоджень, спричинених вологістю. Спрей, що тримає, підходить для всіх типів волосся та структур.</text:p>
          </table:table-cell>
          <table:table-cell office:value-type="string" table:style-name="ce35">
            <text:p>712.jpg</text:p>
          </table:table-cell>
          <table:table-cell office:value-type="float" office:value="270" table:style-name="ce37">
            <text:p>270</text:p>
          </table:table-cell>
          <table:table-cell office:value-type="float" office:value="1208" table:formula="of:=[.H208]+1" table:style-name="ce13">
            <text:p>1208</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STYLE &amp; FINISH</text:p>
          </table:table-cell>
          <table:table-cell office:value-type="float" office:value="6" table:style-name="ce9">
            <text:p>6</text:p>
          </table:table-cell>
          <table:table-cell office:value-type="float" office:value="3" table:style-name="ce9">
            <text:p>3</text:p>
          </table:table-cell>
          <table:table-cell office:value-type="float" office:value="20" table:style-name="ce14">
            <text:p>20</text:p>
          </table:table-cell>
          <table:table-cell office:value-type="float" office:value="10" table:style-name="ce9">
            <text:p>1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09" table:formula="of:=[.A209]+1" table:style-name="ce10">
            <text:p>209</text:p>
          </table:table-cell>
          <table:table-cell office:value-type="string" table:style-name="ce35">
            <text:p>Лак для волосся сильної фіксації Joico Style &amp; Finish <text:s/>JOiMist Firm, 300 мл</text:p>
          </table:table-cell>
          <table:table-cell office:value-type="string" table:style-name="ce35">
            <text:p>Спрей фіналізатор де фіксація форте для тонкого або густого волосся</text:p>
          </table:table-cell>
          <table:table-cell office:value-type="string" table:style-name="ce36">
            <text:p/>
            <text:p>Закінчуючий спрей для тонкого або густого волосся. Фінішний фінішний спрей Joico Joimist - фінішний спрей з бездоганною візуальною підтримкою</text:p>
          </table:table-cell>
          <table:table-cell office:value-type="string" table:style-name="ce36">
            <text:p>Закінчуючий спрей для тонкого або густого волосся. Фінішний фінішний спрей Joico Joimist - фінішний спрей<text:s/></text:p>
            <text:p/>
          </table:table-cell>
          <table:table-cell office:value-type="string" table:style-name="ce35">
            <text:p>715.jpg</text:p>
          </table:table-cell>
          <table:table-cell office:value-type="float" office:value="459" table:style-name="ce37">
            <text:p>459</text:p>
          </table:table-cell>
          <table:table-cell office:value-type="float" office:value="1209" table:formula="of:=[.H209]+1" table:style-name="ce13">
            <text:p>1209</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STYLE &amp; FINISH</text:p>
          </table:table-cell>
          <table:table-cell office:value-type="float" office:value="6" table:style-name="ce9">
            <text:p>6</text:p>
          </table:table-cell>
          <table:table-cell office:value-type="float" office:value="3" table:style-name="ce9">
            <text:p>3</text:p>
          </table:table-cell>
          <table:table-cell office:value-type="float" office:value="20" table:style-name="ce14">
            <text:p>20</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0" table:formula="of:=[.A210]+1" table:style-name="ce10">
            <text:p>210</text:p>
          </table:table-cell>
          <table:table-cell office:value-type="string" table:style-name="ce35">
            <text:p>Спрей для укладки волосся Joico Style &amp; Finish JOiShape Spray, 300 мл</text:p>
          </table:table-cell>
          <table:table-cell office:value-type="string" table:style-name="ce35">
            <text:p>Формуючий та фінішний спрей для довготривалого та стыйкого укладання</text:p>
          </table:table-cell>
          <table:table-cell office:value-type="string" table:style-name="ce35">
            <text:p>Це легкий спрей, який дозволяє формувати та стилювати за допомогою термоінструментів або без них, одночасно збільшуючи обсяг. Цей лак для волосся ідеально підходить для утримання кучерів та інших стилів, де вам може не сподобатися жорстке, хрустке покриття.</text:p>
          </table:table-cell>
          <table:table-cell office:value-type="string" table:style-name="ce36">
            <text:p>Спрей для волосся для будь-якого типу волосся із середнім фіксатором, гнучким робочим та фінішним лаком для волосся a'rosol. Відмінне управління та додатковий обсяг. Його можна використовувати з термоукладальними інструментами.</text:p>
            <text:p/>
            <text:p>Кожен тип волосся</text:p>
            <text:p>Ідеально підходить для тонкого волосся, волосся без втрати волосся та млявого волосся</text:p>
            <text:p>Аерозольний лак для волосся середньої міцності, гнучкий робочий та фінішний лак</text:p>
            <text:p>Гнучкий робочий та фінішний розпилювач</text:p>
            <text:p>Ідеально підходить для укладання, для зачісок з об’ємом і блиском</text:p>
            <text:p>Легка, суха формула</text:p>
            <text:p>Вологозахищений, pH: 7,8 - 8,8</text:p>
            <text:p/>
            <text:p>Розроблений для використання у поєднанні з вашою улюбленою лінією догляду за дітьми JOICO</text:p>
            <text:p>Зберігає волосся здоровими</text:p>
            <text:p>Для контролю та догляду за всіма типами волосся, а також для створення будь-якої зачіски, яку хочете</text:p>
          </table:table-cell>
          <table:table-cell office:value-type="string" table:style-name="ce35">
            <text:p>716.png</text:p>
          </table:table-cell>
          <table:table-cell office:value-type="float" office:value="720" table:style-name="ce37">
            <text:p>720</text:p>
          </table:table-cell>
          <table:table-cell office:value-type="float" office:value="1210" table:formula="of:=[.H210]+1" table:style-name="ce13">
            <text:p>1210</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STYLE &amp; FINISH</text:p>
          </table:table-cell>
          <table:table-cell office:value-type="float" office:value="6" table:style-name="ce9">
            <text:p>6</text:p>
          </table:table-cell>
          <table:table-cell office:value-type="float" office:value="3" table:style-name="ce9">
            <text:p>3</text:p>
          </table:table-cell>
          <table:table-cell office:value-type="float" office:value="20" table:style-name="ce14">
            <text:p>20</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1" table:formula="of:=[.A211]+1" table:style-name="ce10">
            <text:p>211</text:p>
          </table:table-cell>
          <table:table-cell office:value-type="string" table:style-name="ce35">
            <text:p>Неаерозольний спрей для сильної фіксації Joico Style &amp; Finish <text:s/>JOiFix Medium, 300 мл</text:p>
          </table:table-cell>
          <table:table-cell office:value-type="string" table:style-name="ce35">
            <text:p>Cпрей для стилізації, який надає середній контроль будь-якому стилю</text:p>
          </table:table-cell>
          <table:table-cell office:value-type="string" table:style-name="ce36">
            <text:p>Joico JoiFix Medium - це спрей для стилізації, який надає середній контроль будь-якому стилю. Отримайте гнучку укладку за допомогою цього аерозольного лаку для волосся від Joico.</text:p>
            <text:p/>
            <text:p/>
          </table:table-cell>
          <table:table-cell office:value-type="string" table:style-name="ce36">
            <text:p>Joico JoiFix Medium - це спрей для стилізації, який надає середній контроль будь-якому стилю. Отримайте гнучку укладку за допомогою цього аерозольного лаку для волосся від Joico. JoiFix Medium створений з ультрафіолетовими захисними речовинами, які допомагають захистити волосся від щоденних збитків навколишнього середовища.</text:p>
            <text:p/>
            <text:p/>
          </table:table-cell>
          <table:table-cell office:value-type="string" table:style-name="ce35">
            <text:p>717.jpg</text:p>
          </table:table-cell>
          <table:table-cell office:value-type="float" office:value="609" table:style-name="ce37">
            <text:p>609</text:p>
          </table:table-cell>
          <table:table-cell office:value-type="float" office:value="1211" table:formula="of:=[.H211]+1" table:style-name="ce13">
            <text:p>1211</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STYLE &amp; FINISH</text:p>
          </table:table-cell>
          <table:table-cell office:value-type="float" office:value="6" table:style-name="ce9">
            <text:p>6</text:p>
          </table:table-cell>
          <table:table-cell office:value-type="float" office:value="3" table:style-name="ce9">
            <text:p>3</text:p>
          </table:table-cell>
          <table:table-cell office:value-type="float" office:value="20" table:style-name="ce14">
            <text:p>20</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2" table:formula="of:=[.A212]+1" table:style-name="ce10">
            <text:p>212</text:p>
          </table:table-cell>
          <table:table-cell office:value-type="string" table:style-name="ce35">
            <text:p>Лак сильної фіксації волосся Joico Style &amp; Finish <text:s/>JOiFix Firm, 300 мл</text:p>
          </table:table-cell>
          <table:table-cell office:value-type="string" table:style-name="ce35">
            <text:p>Аерозольний спрей, який забезпечує гнучку фіксацію з високою міцністю. Він стійкий до вологості і може бути використаний для стилізації</text:p>
          </table:table-cell>
          <table:table-cell office:value-type="string" table:style-name="ce36">
            <text:p/>
            <text:p>Цей аерозольний міцний фінішний спрей забезпечує стійкість до вологості в будь-якому кліматі. УФ-захисні речовини та пантенол забезпечують блиск та бар’єр проти навколишнього середовища, а також забезпечують фантастичну стійкість до всіх типів волосся.</text:p>
          </table:table-cell>
          <table:table-cell office:value-type="string" table:style-name="ce35">
            <text:p>Фінішний спрей Joico JoiFix - це аерозольний спрей, який забезпечує гнучку фіксацію з високою міцністю. Він стійкий до вологості і може бути використаний для стилізації або обробки волосся в будь-якому кліматі. Також забезпечує захист від шкідливого сонячного світла та екологічних стресів. Переваги включають: Неаерозольний еластичний фіксуючий спрей; Вологостійка формула працює у будь-якому кліматі; Боротьба зі шкідливим впливом сонячних променів; Універсальний спрей, що стилює та обробляє. , або злегка запотіла над закінченим стилем.</text:p>
          </table:table-cell>
          <table:table-cell office:value-type="string" table:style-name="ce35">
            <text:p>725.png</text:p>
          </table:table-cell>
          <table:table-cell office:value-type="float" office:value="552" table:style-name="ce37">
            <text:p>552</text:p>
          </table:table-cell>
          <table:table-cell office:value-type="float" office:value="1212" table:formula="of:=[.H212]+1" table:style-name="ce13">
            <text:p>1212</text:p>
          </table:table-cell>
          <table:table-cell office:value-type="string" table:style-name="ce14">
            <text:p>США</text:p>
          </table:table-cell>
          <table:table-cell office:value-type="string" table:style-name="ce14">
            <text:p>Спрей</text:p>
          </table:table-cell>
          <table:table-cell office:value-type="string" table:style-name="ce14">
            <text:p>Joico</text:p>
          </table:table-cell>
          <table:table-cell office:value-type="string" table:style-name="ce14">
            <text:p>STYLE &amp; FINISH</text:p>
          </table:table-cell>
          <table:table-cell office:value-type="float" office:value="6" table:style-name="ce9">
            <text:p>6</text:p>
          </table:table-cell>
          <table:table-cell office:value-type="float" office:value="3" table:style-name="ce9">
            <text:p>3</text:p>
          </table:table-cell>
          <table:table-cell office:value-type="float" office:value="20" table:style-name="ce14">
            <text:p>20</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3" table:formula="of:=[.A213]+1" table:style-name="ce10">
            <text:p>213</text:p>
          </table:table-cell>
          <table:table-cell office:value-type="string" table:style-name="ce35">
            <text:p>Мусс для укладання для волосся Joico Style &amp; Finish <text:s/>Power Whip, 50 мл</text:p>
          </table:table-cell>
          <table:table-cell office:value-type="string" table:style-name="ce35">
            <text:p>Концентрована збита піна для стилізації, яка створює неймовірний об'єм, який зберігається навіть при високій вологості</text:p>
          </table:table-cell>
          <table:table-cell office:value-type="string" table:style-name="ce35">
            <text:p>Концентрована збита піна для стилізації, яка створює неймовірний <text:s/>об'єм, який зберігається навіть при високій вологості.</text:p>
          </table:table-cell>
          <table:table-cell office:value-type="string" table:style-name="ce36">
            <text:p/>
            <text:p>Мус від Joico Style &amp; Finish Power Whip - це концентрована збита піна для стилізації, яка створює неймовірний <text:s/>об'єм, який зберігається навіть при високій вологості. Напоєний олією з ядрами сливи, мус для стиру та фінішу Power Whip живить волосся соковитою вологою, не додаючи ваги. Проривний біо-вдосконалений пептидний комплекс Joico копіює ДНК здорового волосся для відновлення пошкодженого волосся та запобігання подальшому пошкодженню. Цей технологічно вдосконалений комплекс також значно покращує міцність волосся, їх здоров’я та природний блиск.</text:p>
          </table:table-cell>
          <table:table-cell office:value-type="string" table:style-name="ce35">
            <text:p>726.jpg</text:p>
          </table:table-cell>
          <table:table-cell office:value-type="float" office:value="300" table:style-name="ce37">
            <text:p>300</text:p>
          </table:table-cell>
          <table:table-cell office:value-type="float" office:value="1213" table:formula="of:=[.H213]+1" table:style-name="ce13">
            <text:p>1213</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10" table:style-name="ce9">
            <text:p>1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4" table:formula="of:=[.A214]+1" table:style-name="ce10">
            <text:p>214</text:p>
          </table:table-cell>
          <table:table-cell office:value-type="string" table:style-name="ce35">
            <text:p>Рідка пудра для тонкого волосся Joico Style &amp; Finish Zero Heat for Thick Hair, 150 мл</text:p>
          </table:table-cell>
          <table:table-cell office:value-type="string" table:style-name="ce35">
            <text:p>Стайлер для укладання та сушіння густого волосся. Він бореться із завитками та визначає природну текстуру, забезпечуючи блиск</text:p>
          </table:table-cell>
          <table:table-cell office:value-type="string" table:style-name="ce35">
            <text:p>Стайлер для укладання та сушіння густого волосся. Він бореться із завитками та визначає природну текстуру, забезпечуючи блиск.</text:p>
          </table:table-cell>
          <table:table-cell office:value-type="string" table:style-name="ce36">
            <text:p/>
            <text:p>За допомогою крем-крему Joico Zero Heat для густих волосся можливо досягнути більш природнього вигляду за рахунок додавання гладкості волоссю. Крем для укладання не тількти захищатиме Ваші пасма від гарячих інструментів для укладання, а і створить ідеальний для Вас браз. Незалежно від того, чи є ваші пасма непокірними, завиваються самі по собі або неслухаються через грубу текстуру, Ваше волосся буде оброблене покриттям, Ваше волосся стане більш керованим, гладким і шовковистим. Вимагаючи мінімальних зусиль, крем економить ваш час під час укладання, без шкоди для <text:s text:c="2"/>вигляду.</text:p>
          </table:table-cell>
          <table:table-cell office:value-type="string" table:style-name="ce35">
            <text:p>4534.jpg</text:p>
          </table:table-cell>
          <table:table-cell office:value-type="float" office:value="850" table:style-name="ce37">
            <text:p>850</text:p>
          </table:table-cell>
          <table:table-cell office:value-type="float" office:value="1214" table:formula="of:=[.H214]+1" table:style-name="ce13">
            <text:p>1214</text:p>
          </table:table-cell>
          <table:table-cell office:value-type="string" table:style-name="ce14">
            <text:p>США</text:p>
          </table:table-cell>
          <table:table-cell office:value-type="string" table:style-name="ce24">
            <text:p>Захист</text:p>
          </table:table-cell>
          <table:table-cell office:value-type="string" table:style-name="ce14">
            <text:p>Joico</text:p>
          </table:table-cell>
          <table:table-cell office:value-type="string" table:style-name="ce14">
            <text:p>STYLE &amp; FINISH</text:p>
          </table:table-cell>
          <table:table-cell office:value-type="float" office:value="12" table:style-name="ce24">
            <text:p>12</text:p>
          </table:table-cell>
          <table:table-cell office:value-type="float" office:value="3" table:style-name="ce9">
            <text:p>3</text:p>
          </table:table-cell>
          <table:table-cell office:value-type="float" office:value="20" table:style-name="ce14">
            <text:p>20</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5" table:formula="of:=[.A215]+1" table:style-name="ce10">
            <text:p>215</text:p>
          </table:table-cell>
          <table:table-cell office:value-type="string" table:style-name="ce35">
            <text:p>Термозахист та стайлінг Joico Style &amp; Finish Dream Blowout Thermal Protection, 200 мл</text:p>
          </table:table-cell>
          <table:table-cell office:value-type="string" table:style-name="ce35">
            <text:p>Термальний захист для всіх типів волосся, який захіщає волосся від шкідлівого впливів тепла</text:p>
          </table:table-cell>
          <table:table-cell office:value-type="string" table:style-name="ce36">
            <text:p>Крем Joico Dream Blowout з зволожуючими екзотичними маслами і захисними технологіями змінює звичний процес сушіння волосся феном.</text:p>
            <text:p/>
            <text:p>Це універсальний засіб, який заощаджує час, захищає локони від термічного пошкодження і зневоднення, а також запобігає завивання пасом. З ним ваші волосся стане м'яким, гладкими і сяючими.</text:p>
          </table:table-cell>
          <table:table-cell office:value-type="string" table:style-name="ce36">
            <text:p>Крем Joico Dream Blowout з зволожуючими екзотичними маслами і захисними технологіями змінює звичний процес сушіння волосся феном.</text:p>
            <text:p/>
            <text:p>Це універсальний засіб, який заощаджує час, захищає локони від термічного пошкодження і зневоднення, а також запобігає завивання пасом. З ним ваше волосся стане м'яким, гладкими і сяючими.</text:p>
            <text:p/>
            <text:p>Забезпечує захист від температур до 232 ° C</text:p>
            <text:p>Знижує ламкість на 75%</text:p>
            <text:p>Контролює завивання і електризацію</text:p>
            <text:p>Скорочує висихання волосся на 50%</text:p>
            <text:p>Захищає від вологої погоди</text:p>
          </table:table-cell>
          <table:table-cell office:value-type="string" table:style-name="ce35">
            <text:p>8786.png</text:p>
          </table:table-cell>
          <table:table-cell office:value-type="float" office:value="825" table:style-name="ce9">
            <text:p>825</text:p>
          </table:table-cell>
          <table:table-cell office:value-type="float" office:value="1215" table:formula="of:=[.H215]+1" table:style-name="ce13">
            <text:p>1215</text:p>
          </table:table-cell>
          <table:table-cell office:value-type="string" table:style-name="ce14">
            <text:p>США</text:p>
          </table:table-cell>
          <table:table-cell office:value-type="string" table:style-name="ce24">
            <text:p>Захист</text:p>
          </table:table-cell>
          <table:table-cell office:value-type="string" table:style-name="ce14">
            <text:p>Joico</text:p>
          </table:table-cell>
          <table:table-cell office:value-type="string" table:style-name="ce14">
            <text:p>STYLE &amp; FINISH</text:p>
          </table:table-cell>
          <table:table-cell office:value-type="float" office:value="12" table:style-name="ce24">
            <text:p>12</text:p>
          </table:table-cell>
          <table:table-cell office:value-type="float" office:value="3" table:style-name="ce9">
            <text:p>3</text:p>
          </table:table-cell>
          <table:table-cell office:value-type="float" office:value="20" table:style-name="ce14">
            <text:p>20</text:p>
          </table:table-cell>
          <table:table-cell office:value-type="float" office:value="16" table:style-name="ce9">
            <text:p>16</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6" table:formula="of:=[.A216]+1" table:style-name="ce10">
            <text:p>216</text:p>
          </table:table-cell>
          <table:table-cell office:value-type="string" table:style-name="ce35">
            <text:p>Сухий шампунь для жирного волосся Joico Style &amp; Weekend Hair 1 Shampoo, 255 мл</text:p>
          </table:table-cell>
          <table:table-cell office:value-type="string" table:style-name="ce35">
            <text:p>Дбайливо і ретельно очищає, забезпечує м'якість і блиск вашому волоссю</text:p>
          </table:table-cell>
          <table:table-cell office:value-type="string" table:style-name="ce25">
            <text:p>Сухий шампунь миттєво абсорбує себум, надає волоссю невагомого обсягу і текстури. Захищає колір вашого волосся, адже ви рідше миєте волосся водою.</text:p>
          </table:table-cell>
          <table:table-cell office:value-type="string" table:style-name="ce25">
            <text:p>Сухий шампунь миттєво абсорбує себум, надає волоссю невагомого обсяг і текстуру. Захищає колір вашого волосся, адже ви рідше миєте волосся водою. Дбайливо і ретельно очищає волосся, забезпечує їх м'якість і блиск.<text:s/></text:p>
          </table:table-cell>
          <table:table-cell office:value-type="string" table:style-name="ce35">
            <text:p>8765.jpg</text:p>
          </table:table-cell>
          <table:table-cell office:value-type="float" office:value="820" table:style-name="ce9">
            <text:p>820</text:p>
          </table:table-cell>
          <table:table-cell office:value-type="float" office:value="1216" table:formula="of:=[.H216]+1" table:style-name="ce13">
            <text:p>1216</text:p>
          </table:table-cell>
          <table:table-cell office:value-type="string" table:style-name="ce14">
            <text:p>США</text:p>
          </table:table-cell>
          <table:table-cell office:value-type="string" table:style-name="ce24">
            <text:p>Захист</text:p>
          </table:table-cell>
          <table:table-cell office:value-type="string" table:style-name="ce14">
            <text:p>Joico</text:p>
          </table:table-cell>
          <table:table-cell office:value-type="string" table:style-name="ce14">
            <text:p>STYLE &amp; FINISH</text:p>
          </table:table-cell>
          <table:table-cell office:value-type="float" office:value="12" table:style-name="ce24">
            <text:p>12</text:p>
          </table:table-cell>
          <table:table-cell office:value-type="float" office:value="3" table:style-name="ce9">
            <text:p>3</text:p>
          </table:table-cell>
          <table:table-cell office:value-type="float" office:value="20" table:style-name="ce14">
            <text:p>20</text:p>
          </table:table-cell>
          <table:table-cell office:value-type="float" office:value="19" table:style-name="ce9">
            <text:p>19</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7" table:formula="of:=[.A217]+1" table:style-name="ce10">
            <text:p>217</text:p>
          </table:table-cell>
          <table:table-cell office:value-type="string" table:style-name="ce35">
            <text:p>Термозахист Joico Style &amp; Finish IronClad Thermal Protectant, 233 мл</text:p>
          </table:table-cell>
          <table:table-cell office:value-type="string" table:style-name="ce35">
            <text:p>Термозахисний спрей <text:s/>- ідеальний засіб <text:s/>для укладання волосся на довготривалий час</text:p>
          </table:table-cell>
          <table:table-cell office:value-type="string" table:style-name="ce25">
            <text:p>Розгладжуючий термозахист для пухнастого волосся. Захищає структуру волосся від теплових впливів, витримує температуру до 450 градусів. Ідеально підходить для випрямлення праскою.</text:p>
          </table:table-cell>
          <table:table-cell office:value-type="string" table:style-name="ce34">
            <text:p>Легкий спрей Joico Style &amp; Finish Термозахисний спрей Ironclad забезпечує дуже легку фіксацію при укладанні та стійкий захист від теплового впливу, вкладаючи до 232 градусів. Це ідеальний захисний засіб при укладці волосся феном або утюжком. Пептидний комплекс захищає і укріплює кожне волосся, забезпечує їх відновлення і не тільки забезпечує відмінну укладку, але і захищає від посічених кінчиків.</text:p>
          </table:table-cell>
          <table:table-cell office:value-type="string" table:style-name="ce35">
            <text:p>7654.jpg</text:p>
          </table:table-cell>
          <table:table-cell office:value-type="float" office:value="840" table:style-name="ce37">
            <text:p>840</text:p>
          </table:table-cell>
          <table:table-cell office:value-type="float" office:value="1217" table:formula="of:=[.H217]+1" table:style-name="ce13">
            <text:p>1217</text:p>
          </table:table-cell>
          <table:table-cell office:value-type="string" table:style-name="ce14">
            <text:p>США</text:p>
          </table:table-cell>
          <table:table-cell office:value-type="string" table:style-name="ce24">
            <text:p>Захист</text:p>
          </table:table-cell>
          <table:table-cell office:value-type="string" table:style-name="ce14">
            <text:p>Joico</text:p>
          </table:table-cell>
          <table:table-cell office:value-type="string" table:style-name="ce14">
            <text:p>STYLE &amp; FINISH</text:p>
          </table:table-cell>
          <table:table-cell office:value-type="float" office:value="12" table:style-name="ce24">
            <text:p>12</text:p>
          </table:table-cell>
          <table:table-cell office:value-type="float" office:value="3" table:style-name="ce9">
            <text:p>3</text:p>
          </table:table-cell>
          <table:table-cell office:value-type="float" office:value="20" table:style-name="ce14">
            <text:p>20</text:p>
          </table:table-cell>
          <table:table-cell office:value-type="float" office:value="17" table:style-name="ce9">
            <text:p>17</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8" table:formula="of:=[.A218]+1" table:style-name="ce10">
            <text:p>218</text:p>
          </table:table-cell>
          <table:table-cell office:value-type="string" table:style-name="ce35">
            <text:p>Спрей для фініша водовідштовхуючий Style &amp; Finish Humidity Bl Joico, 150 мл</text:p>
          </table:table-cell>
          <table:table-cell office:value-type="string" table:style-name="ce35">
            <text:p>Спрей для фінішу водовідштовхувальний подвійної фіксації для ідеальної зачіски</text:p>
          </table:table-cell>
          <table:table-cell office:value-type="string" table:style-name="ce35">
            <text:p>Спрей для фінішу водовідштовхувальний подвійної фіксації для ідеальної зачіски</text:p>
          </table:table-cell>
          <table:table-cell office:value-type="string" table:style-name="ce36">
            <text:p>JOICO представляє нове покоління стайлінгу продуктів з технологією AquaLastik ™: нові морські антиоксиданти і високоякісні полімери надійно захищають волосся від сонця, теплових впливів і вологості, дозволяючи ремоделювати укладання протягом 72 годин після нанесення стайлінгу.</text:p>
            <text:p/>
            <text:p>Спрей для фінішу.</text:p>
            <text:p>Створює невидимий захисний бар'єр.</text:p>
            <text:p>Максимальний захист від вологи.</text:p>
            <text:p>Усуває неслухняні завитки і пухнастість, зберігає об'єм і форму недоторканими весь день.</text:p>
          </table:table-cell>
          <table:table-cell office:value-type="string" table:style-name="ce35">
            <text:p>675849.jpg</text:p>
          </table:table-cell>
          <table:table-cell office:value-type="float" office:value="690" table:style-name="ce37">
            <text:p>690</text:p>
          </table:table-cell>
          <table:table-cell office:value-type="float" office:value="1218" table:formula="of:=[.H218]+1" table:style-name="ce13">
            <text:p>1218</text:p>
          </table:table-cell>
          <table:table-cell office:value-type="string" table:style-name="ce14">
            <text:p>США</text:p>
          </table:table-cell>
          <table:table-cell office:value-type="string" table:style-name="ce24">
            <text:p>Захист</text:p>
          </table:table-cell>
          <table:table-cell office:value-type="string" table:style-name="ce14">
            <text:p>Joico</text:p>
          </table:table-cell>
          <table:table-cell office:value-type="string" table:style-name="ce14">
            <text:p>STYLE &amp; FINISH</text:p>
          </table:table-cell>
          <table:table-cell office:value-type="float" office:value="12" table:style-name="ce24">
            <text:p>12</text:p>
          </table:table-cell>
          <table:table-cell office:value-type="float" office:value="3" table:style-name="ce9">
            <text:p>3</text:p>
          </table:table-cell>
          <table:table-cell office:value-type="float" office:value="20" table:style-name="ce14">
            <text:p>20</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19" table:formula="of:=[.A219]+1" table:style-name="ce10">
            <text:p>219</text:p>
          </table:table-cell>
          <table:table-cell office:value-type="string" table:style-name="ce35">
            <text:p>Гель для середньої фіксації Joico Style &amp; Finish JOiGel Medium Joico, 250 мл</text:p>
          </table:table-cell>
          <table:table-cell office:value-type="string" table:style-name="ce35">
            <text:p>Гель створює ідеальні умови для відмінної фіксацію пасом на багато годин</text:p>
          </table:table-cell>
          <table:table-cell office:value-type="string" table:style-name="ce35">
            <text:p>Гель створює ідеальні умови для відмінної фіксацію пасом на багато годин.</text:p>
          </table:table-cell>
          <table:table-cell office:value-type="string" table:style-name="ce25">
            <text:p>JOICO K-Pak Style &amp; Finish Joigel Medium - Гель для укладання середньої фіксації забезпечує пластичну фіксацію, перешкоджає утворенню завитків, невидимий на волоссі. Надає обсяг і блиск. Ідеально підходить для створення локонів і ефекту вологого волосся. Забезпечує захист від УФ-променів і негативних факторів навколишнього середовища. Ступінь фіксації: 4</text:p>
          </table:table-cell>
          <table:table-cell office:value-type="string" table:style-name="ce35">
            <text:p>1234567.png</text:p>
          </table:table-cell>
          <table:table-cell office:value-type="float" office:value="465" table:style-name="ce37">
            <text:p>465</text:p>
          </table:table-cell>
          <table:table-cell office:value-type="float" office:value="1219" table:formula="of:=[.H219]+1" table:style-name="ce13">
            <text:p>1219</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0" table:formula="of:=[.A220]+1" table:style-name="ce10">
            <text:p>220</text:p>
          </table:table-cell>
          <table:table-cell office:value-type="string" table:style-name="ce35">
            <text:p><text:s/>Гель охайного догляду за волоссям Joico Style &amp; Finish JOiGel Firm, 250 мл</text:p>
          </table:table-cell>
          <table:table-cell office:value-type="string" table:style-name="ce35">
            <text:p>Гель для волосся <text:s/>забезпечує потрібну форму зачіски відповідно до вашої уяви</text:p>
          </table:table-cell>
          <table:table-cell office:value-type="string" table:style-name="ce35">
            <text:p>Гель для волосся забезпечує потрібну форму зачіски відповідно до вашої уяви.</text:p>
          </table:table-cell>
          <table:table-cell office:value-type="string" table:style-name="ce35">
            <text:p>Гель забезпечує рухому фіксацію, запобігає утворенню завитків, невидимий на волоссі. Надає блиск і обсяг. Чудово підходить для створення ефекту вологих волосся і локонів. Забезпечує захист від згубних факторів зовнішнього середовища і УФ-променів.</text:p>
          </table:table-cell>
          <table:table-cell office:value-type="string" table:style-name="ce35">
            <text:p>54534.png</text:p>
          </table:table-cell>
          <table:table-cell office:value-type="float" office:value="325" table:style-name="ce37">
            <text:p>325</text:p>
          </table:table-cell>
          <table:table-cell office:value-type="float" office:value="1220" table:formula="of:=[.H220]+1" table:style-name="ce13">
            <text:p>1220</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1" table:formula="of:=[.A221]+1" table:style-name="ce10">
            <text:p>221</text:p>
          </table:table-cell>
          <table:table-cell office:value-type="string" table:style-name="ce35">
            <text:p><text:s/>Лосьйон для укладання волосся Joico Style &amp; Finish JOiLotion, 300 мл</text:p>
          </table:table-cell>
          <table:table-cell office:value-type="string" table:style-name="ce35">
            <text:p>Joico Joilotion - це ідеальний продукт для стилізації кожного типу волосся</text:p>
          </table:table-cell>
          <table:table-cell office:value-type="string" table:style-name="ce35">
            <text:p>Лосьйон забезпечує середній рівень фіксації</text:p>
          </table:table-cell>
          <table:table-cell office:value-type="string" table:style-name="ce35">
            <text:p>Лосьйон для укладання додасть волоссю блиск і захистить він негативного впливу зовнішніх факторів навколишнього середовища. Лосьйон допоможе змоделювати зачіску і створить обсяг на тонких пасм волосся. До складу засобу входять морські антиоксиданти, які живлять і зволожують волосся і дбайливо піклуються про укладання протягом дня.</text:p>
          </table:table-cell>
          <table:table-cell office:value-type="string" table:style-name="ce35">
            <text:p>3535.jpg</text:p>
          </table:table-cell>
          <table:table-cell office:value-type="float" office:value="385" table:style-name="ce37">
            <text:p>385</text:p>
          </table:table-cell>
          <table:table-cell office:value-type="float" office:value="1221" table:formula="of:=[.H221]+1" table:style-name="ce13">
            <text:p>1221</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2" table:formula="of:=[.A222]+1" table:style-name="ce10">
            <text:p>222</text:p>
          </table:table-cell>
          <table:table-cell office:value-type="string" table:style-name="ce35">
            <text:p>Спрей сухий воск подвійної фіксації Joico Style &amp; Finish <text:s/>Texture Boost, 125 мл</text:p>
          </table:table-cell>
          <table:table-cell office:value-type="string" table:style-name="ce35">
            <text:p>Надає волоссю стійку еластичну текстуру і неймовірний блиск. Ідеальний для створення «недбалих» укладок</text:p>
          </table:table-cell>
          <table:table-cell office:value-type="string" table:style-name="ce35">
            <text:p>Надає волоссю стійку еластичну текстуру і неймовірний блиск. Ідеальний для створення «недбалих» укладок.</text:p>
          </table:table-cell>
          <table:table-cell office:value-type="string" table:style-name="ce35">
            <text:p>Унікальний за своїми властивостями та складом спрей-віск Joico Style &amp; Finish Texture Boost <text:s/>не відчувається на волоссі, але при цьому дає ідеальну фіксацію. Якісно доглядає за волоссям, активно зволожує, зміцнює і живить їх.</text:p>
          </table:table-cell>
          <table:table-cell office:value-type="string" table:style-name="ce35">
            <text:p>4343.png</text:p>
          </table:table-cell>
          <table:table-cell office:value-type="float" office:value="825" table:style-name="ce37">
            <text:p>825</text:p>
          </table:table-cell>
          <table:table-cell office:value-type="float" office:value="1222" table:formula="of:=[.H222]+1" table:style-name="ce13">
            <text:p>1222</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28" table:style-name="ce9">
            <text:p>28</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3" table:formula="of:=[.A223]+1" table:style-name="ce10">
            <text:p>223</text:p>
          </table:table-cell>
          <table:table-cell office:value-type="string" table:style-name="ce36">
            <text:p/>
            <text:p>Текстуруючий спрей-фініш Joico Style &amp; Finish <text:s/>Beach Shake, 250 мл</text:p>
          </table:table-cell>
          <table:table-cell office:value-type="string" table:style-name="ce35">
            <text:p>Текстуруючий спрей, створює розкішний ефект поділу пасом, зволожує і надає шовковий блиск волоссю без застосування висушують солей або клейких цукрів.</text:p>
          </table:table-cell>
          <table:table-cell office:value-type="string" table:style-name="ce35">
            <text:p>Текстуруючий спрей, створює розкішний ефект поділу пасом, зволожує і надає шовковий блиск волоссю без застосування висушують солей або клейких цукрів.</text:p>
          </table:table-cell>
          <table:table-cell office:value-type="string" table:style-name="ce35">
            <text:p>Миттєво перетворюється в порошок, щоб надати будь-якому типу волосся інтенсивну, але ніжну текстуру, обсяг, густоту і фіксацію, перетворюючи звичайну щоденну зачіску в екстраординарну. М'яко структурує пасма і надає їм оксамитову плюшеву текстуру. Плюс зволоження і шовковистий фініш.</text:p>
          </table:table-cell>
          <table:table-cell office:value-type="string" table:style-name="ce35">
            <text:p>8795.png</text:p>
          </table:table-cell>
          <table:table-cell office:value-type="float" office:value="879" table:style-name="ce37">
            <text:p>879</text:p>
          </table:table-cell>
          <table:table-cell office:value-type="float" office:value="1223" table:formula="of:=[.H223]+1" table:style-name="ce13">
            <text:p>1223</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4" table:formula="of:=[.A224]+1" table:style-name="ce10">
            <text:p>224</text:p>
          </table:table-cell>
          <table:table-cell office:value-type="string" table:style-name="ce35">
            <text:p>Сухий текстуруючий спрей Joico Style &amp; Finish Body Shake, 250 мл<text:s/></text:p>
          </table:table-cell>
          <table:table-cell office:value-type="string" table:style-name="ce36">
            <text:p>Сухий текстуруючий спрей Body Shake, створює об'єм і додаткову щільність волосся</text:p>
          </table:table-cell>
          <table:table-cell office:value-type="string" table:style-name="ce36">
            <text:p>Сухий текстуруючий спрей Body Shake, створює об'єм і додаткову щільність волосся.</text:p>
          </table:table-cell>
          <table:table-cell office:value-type="string" table:style-name="ce35">
            <text:p>Сухий текстуруючий спрей Joico Body Shake Texturizing Finisher - cухой текстуруючий спрей Body Shake, створює об'єм і додаткову щільність волосся. Він містить ультралегкі пудру, кристально прозорі полімери і сухі кондиціонери. Все це дозволяє створити оксамитову м'якість і об'єм на цілий день. Призначений для тонких і середніх пасм волосся.</text:p>
          </table:table-cell>
          <table:table-cell office:value-type="string" table:style-name="ce35">
            <text:p>325345.jpg</text:p>
          </table:table-cell>
          <table:table-cell office:value-type="float" office:value="895" table:style-name="ce37">
            <text:p>895</text:p>
          </table:table-cell>
          <table:table-cell office:value-type="float" office:value="1224" table:formula="of:=[.H224]+1" table:style-name="ce13">
            <text:p>1224</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5" table:formula="of:=[.A225]+1" table:style-name="ce10">
            <text:p>225</text:p>
          </table:table-cell>
          <table:table-cell office:value-type="string" table:style-name="ce35">
            <text:p>Рідка пудра <text:s/>для волосся Joico Style &amp; Finish <text:s/>Hair Shake, 150 мл</text:p>
          </table:table-cell>
          <table:table-cell office:value-type="string" table:style-name="ce35">
            <text:p>Легка невидима рідка пудра-спрей, яка миттєво створює обсяг, текстуру і ущільнює волосся будь-якого типу</text:p>
          </table:table-cell>
          <table:table-cell office:value-type="string" table:style-name="ce35">
            <text:p>Легка невидима рідка пудра-спрей, яка миттєво створює обсяг, текстуру і ущільнює волосся будь-якого типу.</text:p>
          </table:table-cell>
          <table:table-cell office:value-type="string" table:style-name="ce35">
            <text:p>Засоби для догляду за волоссям Joico містять найкращі, найкорисніші інгредієнти у світі; масло ши з Африки, масло орхідей з Азії. Купуйте асортимент товарів для волосся Joico, включаючи улюблений фіолетовий шампунь та блакитний шампунь для світлих та фарбованих пасм волосся.</text:p>
          </table:table-cell>
          <table:table-cell office:value-type="string" table:style-name="ce35">
            <text:p>465.png</text:p>
          </table:table-cell>
          <table:table-cell office:value-type="float" office:value="900" table:style-name="ce37">
            <text:p>900</text:p>
          </table:table-cell>
          <table:table-cell office:value-type="float" office:value="1225" table:formula="of:=[.H225]+1" table:style-name="ce13">
            <text:p>1225</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3">
          <table:table-cell office:value-type="float" office:value="226" table:formula="of:=[.A226]+1" table:style-name="ce10">
            <text:p>226</text:p>
          </table:table-cell>
          <table:table-cell office:value-type="string" table:style-name="ce36">
            <text:p>Спрей для фарбування прикореневої зони блонд Joico Style &amp; Finish Blonde, 72 мл</text:p>
          </table:table-cell>
          <table:table-cell office:value-type="string" table:style-name="ce39">
            <text:p>Спрей для фарбування прикореневої зони блонд без миття голови</text:p>
          </table:table-cell>
          <table:table-cell office:value-type="string" table:style-name="ce39">
            <text:p>Спрей для фарбування прикореневої зони блонд без миття голови. Завдяки швидкій формулі, стійкій до вологості, та чотирьом відтінкам, що змішуються на замовлення, ця маленька баночка заповнює витончені ділянки, створюючи ілюзію більш густого, повного волосся.</text:p>
          </table:table-cell>
          <table:table-cell office:value-type="string" table:style-name="ce39">
            <text:p>Завдяки швидкій формулі, стійкій до вологості, та чотирьом відтінкам, що змішуються на замовлення, ця маленька баночка заповнює витончені ділянки, створюючи ілюзію більш густого, повного волосся.</text:p>
          </table:table-cell>
          <table:table-cell office:value-type="string" table:style-name="ce36">
            <text:p>450.png</text:p>
          </table:table-cell>
          <table:table-cell office:value-type="float" office:value="638" table:style-name="ce40">
            <text:p>638</text:p>
          </table:table-cell>
          <table:table-cell office:value-type="float" office:value="1226" table:formula="of:=[.H226]+1" table:style-name="ce13">
            <text:p>1226</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7" table:style-name="ce9">
            <text:p>7</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7" table:formula="of:=[.A227]+1" table:style-name="ce10">
            <text:p>227</text:p>
          </table:table-cell>
          <table:table-cell office:value-type="string" table:style-name="ce35">
            <text:p>Спрей для фарбування прикореневої зони світло-коричневий Joico Brown, 72 мл<text:s/></text:p>
          </table:table-cell>
          <table:table-cell office:value-type="string" table:style-name="ce35">
            <text:p>Спрей для фарбування прикореневої зони світло-коричневий без миття голови</text:p>
          </table:table-cell>
          <table:table-cell office:value-type="string" table:style-name="ce39">
            <text:p>Спрей для фарбування прикореневої зони світло-коричневий без миття голови. Завдяки швидкій формулі, стійкій до вологості, та чотирьом відтінкам, що змішуються на замовлення, ця маленька баночка заповнює витончені ділянки, створюючи ілюзію більш густого, повного волосся.</text:p>
          </table:table-cell>
          <table:table-cell office:value-type="string" table:style-name="ce39">
            <text:p>Завдяки швидкій формулі, стійкій до вологості, та чотирьом відтінкам, що змішуються на замовлення, ця маленька баночка заповнює витончені ділянки, створюючи ілюзію більш густого, повного волосся.</text:p>
          </table:table-cell>
          <table:table-cell office:value-type="string" table:style-name="ce35">
            <text:p>451.jpg</text:p>
          </table:table-cell>
          <table:table-cell office:value-type="float" office:value="680" table:style-name="ce37">
            <text:p>680</text:p>
          </table:table-cell>
          <table:table-cell office:value-type="float" office:value="1227" table:formula="of:=[.H227]+1" table:style-name="ce13">
            <text:p>1227</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7" table:style-name="ce9">
            <text:p>7</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8" table:formula="of:=[.A228]+1" table:style-name="ce10">
            <text:p>228</text:p>
          </table:table-cell>
          <table:table-cell office:value-type="string" table:style-name="ce35">
            <text:p>Спрей для фарбування прикореневої зони темно-коричневий Joico , 74 мл</text:p>
          </table:table-cell>
          <table:table-cell office:value-type="string" table:style-name="ce35">
            <text:p>Спрей для фарбування прикореневої зони темно-коричневий без миття голови</text:p>
          </table:table-cell>
          <table:table-cell office:value-type="string" table:style-name="ce39">
            <text:p>Спрей для фарбування прикореневої зони темно-коричневий без миття голови. Завдяки швидкій формулі, стійкій до вологості, та чотирьом відтінкам, що змішуються на замовлення, ця маленька баночка заповнює витончені ділянки, створюючи ілюзію більш густого, повного волосся.</text:p>
          </table:table-cell>
          <table:table-cell office:value-type="string" table:style-name="ce39">
            <text:p>Завдяки швидкій формулі, стійкій до вологості, та чотирьом відтінкам, що змішуються на замовлення, ця маленька баночка заповнює витончені ділянки, створюючи ілюзію більш густого, повного волосся.</text:p>
          </table:table-cell>
          <table:table-cell office:value-type="string" table:style-name="ce35">
            <text:p>452.png</text:p>
          </table:table-cell>
          <table:table-cell office:value-type="float" office:value="615" table:style-name="ce37">
            <text:p>615</text:p>
          </table:table-cell>
          <table:table-cell office:value-type="float" office:value="1228" table:formula="of:=[.H228]+1" table:style-name="ce13">
            <text:p>1228</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8" table:style-name="ce9">
            <text:p>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29" table:formula="of:=[.A229]+1" table:style-name="ce10">
            <text:p>229</text:p>
          </table:table-cell>
          <table:table-cell office:value-type="string" table:style-name="ce11">
            <text:p>Спрей для фарбування прикореневої зони черний Joico Style &amp; Finish, 72 мл<text:s/></text:p>
          </table:table-cell>
          <table:table-cell office:value-type="string" table:style-name="ce9">
            <text:p>Спрей для фарбування прикореневої зони чорний без миття голови</text:p>
          </table:table-cell>
          <table:table-cell office:value-type="string" table:style-name="ce39">
            <text:p>Спрей для фарбування прикореневої зони чорний без миття голови. <text:s/>Завдяки швидкій формулі, стійкій до вологості, та чотирьом відтінкам, що змішуються на замовлення, ця маленька баночка блиску не тільки змішує погані речі за лічені секунди, але насправді заповнює витончені ділянки, створюючи ілюзію більш густого, повного волосся.</text:p>
          </table:table-cell>
          <table:table-cell office:value-type="string" table:style-name="ce39">
            <text:p>Завдяки швидкій формулі, стійкій до вологості, та чотирьом відтінкам, що змішуються на замовлення, ця маленька баночка блиску не тільки змішує погані речі за лічені секунди, але насправді заповнює витончені ділянки, створюючи ілюзію більш густого, повного волосся.</text:p>
          </table:table-cell>
          <table:table-cell office:value-type="string" table:style-name="ce9">
            <text:p>453.png</text:p>
          </table:table-cell>
          <table:table-cell office:value-type="float" office:value="675" table:style-name="ce13">
            <text:p>675</text:p>
          </table:table-cell>
          <table:table-cell office:value-type="float" office:value="1229" table:formula="of:=[.H229]+1" table:style-name="ce13">
            <text:p>1229</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TYLE &amp; FINISH</text:p>
          </table:table-cell>
          <table:table-cell office:value-type="float" office:value="7" table:style-name="ce24">
            <text:p>7</text:p>
          </table:table-cell>
          <table:table-cell office:value-type="float" office:value="3" table:style-name="ce9">
            <text:p>3</text:p>
          </table:table-cell>
          <table:table-cell office:value-type="float" office:value="20" table:style-name="ce14">
            <text:p>20</text:p>
          </table:table-cell>
          <table:table-cell office:value-type="float" office:value="7" table:style-name="ce9">
            <text:p>7</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0" table:formula="of:=[.A230]+1" table:style-name="ce10">
            <text:p>230</text:p>
          </table:table-cell>
          <table:table-cell office:value-type="string" table:style-name="ce11">
            <text:p>Кондиціонер для волосся та краси Joico Blonde Life Violet Conditioner, 250 мл</text:p>
          </table:table-cell>
          <table:table-cell office:value-type="string" table:style-name="ce9">
            <text:p>Збереження яскравості, чистоти і краси блонда. Містить фіолетовий пігмент, який забезпечує нейтралізацію жовтого відтінку</text:p>
          </table:table-cell>
          <table:table-cell office:value-type="string" table:style-name="ce9">
            <text:p>Кондиціонер для збереження яскравості, чистоти і краси блонда. Містить фіолетовий пігмент, який забезпечує нейтралізацію жовтого відтінку і підтримки яскравого і холодного тону.</text:p>
          </table:table-cell>
          <table:table-cell office:value-type="string" table:style-name="ce12">
            <text:p>Кондиціонер для збереження яскравості, чистоти і краси блонда.Містить фіолетовий пігмент, який забезпечує нейтралізацію жовтого відтінку і підтримки яскравого і холодного тону.</text:p>
            <text:p><text:s text:c="32"/></text:p>
          </table:table-cell>
          <table:table-cell office:value-type="string" table:style-name="ce9">
            <text:p>j67.jpg</text:p>
          </table:table-cell>
          <table:table-cell office:value-type="float" office:value="755" table:style-name="ce13">
            <text:p>755</text:p>
          </table:table-cell>
          <table:table-cell office:value-type="float" office:value="1230" table:formula="of:=[.H230]+1" table:style-name="ce13">
            <text:p>1230</text:p>
          </table:table-cell>
          <table:table-cell office:value-type="string" table:style-name="ce14">
            <text:p>США</text:p>
          </table:table-cell>
          <table:table-cell office:value-type="string" table:style-name="ce28">
            <text:p><text:a xlink:href="https://www.joico.com/hair-care/blonde-life-violet-conditioner/">Кондиціонер</text:a></text:p>
          </table:table-cell>
          <table:table-cell office:value-type="string" table:style-name="ce14">
            <text:p>Joico</text:p>
          </table:table-cell>
          <table:table-cell office:value-type="string" table:style-name="ce14">
            <text:p>Blond life</text:p>
          </table:table-cell>
          <table:table-cell office:value-type="float" office:value="4" table:style-name="ce28">
            <text:p><text:a xlink:href="https://www.joico.com/hair-care/blonde-life-violet-conditioner/">4</text:a></text:p>
          </table:table-cell>
          <table:table-cell office:value-type="float" office:value="3" table:style-name="ce9">
            <text:p>3</text:p>
          </table:table-cell>
          <table:table-cell office:value-type="float" office:value="21" table:style-name="ce14">
            <text:p>21</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1" table:formula="of:=[.A231]+1" table:style-name="ce10">
            <text:p>231</text:p>
          </table:table-cell>
          <table:table-cell office:value-type="string" table:style-name="ce27">
            <text:p>Шамупнь для волосся та краси Joico Blonde Life Violet <text:s/>Shampoo, 300 мл</text:p>
          </table:table-cell>
          <table:table-cell office:value-type="string" table:style-name="ce9">
            <text:p>Для відновлення шкіри та регенерації усіх слоїв епідерміса. Для заспокоєння шкіри</text:p>
          </table:table-cell>
          <table:table-cell office:value-type="string" table:style-name="ce9">
            <text:p>Шампунь фіолетовий для збереження яскравості <text:s/>делікатно очищає шкіру голову і волосся.</text:p>
          </table:table-cell>
          <table:table-cell office:value-type="string" table:style-name="ce12">
            <text:p><text:s/>Шампунь фіолетовий для збереження яскравості Blonde Life Violet Shampoo Joico делікатно очищає шкіру голову і волосся. Продукт призначений для нейтралізації небажаних жовтих відтінків блонда і збереженні яскравості кольору фарбованого волосся. Завдяки кератину, шампунь глибоко відновлює, живить і зволожує пасма.</text:p>
            <text:p><text:s text:c="32"/></text:p>
          </table:table-cell>
          <table:table-cell office:value-type="string" table:style-name="ce9">
            <text:p>j66.jpg</text:p>
          </table:table-cell>
          <table:table-cell office:value-type="float" office:value="720" table:style-name="ce13">
            <text:p>720</text:p>
          </table:table-cell>
          <table:table-cell office:value-type="float" office:value="1231" table:formula="of:=[.H231]+1" table:style-name="ce13">
            <text:p>1231</text:p>
          </table:table-cell>
          <table:table-cell office:value-type="string" table:style-name="ce14">
            <text:p>США</text:p>
          </table:table-cell>
          <table:table-cell office:value-type="string" table:style-name="ce28">
            <text:p><text:a xlink:href="https://www.joico.com/hair-care/blonde-life-violet-shampoo/">Шампунь</text:a></text:p>
          </table:table-cell>
          <table:table-cell office:value-type="string" table:style-name="ce14">
            <text:p>Joico</text:p>
          </table:table-cell>
          <table:table-cell office:value-type="string" table:style-name="ce14">
            <text:p>Blond life</text:p>
          </table:table-cell>
          <table:table-cell office:value-type="float" office:value="1" table:style-name="ce28">
            <text:p><text:a xlink:href="https://www.joico.com/hair-care/blonde-life-violet-shampoo/">1</text:a></text:p>
          </table:table-cell>
          <table:table-cell office:value-type="float" office:value="3" table:style-name="ce9">
            <text:p>3</text:p>
          </table:table-cell>
          <table:table-cell office:value-type="float" office:value="21" table:style-name="ce14">
            <text:p>21</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2" table:formula="of:=[.A232]+1" table:style-name="ce10">
            <text:p>232</text:p>
          </table:table-cell>
          <table:table-cell office:value-type="string" table:style-name="ce27">
            <text:p>Спрей для волосся та краси Joico Blonde Life Brightening Veil, 150 мл</text:p>
          </table:table-cell>
          <table:table-cell office:value-type="string" table:style-name="ce20">
            <text:p>Спрей для збереження яскравості блонда та оздоровлення пошкодженого волосся</text:p>
          </table:table-cell>
          <table:table-cell office:value-type="string" table:style-name="ce28">
            <text:p>Спрей для збереження яскравості блонда</text:p>
          </table:table-cell>
          <table:table-cell office:value-type="string" table:style-name="ce28">
            <text:p>Спрей захищає волосся від УФ-променів, термічного впливу при створенні зачіски, підвищує еластичність волосся, надає блиск.</text:p>
            <text:p>Містить запатентований поглинач ультрафіолету та захищає яскравість блонда, і масла таману, моно і аргінін.</text:p>
          </table:table-cell>
          <table:table-cell office:value-type="string" table:style-name="ce28">
            <text:p>j69.jpg</text:p>
          </table:table-cell>
          <table:table-cell office:value-type="float" office:value="473" table:style-name="ce29">
            <text:p>473</text:p>
          </table:table-cell>
          <table:table-cell office:value-type="float" office:value="1232" table:formula="of:=[.H232]+1" table:style-name="ce13">
            <text:p>1232</text:p>
          </table:table-cell>
          <table:table-cell office:value-type="string" table:style-name="ce14">
            <text:p>США</text:p>
          </table:table-cell>
          <table:table-cell office:value-type="string" table:style-name="ce28">
            <text:p><text:a xlink:href="https://www.joico.com/hair-care/blonde-life-brightening-veil/">Вуаль</text:a></text:p>
          </table:table-cell>
          <table:table-cell office:value-type="string" table:style-name="ce14">
            <text:p>Joico</text:p>
          </table:table-cell>
          <table:table-cell office:value-type="string" table:style-name="ce14">
            <text:p>Blond life</text:p>
          </table:table-cell>
          <table:table-cell office:value-type="float" office:value="12" table:style-name="ce28">
            <text:p><text:a xlink:href="https://www.joico.com/hair-care/blonde-life-brightening-veil/">12</text:a></text:p>
          </table:table-cell>
          <table:table-cell office:value-type="float" office:value="3" table:style-name="ce9">
            <text:p>3</text:p>
          </table:table-cell>
          <table:table-cell office:value-type="float" office:value="21" table:style-name="ce14">
            <text:p>21</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3" table:formula="of:=[.A233]+1" table:style-name="ce10">
            <text:p>233</text:p>
          </table:table-cell>
          <table:table-cell office:value-type="string" table:style-name="ce28">
            <text:p>Пінка для волосся та краси Joico Brilliant Tone Violet Smoothing Foam, 200 мл</text:p>
          </table:table-cell>
          <table:table-cell office:value-type="string" table:style-name="ce28">
            <text:p>Фіолетовий розгладжуючий мус для збереження яскравого блонду, догляд за посіченим волоссям</text:p>
          </table:table-cell>
          <table:table-cell office:value-type="string" table:style-name="ce20">
            <text:p>Пінка для світлого волосся Joico Blonde Life Brilliant Tone Violet Smoothing Foam for Cool Blondes - інноваційний засіб подвійної дії, яке робить волосся пружними, надає їм рух і миттєво забарвлює їх в ніжний відтінок, усуваючи жовтизну одним нанесенням. Насичуючи волосся маслами моно і таману, невагома формула розгладжує і полірує кожен волосок і усуває кинута. В результаті світлий відтінок волосся стає неймовірно соковитим і красивим.</text:p>
          </table:table-cell>
          <table:table-cell office:value-type="string" table:style-name="ce28">
            <text:p>Пінка для світлого волосся Joico Blonde Life Brilliant Tone Violet Smoothing Foam for Cool Blondes - інноваційний засіб подвійної дії, яке робить волосся пружними, надає їм рух і миттєво забарвлює їх в ніжний відтінок, усуваючи жовтизну одним нанесенням. Насичуючи волосся маслами моно і таману, невагома формула розгладжує і полірує кожен волосок. В результаті світлий відтінок волосся стає неймовірно соковитим і красивим.</text:p>
            <text:p><text:s text:c="32"/></text:p>
          </table:table-cell>
          <table:table-cell office:value-type="string" table:style-name="ce28">
            <text:p>j71.jpg</text:p>
          </table:table-cell>
          <table:table-cell office:value-type="float" office:value="1120" table:style-name="ce29">
            <text:p>1120</text:p>
          </table:table-cell>
          <table:table-cell office:value-type="float" office:value="1233" table:formula="of:=[.H233]+1" table:style-name="ce13">
            <text:p>1233</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Blond life</text:p>
          </table:table-cell>
          <table:table-cell office:value-type="float" office:value="7" table:style-name="ce24">
            <text:p>7</text:p>
          </table:table-cell>
          <table:table-cell office:value-type="float" office:value="3" table:style-name="ce9">
            <text:p>3</text:p>
          </table:table-cell>
          <table:table-cell office:value-type="float" office:value="21" table:style-name="ce14">
            <text:p>21</text:p>
          </table:table-cell>
          <table:table-cell office:value-type="float" office:value="16" table:style-name="ce9">
            <text:p>16</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4" table:formula="of:=[.A234]+1" table:style-name="ce10">
            <text:p>234</text:p>
          </table:table-cell>
          <table:table-cell office:value-type="string" table:style-name="ce28">
            <text:p>Шампунь для волосся Joico Blonde Life Brightening Shampoo, 300 мл</text:p>
          </table:table-cell>
          <table:table-cell office:value-type="string" table:style-name="ce28">
            <text:p>Шампунь м’яко очищає насиченою піною, додає м’якість і плавність, тримає блондинок яскравою</text:p>
          </table:table-cell>
          <table:table-cell office:value-type="string" table:style-name="ce20">
            <text:p>Шампунь м’яко очищає насиченою піною, без сульфатів SLS / SLES *, <text:s/>додає м’якість і плавність, тримає блондинок яскравими</text:p>
          </table:table-cell>
          <table:table-cell office:value-type="string" table:style-name="ce28">
            <text:p>Освітлюючий шампунь, що не містить сульфатів SLE / SLES, робить піну, яка відводить бруд і масло. Після гарного ополіскування ваше волосся буде легким та делікатним.</text:p>
            <text:p><text:s text:c="32"/></text:p>
          </table:table-cell>
          <table:table-cell office:value-type="string" table:style-name="ce9">
            <text:p>j64.jpg</text:p>
          </table:table-cell>
          <table:table-cell office:value-type="float" office:value="720" table:style-name="ce29">
            <text:p>720</text:p>
          </table:table-cell>
          <table:table-cell office:value-type="float" office:value="1234" table:formula="of:=[.H234]+1" table:style-name="ce13">
            <text:p>1234</text:p>
          </table:table-cell>
          <table:table-cell office:value-type="string" table:style-name="ce14">
            <text:p>США</text:p>
          </table:table-cell>
          <table:table-cell office:value-type="string" table:style-name="ce28">
            <text:p><text:a xlink:href="https://www.joico.com/hair-care/blonde-life-violet-shampoo/">Шампунь</text:a></text:p>
          </table:table-cell>
          <table:table-cell office:value-type="string" table:style-name="ce14">
            <text:p>Joico</text:p>
          </table:table-cell>
          <table:table-cell office:value-type="string" table:style-name="ce14">
            <text:p>Blond life</text:p>
          </table:table-cell>
          <table:table-cell office:value-type="float" office:value="1" table:style-name="ce28">
            <text:p><text:a xlink:href="https://www.joico.com/hair-care/blonde-life-violet-shampoo/">1</text:a></text:p>
          </table:table-cell>
          <table:table-cell office:value-type="float" office:value="3" table:style-name="ce9">
            <text:p>3</text:p>
          </table:table-cell>
          <table:table-cell office:value-type="float" office:value="21" table:style-name="ce14">
            <text:p>21</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5" table:formula="of:=[.A235]+1" table:style-name="ce10">
            <text:p>235</text:p>
          </table:table-cell>
          <table:table-cell office:value-type="string" table:style-name="ce27">
            <text:p>Кондиціонер для волосся Joico Blonde Life Brightening Conditioner, 250 мл</text:p>
          </table:table-cell>
          <table:table-cell office:value-type="string" table:style-name="ce20">
            <text:p>Кондиціонер для збереження яскравості блонда Blonde Life для догляду за знебарвленими або освітленим волоссям</text:p>
          </table:table-cell>
          <table:table-cell office:value-type="string" table:style-name="ce20">
            <text:p>Кондиціонер для збереження яскравості блонда Blonde Life для догляду за знебарвленими або освітленим волоссям.</text:p>
          </table:table-cell>
          <table:table-cell table:style-name="ce20"/>
          <table:table-cell office:value-type="string" table:style-name="ce9">
            <text:p>j65.jpg</text:p>
          </table:table-cell>
          <table:table-cell office:value-type="float" office:value="755" table:style-name="ce29">
            <text:p>755</text:p>
          </table:table-cell>
          <table:table-cell office:value-type="float" office:value="1235" table:formula="of:=[.H235]+1" table:style-name="ce13">
            <text:p>1235</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Blond life</text:p>
          </table:table-cell>
          <table:table-cell office:value-type="float" office:value="4" table:style-name="ce9">
            <text:p>4</text:p>
          </table:table-cell>
          <table:table-cell office:value-type="float" office:value="3" table:style-name="ce9">
            <text:p>3</text:p>
          </table:table-cell>
          <table:table-cell office:value-type="float" office:value="21" table:style-name="ce14">
            <text:p>21</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6" table:formula="of:=[.A236]+1" table:style-name="ce10">
            <text:p>236</text:p>
          </table:table-cell>
          <table:table-cell office:value-type="string" table:style-name="ce27">
            <text:p>Маска для волосся та краси Joico Blonde Life Brightening Masque, 150 мл</text:p>
          </table:table-cell>
          <table:table-cell office:value-type="string" table:style-name="ce28">
            <text:p>Маска для збереження яскравості блонда Blonde Life для догляду за знебарвленими або освітленим волоссям</text:p>
          </table:table-cell>
          <table:table-cell office:value-type="string" table:style-name="ce28">
            <text:p>Маска для збереження яскравості блонда Blonde Life для догляду за знебарвленими або освітленим волоссям. Інтенсівно доглядає безсульфотна формула продукту спеціально розроблена для боротьби із небажаною жовтизною, крихкістю й ламкістю волосся.</text:p>
          </table:table-cell>
          <table:table-cell office:value-type="string" table:style-name="ce28">
            <text:p>Маска для збереження яскравості блонда Blonde Life для догляду за знебарвленими або освітленим волоссям. Інтенсівно доглядає безсульфотна формула продукту спеціально розроблена для боротьби із небажаною жовтизною, крихкістю й ламкістю волосся.</text:p>
            <text:p><text:s text:c="32"/></text:p>
          </table:table-cell>
          <table:table-cell office:value-type="string" table:style-name="ce28">
            <text:p>j68.jpg</text:p>
          </table:table-cell>
          <table:table-cell office:value-type="float" office:value="960" table:style-name="ce29">
            <text:p>960</text:p>
          </table:table-cell>
          <table:table-cell office:value-type="float" office:value="1236" table:formula="of:=[.H236]+1" table:style-name="ce13">
            <text:p>1236</text:p>
          </table:table-cell>
          <table:table-cell office:value-type="string" table:style-name="ce14">
            <text:p>США</text:p>
          </table:table-cell>
          <table:table-cell office:value-type="string" table:style-name="ce14">
            <text:p>Маска</text:p>
          </table:table-cell>
          <table:table-cell office:value-type="string" table:style-name="ce14">
            <text:p>Joico</text:p>
          </table:table-cell>
          <table:table-cell office:value-type="string" table:style-name="ce14">
            <text:p>Blond life</text:p>
          </table:table-cell>
          <table:table-cell office:value-type="float" office:value="2" table:style-name="ce9">
            <text:p>2</text:p>
          </table:table-cell>
          <table:table-cell office:value-type="float" office:value="3" table:style-name="ce9">
            <text:p>3</text:p>
          </table:table-cell>
          <table:table-cell office:value-type="float" office:value="21" table:style-name="ce14">
            <text:p>21</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7" table:formula="of:=[.A237]+1" table:style-name="ce10">
            <text:p>237</text:p>
          </table:table-cell>
          <table:table-cell office:value-type="string" table:style-name="ce28">
            <text:p>Олія для волосся Joico BlondeLife OiL Brilliant Glow BrighteningOil, 150 мл</text:p>
          </table:table-cell>
          <table:table-cell office:value-type="string" table:style-name="ce28">
            <text:p>Масло для діамантового блиску блонда має ультралегку текстуру. Живить, розгладжує, захищає і знімає статику, захищає яскравість блонда</text:p>
          </table:table-cell>
          <table:table-cell office:value-type="string" table:style-name="ce28">
            <text:p><text:s/>Комплекс масел і поживних амінокислот зволожує і живить волосся. Чиста формула масла не залишає сліду навіть в самому світлому блонді. Захищає від впливу UV-променів.</text:p>
          </table:table-cell>
          <table:table-cell office:value-type="string" table:style-name="ce28">
            <text:p>Масло для діамантового блиску блонда має ультралегкі текстуру. Живить, розгладжує, захищає і знімає статику, захищає яскравість блонда. Комплекс масел і поживних амінокислот зволожує і живить волосся. Чистий формула масла не залишає сліду навіть в самому світлому блонді. Захищає від впливу UV-променів.</text:p>
          </table:table-cell>
          <table:table-cell office:value-type="string" table:style-name="ce28">
            <text:p>j70.jpg</text:p>
          </table:table-cell>
          <table:table-cell office:value-type="float" office:value="1005" table:style-name="ce29">
            <text:p>1005</text:p>
          </table:table-cell>
          <table:table-cell office:value-type="float" office:value="1237" table:formula="of:=[.H237]+1" table:style-name="ce13">
            <text:p>1237</text:p>
          </table:table-cell>
          <table:table-cell office:value-type="string" table:style-name="ce14">
            <text:p>США</text:p>
          </table:table-cell>
          <table:table-cell office:value-type="string" table:style-name="ce14">
            <text:p>Олія</text:p>
          </table:table-cell>
          <table:table-cell office:value-type="string" table:style-name="ce14">
            <text:p>Joico</text:p>
          </table:table-cell>
          <table:table-cell office:value-type="string" table:style-name="ce14">
            <text:p>Blond life</text:p>
          </table:table-cell>
          <table:table-cell office:value-type="float" office:value="9" table:style-name="ce9">
            <text:p>9</text:p>
          </table:table-cell>
          <table:table-cell office:value-type="float" office:value="3" table:style-name="ce9">
            <text:p>3</text:p>
          </table:table-cell>
          <table:table-cell office:value-type="float" office:value="21" table:style-name="ce14">
            <text:p>21</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8" table:formula="of:=[.A238]+1" table:style-name="ce10">
            <text:p>238</text:p>
          </table:table-cell>
          <table:table-cell office:value-type="string" table:style-name="ce27">
            <text:p>Шампунь для волосся Joico Defy Damage Protective Shield, 100 мл</text:p>
          </table:table-cell>
          <table:table-cell office:value-type="string" table:style-name="ce9">
            <text:p>Справжній герой захисту від наслідків щоденного укладання та впливу ультрафіолетових променів</text:p>
          </table:table-cell>
          <table:table-cell office:value-type="string" table:style-name="ce9">
            <text:p>Справжній герой захисту від наслідків щоденного укладання та впливу ультрафіолетових променів та забруднення навколишнього середовища - допомагає запобігти пошкодженню та захищає від вицвітання кольорів для красивих, живих, здорових на вигляд волосся. Застосовуване до укладання волосся укріплюється всередині та зовні.</text:p>
          </table:table-cell>
          <table:table-cell office:value-type="string" table:style-name="ce9">
            <text:p>Справжній герой захисту від наслідків щоденного укладання та впливу ультрафіолетових променів та забруднення навколишнього середовища - допомагає запобігти пошкодженню та захищає від вицвітання кольорів для красивих, живих, здорових на вигляд волосся. Застосовуване до укладання волосся укріплюється всередині та зовні.</text:p>
          </table:table-cell>
          <table:table-cell office:value-type="string" table:style-name="ce9">
            <text:p>j60.jpg</text:p>
          </table:table-cell>
          <table:table-cell office:value-type="float" office:value="912" table:style-name="ce13">
            <text:p>912</text:p>
          </table:table-cell>
          <table:table-cell office:value-type="float" office:value="1238" table:formula="of:=[.H238]+1" table:style-name="ce13">
            <text:p>1238</text:p>
          </table:table-cell>
          <table:table-cell office:value-type="string" table:style-name="ce14">
            <text:p>США</text:p>
          </table:table-cell>
          <table:table-cell office:value-type="string" table:style-name="ce24">
            <text:p>Шампунь</text:p>
          </table:table-cell>
          <table:table-cell office:value-type="string" table:style-name="ce14">
            <text:p>Joico</text:p>
          </table:table-cell>
          <table:table-cell office:value-type="string" table:style-name="ce14">
            <text:p>DEFY DAMAGE</text:p>
          </table:table-cell>
          <table:table-cell office:value-type="float" office:value="1" table:style-name="ce24">
            <text:p>1</text:p>
          </table:table-cell>
          <table:table-cell office:value-type="float" office:value="3" table:style-name="ce9">
            <text:p>3</text:p>
          </table:table-cell>
          <table:table-cell office:value-type="float" office:value="22" table:style-name="ce14">
            <text:p>22</text:p>
          </table:table-cell>
          <table:table-cell office:value-type="float" office:value="11" table:style-name="ce9">
            <text:p>1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39" table:formula="of:=[.A239]+1" table:style-name="ce10">
            <text:p>239</text:p>
          </table:table-cell>
          <table:table-cell office:value-type="string" table:style-name="ce27">
            <text:p>Маска для волосся Joico Defy Damage Protective Masque, 150 мл</text:p>
          </table:table-cell>
          <table:table-cell office:value-type="string" table:style-name="ce9">
            <text:p>Домашня процедура глибоко живить та зволожує волосся. Створює захист від зовнішніх негативних чинників</text:p>
          </table:table-cell>
          <table:table-cell office:value-type="string" table:style-name="ce9">
            <text:p>Домашня процедура глибоко живить та зволожує волосся. Створює захист від зовнішніх негативних чинників.</text:p>
          </table:table-cell>
          <table:table-cell office:value-type="string" table:style-name="ce9">
            <text:p>Домашня процедура глибоко живить та зволожує волосся. Створює захист від зовнішніх негативних чинників.</text:p>
          </table:table-cell>
          <table:table-cell office:value-type="string" table:style-name="ce9">
            <text:p>j62.jpg</text:p>
          </table:table-cell>
          <table:table-cell office:value-type="float" office:value="905" table:style-name="ce13">
            <text:p>905</text:p>
          </table:table-cell>
          <table:table-cell office:value-type="float" office:value="1239" table:formula="of:=[.H239]+1" table:style-name="ce13">
            <text:p>1239</text:p>
          </table:table-cell>
          <table:table-cell office:value-type="string" table:style-name="ce14">
            <text:p>США</text:p>
          </table:table-cell>
          <table:table-cell office:value-type="string" table:style-name="ce14">
            <text:p>Маска</text:p>
          </table:table-cell>
          <table:table-cell office:value-type="string" table:style-name="ce14">
            <text:p>Joico</text:p>
          </table:table-cell>
          <table:table-cell office:value-type="string" table:style-name="ce14">
            <text:p>DEFY DAMAGE</text:p>
          </table:table-cell>
          <table:table-cell office:value-type="float" office:value="2" table:style-name="ce9">
            <text:p>2</text:p>
          </table:table-cell>
          <table:table-cell office:value-type="float" office:value="3" table:style-name="ce9">
            <text:p>3</text:p>
          </table:table-cell>
          <table:table-cell office:value-type="float" office:value="22" table:style-name="ce14">
            <text:p>22</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0" table:formula="of:=[.A240]+1" table:style-name="ce10">
            <text:p>240</text:p>
          </table:table-cell>
          <table:table-cell office:value-type="string" table:style-name="ce11">
            <text:p>Кондиціонер для волосся Joico Defy Damage Protective Conditioner, 250 мл</text:p>
          </table:table-cell>
          <table:table-cell office:value-type="string" table:style-name="ce9">
            <text:p>Для відновлення вологості та створення стійкості зачіски без обтяження волосся. Для щоденного застосування</text:p>
          </table:table-cell>
          <table:table-cell office:value-type="string" table:style-name="ce9">
            <text:p>Для відновлення вологості та створення стійкості зачіски без обтяження волосся. Для щоденного застосування.</text:p>
          </table:table-cell>
          <table:table-cell office:value-type="string" table:style-name="ce9">
            <text:p>Для відновлення вологості та створення стійкості зачіски без обтяження волосся. Для щоденного застосування.</text:p>
          </table:table-cell>
          <table:table-cell office:value-type="string" table:style-name="ce9">
            <text:p>j61.jpg</text:p>
          </table:table-cell>
          <table:table-cell office:value-type="float" office:value="760" table:style-name="ce13">
            <text:p>760</text:p>
          </table:table-cell>
          <table:table-cell office:value-type="float" office:value="1240" table:formula="of:=[.H240]+1" table:style-name="ce13">
            <text:p>1240</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DEFY DAMAGE</text:p>
          </table:table-cell>
          <table:table-cell office:value-type="float" office:value="4" table:style-name="ce9">
            <text:p>4</text:p>
          </table:table-cell>
          <table:table-cell office:value-type="float" office:value="3" table:style-name="ce9">
            <text:p>3</text:p>
          </table:table-cell>
          <table:table-cell office:value-type="float" office:value="22" table:style-name="ce14">
            <text:p>22</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1" table:formula="of:=[.A241]+1" table:style-name="ce10">
            <text:p>241</text:p>
          </table:table-cell>
          <table:table-cell office:value-type="string" table:style-name="ce11">
            <text:p>Крем для волосся Joico Style &amp; Finish Zero Heat Air 1 Styling for Fine/Medium Hair, 150 мл</text:p>
          </table:table-cell>
          <table:table-cell office:value-type="string" table:style-name="ce12">
            <text:p>Ідеально підходить для тонких, середніх та сухих типів волосся, цей пом'якшувальний крем допомагає зменшити завивання, захистити від вологості та підвищити блиск</text:p>
          </table:table-cell>
          <table:table-cell office:value-type="string" table:style-name="ce14">
            <text:p>Ідеально підходить для тонких / середніх та сухих типів волосся, цей пом'якшувальний крем допомагає зменшити завивання, захистити від вологості та підвищити блиск. Завдяки суміші гнучких полімерів, які додають природну текстуру та стійкість, та олії шипшини, що багата зволожуючими антиоксидантами, <text:s/>покращує вашу природну текстуру волосся. Ідеально підходить для сушіння волосся на повітрі, він також зменшує час сушіння, допомагає зберігати стиль до 24 годин і не залишає липких залишків.</text:p>
          </table:table-cell>
          <table:table-cell office:value-type="string" table:style-name="ce14">
            <text:p>Ідеально підходить для тонких / середніх та сухих типів волосся, цей пом'якшувальний крем допомагає зменшити завивання, захистити від вологості та підвищити блиск. Завдяки суміші гнучких полімерів, які додають природну текстуру та стійкість, та олії шипшини, що багата зволожуючими антиоксидантами, <text:s/>покращує вашу природну текстуру волосся. Ідеально підходить для сушіння волосся на повітрі, він також зменшує час сушіння, допомагає зберігати стиль до 24 годин і не залишає липких залишків.</text:p>
          </table:table-cell>
          <table:table-cell office:value-type="string" table:style-name="ce9">
            <text:p>j94.jpg</text:p>
          </table:table-cell>
          <table:table-cell office:value-type="float" office:value="885" table:style-name="ce13">
            <text:p>885</text:p>
          </table:table-cell>
          <table:table-cell office:value-type="float" office:value="1241" table:formula="of:=[.H241]+1" table:style-name="ce13">
            <text:p>1241</text:p>
          </table:table-cell>
          <table:table-cell office:value-type="string" table:style-name="ce14">
            <text:p>США</text:p>
          </table:table-cell>
          <table:table-cell office:value-type="string" table:style-name="ce14">
            <text:p>Крем</text:p>
          </table:table-cell>
          <table:table-cell office:value-type="string" table:style-name="ce14">
            <text:p>Joico</text:p>
          </table:table-cell>
          <table:table-cell office:value-type="string" table:style-name="ce14">
            <text:p>STYLE &amp; FINISH</text:p>
          </table:table-cell>
          <table:table-cell office:value-type="float" office:value="9" table:style-name="ce9">
            <text:p>9</text:p>
          </table:table-cell>
          <table:table-cell office:value-type="float" office:value="3" table:style-name="ce9">
            <text:p>3</text:p>
          </table:table-cell>
          <table:table-cell office:value-type="float" office:value="20" table:style-name="ce14">
            <text:p>20</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2" table:formula="of:=[.A242]+1" table:style-name="ce10">
            <text:p>242</text:p>
          </table:table-cell>
          <table:table-cell office:value-type="string" table:style-name="ce28">
            <text:p>Крем для волосся Joico Defy Demage Protective Shield, 100 мл</text:p>
          </table:table-cell>
          <table:table-cell office:value-type="string" table:style-name="ce28">
            <text:p>Незмивний догляд для захисту від термо і УФ ушкоджень Joico Defy Damage Protective Shield</text:p>
          </table:table-cell>
          <table:table-cell office:value-type="string" table:style-name="ce28">
            <text:p>Незмивний догляд для захисту від термо і УФ ушкоджень Joico Defy Damage Protective Shield</text:p>
          </table:table-cell>
          <table:table-cell office:value-type="string" table:style-name="ce28">
            <text:p>Незмивний догляд для захисту від термо і УФ ушкоджень Joico Defy Damage Protective Shield</text:p>
          </table:table-cell>
          <table:table-cell office:value-type="string" table:style-name="ce9">
            <text:p>j63.jpg</text:p>
          </table:table-cell>
          <table:table-cell office:value-type="float" office:value="834" table:style-name="ce29">
            <text:p>834</text:p>
          </table:table-cell>
          <table:table-cell office:value-type="float" office:value="1242" table:formula="of:=[.H242]+1" table:style-name="ce13">
            <text:p>1242</text:p>
          </table:table-cell>
          <table:table-cell office:value-type="string" table:style-name="ce14">
            <text:p>США</text:p>
          </table:table-cell>
          <table:table-cell office:value-type="string" table:style-name="ce14">
            <text:p>Крем для <text:s/>волосся</text:p>
          </table:table-cell>
          <table:table-cell office:value-type="string" table:style-name="ce14">
            <text:p>Joico</text:p>
          </table:table-cell>
          <table:table-cell office:value-type="string" table:style-name="ce14">
            <text:p>DEFY DAMAGE</text:p>
          </table:table-cell>
          <table:table-cell office:value-type="float" office:value="9" table:style-name="ce9">
            <text:p>9</text:p>
          </table:table-cell>
          <table:table-cell office:value-type="float" office:value="3" table:style-name="ce9">
            <text:p>3</text:p>
          </table:table-cell>
          <table:table-cell office:value-type="float" office:value="22" table:style-name="ce14">
            <text:p>22</text:p>
          </table:table-cell>
          <table:table-cell office:value-type="float" office:value="11" table:style-name="ce9">
            <text:p>1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3" table:formula="of:=[.A243]+1" table:style-name="ce10">
            <text:p>243</text:p>
          </table:table-cell>
          <table:table-cell office:value-type="string" table:style-name="ce27">
            <text:p>Стайлер для волосся та краси Joico Joifull Volumizing Styler, 100 мл</text:p>
          </table:table-cell>
          <table:table-cell office:value-type="string" table:style-name="ce9">
            <text:p>Гібридний стайлер дарує бажаний об'єм і пружність вашому волоссю, які не обтяжують його</text:p>
          </table:table-cell>
          <table:table-cell office:value-type="string" table:style-name="ce9">
            <text:p>Гібридний стайлер дарує бажаний об'єм і пружність вашому волоссю, які не обтяжують його.</text:p>
          </table:table-cell>
          <table:table-cell office:value-type="string" table:style-name="ce12">
            <text:p>Гібридний стайлер дарує бажаний об'єм і щільність вашому волоссю, які не обтяжують його. Після нанесення волосся м'яке і шовковисте. Так само стайлер захищає від вологи і термічних ушкоджень. Завдяки особливій технології Oat Protein Complex ™ - комплекс амінокислот вівса і гидролизированного протеїну вівса, волосся стає щільніше по довжині і набуває природного об'єм біля кореня. Як і у всій продукції TM Joico в складі є кератин і аргеніні, який відновлює структуру волосся. Вони, як і масло шипшини входять в Smart Release ™ технологію.</text:p>
            <text:p>Активні інгредієнти - кератин, аргінін і масло шипшини - основні інгрідієнти шампуня</text:p>
          </table:table-cell>
          <table:table-cell office:value-type="string" table:style-name="ce9">
            <text:p>j75.jpg</text:p>
          </table:table-cell>
          <table:table-cell office:value-type="float" office:value="755" table:style-name="ce13">
            <text:p>755</text:p>
          </table:table-cell>
          <table:table-cell office:value-type="float" office:value="1243" table:formula="of:=[.H243]+1" table:style-name="ce13">
            <text:p>1243</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JOIFULL</text:p>
          </table:table-cell>
          <table:table-cell office:value-type="float" office:value="7" table:style-name="ce24">
            <text:p>7</text:p>
          </table:table-cell>
          <table:table-cell office:value-type="float" office:value="3" table:style-name="ce9">
            <text:p>3</text:p>
          </table:table-cell>
          <table:table-cell office:value-type="float" office:value="23" table:style-name="ce14">
            <text:p>23</text:p>
          </table:table-cell>
          <table:table-cell office:value-type="float" office:value="11" table:style-name="ce9">
            <text:p>1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4" table:formula="of:=[.A244]+1" table:style-name="ce10">
            <text:p>244</text:p>
          </table:table-cell>
          <table:table-cell office:value-type="string" table:style-name="ce27">
            <text:p>Шампунь для волосся Joico Joifull Volumizing Shampoo, 300 мл</text:p>
          </table:table-cell>
          <table:table-cell office:value-type="string" table:style-name="ce9">
            <text:p>Шампунь для об'єму волосся, який м'яко видаляє надлишки масла і бруд з волосся, роблячи їх більш густими</text:p>
          </table:table-cell>
          <table:table-cell office:value-type="string" table:style-name="ce9">
            <text:p>Шампунь для об'єму волосся, який м'яко видаляє надлишки масла і бруд з волосся, роблячи їх більш густими.</text:p>
          </table:table-cell>
          <table:table-cell office:value-type="string" table:style-name="ce9">
            <text:p>Це шампунь для об'єму волосся, який м'яко видаляє надлишки масла і бруд з волосся, роблячи їх більш густими.</text:p>
          </table:table-cell>
          <table:table-cell office:value-type="string" table:style-name="ce9">
            <text:p>j72.jpg</text:p>
          </table:table-cell>
          <table:table-cell office:value-type="float" office:value="630" table:style-name="ce13">
            <text:p>630</text:p>
          </table:table-cell>
          <table:table-cell office:value-type="float" office:value="1244" table:formula="of:=[.H244]+1" table:style-name="ce13">
            <text:p>1244</text:p>
          </table:table-cell>
          <table:table-cell office:value-type="string" table:style-name="ce14">
            <text:p>США</text:p>
          </table:table-cell>
          <table:table-cell office:value-type="string" table:style-name="ce14">
            <text:p>Шампунь</text:p>
          </table:table-cell>
          <table:table-cell office:value-type="string" table:style-name="ce14">
            <text:p>Joico</text:p>
          </table:table-cell>
          <table:table-cell office:value-type="string" table:style-name="ce14">
            <text:p>JOIFULL</text:p>
          </table:table-cell>
          <table:table-cell office:value-type="float" office:value="1" table:style-name="ce9">
            <text:p>1</text:p>
          </table:table-cell>
          <table:table-cell office:value-type="float" office:value="3" table:style-name="ce9">
            <text:p>3</text:p>
          </table:table-cell>
          <table:table-cell office:value-type="float" office:value="23" table:style-name="ce14">
            <text:p>23</text:p>
          </table:table-cell>
          <table:table-cell office:value-type="float" office:value="21" table:style-name="ce9">
            <text:p>2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5" table:formula="of:=[.A245]+1" table:style-name="ce10">
            <text:p>245</text:p>
          </table:table-cell>
          <table:table-cell office:value-type="string" table:style-name="ce35">
            <text:p>Кондиціонер для волосся <text:s/>Joico Joifull Volumizing Conditioner, 250 мл</text:p>
          </table:table-cell>
          <table:table-cell office:value-type="string" table:style-name="ce35">
            <text:p>Кондиціонер для об'єму створює шовковисте волосся та відновлює його</text:p>
          </table:table-cell>
          <table:table-cell office:value-type="string" table:style-name="ce35">
            <text:p>Кондиціонер для об'єму JoiFull Volumizing Conditioner Joico має легку кремову текстуру. Формула продукту включає в себе унікальну технологію Oat Protein Complex, в основу якої закладені амінокислоти і гідролізований протеїн вівса та робить його шовковистим.</text:p>
          </table:table-cell>
          <table:table-cell office:value-type="string" table:style-name="ce35">
            <text:p>Кондиціонер для об'єму JoiFull Volumizing Conditioner Joico має легку кремову текстуру. Формула продукту включає в себе унікальну технологію Oat Protein Complex, в основу якої закладені амінокислоти і гідролізований протеїн вівса та робить його шовковистим.</text:p>
          </table:table-cell>
          <table:table-cell office:value-type="string" table:style-name="ce35">
            <text:p>j74.jpg</text:p>
          </table:table-cell>
          <table:table-cell office:value-type="float" office:value="640" table:style-name="ce37">
            <text:p>640</text:p>
          </table:table-cell>
          <table:table-cell office:value-type="float" office:value="1245" table:formula="of:=[.H245]+1" table:style-name="ce13">
            <text:p>1245</text:p>
          </table:table-cell>
          <table:table-cell office:value-type="string" table:style-name="ce14">
            <text:p>США</text:p>
          </table:table-cell>
          <table:table-cell office:value-type="string" table:style-name="ce14">
            <text:p>Кондиціонер</text:p>
          </table:table-cell>
          <table:table-cell office:value-type="string" table:style-name="ce14">
            <text:p>Joico</text:p>
          </table:table-cell>
          <table:table-cell office:value-type="string" table:style-name="ce14">
            <text:p>JOIFULL</text:p>
          </table:table-cell>
          <table:table-cell office:value-type="float" office:value="4" table:style-name="ce9">
            <text:p>4</text:p>
          </table:table-cell>
          <table:table-cell office:value-type="float" office:value="3" table:style-name="ce9">
            <text:p>3</text:p>
          </table:table-cell>
          <table:table-cell office:value-type="float" office:value="23" table:style-name="ce14">
            <text:p>23</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6" table:formula="of:=[.A246]+1" table:style-name="ce10">
            <text:p>246</text:p>
          </table:table-cell>
          <table:table-cell office:value-type="string" table:style-name="ce11">
            <text:p>Пудра для об'єму волосся Joico Shake Series Hair Shake, 150 мл</text:p>
          </table:table-cell>
          <table:table-cell office:value-type="string" table:style-name="ce9">
            <text:p>Невидима рідка пудра-спрей, яка миттєво створює об'єм, текстуру і ущільнює волосся будь-якого типу</text:p>
          </table:table-cell>
          <table:table-cell office:value-type="string" table:style-name="ce9">
            <text:p>Joico Hair Shake - найлегша невидима рідка пудра-спрей, яка миттєво створює об'єм, текстуру і ущільнює волосся будь-якого типу.</text:p>
          </table:table-cell>
          <table:table-cell office:value-type="string" table:style-name="ce9">
            <text:p>Joico Hair Shake - найлегша невидима рідка пудра-спрей, яка миттєво створює об'єм, текстуру і ущільнює волосся будь-якого типу.</text:p>
          </table:table-cell>
          <table:table-cell office:value-type="string" table:style-name="ce9">
            <text:p>j92.png</text:p>
          </table:table-cell>
          <table:table-cell office:value-type="float" office:value="828" table:style-name="ce13">
            <text:p>828</text:p>
          </table:table-cell>
          <table:table-cell office:value-type="float" office:value="1246" table:formula="of:=[.H246]+1" table:style-name="ce13">
            <text:p>1246</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HAKE SERIES</text:p>
          </table:table-cell>
          <table:table-cell office:value-type="float" office:value="7" table:style-name="ce24">
            <text:p>7</text:p>
          </table:table-cell>
          <table:table-cell office:value-type="float" office:value="3" table:style-name="ce9">
            <text:p>3</text:p>
          </table:table-cell>
          <table:table-cell office:value-type="float" office:value="24" table:style-name="ce14">
            <text:p>24</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7" table:formula="of:=[.A247]+1" table:style-name="ce10">
            <text:p>247</text:p>
          </table:table-cell>
          <table:table-cell office:value-type="string" table:style-name="ce11">
            <text:p>Сухий спрей для волосся Joico Shake Series Body Shake, 250 мл</text:p>
          </table:table-cell>
          <table:table-cell office:value-type="string" table:style-name="ce9">
            <text:p>Сухий текстуруючий спрей Body Shake, створює об'єм і додаткову щільність волоссю</text:p>
          </table:table-cell>
          <table:table-cell office:value-type="string" table:style-name="ce9">
            <text:p>Сухий текстуруючий спрей Body Shake, створює обсяг і додаткову щільність волосся.</text:p>
          </table:table-cell>
          <table:table-cell office:value-type="string" table:style-name="ce9">
            <text:p>Сухий текстуруючий спрей Body Shake, створює обсяг і додаткову щільність волосся.</text:p>
          </table:table-cell>
          <table:table-cell office:value-type="string" table:style-name="ce9">
            <text:p>j93.jpg</text:p>
          </table:table-cell>
          <table:table-cell office:value-type="float" office:value="820" table:style-name="ce13">
            <text:p>820</text:p>
          </table:table-cell>
          <table:table-cell office:value-type="float" office:value="1247" table:formula="of:=[.H247]+1" table:style-name="ce13">
            <text:p>1247</text:p>
          </table:table-cell>
          <table:table-cell office:value-type="string" table:style-name="ce14">
            <text:p>США</text:p>
          </table:table-cell>
          <table:table-cell office:value-type="string" table:style-name="ce24">
            <text:p>Стайлінг</text:p>
          </table:table-cell>
          <table:table-cell office:value-type="string" table:style-name="ce14">
            <text:p>Joico</text:p>
          </table:table-cell>
          <table:table-cell office:value-type="string" table:style-name="ce14">
            <text:p>SHAKE SERIES</text:p>
          </table:table-cell>
          <table:table-cell office:value-type="float" office:value="7" table:style-name="ce24">
            <text:p>7</text:p>
          </table:table-cell>
          <table:table-cell office:value-type="float" office:value="3" table:style-name="ce9">
            <text:p>3</text:p>
          </table:table-cell>
          <table:table-cell office:value-type="float" office:value="24" table:style-name="ce14">
            <text:p>24</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8" table:formula="of:=[.A248]+1" table:style-name="ce10">
            <text:p>248</text:p>
          </table:table-cell>
          <table:table-cell office:value-type="string" table:style-name="ce21">
            <text:p>Шампунь для холодних відтінків Schwarzkopf Blond Me Tone <text:s/>Shampoo, 250 мл</text:p>
          </table:table-cell>
          <table:table-cell office:value-type="string" table:style-name="ce9">
            <text:p>Безсульфатний шампунь з тонуючим ефектом. Делікатно очищає і відновлює ламке волосся</text:p>
          </table:table-cell>
          <table:table-cell office:value-type="string" table:style-name="ce9">
            <text:p>Безсульфатний шампунь з тонуючим ефектом. Делікатно очищає і відновлює ламке волосся</text:p>
          </table:table-cell>
          <table:table-cell office:value-type="string" table:style-name="ce9">
            <text:p>Шампнуь BlondMe Tone Enhancing <text:s/>для прохолодних блондинок - це <text:s/>шампунь з пігментом з холодним темно-синім тоном для підтримки <text:s/>холодних відтінків світлих кольорів. Він м’яко очищає і доглядає за найніжнішим освітленим і пофарбованим волоссям. Допомагає створити нові зв’язки в волокнах волосся і зміцнити ослаблені ділянки в структурі волосся. Забезпечує цільовий рівень прохолодних пігментів для підтримки свіжого холодного тону для поліпшення вираженості блонда. М’яко нейтралізує жовті тони у волоссі, не змінюючи кольору волосся. Залишає волосся м’якими та шовковистими.</text:p>
          </table:table-cell>
          <table:table-cell office:value-type="string" table:style-name="ce9">
            <text:p>600.jpg</text:p>
          </table:table-cell>
          <table:table-cell office:value-type="float" office:value="253" table:style-name="ce13">
            <text:p>253</text:p>
          </table:table-cell>
          <table:table-cell office:value-type="float" office:value="1248" table:formula="of:=[.H248]+1" table:style-name="ce13">
            <text:p>1248</text:p>
          </table:table-cell>
          <table:table-cell office:value-type="string" table:style-name="ce14">
            <text:p>Германія</text:p>
          </table:table-cell>
          <table:table-cell office:value-type="string" table:style-name="ce14">
            <text:p>Шампунь</text:p>
          </table:table-cell>
          <table:table-cell office:value-type="string" table:style-name="ce14">
            <text:p>Schwarzkopf</text:p>
          </table:table-cell>
          <table:table-cell office:value-type="string" table:style-name="ce14">
            <text:p>BLONDME</text:p>
          </table:table-cell>
          <table:table-cell office:value-type="float" office:value="1" table:style-name="ce9">
            <text:p>1</text:p>
          </table:table-cell>
          <table:table-cell office:value-type="float" office:value="4" table:style-name="ce9">
            <text:p>4</text:p>
          </table:table-cell>
          <table:table-cell office:value-type="float" office:value="25" table:style-name="ce14">
            <text:p>25</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49" table:formula="of:=[.A249]+1" table:style-name="ce10">
            <text:p>249</text:p>
          </table:table-cell>
          <table:table-cell office:value-type="string" table:style-name="ce11">
            <text:p>Шампунь для холодних відтінків <text:s/>Schwarzkopf Blond Me Tone Shampoo, 1000 мл</text:p>
          </table:table-cell>
          <table:table-cell office:value-type="string" table:style-name="ce9">
            <text:p>Безсульфатний шампунь з тонуючим ефектом. Делікатно очищає і відновлює ламке волосся</text:p>
          </table:table-cell>
          <table:table-cell office:value-type="string" table:style-name="ce12">
            <text:p>Безсульфатний шампунь з тонуючим ефектом. Делікатно очищає і відновлює ламке волосся</text:p>
          </table:table-cell>
          <table:table-cell office:value-type="string" table:style-name="ce9">
            <text:p>Шампнуь BlondMe Tone Enhancing <text:s/>для прохолодних блондинок - це <text:s/>шампунь з пігментом з холодним темно-синім тоном для підтримки <text:s/>холодних відтінків світлих кольорів. Він м’яко очищає і доглядає за найніжнішим освітленим і пофарбованим волоссям. Допомагає створити нові зв’язки в волокнах волосся і зміцнити ослаблені ділянки в структурі волосся. Забезпечує цільовий рівень прохолодних пігментів для підтримки свіжого холодного тону для поліпшення вираженості блонда. М’яко нейтралізує жовті тони у волоссі, не змінюючи кольору волосся. Залишає волосся м’якими та шовковистими.</text:p>
          </table:table-cell>
          <table:table-cell office:value-type="string" table:style-name="ce9">
            <text:p>601.jpg</text:p>
          </table:table-cell>
          <table:table-cell office:value-type="float" office:value="750" table:style-name="ce13">
            <text:p>750</text:p>
          </table:table-cell>
          <table:table-cell office:value-type="float" office:value="1249" table:formula="of:=[.H249]+1" table:style-name="ce13">
            <text:p>1249</text:p>
          </table:table-cell>
          <table:table-cell office:value-type="string" table:style-name="ce14">
            <text:p>Германія</text:p>
          </table:table-cell>
          <table:table-cell office:value-type="string" table:style-name="ce14">
            <text:p>Шампунь</text:p>
          </table:table-cell>
          <table:table-cell office:value-type="string" table:style-name="ce14">
            <text:p>Schwarzkopf</text:p>
          </table:table-cell>
          <table:table-cell office:value-type="string" table:style-name="ce14">
            <text:p>BLONDME</text:p>
          </table:table-cell>
          <table:table-cell office:value-type="float" office:value="1" table:style-name="ce9">
            <text:p>1</text:p>
          </table:table-cell>
          <table:table-cell office:value-type="float" office:value="4" table:style-name="ce9">
            <text:p>4</text:p>
          </table:table-cell>
          <table:table-cell office:value-type="float" office:value="25" table:style-name="ce14">
            <text:p>25</text:p>
          </table:table-cell>
          <table:table-cell office:value-type="float" office:value="22" table:style-name="ce9">
            <text:p>22</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0" table:formula="of:=[.A250]+1" table:style-name="ce10">
            <text:p>250</text:p>
          </table:table-cell>
          <table:table-cell office:value-type="string" table:style-name="ce11">
            <text:p>Еліксир для догляду за волосся <text:s/>Schwarzkopf Prof Blond Me Keratin Potion, 150 мл</text:p>
          </table:table-cell>
          <table:table-cell office:value-type="string" table:style-name="ce9">
            <text:p>Бондинг-еліксир для інтенсивного входу за волоссям</text:p>
          </table:table-cell>
          <table:table-cell office:value-type="string" table:style-name="ce12">
            <text:p>Салонний помічник, що використовується у співвідношенні з бондинг-масками BLONDME.</text:p>
          </table:table-cell>
          <table:table-cell office:value-type="string" table:style-name="ce12">
            <text:p>Тотальна реконструкція бондів. Силіконове масло забезпечує екстра-гладкість та шовковитість</text:p>
          </table:table-cell>
          <table:table-cell office:value-type="string" table:style-name="ce9">
            <text:p>602.jpg</text:p>
          </table:table-cell>
          <table:table-cell office:value-type="float" office:value="400" table:style-name="ce13">
            <text:p>400</text:p>
          </table:table-cell>
          <table:table-cell office:value-type="float" office:value="1250" table:formula="of:=[.H250]+1" table:style-name="ce13">
            <text:p>1250</text:p>
          </table:table-cell>
          <table:table-cell office:value-type="string" table:style-name="ce14">
            <text:p>Германія</text:p>
          </table:table-cell>
          <table:table-cell office:value-type="string" table:style-name="ce14">
            <text:p>Еліксир</text:p>
          </table:table-cell>
          <table:table-cell office:value-type="string" table:style-name="ce14">
            <text:p>Schwarzkopf</text:p>
          </table:table-cell>
          <table:table-cell office:value-type="string" table:style-name="ce14">
            <text:p>BLONDME</text:p>
          </table:table-cell>
          <table:table-cell office:value-type="float" office:value="5" table:style-name="ce9">
            <text:p>5</text:p>
          </table:table-cell>
          <table:table-cell office:value-type="float" office:value="4" table:style-name="ce9">
            <text:p>4</text:p>
          </table:table-cell>
          <table:table-cell office:value-type="float" office:value="25" table:style-name="ce14">
            <text:p>25</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1" table:formula="of:=[.A251]+1" table:style-name="ce10">
            <text:p>251</text:p>
          </table:table-cell>
          <table:table-cell office:value-type="string" table:style-name="ce11">
            <text:p>Маска із кератином Schwarzkopf BlondMe Keratin Restore Bonding Mask, 500 мл</text:p>
          </table:table-cell>
          <table:table-cell office:value-type="string" table:style-name="ce9">
            <text:p>Маска кератинове відновлення</text:p>
          </table:table-cell>
          <table:table-cell office:value-type="string" table:style-name="ce12">
            <text:p>Предназначена для глибокої реконструкції волосся всіх відтенків блонду.</text:p>
          </table:table-cell>
          <table:table-cell office:value-type="string" table:style-name="ce12">
            <text:p>Предназначена для глибокої реконструкції волосся всіх відтенків блонду.</text:p>
            <text:p/>
            <text:p>Переваги:</text:p>
            <text:p>Інтенсивно відновлює внутрішню структуру</text:p>
            <text:p>Створює нові орази</text:p>
            <text:p>Для ламкого, освітленого і пофарбованого волосся</text:p>
            <text:p>Нормалізує гідробаланс та еластичність</text:p>
            <text:p>Полегшує розчісування і пом'якшує поверхність</text:p>
          </table:table-cell>
          <table:table-cell office:value-type="string" table:style-name="ce9">
            <text:p>603.png</text:p>
          </table:table-cell>
          <table:table-cell office:value-type="float" office:value="384" table:style-name="ce13">
            <text:p>384</text:p>
          </table:table-cell>
          <table:table-cell office:value-type="float" office:value="1251" table:formula="of:=[.H251]+1" table:style-name="ce13">
            <text:p>1251</text:p>
          </table:table-cell>
          <table:table-cell office:value-type="string" table:style-name="ce14">
            <text:p>Германія</text:p>
          </table:table-cell>
          <table:table-cell office:value-type="string" table:style-name="ce14">
            <text:p>Маска</text:p>
          </table:table-cell>
          <table:table-cell office:value-type="string" table:style-name="ce14">
            <text:p>Schwarzkopf</text:p>
          </table:table-cell>
          <table:table-cell office:value-type="string" table:style-name="ce14">
            <text:p>BLONDME</text:p>
          </table:table-cell>
          <table:table-cell office:value-type="float" office:value="2" table:style-name="ce9">
            <text:p>2</text:p>
          </table:table-cell>
          <table:table-cell office:value-type="float" office:value="4" table:style-name="ce9">
            <text:p>4</text:p>
          </table:table-cell>
          <table:table-cell office:value-type="float" office:value="25" table:style-name="ce14">
            <text:p>25</text:p>
          </table:table-cell>
          <table:table-cell office:value-type="float" office:value="16" table:style-name="ce9">
            <text:p>16</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2" table:formula="of:=[.A252]+1" table:style-name="ce10">
            <text:p>252</text:p>
          </table:table-cell>
          <table:table-cell office:value-type="string" table:style-name="ce11">
            <text:p>Безсульфатний шампунь бузок Schwarzkopf Prof Blond Me Blush Wash, 250 мл</text:p>
          </table:table-cell>
          <table:table-cell office:value-type="string" table:style-name="ce9">
            <text:p>Пігментований шампунь, який додає пасмам вашого волосся ліловий відтенок</text:p>
          </table:table-cell>
          <table:table-cell office:value-type="string" table:style-name="ce12">
            <text:p>Забезпечує миттєвий пастельне фарбування.</text:p>
            <text:p>Залишається на волоссі максимум до 5 прань.</text:p>
            <text:p>Живить і надає здорове сяйво.</text:p>
            <text:p>Тип волосся: фарбоване.</text:p>
          </table:table-cell>
          <table:table-cell office:value-type="string" table:style-name="ce9">
            <text:p>Бессульфатна формула шампуней з пігментом здатна формувати структурні зв'язки <text:s/>для сильних локонів волосся та забезпечує делікатне пастельне тонування всього за одне застосування. Співвідношення барвників пастельних пігментів ідеально фіксуються на поверхні волосся і гарантує рівномірне фарбування волосся, м'які квіткові відтенки і зеркальний блиск. Предназначений для мелірованих, пофарбованих, освітлених, світлих тонів волосся. Тривалість тонування: кінцевий результат залежить від стану та типу волосся.</text:p>
          </table:table-cell>
          <table:table-cell office:value-type="string" table:style-name="ce9">
            <text:p>604.jpg</text:p>
          </table:table-cell>
          <table:table-cell office:value-type="float" office:value="322" table:style-name="ce13">
            <text:p>322</text:p>
          </table:table-cell>
          <table:table-cell office:value-type="float" office:value="1252" table:formula="of:=[.H252]+1" table:style-name="ce13">
            <text:p>1252</text:p>
          </table:table-cell>
          <table:table-cell office:value-type="string" table:style-name="ce14">
            <text:p>Германія</text:p>
          </table:table-cell>
          <table:table-cell office:value-type="string" table:style-name="ce14">
            <text:p>Шампунь</text:p>
          </table:table-cell>
          <table:table-cell office:value-type="string" table:style-name="ce14">
            <text:p>Schwarzkopf</text:p>
          </table:table-cell>
          <table:table-cell office:value-type="string" table:style-name="ce14">
            <text:p>BLONDME</text:p>
          </table:table-cell>
          <table:table-cell office:value-type="float" office:value="1" table:style-name="ce9">
            <text:p>1</text:p>
          </table:table-cell>
          <table:table-cell office:value-type="float" office:value="4" table:style-name="ce9">
            <text:p>4</text:p>
          </table:table-cell>
          <table:table-cell office:value-type="float" office:value="25" table:style-name="ce14">
            <text:p>25</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3" table:formula="of:=[.A253]+1" table:style-name="ce10">
            <text:p>253</text:p>
          </table:table-cell>
          <table:table-cell office:value-type="string" table:style-name="ce11">
            <text:p>Безсульфатний шампунь срібло Schwarzkopf Blond Me Blush Wash Silver, 250 мл</text:p>
          </table:table-cell>
          <table:table-cell office:value-type="string" table:style-name="ce9">
            <text:p>Засіб миття волосся без сульфату, яке м’яко очищає і тонізує світле волосся одним простим кроком</text:p>
          </table:table-cell>
          <table:table-cell office:value-type="string" table:style-name="ce9">
            <text:p>Засіб миття волосся без сульфату, яке м’яко очищає і тонізує світле волосся одним простим кроком.</text:p>
          </table:table-cell>
          <table:table-cell office:value-type="string" table:style-name="ce12">
            <text:p>Срібло Schwarzkopf Professional BlondMe Blush -засіб для миття без сульфату, яке м’яко очищає і тонізує світле волосся одним простим кроком.</text:p>
            <text:p>Суміш пастельних пігментів наносить тимчасовий ефект.</text:p>
            <text:p>Врівноважуючи рН волосся та допомагаючи закрити кутикулу, він створює дзеркальний блиск із срібним тоном.</text:p>
          </table:table-cell>
          <table:table-cell office:value-type="string" table:style-name="ce9">
            <text:p>605.jpg</text:p>
          </table:table-cell>
          <table:table-cell office:value-type="float" office:value="372" table:style-name="ce13">
            <text:p>372</text:p>
          </table:table-cell>
          <table:table-cell office:value-type="float" office:value="1253" table:formula="of:=[.H253]+1" table:style-name="ce13">
            <text:p>1253</text:p>
          </table:table-cell>
          <table:table-cell office:value-type="string" table:style-name="ce14">
            <text:p>Германія</text:p>
          </table:table-cell>
          <table:table-cell office:value-type="string" table:style-name="ce14">
            <text:p>Шампунь</text:p>
          </table:table-cell>
          <table:table-cell office:value-type="string" table:style-name="ce14">
            <text:p>Schwarzkopf</text:p>
          </table:table-cell>
          <table:table-cell office:value-type="string" table:style-name="ce14">
            <text:p>BLONDME</text:p>
          </table:table-cell>
          <table:table-cell office:value-type="float" office:value="1" table:style-name="ce9">
            <text:p>1</text:p>
          </table:table-cell>
          <table:table-cell office:value-type="float" office:value="4" table:style-name="ce9">
            <text:p>4</text:p>
          </table:table-cell>
          <table:table-cell office:value-type="float" office:value="25" table:style-name="ce14">
            <text:p>25</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4" table:formula="of:=[.A254]+1" table:style-name="ce10">
            <text:p>254</text:p>
          </table:table-cell>
          <table:table-cell office:value-type="string" table:style-name="ce11">
            <text:p>Міцелярний шампунь Schwarzkopf BC Bonacure Repair Micellar Shampoo, 250 мл</text:p>
          </table:table-cell>
          <table:table-cell office:value-type="string" table:style-name="ce9">
            <text:p>Шампунь очищує шкіру голови, реально миє волосся і повертає йому природну красу</text:p>
          </table:table-cell>
          <table:table-cell office:value-type="string" table:style-name="ce9">
            <text:p>Шампунь Schwarzkopf Professional BC Bonacure Peptide Repair Rescue очищує шкіру голови, реально миє волосся і повертає йому природну красу.</text:p>
          </table:table-cell>
          <table:table-cell office:value-type="string" table:style-name="ce12">
            <text:p>Очищає волосся та шкіру голови,<text:s/></text:p>
            <text:p>інтенсивно зволожує,<text:s/></text:p>
            <text:p>відновлює та живить волосся,<text:s/></text:p>
            <text:p>зміцнює корені волосся</text:p>
          </table:table-cell>
          <table:table-cell office:value-type="string" table:style-name="ce9">
            <text:p>606.jpg</text:p>
          </table:table-cell>
          <table:table-cell office:value-type="float" office:value="313" table:style-name="ce13">
            <text:p>313</text:p>
          </table:table-cell>
          <table:table-cell office:value-type="float" office:value="1254" table:formula="of:=[.H254]+1" table:style-name="ce13">
            <text:p>1254</text:p>
          </table:table-cell>
          <table:table-cell office:value-type="string" table:style-name="ce14">
            <text:p>Германія</text:p>
          </table:table-cell>
          <table:table-cell office:value-type="string" table:style-name="ce14">
            <text:p>Шампунь</text:p>
          </table:table-cell>
          <table:table-cell office:value-type="string" table:style-name="ce14">
            <text:p>Schwarzkopf</text:p>
          </table:table-cell>
          <table:table-cell office:value-type="string" table:style-name="ce14">
            <text:p>BC BONACURE</text:p>
          </table:table-cell>
          <table:table-cell office:value-type="float" office:value="1" table:style-name="ce9">
            <text:p>1</text:p>
          </table:table-cell>
          <table:table-cell office:value-type="float" office:value="4" table:style-name="ce9">
            <text:p>4</text:p>
          </table:table-cell>
          <table:table-cell office:value-type="float" office:value="26" table:style-name="ce14">
            <text:p>26</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5" table:formula="of:=[.A255]+1" table:style-name="ce10">
            <text:p>255</text:p>
          </table:table-cell>
          <table:table-cell office:value-type="string" table:style-name="ce21">
            <text:p>Бальзам для кінчиків волосся Schwarzkopf BC Bonacure Peptide Repair Rescue, 75 мл</text:p>
          </table:table-cell>
          <table:table-cell office:value-type="string" table:style-name="ce9">
            <text:p>Відновлення ламкого волосся та посічених кінчиків, пошкодженого волосся, cухого волосся<text:s/></text:p>
          </table:table-cell>
          <table:table-cell office:value-type="string" table:style-name="ce9">
            <text:p>Глибоко живить і зміцнює кожну волосину. Насолоджуйтесь неймовірним блиском і шовковистістю свого волосся. Забудьте про посічені кінчики раз і назавжди.</text:p>
          </table:table-cell>
          <table:table-cell office:value-type="string" table:style-name="ce12">
            <text:p>Зволожує сухе та пошкоджене волосся, відновлює посічені кінчики, захищає від подальшого пошкодження, запобігає небажаному завиванню волосся,<text:s/></text:p>
            <text:p>робить волосся слухняним,</text:p>
            <text:p>додає зачісці блиску</text:p>
            <text:p>робить волосся шовковистим і ніжним</text:p>
          </table:table-cell>
          <table:table-cell office:value-type="string" table:style-name="ce9">
            <text:p>607.png</text:p>
          </table:table-cell>
          <table:table-cell office:value-type="float" office:value="260" table:style-name="ce13">
            <text:p>260</text:p>
          </table:table-cell>
          <table:table-cell office:value-type="float" office:value="1255" table:formula="of:=[.H255]+1" table:style-name="ce13">
            <text:p>1255</text:p>
          </table:table-cell>
          <table:table-cell office:value-type="string" table:style-name="ce14">
            <text:p>Германія</text:p>
          </table:table-cell>
          <table:table-cell office:value-type="string" table:style-name="ce14">
            <text:p>Бальзам</text:p>
          </table:table-cell>
          <table:table-cell office:value-type="string" table:style-name="ce14">
            <text:p>Schwarzkopf</text:p>
          </table:table-cell>
          <table:table-cell office:value-type="string" table:style-name="ce14">
            <text:p>BC BONACURE</text:p>
          </table:table-cell>
          <table:table-cell office:value-type="float" office:value="13" table:style-name="ce9">
            <text:p>13</text:p>
          </table:table-cell>
          <table:table-cell office:value-type="float" office:value="4" table:style-name="ce9">
            <text:p>4</text:p>
          </table:table-cell>
          <table:table-cell office:value-type="float" office:value="26" table:style-name="ce14">
            <text:p>26</text:p>
          </table:table-cell>
          <table:table-cell office:value-type="float" office:value="9" table:style-name="ce9">
            <text:p>9</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6" table:formula="of:=[.A256]+1" table:style-name="ce10">
            <text:p>256</text:p>
          </table:table-cell>
          <table:table-cell office:value-type="string" table:style-name="ce11">
            <text:p>Маска для сухого волосся Schwarzkopf BC Bonacure Peptide Repair Rescue, 200 мл</text:p>
          </table:table-cell>
          <table:table-cell office:value-type="string" table:style-name="ce12">
            <text:p>Технологія Cell Perfector — глибоко регенерує пошкоджене волосся, а</text:p>
            <text:p>пептиди — миттєво зміцнюють волосся</text:p>
          </table:table-cell>
          <table:table-cell office:value-type="string" table:style-name="ce9">
            <text:p>Маска для сухого або пошкодженого волосся</text:p>
          </table:table-cell>
          <table:table-cell office:value-type="string" table:style-name="ce12">
            <text:p>Глибоко живить навіть дуже пошкоджене волосся</text:p>
            <text:p>зміцнює волосяне волокно зсередини та надає йому еластичності</text:p>
            <text:p>розгладжує поверхню волосся.</text:p>
            <text:p>інтенсивно доглядає та надає блиску</text:p>
            <text:p>гарантує помітні результати вже після першого застосування</text:p>
            <text:p>відновлює шкіру голови</text:p>
            <text:p>захищає волосся від подальшого пошкодження</text:p>
            <text:p>волосся одразу стає помітно красивішим і сильнішим</text:p>
          </table:table-cell>
          <table:table-cell office:value-type="string" table:style-name="ce9">
            <text:p>608.png</text:p>
          </table:table-cell>
          <table:table-cell office:value-type="float" office:value="290" table:style-name="ce13">
            <text:p>290</text:p>
          </table:table-cell>
          <table:table-cell office:value-type="float" office:value="1256" table:formula="of:=[.H256]+1" table:style-name="ce13">
            <text:p>1256</text:p>
          </table:table-cell>
          <table:table-cell office:value-type="string" table:style-name="ce14">
            <text:p>Германія</text:p>
          </table:table-cell>
          <table:table-cell office:value-type="string" table:style-name="ce14">
            <text:p>Маска<text:s/></text:p>
          </table:table-cell>
          <table:table-cell office:value-type="string" table:style-name="ce14">
            <text:p>Schwarzkopf</text:p>
          </table:table-cell>
          <table:table-cell office:value-type="string" table:style-name="ce14">
            <text:p>BC BONACURE</text:p>
          </table:table-cell>
          <table:table-cell office:value-type="float" office:value="2" table:style-name="ce9">
            <text:p>2</text:p>
          </table:table-cell>
          <table:table-cell office:value-type="float" office:value="4" table:style-name="ce9">
            <text:p>4</text:p>
          </table:table-cell>
          <table:table-cell office:value-type="float" office:value="26" table:style-name="ce14">
            <text:p>26</text:p>
          </table:table-cell>
          <table:table-cell office:value-type="float" office:value="16" table:style-name="ce9">
            <text:p>16</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7" table:formula="of:=[.A257]+1" table:style-name="ce10">
            <text:p>257</text:p>
          </table:table-cell>
          <table:table-cell office:value-type="string" table:style-name="ce11">
            <text:p>Шампунь міцелярний для волосся Schwarzkopf BC Bonacure Repair Rescue, 1000 мл</text:p>
          </table:table-cell>
          <table:table-cell office:value-type="string" table:style-name="ce9">
            <text:p>Освіжаючий міцелярний шампунь для сильно пошкодженого волосся</text:p>
          </table:table-cell>
          <table:table-cell office:value-type="string" table:style-name="ce9">
            <text:p>Шампунь ефективно очищає шкіру голови, ретельно миє волосся та повертає йому природну красу.</text:p>
          </table:table-cell>
          <table:table-cell office:value-type="string" table:style-name="ce12">
            <text:p>Відновлює та живить волосся,</text:p>
            <text:p>інтенсивно зволожує,</text:p>
            <text:p>зміцнює корені волосся,</text:p>
            <text:p>надає блиску й об'єму</text:p>
          </table:table-cell>
          <table:table-cell office:value-type="string" table:style-name="ce9">
            <text:p>609.jpg</text:p>
          </table:table-cell>
          <table:table-cell office:value-type="float" office:value="525" table:style-name="ce13">
            <text:p>525</text:p>
          </table:table-cell>
          <table:table-cell office:value-type="float" office:value="1257" table:formula="of:=[.H257]+1" table:style-name="ce13">
            <text:p>1257</text:p>
          </table:table-cell>
          <table:table-cell office:value-type="string" table:style-name="ce14">
            <text:p>Германія</text:p>
          </table:table-cell>
          <table:table-cell office:value-type="string" table:style-name="ce14">
            <text:p>Шампунь</text:p>
          </table:table-cell>
          <table:table-cell office:value-type="string" table:style-name="ce14">
            <text:p>Schwarzkopf</text:p>
          </table:table-cell>
          <table:table-cell office:value-type="string" table:style-name="ce14">
            <text:p>BC BONACURE</text:p>
          </table:table-cell>
          <table:table-cell office:value-type="float" office:value="1" table:style-name="ce9">
            <text:p>1</text:p>
          </table:table-cell>
          <table:table-cell office:value-type="float" office:value="4" table:style-name="ce9">
            <text:p>4</text:p>
          </table:table-cell>
          <table:table-cell office:value-type="float" office:value="26" table:style-name="ce14">
            <text:p>26</text:p>
          </table:table-cell>
          <table:table-cell office:value-type="float" office:value="22" table:style-name="ce9">
            <text:p>22</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8" table:formula="of:=[.A258]+1" table:style-name="ce10">
            <text:p>258</text:p>
          </table:table-cell>
          <table:table-cell office:value-type="string" table:style-name="ce11">
            <text:p>Спрей для холодних відтінків Schwarzkopf BM Spray Cool Blondes, 150 мл</text:p>
          </table:table-cell>
          <table:table-cell office:value-type="string" table:style-name="ce9">
            <text:p>Кондиціонер з тонуючим ефектом підсилює та підтримує холодні відтінки волосся</text:p>
          </table:table-cell>
          <table:table-cell office:value-type="string" table:style-name="ce12">
            <text:p>Збагачує волосся холодним пігментом, освіжаючий відтінок блонд і нейтралізуючу теплий тон.</text:p>
            <text:p/>
            <text:p/>
          </table:table-cell>
          <table:table-cell office:value-type="string" table:style-name="ce12">
            <text:p>Для підтримки вашого благородного холодного відтінку волосся, використовуйте кондиціонер, який з легкістю наноситься, не відмивається і забезпечує тонуючий ефект. Тепер ви можете, не беручи до уваги бажаний жовтий відтінок, спрей-кондиціонер забезпечує яскравість ваших світлих пасм.</text:p>
          </table:table-cell>
          <table:table-cell office:value-type="string" table:style-name="ce9">
            <text:p>610.jpg</text:p>
          </table:table-cell>
          <table:table-cell office:value-type="float" office:value="355" table:style-name="ce13">
            <text:p>355</text:p>
          </table:table-cell>
          <table:table-cell office:value-type="float" office:value="1258" table:formula="of:=[.H258]+1" table:style-name="ce13">
            <text:p>1258</text:p>
          </table:table-cell>
          <table:table-cell office:value-type="string" table:style-name="ce14">
            <text:p>Германія</text:p>
          </table:table-cell>
          <table:table-cell office:value-type="string" table:style-name="ce14">
            <text:p>Спрей</text:p>
          </table:table-cell>
          <table:table-cell office:value-type="string" table:style-name="ce14">
            <text:p>Schwarzkopf</text:p>
          </table:table-cell>
          <table:table-cell office:value-type="string" table:style-name="ce14">
            <text:p>BC BONACURE</text:p>
          </table:table-cell>
          <table:table-cell office:value-type="float" office:value="6" table:style-name="ce9">
            <text:p>6</text:p>
          </table:table-cell>
          <table:table-cell office:value-type="float" office:value="4" table:style-name="ce9">
            <text:p>4</text:p>
          </table:table-cell>
          <table:table-cell office:value-type="float" office:value="26" table:style-name="ce14">
            <text:p>26</text:p>
          </table:table-cell>
          <table:table-cell office:value-type="float" office:value="14" table:style-name="ce9">
            <text:p>14</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59" table:formula="of:=[.A259]+1" table:style-name="ce10">
            <text:p>259</text:p>
          </table:table-cell>
          <table:table-cell office:value-type="string" table:style-name="ce11">
            <text:p>Шампунь для відновлення <text:s/>волосся PROFIStyle Repair, 1000 мл</text:p>
          </table:table-cell>
          <table:table-cell office:value-type="string" table:style-name="ce9">
            <text:p>Шампунь для відновлення пошкодженого волосся</text:p>
          </table:table-cell>
          <table:table-cell office:value-type="string" table:style-name="ce9">
            <text:p>М’яко очищує волосся та шкіру голови. Збагачений креатином, протеїнами пшениці та кератином, шампунь глибоко відновлює структуру волосся, попереджує появу посічених кінчиків та запобігає ламкості. Надає еластичності та м’якості.</text:p>
          </table:table-cell>
          <table:table-cell office:value-type="string" table:style-name="ce9">
            <text:p>Украинский бренд Profi Style создает профессиональную продукцию для ухода за волосами. Одним из популярных средств стал шампунь для волос Profi Style Восстановление. Он действует сразу в нескольких направлениях: укрепляет, питает, увлажняет и восстанавливает. С ним ваши волосы будут выглядеть безупречно, вернутся шелковистость, мягкость и блеск, а процесс расчесывания станет абсолютно безболезненным.</text:p>
          </table:table-cell>
          <table:table-cell office:value-type="string" table:style-name="ce9">
            <text:p>700.jpg</text:p>
          </table:table-cell>
          <table:table-cell office:value-type="float" office:value="107" table:style-name="ce13">
            <text:p>107</text:p>
          </table:table-cell>
          <table:table-cell office:value-type="float" office:value="1259" table:formula="of:=[.H259]+1" table:style-name="ce13">
            <text:p>1259</text:p>
          </table:table-cell>
          <table:table-cell office:value-type="string" table:style-name="ce14">
            <text:p>Германія</text:p>
          </table:table-cell>
          <table:table-cell office:value-type="string" table:style-name="ce14">
            <text:p>Шампунь</text:p>
          </table:table-cell>
          <table:table-cell office:value-type="string" table:style-name="ce14">
            <text:p>ProfiStyle</text:p>
          </table:table-cell>
          <table:table-cell office:value-type="string" table:style-name="ce14">
            <text:p>REPAIR</text:p>
          </table:table-cell>
          <table:table-cell office:value-type="float" office:value="1" table:style-name="ce9">
            <text:p>1</text:p>
          </table:table-cell>
          <table:table-cell office:value-type="float" office:value="5" table:style-name="ce9">
            <text:p>5</text:p>
          </table:table-cell>
          <table:table-cell office:value-type="float" office:value="27" table:style-name="ce14">
            <text:p>27</text:p>
          </table:table-cell>
          <table:table-cell office:value-type="float" office:value="22" table:style-name="ce9">
            <text:p>22</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0" table:formula="of:=[.A260]+1" table:style-name="ce10">
            <text:p>260</text:p>
          </table:table-cell>
          <table:table-cell office:value-type="string" table:style-name="ce11">
            <text:p>Бальзам-флюїд для посічених кінчиків PROFIStyle Repair, 100 мл</text:p>
          </table:table-cell>
          <table:table-cell office:value-type="string" table:style-name="ce9">
            <text:p>Збагачений олією жожоба, миттєво відновлює структуру волосся, надає м’якості та блиску. Запобігає появі посічених кінчиків</text:p>
          </table:table-cell>
          <table:table-cell office:value-type="string" table:style-name="ce9">
            <text:p>Український бренд створив бальзам-флюїд для волосся Profi Style Відновлення. До його складу входять натуральні компоненти, які живлять, зміцнюють та захищають. Продукт підходить для всіх типів волосся.</text:p>
          </table:table-cell>
          <table:table-cell office:value-type="string" table:style-name="ce9">
            <text:p>Бальзам-флюїд слід застосовувати безпосередньо перед укладанням. Його можна наносити як на вологе, так і на сухе волосся, але краще на чисте — щоб підсилити дію продукту. Для його очищення від шкірного себуму та інших забруднень використовуйте шампунь, а для зволоження — маску або бальзам. Олія жожоба позбавляє волосся від сухості, вона живить його вітамінами та нормалізує рівень вологи. Завдяки цьому повертається об'єм, гладкість, м'якість і блиск, волосся виглядає здоровим та доглянутим. Олія відновлює і живить кожну волосину. Вона позитивно впливає на шкіру голови: усуває лупу й запобігає її появі, прискорює кровообіг та процес росту волосся.</text:p>
          </table:table-cell>
          <table:table-cell office:value-type="string" table:style-name="ce9">
            <text:p>701.png</text:p>
          </table:table-cell>
          <table:table-cell office:value-type="float" office:value="98" table:style-name="ce13">
            <text:p>98</text:p>
          </table:table-cell>
          <table:table-cell office:value-type="float" office:value="1260" table:formula="of:=[.H260]+1" table:style-name="ce13">
            <text:p>1260</text:p>
          </table:table-cell>
          <table:table-cell office:value-type="string" table:style-name="ce14">
            <text:p>Германія</text:p>
          </table:table-cell>
          <table:table-cell office:value-type="string" table:style-name="ce14">
            <text:p>Бальзам</text:p>
          </table:table-cell>
          <table:table-cell office:value-type="string" table:style-name="ce14">
            <text:p>ProfiStyle</text:p>
          </table:table-cell>
          <table:table-cell office:value-type="string" table:style-name="ce14">
            <text:p>REPAIR</text:p>
          </table:table-cell>
          <table:table-cell office:value-type="float" office:value="13" table:style-name="ce9">
            <text:p>13</text:p>
          </table:table-cell>
          <table:table-cell office:value-type="float" office:value="5" table:style-name="ce9">
            <text:p>5</text:p>
          </table:table-cell>
          <table:table-cell office:value-type="float" office:value="27" table:style-name="ce14">
            <text:p>27</text:p>
          </table:table-cell>
          <table:table-cell office:value-type="float" office:value="11" table:style-name="ce9">
            <text:p>1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1" table:formula="of:=[.A261]+1" table:style-name="ce10">
            <text:p>261</text:p>
          </table:table-cell>
          <table:table-cell office:value-type="string" table:style-name="ce11">
            <text:p>Двофазний кондиціонер для посічених кінчиків PROFIStyle Repair, 250 мл</text:p>
          </table:table-cell>
          <table:table-cell office:value-type="string" table:style-name="ce9">
            <text:p>Кондиціонер для відновлення пошкодженого волосся</text:p>
          </table:table-cell>
          <table:table-cell office:value-type="string" table:style-name="ce9">
            <text:p>Призначений для догляду за пошкодженим волоссям. Містить олію жожоба, кератин та протеїни пшениці, які відновлюють та зміцнюють структуру волосся, надають гладкості і блиску. Миттєво кондиціонує, полегшує розчісування.</text:p>
          </table:table-cell>
          <table:table-cell office:value-type="string" table:style-name="ce9">
            <text:p>До складу шампуню входять протеїни пшениці. Вони сприяють зростанню і в той же час перешкоджають випадінню волосся, повертають йому гладкість, наповнюючи зсередини білком. Компонент огортає кожну волосинку, тим самим мінімізуючи вплив УФ-променів та високих температур приладів для створення укладки. Вітамін В5, більш відомий як пантотенова кислота, запобігає появі лупи, облисінню, активно сприяє обміну речовин та наповнює волосся вітамінами.</text:p>
          </table:table-cell>
          <table:table-cell office:value-type="string" table:style-name="ce9">
            <text:p>702.png</text:p>
          </table:table-cell>
          <table:table-cell office:value-type="float" office:value="107" table:style-name="ce13">
            <text:p>107</text:p>
          </table:table-cell>
          <table:table-cell office:value-type="float" office:value="1261" table:formula="of:=[.H261]+1" table:style-name="ce13">
            <text:p>1261</text:p>
          </table:table-cell>
          <table:table-cell office:value-type="string" table:style-name="ce14">
            <text:p>Германія</text:p>
          </table:table-cell>
          <table:table-cell office:value-type="string" table:style-name="ce14">
            <text:p>Кондиціонер</text:p>
          </table:table-cell>
          <table:table-cell office:value-type="string" table:style-name="ce14">
            <text:p>ProfiStyle</text:p>
          </table:table-cell>
          <table:table-cell office:value-type="string" table:style-name="ce14">
            <text:p>REPAIR</text:p>
          </table:table-cell>
          <table:table-cell office:value-type="float" office:value="4" table:style-name="ce9">
            <text:p>4</text:p>
          </table:table-cell>
          <table:table-cell office:value-type="float" office:value="5" table:style-name="ce9">
            <text:p>5</text:p>
          </table:table-cell>
          <table:table-cell office:value-type="float" office:value="27" table:style-name="ce14">
            <text:p>27</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2" table:formula="of:=[.A262]+1" table:style-name="ce10">
            <text:p>262</text:p>
          </table:table-cell>
          <table:table-cell office:value-type="string" table:style-name="ce11">
            <text:p>Маска для відновлення волосся PROFIStyle Repair, 500 мл</text:p>
          </table:table-cell>
          <table:table-cell office:value-type="string" table:style-name="ce9">
            <text:p>Маска для інтенсивного відновлення волосся та збагачення вітамінами</text:p>
          </table:table-cell>
          <table:table-cell office:value-type="string" table:style-name="ce9">
            <text:p>Збагачена олією жожоба, креатином, мікропротеїнами пшениці та рідким кератином, інтенсивно відновлює пошкоджену структуру волосся, зміцнює, запобігає ламкості. Розгладжує кутикулу, надає м’якості та блиску.</text:p>
          </table:table-cell>
          <table:table-cell office:value-type="string" table:style-name="ce12">
            <text:p>Маска для волосся "Інтенсивне відновлення" Profi Style захищає волосся від впливу ультрафіолетових променів і термічної обробки. Засіб збагачений вітаміном В5. Володіє чудовим цитрусовим ароматом.</text:p>
            <text:p>Дана маска забезпечує пошкодженим волоссю повне відновлення і надійний захист. Ідеально підходить для догляду за кінчиками, що січуться.</text:p>
          </table:table-cell>
          <table:table-cell office:value-type="string" table:style-name="ce9">
            <text:p>703.png</text:p>
          </table:table-cell>
          <table:table-cell office:value-type="float" office:value="81" table:style-name="ce13">
            <text:p>81</text:p>
          </table:table-cell>
          <table:table-cell office:value-type="float" office:value="1262" table:formula="of:=[.H262]+1" table:style-name="ce13">
            <text:p>1262</text:p>
          </table:table-cell>
          <table:table-cell office:value-type="string" table:style-name="ce14">
            <text:p>Германія</text:p>
          </table:table-cell>
          <table:table-cell office:value-type="string" table:style-name="ce14">
            <text:p>Маска</text:p>
          </table:table-cell>
          <table:table-cell office:value-type="string" table:style-name="ce14">
            <text:p>ProfiStyle</text:p>
          </table:table-cell>
          <table:table-cell office:value-type="string" table:style-name="ce14">
            <text:p>REPAIR</text:p>
          </table:table-cell>
          <table:table-cell office:value-type="float" office:value="2" table:style-name="ce9">
            <text:p>2</text:p>
          </table:table-cell>
          <table:table-cell office:value-type="float" office:value="5" table:style-name="ce9">
            <text:p>5</text:p>
          </table:table-cell>
          <table:table-cell office:value-type="float" office:value="27" table:style-name="ce14">
            <text:p>27</text:p>
          </table:table-cell>
          <table:table-cell office:value-type="float" office:value="25" table:style-name="ce9">
            <text:p>25</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3" table:formula="of:=[.A263]+1" table:style-name="ce10">
            <text:p>263</text:p>
          </table:table-cell>
          <table:table-cell office:value-type="string" table:style-name="ce11">
            <text:p>Маска-спрей миттєве відновлення PROFIStyle Repair, 150 мл</text:p>
          </table:table-cell>
          <table:table-cell office:value-type="string" table:style-name="ce9">
            <text:p>Інноваційний засіб призначений для миттєвого відновлення, для догляду за всіма типами волосся, особливо за пошкодженим</text:p>
          </table:table-cell>
          <table:table-cell office:value-type="string" table:style-name="ce12">
            <text:p>Підходить для всіх типів волосся. Це засіб швидкої дії, здатний змінити на краще стан ваших локонів, захистити їх від згубного впливу фена або плойки</text:p>
          </table:table-cell>
          <table:table-cell office:value-type="string" table:style-name="ce12">
            <text:p>Збагачена протеїнами пшениці, рідким кератином та екстрактом морінги маска - спрей поєднує миттєву дію та 12 реальних ефектів:</text:p>
            <text:p/>
            <text:p>Відновлення та зміцнення волосся</text:p>
            <text:p>М’якість та шовковистість</text:p>
            <text:p>Гладкість та еластичність</text:p>
            <text:p>Живлення та зволоження</text:p>
            <text:p>Природний блиск</text:p>
            <text:p>Кондиціонування без обтяження</text:p>
            <text:p>Легке розчісування</text:p>
            <text:p>Зменшення ламкості та січення кінчиків</text:p>
            <text:p>Термозахист при використанні фену або праски</text:p>
            <text:p>Захист кольору волосся</text:p>
            <text:p>Антистатичний та anti-aging ефект</text:p>
            <text:p>Захист від УФ - променів</text:p>
          </table:table-cell>
          <table:table-cell office:value-type="string" table:style-name="ce9">
            <text:p>9886.jpg</text:p>
          </table:table-cell>
          <table:table-cell office:value-type="float" office:value="81" table:style-name="ce13">
            <text:p>81</text:p>
          </table:table-cell>
          <table:table-cell office:value-type="float" office:value="1263" table:formula="of:=[.H263]+1" table:style-name="ce13">
            <text:p>1263</text:p>
          </table:table-cell>
          <table:table-cell office:value-type="string" table:style-name="ce14">
            <text:p>Германія</text:p>
          </table:table-cell>
          <table:table-cell office:value-type="string" table:style-name="ce14">
            <text:p>Маска</text:p>
          </table:table-cell>
          <table:table-cell office:value-type="string" table:style-name="ce14">
            <text:p>ProfiStyle</text:p>
          </table:table-cell>
          <table:table-cell office:value-type="string" table:style-name="ce14">
            <text:p>REPAIR</text:p>
          </table:table-cell>
          <table:table-cell office:value-type="float" office:value="2" table:style-name="ce9">
            <text:p>2</text:p>
          </table:table-cell>
          <table:table-cell office:value-type="float" office:value="5" table:style-name="ce9">
            <text:p>5</text:p>
          </table:table-cell>
          <table:table-cell office:value-type="float" office:value="27" table:style-name="ce14">
            <text:p>27</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4" table:formula="of:=[.A264]+1" table:style-name="ce10">
            <text:p>264</text:p>
          </table:table-cell>
          <table:table-cell office:value-type="string" table:style-name="ce11">
            <text:p>Шампунь проти випадіння волосся PROFIStyle Anti-loss, 250 мл</text:p>
          </table:table-cell>
          <table:table-cell office:value-type="string" table:style-name="ce9">
            <text:p>Шампунь проти випадіння та для волосся, схильного до інтенсивного випадіння</text:p>
          </table:table-cell>
          <table:table-cell office:value-type="string" table:style-name="ce34">
            <text:p>М’яко очищає волосся та шкіру голови. Містить унікальний комплекс Trichogen™ VEG, який покращує кровообіг, підсилює живлення волосяних фолікул, стимулює ріст волосся та зменшує випадіння. Провітамін В5 зволожує, надає гладкість та еластичність. Ментол освіжає та заспокоює шкіру голови, залишаючи відчуття приємної прохолоди.</text:p>
          </table:table-cell>
          <table:table-cell office:value-type="string" table:style-name="ce33">
            <text:p>Застосування:</text:p>
            <text:p/>
            <text:p>нанести шампунь на вологе волосся, легко масувати, залишити на 1-2 хвилини, змити водою. Для досягнення максимального результату використовувати Лосьйон проти випадіння волосся PROFIStyle.</text:p>
          </table:table-cell>
          <table:table-cell office:value-type="string" table:style-name="ce9">
            <text:p>3456.jpg</text:p>
          </table:table-cell>
          <table:table-cell office:value-type="float" office:value="65" table:style-name="ce13">
            <text:p>65</text:p>
          </table:table-cell>
          <table:table-cell office:value-type="float" office:value="1264" table:formula="of:=[.H264]+1" table:style-name="ce13">
            <text:p>1264</text:p>
          </table:table-cell>
          <table:table-cell office:value-type="string" table:style-name="ce14">
            <text:p>Германія</text:p>
          </table:table-cell>
          <table:table-cell office:value-type="string" table:style-name="ce14">
            <text:p>Шампунь</text:p>
          </table:table-cell>
          <table:table-cell office:value-type="string" table:style-name="ce14">
            <text:p>ProfiStyle</text:p>
          </table:table-cell>
          <table:table-cell office:value-type="string" table:style-name="ce14">
            <text:p>ANTI - LOSS</text:p>
          </table:table-cell>
          <table:table-cell office:value-type="float" office:value="1" table:style-name="ce9">
            <text:p>1</text:p>
          </table:table-cell>
          <table:table-cell office:value-type="float" office:value="5" table:style-name="ce9">
            <text:p>5</text:p>
          </table:table-cell>
          <table:table-cell office:value-type="float" office:value="28" table:style-name="ce14">
            <text:p>28</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5" table:formula="of:=[.A265]+1" table:style-name="ce10">
            <text:p>265</text:p>
          </table:table-cell>
          <table:table-cell office:value-type="string" table:style-name="ce11">
            <text:p>Лосьйон проти випадіння волосся PROFIStyle Anti-loss, 250 мл</text:p>
          </table:table-cell>
          <table:table-cell office:value-type="string" table:style-name="ce9">
            <text:p>Лосьйон проти випадіння та для волосся, схильного до інтенсивного випадіння</text:p>
          </table:table-cell>
          <table:table-cell office:value-type="string" table:style-name="ce9">
            <text:p>Містить високу концентрацію активного комплексу Trichogen™ VEG на основі екстрактів женьшеню та коренів лопуха, амінокислот, протеїнів сої і вітамінів. Інтенсивно живить волосяні цибулини, активізує кровообіг шкіри голови та зміцнює коріння волосся. Запобігає передчасній втраті волосся і стимулює ріст нового.</text:p>
          </table:table-cell>
          <table:table-cell office:value-type="string" table:style-name="ce9">
            <text:p>Містить високу концентрацію активного комплексу Trichogen™ VEG на основі екстрактів женьшеню та коренів лопуха, амінокислот, протеїнів сої і вітамінів. Інтенсивно живить волосяні цибулини, активізує кровообіг шкіри голови та зміцнює коріння волосся. Запобігає передчасній втраті волосся і стимулює ріст нового.</text:p>
          </table:table-cell>
          <table:table-cell office:value-type="string" table:style-name="ce9">
            <text:p>345.jpg</text:p>
          </table:table-cell>
          <table:table-cell office:value-type="float" office:value="145" table:style-name="ce13">
            <text:p>145</text:p>
          </table:table-cell>
          <table:table-cell office:value-type="float" office:value="1265" table:formula="of:=[.H265]+1" table:style-name="ce13">
            <text:p>1265</text:p>
          </table:table-cell>
          <table:table-cell office:value-type="string" table:style-name="ce14">
            <text:p>Германія</text:p>
          </table:table-cell>
          <table:table-cell office:value-type="string" table:style-name="ce14">
            <text:p>Лосьйон</text:p>
          </table:table-cell>
          <table:table-cell office:value-type="string" table:style-name="ce14">
            <text:p>ProfiStyle</text:p>
          </table:table-cell>
          <table:table-cell office:value-type="string" table:style-name="ce14">
            <text:p>ANTI - LOSS</text:p>
          </table:table-cell>
          <table:table-cell office:value-type="float" office:value="3" table:style-name="ce9">
            <text:p>3</text:p>
          </table:table-cell>
          <table:table-cell office:value-type="float" office:value="5" table:style-name="ce9">
            <text:p>5</text:p>
          </table:table-cell>
          <table:table-cell office:value-type="float" office:value="28" table:style-name="ce14">
            <text:p>28</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6" table:formula="of:=[.A266]+1" table:style-name="ce10">
            <text:p>266</text:p>
          </table:table-cell>
          <table:table-cell office:value-type="string" table:style-name="ce11">
            <text:p>Лосьйон концентрат для волосся PROFIStyle Anti-loss, 10x10 мл</text:p>
          </table:table-cell>
          <table:table-cell office:value-type="string" table:style-name="ce9">
            <text:p>Лосьйон - концентрат для волосся схильного до випадіння, знижує інтенсивність випадіння волосся та стимулює ріст нового</text:p>
          </table:table-cell>
          <table:table-cell office:value-type="string" table:style-name="ce9">
            <text:p>Містить високу концентрацію трихокомплексу Trichogen™ VEG (10%). Глибоко живить волосяні цибулини, покращує кровообіг шкіри голови та зміцнює коріння волосся. Знижує інтенсивність випадіння волосся та стимулює ріст нового.</text:p>
          </table:table-cell>
          <table:table-cell office:value-type="string" table:style-name="ce12">
            <text:p>Містить високу концентрацію трихокомплексу Trichogen™ VEG (10%). Глибоко живить волосяні цибулини, покращує кровообіг шкіри голови та зміцнює коріння волосся. Знижує інтенсивність випадіння волосся та стимулює ріст нового.</text:p>
            <text:p/>
            <text:p>Застосування:</text:p>
            <text:p/>
            <text:p>після використання шампуню Anti-loss PROFIStylе просушити волосся рушником та нанести засіб на шкіру голови. Легко масувати. Не змивати. Використовувати двічі на тиждень протягом трьох місяців. Для профілактики – один раз на тиждень.</text:p>
          </table:table-cell>
          <table:table-cell office:value-type="string" table:style-name="ce9">
            <text:p>4057863.png</text:p>
          </table:table-cell>
          <table:table-cell office:value-type="float" office:value="490" table:style-name="ce13">
            <text:p>490</text:p>
          </table:table-cell>
          <table:table-cell office:value-type="float" office:value="1266" table:formula="of:=[.H266]+1" table:style-name="ce13">
            <text:p>1266</text:p>
          </table:table-cell>
          <table:table-cell office:value-type="string" table:style-name="ce14">
            <text:p>Германія</text:p>
          </table:table-cell>
          <table:table-cell office:value-type="string" table:style-name="ce14">
            <text:p>Лосьйон - концентрат</text:p>
          </table:table-cell>
          <table:table-cell office:value-type="string" table:style-name="ce14">
            <text:p>ProfiStyle</text:p>
          </table:table-cell>
          <table:table-cell office:value-type="string" table:style-name="ce14">
            <text:p>ANTI - LOSS</text:p>
          </table:table-cell>
          <table:table-cell office:value-type="float" office:value="3" table:style-name="ce9">
            <text:p>3</text:p>
          </table:table-cell>
          <table:table-cell office:value-type="float" office:value="5" table:style-name="ce9">
            <text:p>5</text:p>
          </table:table-cell>
          <table:table-cell office:value-type="float" office:value="28" table:style-name="ce14">
            <text:p>28</text:p>
          </table:table-cell>
          <table:table-cell office:value-type="float" office:value="5" table:style-name="ce9">
            <text:p>5</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7" table:formula="of:=[.A267]+1" table:style-name="ce10">
            <text:p>267</text:p>
          </table:table-cell>
          <table:table-cell office:value-type="string" table:style-name="ce11">
            <text:p>Шампунь біосірковий для жирного волосся PROFIStyle Sebum, 1000 мл</text:p>
          </table:table-cell>
          <table:table-cell office:value-type="string" table:style-name="ce9">
            <text:p>Шампунь біосірковий для жирного волосся на основі амінокислот і вітамінів</text:p>
          </table:table-cell>
          <table:table-cell office:value-type="string" table:style-name="ce9">
            <text:p>Містить біосірку та себорегулюючий комплекс Asebiol™ на основі амінокислот і вітамінів</text:p>
          </table:table-cell>
          <table:table-cell office:value-type="string" table:style-name="ce9">
            <text:p>Шампунь біосірковий для жирного волосся. Ніжно очищає волосся і шкіру голови. Містить біосірку та себорегулюючий комплекс Asebiol™ на основі амінокислот і вітамінів.Амінокислоти та біосірка нормалізують надмірну секрецію сальних залоз, що зменшує жирність волосся. Екстракт Морінги знижує забруднення волосся, захищає від негативного впливу зовнішнього середовища.</text:p>
          </table:table-cell>
          <table:table-cell office:value-type="string" table:style-name="ce9">
            <text:p>3545.jpg</text:p>
          </table:table-cell>
          <table:table-cell office:value-type="float" office:value="107" table:style-name="ce13">
            <text:p>107</text:p>
          </table:table-cell>
          <table:table-cell office:value-type="float" office:value="1267" table:formula="of:=[.H267]+1" table:style-name="ce13">
            <text:p>1267</text:p>
          </table:table-cell>
          <table:table-cell office:value-type="string" table:style-name="ce14">
            <text:p>Германія</text:p>
          </table:table-cell>
          <table:table-cell office:value-type="string" table:style-name="ce14">
            <text:p>Шампунь</text:p>
          </table:table-cell>
          <table:table-cell office:value-type="string" table:style-name="ce14">
            <text:p>ProfiStyle</text:p>
          </table:table-cell>
          <table:table-cell office:value-type="string" table:style-name="ce14">
            <text:p>SEBUM</text:p>
          </table:table-cell>
          <table:table-cell office:value-type="float" office:value="1" table:style-name="ce9">
            <text:p>1</text:p>
          </table:table-cell>
          <table:table-cell office:value-type="float" office:value="5" table:style-name="ce9">
            <text:p>5</text:p>
          </table:table-cell>
          <table:table-cell office:value-type="float" office:value="44" table:style-name="ce14">
            <text:p>44</text:p>
          </table:table-cell>
          <table:table-cell office:value-type="float" office:value="22" table:style-name="ce9">
            <text:p>22</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8" table:formula="of:=[.A268]+1" table:style-name="ce10">
            <text:p>268</text:p>
          </table:table-cell>
          <table:table-cell office:value-type="string" table:style-name="ce11">
            <text:p>Спрей себум баланс для жирного волосся PROFIStyle Sebum balance, 250 мл</text:p>
          </table:table-cell>
          <table:table-cell office:value-type="string" table:style-name="ce9">
            <text:p>Шампунь містить себорегулюючий та антизабруднюючий комплекси, ідеально підходить для жирного волосся</text:p>
          </table:table-cell>
          <table:table-cell office:value-type="string" table:style-name="ce9">
            <text:p>Містить себорегулюючий та антизабруднюючий комплекси. Себорегулюючий комплекс Asebiol™ на основі амінокислот та вітамінів ефективно нормалізує жировий баланс шкіри голови. Антизабруднюючий комплекс Puricare™ з екстрактом Морінги створює захисну плівку на поверхні волосся, яка відштовхує частинки пилу, що запобігає забрудненню.</text:p>
          </table:table-cell>
          <table:table-cell office:value-type="string" table:style-name="ce12">
            <text:p>Застосування:</text:p>
            <text:p/>
            <text:p>після використання Біосіркового шампуню PROFIStylе просушити волосся рушником, розпилити спрей на вологу шкіру голови та волосся. Масувати 1-2 хвилини для кращої дії засобу. Не змивати.</text:p>
          </table:table-cell>
          <table:table-cell office:value-type="string" table:style-name="ce9">
            <text:p>39587.jpg</text:p>
          </table:table-cell>
          <table:table-cell office:value-type="float" office:value="67" table:style-name="ce13">
            <text:p>67</text:p>
          </table:table-cell>
          <table:table-cell office:value-type="float" office:value="1268" table:formula="of:=[.H268]+1" table:style-name="ce13">
            <text:p>1268</text:p>
          </table:table-cell>
          <table:table-cell office:value-type="string" table:style-name="ce14">
            <text:p>Германія</text:p>
          </table:table-cell>
          <table:table-cell office:value-type="string" table:style-name="ce14">
            <text:p>Спрей</text:p>
          </table:table-cell>
          <table:table-cell office:value-type="string" table:style-name="ce14">
            <text:p>ProfiStyle</text:p>
          </table:table-cell>
          <table:table-cell office:value-type="string" table:style-name="ce14">
            <text:p>SEBUM</text:p>
          </table:table-cell>
          <table:table-cell office:value-type="float" office:value="6" table:style-name="ce9">
            <text:p>6</text:p>
          </table:table-cell>
          <table:table-cell office:value-type="float" office:value="5" table:style-name="ce9">
            <text:p>5</text:p>
          </table:table-cell>
          <table:table-cell office:value-type="float" office:value="44" table:style-name="ce14">
            <text:p>44</text:p>
          </table:table-cell>
          <table:table-cell office:value-type="float" office:value="18" table:style-name="ce9">
            <text:p>18</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69" table:formula="of:=[.A269]+1" table:style-name="ce10">
            <text:p>269</text:p>
          </table:table-cell>
          <table:table-cell office:value-type="string" table:style-name="ce11">
            <text:p>Лосьйон для очищення волосся себорегулюючий PROFIStyle Sebum balance, 150 мл</text:p>
          </table:table-cell>
          <table:table-cell office:value-type="string" table:style-name="ce9">
            <text:p>Інноваційний формула для швидкого очищення волосся. Ефективно абсорбує надлишки жиру з шкіри голови та волосся</text:p>
          </table:table-cell>
          <table:table-cell office:value-type="string" table:style-name="ce9">
            <text:p>Інноваційний засіб для швидкого очищення волосся. Ефективно абсорбує надлишки жиру з шкіри голови та волосся. Замінює сухий шампунь. Дозволяє покращити зовнішній вигляд зачіски, миттєво освіжити волосся і зробити його чистим, коли немає можливості помити голову.</text:p>
          </table:table-cell>
          <table:table-cell office:value-type="string" table:style-name="ce12">
            <text:p>Застосування:</text:p>
            <text:p/>
            <text:p>розпилити на корені жирного волосся, масувати. Не змивати. Дати висохнути самостійно або застосувати фен. При необхідності процедуру повторити протягом дня.</text:p>
          </table:table-cell>
          <table:table-cell office:value-type="string" table:style-name="ce9">
            <text:p>4566.png</text:p>
          </table:table-cell>
          <table:table-cell office:value-type="float" office:value="102" table:style-name="ce13">
            <text:p>102</text:p>
          </table:table-cell>
          <table:table-cell office:value-type="float" office:value="1269" table:formula="of:=[.H269]+1" table:style-name="ce13">
            <text:p>1269</text:p>
          </table:table-cell>
          <table:table-cell office:value-type="string" table:style-name="ce14">
            <text:p>Германія</text:p>
          </table:table-cell>
          <table:table-cell office:value-type="string" table:style-name="ce14">
            <text:p>Лосьйон</text:p>
          </table:table-cell>
          <table:table-cell office:value-type="string" table:style-name="ce14">
            <text:p>ProfiStyle</text:p>
          </table:table-cell>
          <table:table-cell office:value-type="string" table:style-name="ce14">
            <text:p>SEBUM</text:p>
          </table:table-cell>
          <table:table-cell office:value-type="float" office:value="3" table:style-name="ce9">
            <text:p>3</text:p>
          </table:table-cell>
          <table:table-cell office:value-type="float" office:value="5" table:style-name="ce9">
            <text:p>5</text:p>
          </table:table-cell>
          <table:table-cell office:value-type="float" office:value="44" table:style-name="ce14">
            <text:p>44</text:p>
          </table:table-cell>
          <table:table-cell office:value-type="float" office:value="14" table:style-name="ce9">
            <text:p>14</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0" table:formula="of:=[.A270]+1" table:style-name="ce10">
            <text:p>270</text:p>
          </table:table-cell>
          <table:table-cell office:value-type="string" table:style-name="ce11">
            <text:p>Шампунь проти лупи та для оздоровлення PROFIStyle Anti-dandruff, 250 мл</text:p>
          </table:table-cell>
          <table:table-cell office:value-type="string" table:style-name="ce9">
            <text:p>Містить потрійний комплекс активних компонентів, які здійснюють протигрибкову та антибактеріальну дію</text:p>
          </table:table-cell>
          <table:table-cell office:value-type="string" table:style-name="ce9">
            <text:p>Делікатно очищає волосся та шкіру голови. Містить потрійний комплекс активних компонентів – Zinc Pyrithione, Piroctone Olamine і Asebiol™, який надає сильну антибактеріальну і протигрибкову дію, ефективно усуває лупу та причину її утворення, запобігає появі нової. Нормалізує гідробаланс шкіри голови, регулює дію сальних залоз, зменшує лущення та подразнення.</text:p>
          </table:table-cell>
          <table:table-cell office:value-type="string" table:style-name="ce12">
            <text:p>Застосування:</text:p>
            <text:p/>
            <text:p>нанести шампунь на вологе волосся, масувати до утворення піни та змити через кілька хвилин. Для щоденного застосування.</text:p>
          </table:table-cell>
          <table:table-cell office:value-type="string" table:style-name="ce9">
            <text:p>5656.png</text:p>
          </table:table-cell>
          <table:table-cell office:value-type="float" office:value="63" table:style-name="ce13">
            <text:p>63</text:p>
          </table:table-cell>
          <table:table-cell office:value-type="float" office:value="1270" table:formula="of:=[.H270]+1" table:style-name="ce13">
            <text:p>1270</text:p>
          </table:table-cell>
          <table:table-cell office:value-type="string" table:style-name="ce14">
            <text:p>Германія</text:p>
          </table:table-cell>
          <table:table-cell office:value-type="string" table:style-name="ce14">
            <text:p>Шампунь</text:p>
          </table:table-cell>
          <table:table-cell office:value-type="string" table:style-name="ce14">
            <text:p>ProfiStyle</text:p>
          </table:table-cell>
          <table:table-cell office:value-type="string" table:style-name="ce14">
            <text:p><text:s/>ANTI-DANDRUFF</text:p>
          </table:table-cell>
          <table:table-cell office:value-type="float" office:value="1" table:style-name="ce9">
            <text:p>1</text:p>
          </table:table-cell>
          <table:table-cell office:value-type="float" office:value="5" table:style-name="ce9">
            <text:p>5</text:p>
          </table:table-cell>
          <table:table-cell office:value-type="float" office:value="29" table:style-name="ce14">
            <text:p>29</text:p>
          </table:table-cell>
          <table:table-cell office:value-type="float" office:value="18" table:style-name="ce9">
            <text:p>18</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1" table:formula="of:=[.A271]+1" table:style-name="ce10">
            <text:p>271</text:p>
          </table:table-cell>
          <table:table-cell office:value-type="string" table:style-name="ce11">
            <text:p>Шампунь для локонів волосся та краси PROFIStyle Curl, 1000 мл</text:p>
          </table:table-cell>
          <table:table-cell office:value-type="string" table:style-name="ce9">
            <text:p>Шампунь для догляду за натуральним кучерявим або хімічно завитим волоссям</text:p>
          </table:table-cell>
          <table:table-cell office:value-type="string" table:style-name="ce9">
            <text:p>Для догляду за натуральним кучерявим або хімічно завитим волоссям. Унікальна формула з природним полісахаридом Trehalose делікатно очищує та зволожує волосся, надає локонам пружності та еластичності, запобігає пухнастості.</text:p>
          </table:table-cell>
          <table:table-cell office:value-type="string" table:style-name="ce12">
            <text:p>Застосування:</text:p>
            <text:p/>
            <text:p>нанести на вологе волосся, спінити, змити. Ідеальний у поєднанні з бальзамом та двофазним кондиціонером Hydro PROFIStyle.</text:p>
          </table:table-cell>
          <table:table-cell office:value-type="string" table:style-name="ce9">
            <text:p>77731.png</text:p>
          </table:table-cell>
          <table:table-cell office:value-type="float" office:value="150" table:style-name="ce13">
            <text:p>150</text:p>
          </table:table-cell>
          <table:table-cell office:value-type="float" office:value="1271" table:formula="of:=[.H271]+1" table:style-name="ce13">
            <text:p>1271</text:p>
          </table:table-cell>
          <table:table-cell office:value-type="string" table:style-name="ce14">
            <text:p>Германія</text:p>
          </table:table-cell>
          <table:table-cell office:value-type="string" table:style-name="ce14">
            <text:p>Шампунь</text:p>
          </table:table-cell>
          <table:table-cell office:value-type="string" table:style-name="ce14">
            <text:p>ProfiStyle</text:p>
          </table:table-cell>
          <table:table-cell office:value-type="string" table:style-name="ce14">
            <text:p>CURL</text:p>
          </table:table-cell>
          <table:table-cell office:value-type="float" office:value="1" table:style-name="ce9">
            <text:p>1</text:p>
          </table:table-cell>
          <table:table-cell office:value-type="float" office:value="5" table:style-name="ce9">
            <text:p>5</text:p>
          </table:table-cell>
          <table:table-cell office:value-type="float" office:value="30" table:style-name="ce14">
            <text:p>30</text:p>
          </table:table-cell>
          <table:table-cell office:value-type="float" office:value="22" table:style-name="ce9">
            <text:p>22</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2" table:formula="of:=[.A272]+1" table:style-name="ce10">
            <text:p>272</text:p>
          </table:table-cell>
          <table:table-cell office:value-type="string" table:style-name="ce11">
            <text:p>Крем для випрямлення волосся та краси PROFIStyle Curl, 150 мл</text:p>
          </table:table-cell>
          <table:table-cell office:value-type="string" table:style-name="ce9">
            <text:p>Крем для випрямлення волосся з ефектом ламінування</text:p>
          </table:table-cell>
          <table:table-cell office:value-type="string" table:style-name="ce9">
            <text:p>Для тимчасового випрямлення неслухняного, кучерявого та хвилястого волосся з ефектом ламінування.</text:p>
          </table:table-cell>
          <table:table-cell office:value-type="string" table:style-name="ce12">
            <text:p>Застосування:</text:p>
            <text:p/>
            <text:p>нанести крем на долоні, розподілити по всій довжині вологого волосся, не зачіпаючи коріння. Розчесати волосся гребінцем та укласти феном або праскою.</text:p>
          </table:table-cell>
          <table:table-cell office:value-type="string" table:style-name="ce9">
            <text:p>234229.png</text:p>
          </table:table-cell>
          <table:table-cell office:value-type="float" office:value="69" table:style-name="ce13">
            <text:p>69</text:p>
          </table:table-cell>
          <table:table-cell office:value-type="float" office:value="1272" table:formula="of:=[.H272]+1" table:style-name="ce13">
            <text:p>1272</text:p>
          </table:table-cell>
          <table:table-cell office:value-type="string" table:style-name="ce14">
            <text:p>Германія</text:p>
          </table:table-cell>
          <table:table-cell office:value-type="string" table:style-name="ce14">
            <text:p>Крем для волосся</text:p>
          </table:table-cell>
          <table:table-cell office:value-type="string" table:style-name="ce14">
            <text:p>ProfiStyle</text:p>
          </table:table-cell>
          <table:table-cell office:value-type="string" table:style-name="ce14">
            <text:p>CURL</text:p>
          </table:table-cell>
          <table:table-cell office:value-type="float" office:value="8" table:style-name="ce9">
            <text:p>8</text:p>
          </table:table-cell>
          <table:table-cell office:value-type="float" office:value="5" table:style-name="ce9">
            <text:p>5</text:p>
          </table:table-cell>
          <table:table-cell office:value-type="float" office:value="30" table:style-name="ce14">
            <text:p>30</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3" table:formula="of:=[.A273]+1" table:style-name="ce10">
            <text:p>273</text:p>
          </table:table-cell>
          <table:table-cell office:value-type="string" table:style-name="ce11">
            <text:p>Крем-гель для випрямлення волосся PROFIStyle Curl, 150 мл</text:p>
          </table:table-cell>
          <table:table-cell office:value-type="string" table:style-name="ce9">
            <text:p>Крем для випрямлення волосся з ефектом ламінування</text:p>
          </table:table-cell>
          <table:table-cell office:value-type="string" table:style-name="ce9">
            <text:p>З комплексом Smooth Plus і полімером дисциплінує та забезпечує ідеальну форму і чудовий контроль завиткам та кучерям. Стійка до температури й вологості формула крем-гелю не склеює волосся, дозволяє надовго зберегти фіксацію, еластичність та пружність.</text:p>
          </table:table-cell>
          <table:table-cell office:value-type="string" table:style-name="ce9">
            <text:p>Застосування: нанести крем-гель на долоні, рівномірно розподілити по всій довжині вологого волосся. Для підкреслення локонів використовувати дифузор. Для створення більш слабких локонів – дати висохнути самостійно.</text:p>
          </table:table-cell>
          <table:table-cell office:value-type="string" table:style-name="ce9">
            <text:p>9876.jpg</text:p>
          </table:table-cell>
          <table:table-cell office:value-type="float" office:value="62" table:style-name="ce13">
            <text:p>62</text:p>
          </table:table-cell>
          <table:table-cell office:value-type="float" office:value="1273" table:formula="of:=[.H273]+1" table:style-name="ce13">
            <text:p>1273</text:p>
          </table:table-cell>
          <table:table-cell office:value-type="string" table:style-name="ce14">
            <text:p>Германія</text:p>
          </table:table-cell>
          <table:table-cell office:value-type="string" table:style-name="ce14">
            <text:p>Крем для волосся</text:p>
          </table:table-cell>
          <table:table-cell office:value-type="string" table:style-name="ce14">
            <text:p>ProfiStyle</text:p>
          </table:table-cell>
          <table:table-cell office:value-type="string" table:style-name="ce14">
            <text:p>CURL</text:p>
          </table:table-cell>
          <table:table-cell office:value-type="float" office:value="8" table:style-name="ce9">
            <text:p>8</text:p>
          </table:table-cell>
          <table:table-cell office:value-type="float" office:value="5" table:style-name="ce9">
            <text:p>5</text:p>
          </table:table-cell>
          <table:table-cell office:value-type="float" office:value="30" table:style-name="ce14">
            <text:p>30</text:p>
          </table:table-cell>
          <table:table-cell office:value-type="float" office:value="14" table:style-name="ce9">
            <text:p>1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4" table:formula="of:=[.A274]+1" table:style-name="ce10">
            <text:p>274</text:p>
          </table:table-cell>
          <table:table-cell office:value-type="string" table:style-name="ce11">
            <text:p>Олія без олії для кучерявого волосся PROFIStyle Curl, 100 мл</text:p>
          </table:table-cell>
          <table:table-cell office:value-type="string" table:style-name="ce9">
            <text:p>Олія без олії для кучерявого волосся, яка дисциплінує локони та надає їм сяйва</text:p>
          </table:table-cell>
          <table:table-cell office:value-type="string" table:style-name="ce9">
            <text:p>Дисциплінує, зволожує локони, надає еластичності та блиску. Підкреслює чіткість завитка без жирності та обтяження. Забезпечує термозахист та anti-frizz ефект.</text:p>
          </table:table-cell>
          <table:table-cell office:value-type="string" table:style-name="ce12">
            <text:p>Застосування:<text:s/></text:p>
            <text:p/>
            <text:p>Невелику кількість засобу розтерти в долонях, нанести на окремі пасма вологого волосся. Не змивати. Висушити феном.</text:p>
          </table:table-cell>
          <table:table-cell office:value-type="string" table:style-name="ce9">
            <text:p>12345.jpg</text:p>
          </table:table-cell>
          <table:table-cell office:value-type="float" office:value="82" table:style-name="ce13">
            <text:p>82</text:p>
          </table:table-cell>
          <table:table-cell office:value-type="float" office:value="1274" table:formula="of:=[.H274]+1" table:style-name="ce13">
            <text:p>1274</text:p>
          </table:table-cell>
          <table:table-cell office:value-type="string" table:style-name="ce14">
            <text:p>Германія</text:p>
          </table:table-cell>
          <table:table-cell office:value-type="string" table:style-name="ce14">
            <text:p>Олія</text:p>
          </table:table-cell>
          <table:table-cell office:value-type="string" table:style-name="ce14">
            <text:p>ProfiStyle</text:p>
          </table:table-cell>
          <table:table-cell office:value-type="string" table:style-name="ce14">
            <text:p>CURL</text:p>
          </table:table-cell>
          <table:table-cell office:value-type="float" office:value="9" table:style-name="ce9">
            <text:p>9</text:p>
          </table:table-cell>
          <table:table-cell office:value-type="float" office:value="5" table:style-name="ce9">
            <text:p>5</text:p>
          </table:table-cell>
          <table:table-cell office:value-type="float" office:value="30" table:style-name="ce14">
            <text:p>30</text:p>
          </table:table-cell>
          <table:table-cell office:value-type="float" office:value="11" table:style-name="ce9">
            <text:p>1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6">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5" table:formula="of:=[.A275]+1" table:style-name="ce10">
            <text:p>275</text:p>
          </table:table-cell>
          <table:table-cell office:value-type="string" table:style-name="ce11">
            <text:p>Кондиціонер для сухого волосся Felps Bamboo Leave-In, 250 мл</text:p>
          </table:table-cell>
          <table:table-cell office:value-type="string" table:style-name="ce9">
            <text:p>Кондиціонер з екстрактом бамбука, який зміцнює волосся, підходить для всіх типів волосся, особливо сухих і пористих</text:p>
          </table:table-cell>
          <table:table-cell office:value-type="string" table:style-name="ce12">
            <text:p>The Bamboo Felps Професійний шампунь Extract містить у своєму складі</text:p>
            <text:p>інгредієнти формули, які допомагають у процесі волокнистого волосся</text:p>
            <text:p>зростання. Бамбукові ботанічні екстракти відновлюють міцність дроту, забезпечують</text:p>
            <text:p>гнучкість і блиск. Результат: м'яке, гнучке, здорове волосся,</text:p>
            <text:p>блискучий і міцний. Професійний кондиціонер для екстракту Bamboo Felps</text:p>
            <text:p>сприяє миттєвому зволоженню та сильному пом’якшенню, залишаючи</text:p>
            <text:p>ваше волосся м’яке і бездоганне.</text:p>
          </table:table-cell>
          <table:table-cell office:value-type="string" table:style-name="ce12">
            <text:p/>
            <text:p>Шампунь Bamboo Felps Professional Extract містить у своєму складі</text:p>
            <text:p>інгредієнти формули, які допомагають у процесі збільшення волосся. Бамбукові ботанічні екстракти відновлюють міцність волосків, забезпечують</text:p>
            <text:p>гнучкість і блиск. Результат: м'яке, гнучке, здорове волосся,</text:p>
            <text:p>блискуча і міцна зачіска. Професійний кондиціонер для екстракту Bamboo Felps</text:p>
            <text:p>сприяє миттєвому зволоженню та сильному пом’якшенню, залишаючи</text:p>
            <text:p>ваше волосся м’яким і бездоганним. Екстракт інтенсивної маски для лікування</text:p>
            <text:p>від Bamboo Felps Професійний ремонт та зміцнення пошкодженого</text:p>
            <text:p>волосся. Пов’язаний із сучасною технологією нано</text:p>
            <text:p>комплекси олійних елементів та гідролізованих білків, вони</text:p>
            <text:p>гарантують ріст волосся, роблячи їх м'якими, гнучкими, здоровими і</text:p>
            <text:p>блискучий. Спосіб застосування: Нанесіть шампунь з екстрактом бамбукового фельпу на вологу голову</text:p>
            <text:p>волосся, масажуючи шкіру голови круговими рухами, стимулюючи</text:p>
            <text:p>кровообіг. Промити і повторити, якщо потрібно. Після миття</text:p>
            <text:p>ваше волосся за допомогою професійного шампуню з екстрактом бамбукового фельпу,</text:p>
            <text:p>нанесіть необхідну кількість кондиціонера для екстракту бамбукових фетрів</text:p>
            <text:p>на волосся. Потім змийте і висушіть рушником. <text:s/>Після миття волосся екстрактом бамбукового фельпсу</text:p>
            <text:p>Шампунь, нанесіть необхідну кількість екстракту бамбукових фетрів</text:p>
            <text:p>Маска для інтенсивного лікування до ниток, вирівнюючи їх. Тоді</text:p>
            <text:p>змити. Для більш потужного лікування застосовуйте бамбуковий фельп</text:p>
            <text:p>Витягніть кондиціонер після маски. Промити і закінчити за бажанням.</text:p>
            <text:p>Результат: М'яке, гнучке, здорове волосся, блискуче і міцне.</text:p>
          </table:table-cell>
          <table:table-cell office:value-type="string" table:style-name="ce9">
            <text:p>3456567.png</text:p>
          </table:table-cell>
          <table:table-cell office:value-type="float" office:value="410" table:style-name="ce13">
            <text:p>410</text:p>
          </table:table-cell>
          <table:table-cell office:value-type="float" office:value="1275" table:formula="of:=[.H275]+1" table:style-name="ce13">
            <text:p>1275</text:p>
          </table:table-cell>
          <table:table-cell office:value-type="string" table:style-name="ce14">
            <text:p>Бразилія</text:p>
          </table:table-cell>
          <table:table-cell office:value-type="string" table:style-name="ce14">
            <text:p>Кондиціонер</text:p>
          </table:table-cell>
          <table:table-cell office:value-type="string" table:style-name="ce14">
            <text:p>Felps</text:p>
          </table:table-cell>
          <table:table-cell office:value-type="string" table:style-name="ce14">
            <text:p>BAMBOO</text:p>
          </table:table-cell>
          <table:table-cell office:value-type="float" office:value="4" table:style-name="ce9">
            <text:p>4</text:p>
          </table:table-cell>
          <table:table-cell office:value-type="float" office:value="6" table:style-name="ce9">
            <text:p>6</text:p>
          </table:table-cell>
          <table:table-cell office:value-type="float" office:value="31" table:style-name="ce14">
            <text:p>31</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6" table:formula="of:=[.A276]+1" table:style-name="ce10">
            <text:p>276</text:p>
          </table:table-cell>
          <table:table-cell office:value-type="string" table:style-name="ce11">
            <text:p>Шампунь з екстрактом бамбука Felps Bamboo Shampoo, 250 мл</text:p>
          </table:table-cell>
          <table:table-cell office:value-type="string" table:style-name="ce9">
            <text:p>Шампунь з екстрактом бамбука, що стимулює ріст волосся, забезпечить волоссю приголомшливу м'якість і блиск</text:p>
          </table:table-cell>
          <table:table-cell office:value-type="string" table:style-name="ce12">
            <text:p>Шампунь <text:s/>містить у своєму складі</text:p>
            <text:p>інгредієнти формули, які допомагають у процесі збільшення кількості волосся. Бамбукові ботанічні екстракти відновлюють міцність волосків, забезпечують</text:p>
            <text:p>гнучкість і блиск.</text:p>
          </table:table-cell>
          <table:table-cell office:value-type="string" table:style-name="ce12">
            <text:p>Шампунь Bamboo Felps Professional Extract містить у своєму складі</text:p>
            <text:p>інгредієнти формули, які допомагають у процесі кількості волосся. Бамбукові ботанічні екстракти відновлюють міцністьволосків, забезпечують</text:p>
            <text:p>гнучкість і блиск. Результат: м'яке, гнучке, здорове волосся,</text:p>
            <text:p>блискуча і міцна зачіска. Професійний кондиціонер Bamboo Felps</text:p>
            <text:p>сприяє миттєвому зволоженню та сильному пом’якшенню, залишаючи</text:p>
            <text:p>ваше волосся м’яким і бездоганним. Екстракт інтенсивної маски для лікування</text:p>
            <text:p>від Bamboo Felps Професійний ремонт та зміцнення пошкоджених</text:p>
            <text:p>волосся. Пов’язаний із сучасною технологією нано</text:p>
            <text:p>комплекси олійних елементів та гідролізованих білків, вони</text:p>
            <text:p>гарантують ріст пряжі, роблячи їх м'якими, гнучкими, здоровими і</text:p>
            <text:p>блискучий. Спосіб застосування: Нанесіть шампунь з екстрактом бамбукового фельпу на вологу</text:p>
            <text:p>волосся, масажуючи шкіру голови круговими рухами, стимулюючи</text:p>
            <text:p>кровообіг. Промити і повторити, якщо потрібно. Після миття</text:p>
            <text:p>ваше волосся за допомогою професійного шампуню з екстрактом бамбукового фельпу,</text:p>
            <text:p>нанесіть необхідну кількість кондиціонера . Потім змийте і висушіть рушником. Закінчити як</text:p>
            <text:p>бажаний.<text:s/></text:p>
          </table:table-cell>
          <table:table-cell office:value-type="string" table:style-name="ce9">
            <text:p>4564.png</text:p>
          </table:table-cell>
          <table:table-cell office:value-type="float" office:value="390" table:style-name="ce13">
            <text:p>390</text:p>
          </table:table-cell>
          <table:table-cell office:value-type="float" office:value="1276" table:formula="of:=[.H276]+1" table:style-name="ce13">
            <text:p>1276</text:p>
          </table:table-cell>
          <table:table-cell office:value-type="string" table:style-name="ce14">
            <text:p>Бразилія</text:p>
          </table:table-cell>
          <table:table-cell office:value-type="string" table:style-name="ce14">
            <text:p>Шампунь</text:p>
          </table:table-cell>
          <table:table-cell office:value-type="string" table:style-name="ce14">
            <text:p>Felps</text:p>
          </table:table-cell>
          <table:table-cell office:value-type="string" table:style-name="ce14">
            <text:p>BAMBOO</text:p>
          </table:table-cell>
          <table:table-cell office:value-type="float" office:value="1" table:style-name="ce9">
            <text:p>1</text:p>
          </table:table-cell>
          <table:table-cell office:value-type="float" office:value="6" table:style-name="ce9">
            <text:p>6</text:p>
          </table:table-cell>
          <table:table-cell office:value-type="float" office:value="31" table:style-name="ce14">
            <text:p>31</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7" table:formula="of:=[.A277]+1" table:style-name="ce10">
            <text:p>277</text:p>
          </table:table-cell>
          <table:table-cell office:value-type="string" table:style-name="ce11">
            <text:p>Кондиціонер з маслом Асаи для краси Felps Acai Conditioner, 250 мл</text:p>
          </table:table-cell>
          <table:table-cell office:value-type="string" table:style-name="ce9">
            <text:p>Післяпроцедурний домашній догляд для сухого волосся з маслом Асаи</text:p>
          </table:table-cell>
          <table:table-cell office:value-type="string" table:style-name="ce9">
            <text:p>Кондиціонер Felps Acai після нанопластики - Лінії домашнього догляду <text:s/>містять інноваційну формулу, багату антиоксидантами та вітамінами B1 і B2</text:p>
          </table:table-cell>
          <table:table-cell office:value-type="string" table:style-name="ce9">
            <text:p>Кондиціонер Felps Acai після нанопластики - Лінії домашнього догляду містять інноваційну формулу, багату антиоксидантами та вітамінами B1 і B2, яка забезпечить усі поживні речовини, зволожить і збалансує потреби вашого волосся. Рекомендується застосовувати після хімічних процедур, особливо після процедур нанопластики.</text:p>
          </table:table-cell>
          <table:table-cell office:value-type="string" table:style-name="ce9">
            <text:p>3456.png</text:p>
          </table:table-cell>
          <table:table-cell office:value-type="float" office:value="410" table:style-name="ce13">
            <text:p>410</text:p>
          </table:table-cell>
          <table:table-cell office:value-type="float" office:value="1277" table:formula="of:=[.H277]+1" table:style-name="ce13">
            <text:p>1277</text:p>
          </table:table-cell>
          <table:table-cell office:value-type="string" table:style-name="ce14">
            <text:p>Бразилія</text:p>
          </table:table-cell>
          <table:table-cell office:value-type="string" table:style-name="ce14">
            <text:p>Кондиціонер</text:p>
          </table:table-cell>
          <table:table-cell office:value-type="string" table:style-name="ce14">
            <text:p>Felps</text:p>
          </table:table-cell>
          <table:table-cell office:value-type="string" table:style-name="ce14">
            <text:p>ASAI</text:p>
          </table:table-cell>
          <table:table-cell office:value-type="float" office:value="4" table:style-name="ce9">
            <text:p>4</text:p>
          </table:table-cell>
          <table:table-cell office:value-type="float" office:value="6" table:style-name="ce9">
            <text:p>6</text:p>
          </table:table-cell>
          <table:table-cell office:value-type="float" office:value="32" table:style-name="ce14">
            <text:p>32</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8" table:formula="of:=[.A278]+1" table:style-name="ce10">
            <text:p>278</text:p>
          </table:table-cell>
          <table:table-cell office:value-type="string" table:style-name="ce41">
            <text:p>Шампунь для догляду за волоссям Felps Acai Oil Shampoo, 250 мл</text:p>
          </table:table-cell>
          <table:table-cell office:value-type="string" table:style-name="ce9">
            <text:p>Шампунь догляд для сухого волосся з маслом Асаи, для відновлення та догляду</text:p>
          </table:table-cell>
          <table:table-cell office:value-type="string" table:style-name="ce9">
            <text:p>Лінії домашнього догляду містять інноваційну формулу, багату антиоксидантами та вітамінами B1 і B2, яка забезпечить усі поживні речовини, зволожує і збалансує ваші потреби. Рекомендується застосовувати після хімічних процедур, особливо після процедур нанопластики.</text:p>
          </table:table-cell>
          <table:table-cell office:value-type="string" table:style-name="ce9">
            <text:p>Лінії домашнього догляду містять інноваційну формулу, багату антиоксидантами та вітамінами B1 і B2, яка забезпечить усі поживні речовини, зволожує і збалансує ваші потреби. Рекомендується застосовувати після хімічних процедур, особливо після процедур нанопластики. Бразильська компанія Фелпс створювалася командою професіоналів з багаторічним досвідом у виробництві засобів для волосся. Країна славиться трепетним ставленням до волосся, а особливо до процедур по випрямлянню, додаванню гладкості, блиску. Основною метою засновники Felps ставили впровадження інноваційних технологій в звичні формули продуктів. Нові складові комбінації володіють унікальними комбінаціями, які роблять шевелюру близькою до досконалості. Поряд з продуктами для випрямлення, лідируючі позиції займає ботокс для волосся Felps xbtx. Комплекс догляду в основі препарату допомагає домогтися високих показників по відновленню, оздоровлення шевелюри.</text:p>
          </table:table-cell>
          <table:table-cell office:value-type="string" table:style-name="ce9">
            <text:p>45567.jpeg</text:p>
          </table:table-cell>
          <table:table-cell office:value-type="float" office:value="425" table:style-name="ce13">
            <text:p>425</text:p>
          </table:table-cell>
          <table:table-cell office:value-type="float" office:value="1278" table:formula="of:=[.H278]+1" table:style-name="ce13">
            <text:p>1278</text:p>
          </table:table-cell>
          <table:table-cell office:value-type="string" table:style-name="ce14">
            <text:p>Бразилія</text:p>
          </table:table-cell>
          <table:table-cell office:value-type="string" table:style-name="ce14">
            <text:p>Шампунь</text:p>
          </table:table-cell>
          <table:table-cell office:value-type="string" table:style-name="ce14">
            <text:p>Felps</text:p>
          </table:table-cell>
          <table:table-cell office:value-type="string" table:style-name="ce14">
            <text:p>ASAI</text:p>
          </table:table-cell>
          <table:table-cell office:value-type="float" office:value="1" table:style-name="ce9">
            <text:p>1</text:p>
          </table:table-cell>
          <table:table-cell office:value-type="float" office:value="6" table:style-name="ce9">
            <text:p>6</text:p>
          </table:table-cell>
          <table:table-cell office:value-type="float" office:value="32" table:style-name="ce14">
            <text:p>32</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79" table:formula="of:=[.A279]+1" table:style-name="ce10">
            <text:p>279</text:p>
          </table:table-cell>
          <table:table-cell office:value-type="string" table:style-name="ce11">
            <text:p>Кондиціонер для сухого волосся Felps Professional Marula Conditioner, 250 мл</text:p>
          </table:table-cell>
          <table:table-cell office:value-type="string" table:style-name="ce9">
            <text:p>Кондиціонер для сухого та пористого волосся, ідеально підходить для всіх типів волосся, особливо сухих і пористих<text:s/></text:p>
          </table:table-cell>
          <table:table-cell office:value-type="string" table:style-name="ce12">
            <text:p>Професійний шампунь, кондиціонер та кондиціонер Marula</text:p>
            <text:p>Маски для волосся ідеально підходять для всіх типів волосся, особливо для</text:p>
            <text:p>надзвичайно сухих і пористих. Багатий фруктовою олією Марули, вітаміном С,</text:p>
            <text:p>Омега 6 та 9, Maro Hypernutrition Professional зволожує</text:p>
            <text:p>та інтенсивно живить. Професійний шампунь Felps Marula від</text:p>
            <text:p>Гіперживлення.<text:s/></text:p>
          </table:table-cell>
          <table:table-cell office:value-type="string" table:style-name="ce12">
            <text:p>МАРУЛА</text:p>
            <text:p>Маска для гіперпоживлення також може застосовуватися на всіх типах волосся. Має у складі</text:p>
            <text:p>вітамін С, омега 6 та 9, який надзвичайно відновлює волосся,</text:p>
            <text:p>створюючи інтенсивну яскравість та живлення. Режим використання: Застосувати</text:p>
            <text:p>Marula Hypernutrition Шампунь для зволоження волосся. Емульгувати і змивати.</text:p>
            <text:p>Після миття волосся шампунем Marula нанесіть Marula</text:p>
            <text:p>Гіперпоживний кондиціонер, що оживить по всій довжині.</text:p>
            <text:p>Промити. На чисте та вологе волосся нанесіть Маринер</text:p>
            <text:p>HyperNutrition Mask. Нехай діє протягом 5-10 хвилин. Промити.</text:p>
            <text:p/>
            <text:p/>
          </table:table-cell>
          <table:table-cell office:value-type="string" table:style-name="ce9">
            <text:p>9576.png</text:p>
          </table:table-cell>
          <table:table-cell office:value-type="float" office:value="370" table:style-name="ce13">
            <text:p>370</text:p>
          </table:table-cell>
          <table:table-cell office:value-type="float" office:value="1279" table:formula="of:=[.H279]+1" table:style-name="ce13">
            <text:p>1279</text:p>
          </table:table-cell>
          <table:table-cell office:value-type="string" table:style-name="ce14">
            <text:p>Бразилія</text:p>
          </table:table-cell>
          <table:table-cell office:value-type="string" table:style-name="ce14">
            <text:p>Кондиціонер</text:p>
          </table:table-cell>
          <table:table-cell office:value-type="string" table:style-name="ce14">
            <text:p>Felps</text:p>
          </table:table-cell>
          <table:table-cell office:value-type="string" table:style-name="ce14">
            <text:p>MARULA</text:p>
          </table:table-cell>
          <table:table-cell office:value-type="float" office:value="4" table:style-name="ce9">
            <text:p>4</text:p>
          </table:table-cell>
          <table:table-cell office:value-type="float" office:value="6" table:style-name="ce9">
            <text:p>6</text:p>
          </table:table-cell>
          <table:table-cell office:value-type="float" office:value="33" table:style-name="ce14">
            <text:p>3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0" table:formula="of:=[.A280]+1" table:style-name="ce10">
            <text:p>280</text:p>
          </table:table-cell>
          <table:table-cell office:value-type="string" table:style-name="ce11">
            <text:p>Шампунь для зволоження і живлення волосся Felps Marula XMIX, 250 мл</text:p>
          </table:table-cell>
          <table:table-cell office:value-type="string" table:style-name="ce9">
            <text:p>Шампунь Marula ідеально підходить для всіх типів волосся, особливо сухих і пористих, інтенсивно зволожує і живить</text:p>
          </table:table-cell>
          <table:table-cell office:value-type="string" table:style-name="ce12">
            <text:p>Має потужний ефект у лікуванні сухого волосся.</text:p>
            <text:p>Продукція Фелпс відновлює<text:s/></text:p>
            <text:p>волосся інтенсивно і глибоко, ущільнюючи волокно і створюючи</text:p>
            <text:p>бар'єр проти вологи.</text:p>
          </table:table-cell>
          <table:table-cell office:value-type="string" table:style-name="ce12">
            <text:p>Забезпечує блискуче, легке, ситне та без завитків</text:p>
            <text:p>волосся. Спосіб використання: Нанесіть Marula Felps Professional Leave-on on</text:p>
            <text:p>вимите і нанесіть вологе волосся, не змивати.<text:s/></text:p>
            <text:p/>
            <text:p/>
          </table:table-cell>
          <table:table-cell office:value-type="string" table:style-name="ce9">
            <text:p>4758.png</text:p>
          </table:table-cell>
          <table:table-cell office:value-type="float" office:value="390" table:style-name="ce13">
            <text:p>390</text:p>
          </table:table-cell>
          <table:table-cell office:value-type="float" office:value="1280" table:formula="of:=[.H280]+1" table:style-name="ce13">
            <text:p>1280</text:p>
          </table:table-cell>
          <table:table-cell office:value-type="string" table:style-name="ce14">
            <text:p>Бразилія</text:p>
          </table:table-cell>
          <table:table-cell office:value-type="string" table:style-name="ce14">
            <text:p>Шампунь</text:p>
          </table:table-cell>
          <table:table-cell office:value-type="string" table:style-name="ce14">
            <text:p>Felps</text:p>
          </table:table-cell>
          <table:table-cell office:value-type="string" table:style-name="ce14">
            <text:p>MARULA</text:p>
          </table:table-cell>
          <table:table-cell office:value-type="float" office:value="1" table:style-name="ce9">
            <text:p>1</text:p>
          </table:table-cell>
          <table:table-cell office:value-type="float" office:value="6" table:style-name="ce9">
            <text:p>6</text:p>
          </table:table-cell>
          <table:table-cell office:value-type="float" office:value="33" table:style-name="ce14">
            <text:p>33</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1" table:formula="of:=[.A281]+1" table:style-name="ce10">
            <text:p>281</text:p>
          </table:table-cell>
          <table:table-cell office:value-type="string" table:style-name="ce11">
            <text:p>Кондиціонер молекурярний для волосся Felps Xrepair, 250 ml</text:p>
          </table:table-cell>
          <table:table-cell office:value-type="string" table:style-name="ce9">
            <text:p>Молекулярний кондиціонер створений для сухих, пошкоджених пасм волосся та після хімічних впливів</text:p>
          </table:table-cell>
          <table:table-cell office:value-type="string" table:style-name="ce12">
            <text:p>Створює потужну зволожуючу дію,<text:s/></text:p>
            <text:p>перешкоджає випаданню волосся, додає блиск, силу і еластичність, розгладження локонів</text:p>
          </table:table-cell>
          <table:table-cell office:value-type="string" table:style-name="ce12">
            <text:p>Зволожуючий відновлюючий шампунь Bio Molecular Xrepair для сильно пошкоджених, а також для хімічно обробленого волосся. Його спеціальна формула без солі видаляє домішки та жирність, зміцнюючи та запобігаючи випадання волосся.</text:p>
            <text:p>Застосування:</text:p>
            <text:p>Наносити на вологе волосся, масажуючи. Ретельно промити. Повторіть програму, якщо це необхідно.</text:p>
            <text:p>Результат:</text:p>
            <text:p>Очищує волосся міцністю та життям</text:p>
          </table:table-cell>
          <table:table-cell office:value-type="string" table:style-name="ce9">
            <text:p>6758.png</text:p>
          </table:table-cell>
          <table:table-cell office:value-type="float" office:value="370" table:style-name="ce13">
            <text:p>370</text:p>
          </table:table-cell>
          <table:table-cell office:value-type="float" office:value="1281" table:formula="of:=[.H281]+1" table:style-name="ce13">
            <text:p>1281</text:p>
          </table:table-cell>
          <table:table-cell office:value-type="string" table:style-name="ce14">
            <text:p>Бразилія</text:p>
          </table:table-cell>
          <table:table-cell office:value-type="string" table:style-name="ce14">
            <text:p>Кондиціонер</text:p>
          </table:table-cell>
          <table:table-cell office:value-type="string" table:style-name="ce14">
            <text:p>Felps</text:p>
          </table:table-cell>
          <table:table-cell office:value-type="string" table:style-name="ce14">
            <text:p><text:s/>Xrepair</text:p>
          </table:table-cell>
          <table:table-cell office:value-type="float" office:value="4" table:style-name="ce9">
            <text:p>4</text:p>
          </table:table-cell>
          <table:table-cell office:value-type="float" office:value="6" table:style-name="ce9">
            <text:p>6</text:p>
          </table:table-cell>
          <table:table-cell office:value-type="float" office:value="34" table:style-name="ce14">
            <text:p>34</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2" table:formula="of:=[.A282]+1" table:style-name="ce10">
            <text:p>282</text:p>
          </table:table-cell>
          <table:table-cell office:value-type="string" table:style-name="ce11">
            <text:p>Кондиціонер для сухого волосся та краси Felps Xintense, 250 ml</text:p>
          </table:table-cell>
          <table:table-cell office:value-type="string" table:style-name="ce9">
            <text:p>Кондиціонер бразильського бренду розроблений для сухих і пошкоджених пасм волосся для дбайливого догляду за локонами</text:p>
          </table:table-cell>
          <table:table-cell office:value-type="string" table:style-name="ce12">
            <text:p>Крім харчування, кондиціонер відновлює локони від коренів до кінчиків. Кондиціонер дарує м'якість і блиск локонам, полегшує розчісування й укладання.</text:p>
          </table:table-cell>
          <table:table-cell office:value-type="string" table:style-name="ce9">
            <text:p>Спосіб застосування: нанести кондиціонер на вологе волосся, витримати 2-5 хвилин, змити. Бажано використовувати в парі з шампунем Xintense.</text:p>
          </table:table-cell>
          <table:table-cell office:value-type="string" table:style-name="ce9">
            <text:p>8576.png</text:p>
          </table:table-cell>
          <table:table-cell office:value-type="float" office:value="370" table:style-name="ce13">
            <text:p>370</text:p>
          </table:table-cell>
          <table:table-cell office:value-type="float" office:value="1282" table:formula="of:=[.H282]+1" table:style-name="ce13">
            <text:p>1282</text:p>
          </table:table-cell>
          <table:table-cell office:value-type="string" table:style-name="ce14">
            <text:p>Бразилія</text:p>
          </table:table-cell>
          <table:table-cell office:value-type="string" table:style-name="ce14">
            <text:p>Кондиціонер</text:p>
          </table:table-cell>
          <table:table-cell office:value-type="string" table:style-name="ce14">
            <text:p>Felps</text:p>
          </table:table-cell>
          <table:table-cell office:value-type="string" table:style-name="ce14">
            <text:p>Xintense</text:p>
          </table:table-cell>
          <table:table-cell office:value-type="float" office:value="4" table:style-name="ce9">
            <text:p>4</text:p>
          </table:table-cell>
          <table:table-cell office:value-type="float" office:value="6" table:style-name="ce9">
            <text:p>6</text:p>
          </table:table-cell>
          <table:table-cell office:value-type="float" office:value="35" table:style-name="ce14">
            <text:p>35</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3" table:formula="of:=[.A283]+1" table:style-name="ce10">
            <text:p>283</text:p>
          </table:table-cell>
          <table:table-cell office:value-type="string" table:style-name="ce11">
            <text:p>Кондиціонер для пофарбованого волосся Felps Xcolor, 250 ml</text:p>
          </table:table-cell>
          <table:table-cell office:value-type="string" table:style-name="ce12">
            <text:p>Кондиціонер спеціально розроблений для фарбованого волосся для дбайливого догляду за локонами</text:p>
          </table:table-cell>
          <table:table-cell office:value-type="string" table:style-name="ce34">
            <text:p>Кондиціонер бразильського бренду Felps з лінійки Xcolor, був спеціально розроблений для фарбованого волосся для дбайливого догляду за локонами. Крім відновлення і харчування, кондиціонер помітно продовжує час між фарбування, так як надійно закріплює пігменти барвника всередині волосся, не дає швидко вимиватися барвнику, тим самим даруючи яскравість і блиск локонам. UV-фільтр, що входить до складу продукту надійно захищає локони від шкідливого впливу сонячних променів і так само сприяє гарному і стійкого кольору волосся.</text:p>
          </table:table-cell>
          <table:table-cell office:value-type="string" table:style-name="ce9">
            <text:p>Спосіб застосування: нанести кондиціонер на вологе волосся, витримати 2-5 хвилин, змити. Бажано використовувати в парі з шампунем Xcolor.</text:p>
          </table:table-cell>
          <table:table-cell office:value-type="string" table:style-name="ce9">
            <text:p>787.png</text:p>
          </table:table-cell>
          <table:table-cell office:value-type="float" office:value="370" table:style-name="ce13">
            <text:p>370</text:p>
          </table:table-cell>
          <table:table-cell office:value-type="float" office:value="1283" table:formula="of:=[.H283]+1" table:style-name="ce13">
            <text:p>1283</text:p>
          </table:table-cell>
          <table:table-cell office:value-type="string" table:style-name="ce14">
            <text:p>Бразилія</text:p>
          </table:table-cell>
          <table:table-cell office:value-type="string" table:style-name="ce14">
            <text:p>Кондиціонер</text:p>
          </table:table-cell>
          <table:table-cell office:value-type="string" table:style-name="ce14">
            <text:p>Felps</text:p>
          </table:table-cell>
          <table:table-cell office:value-type="string" table:style-name="ce14">
            <text:p><text:s/>Xcolor</text:p>
          </table:table-cell>
          <table:table-cell office:value-type="float" office:value="4" table:style-name="ce9">
            <text:p>4</text:p>
          </table:table-cell>
          <table:table-cell office:value-type="float" office:value="6" table:style-name="ce9">
            <text:p>6</text:p>
          </table:table-cell>
          <table:table-cell office:value-type="float" office:value="36" table:style-name="ce14">
            <text:p>36</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4" table:formula="of:=[.A284]+1" table:style-name="ce10">
            <text:p>284</text:p>
          </table:table-cell>
          <table:table-cell office:value-type="string" table:style-name="ce11">
            <text:p>Кондиціонер післяпроцедурний Felps Bahno De Verniz, 250 ml</text:p>
          </table:table-cell>
          <table:table-cell office:value-type="string" table:style-name="ce9">
            <text:p>Кондиціонер розроблений для догляду за волоссям після процедури кератинового випрямлення</text:p>
          </table:table-cell>
          <table:table-cell office:value-type="string" table:style-name="ce12">
            <text:p>Масла і ватимін Е, що знаходяться в складі комплексу, живлять і відновлюють волосся.</text:p>
            <text:p>Склад проникає в корні волосся. Ефект здорового волосся без обтяження.</text:p>
            <text:p>Підходить для всіх типів волосся.</text:p>
          </table:table-cell>
          <table:table-cell office:value-type="string" table:style-name="ce33">
            <text:p>Склад продукту містить D-пантенол, масло насіння льону і вітамін Е, які давно відомі, як потужні зволожуючі і відновлюють компоненти.</text:p>
            <text:p>Вітамін Е захищає локони від негативного впливу навколишнього середовища.</text:p>
            <text:p>Після використання кондиціонера волосся набуває фантастичний блиск і м'якість. Бразильська компанія Фелпс створювалася командою професіоналів з багаторічним досвідом у виробництві засобів для волосся. Країна славиться трепетним ставленням до волосся, а особливо до процедур по випрямлянню, додаванню гладкості, блиску. Основною метою засновники Felps ставили впровадження інноваційних технологій в звичні формули продуктів. Нові складові комбінації володіють унікальними комбінаціями, які роблять шевелюру близькою до досконалості. Поряд з продуктами для випрямлення, лідируючі позиції займає ботокс для волосся Felps xbtx. Комплекс догляду в основі препарату допомагає домогтися високих показників по відновленню, оздоровлення шевелюри.</text:p>
          </table:table-cell>
          <table:table-cell office:value-type="string" table:style-name="ce9">
            <text:p>8105.png</text:p>
          </table:table-cell>
          <table:table-cell office:value-type="float" office:value="370" table:style-name="ce13">
            <text:p>370</text:p>
          </table:table-cell>
          <table:table-cell office:value-type="float" office:value="1284" table:formula="of:=[.H284]+1" table:style-name="ce13">
            <text:p>1284</text:p>
          </table:table-cell>
          <table:table-cell office:value-type="string" table:style-name="ce14">
            <text:p>Бразилія</text:p>
          </table:table-cell>
          <table:table-cell office:value-type="string" table:style-name="ce14">
            <text:p>Кондиціонер</text:p>
          </table:table-cell>
          <table:table-cell office:value-type="string" table:style-name="ce14">
            <text:p>Felps</text:p>
          </table:table-cell>
          <table:table-cell office:value-type="string" table:style-name="ce14">
            <text:p>Bahno De Verniz</text:p>
          </table:table-cell>
          <table:table-cell office:value-type="float" office:value="4" table:style-name="ce9">
            <text:p>4</text:p>
          </table:table-cell>
          <table:table-cell office:value-type="float" office:value="6" table:style-name="ce9">
            <text:p>6</text:p>
          </table:table-cell>
          <table:table-cell office:value-type="float" office:value="37" table:style-name="ce14">
            <text:p>37</text:p>
          </table:table-cell>
          <table:table-cell office:value-type="float" office:value="18" table:style-name="ce9">
            <text:p>18</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6">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5" table:formula="of:=[.A285]+1" table:style-name="ce10">
            <text:p>285</text:p>
          </table:table-cell>
          <table:table-cell office:value-type="string" table:style-name="ce11">
            <text:p>Шампунь для відновлення Alter Ego Arganikare Miracle Color, 950 мл</text:p>
          </table:table-cell>
          <table:table-cell office:value-type="string" table:style-name="ce9">
            <text:p>Відновлюючий шампунь для пофарбованого волосся</text:p>
          </table:table-cell>
          <table:table-cell office:value-type="string" table:style-name="ce9">
            <text:p>Шампунь для догляду за кольором волоссям, нейтралізує жовтизну</text:p>
          </table:table-cell>
          <table:table-cell office:value-type="string" table:style-name="ce9">
            <text:p>Антижовтий шампунь для підтримки світлого, сивого, освітленого та мелірованого волосся. Спеціальна анти-жовта формула живить і тонізує, нейтралізуючи мідні жовті тони. Ефективний срібний шампунь ідеально підходить для того, щоб зберегти вашу зачіску прохолодною та крижаною. Залишає ваше волосся живленим, м’яким і блискучим.</text:p>
          </table:table-cell>
          <table:table-cell office:value-type="string" table:style-name="ce9">
            <text:p>1000.jpg</text:p>
          </table:table-cell>
          <table:table-cell office:value-type="float" office:value="456" table:style-name="ce13">
            <text:p>456</text:p>
          </table:table-cell>
          <table:table-cell office:value-type="float" office:value="1285" table:formula="of:=[.H285]+1" table:style-name="ce13">
            <text:p>1285</text:p>
          </table:table-cell>
          <table:table-cell office:value-type="string" table:style-name="ce14">
            <text:p>Італія</text:p>
          </table:table-cell>
          <table:table-cell office:value-type="string" table:style-name="ce14">
            <text:p>Шампунь</text:p>
          </table:table-cell>
          <table:table-cell office:value-type="string" table:style-name="ce14">
            <text:p>AlterEgo</text:p>
          </table:table-cell>
          <table:table-cell office:value-type="string" table:style-name="ce14">
            <text:p>Arganikare</text:p>
          </table:table-cell>
          <table:table-cell office:value-type="float" office:value="1" table:style-name="ce9">
            <text:p>1</text:p>
          </table:table-cell>
          <table:table-cell office:value-type="float" office:value="7" table:style-name="ce9">
            <text:p>7</text:p>
          </table:table-cell>
          <table:table-cell office:value-type="float" office:value="38" table:style-name="ce14">
            <text:p>38</text:p>
          </table:table-cell>
          <table:table-cell office:value-type="float" office:value="910" table:style-name="ce9">
            <text:p>910</text:p>
          </table:table-cell>
          <table:table-cell table:number-columns-repeated="3" table:style-name="ce15"/>
          <table:table-cell office:value-type="float" office:value="1" table:style-name="ce15">
            <text:p>1</text:p>
          </table:table-cell>
          <table:table-cell table:style-name="ce16"/>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1" table:style-name="ce15">
            <text:p>1</text:p>
          </table:table-cell>
          <table:table-cell table:number-columns-repeated="4" table:style-name="ce15"/>
          <table:table-cell office:value-type="float" office:value="1" table:style-name="ce15">
            <text:p>1</text:p>
          </table:table-cell>
          <table:table-cell office:value-type="float" office:value="1" table:style-name="ce15">
            <text:p>1</text:p>
          </table:table-cell>
          <table:table-cell table:number-columns-repeated="3"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6" table:formula="of:=[.A286]+1" table:style-name="ce10">
            <text:p>286</text:p>
          </table:table-cell>
          <table:table-cell office:value-type="string" table:style-name="ce11">
            <text:p>Відновлюючий шампунь Alter Ego Length Treatments Repair, 300 мл</text:p>
          </table:table-cell>
          <table:table-cell office:value-type="string" table:style-name="ce9">
            <text:p>Відновлюючий шампунь для пошкодженого волосся та нейтралізації жовтизни</text:p>
          </table:table-cell>
          <table:table-cell office:value-type="string" table:style-name="ce9">
            <text:p>Відновлюючий шампунь для пошкодженого волосся та нейтралізації жовтизни</text:p>
          </table:table-cell>
          <table:table-cell office:value-type="string" table:style-name="ce12">
            <text:p/>
            <text:p>Шампунь для усунення жовтизни на натуральних, окрашених та освітлених пасмах волосся. Забезпечує очищення волосся. Нейтрализує небажані теплі відтінки.<text:s/></text:p>
          </table:table-cell>
          <table:table-cell office:value-type="string" table:style-name="ce9">
            <text:p>1001.jpg</text:p>
          </table:table-cell>
          <table:table-cell office:value-type="float" office:value="369" table:style-name="ce13">
            <text:p>369</text:p>
          </table:table-cell>
          <table:table-cell office:value-type="float" office:value="1286" table:formula="of:=[.H286]+1" table:style-name="ce13">
            <text:p>1286</text:p>
          </table:table-cell>
          <table:table-cell office:value-type="string" table:style-name="ce14">
            <text:p>Італія</text:p>
          </table:table-cell>
          <table:table-cell office:value-type="string" table:style-name="ce14">
            <text:p>Шампунь</text:p>
          </table:table-cell>
          <table:table-cell office:value-type="string" table:style-name="ce14">
            <text:p>AlterEgo</text:p>
          </table:table-cell>
          <table:table-cell office:value-type="string" table:style-name="ce14">
            <text:p>Length</text:p>
          </table:table-cell>
          <table:table-cell office:value-type="float" office:value="1" table:style-name="ce9">
            <text:p>1</text:p>
          </table:table-cell>
          <table:table-cell office:value-type="float" office:value="7" table:style-name="ce9">
            <text:p>7</text:p>
          </table:table-cell>
          <table:table-cell office:value-type="float" office:value="39" table:style-name="ce14">
            <text:p>39</text:p>
          </table:table-cell>
          <table:table-cell office:value-type="float" office:value="21" table:style-name="ce9">
            <text:p>21</text:p>
          </table:table-cell>
          <table:table-cell table:number-columns-repeated="3" table:style-name="ce15"/>
          <table:table-cell office:value-type="float" office:value="1" table:style-name="ce15">
            <text:p>1</text:p>
          </table:table-cell>
          <table:table-cell table:style-name="ce16"/>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1" table:style-name="ce15">
            <text:p>1</text:p>
          </table:table-cell>
          <table:table-cell table:number-columns-repeated="4" table:style-name="ce15"/>
          <table:table-cell office:value-type="float" office:value="1" table:style-name="ce15">
            <text:p>1</text:p>
          </table:table-cell>
          <table:table-cell table:number-columns-repeated="4"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7" table:formula="of:=[.A287]+1" table:style-name="ce10">
            <text:p>287</text:p>
          </table:table-cell>
          <table:table-cell office:value-type="string" table:style-name="ce11">
            <text:p>Відновлюючий крем-кондиціонер <text:s/>Alter Ego Arganikare Miracle Repair, 950 мл</text:p>
          </table:table-cell>
          <table:table-cell office:value-type="string" table:style-name="ce9">
            <text:p>Відновлюючий крем кондиціонер для волосся</text:p>
          </table:table-cell>
          <table:table-cell office:value-type="string" table:style-name="ce9">
            <text:p>Лікувальний засіб для оброблених та пошкоджених пасм волосся.<text:s/></text:p>
          </table:table-cell>
          <table:table-cell office:value-type="string" table:style-name="ce12">
            <text:p>Лікувальний засіб для оброблених та пошкоджених пасм волосся. Містить суміш амінокислот і кератину. Герметизує волокно, захищаючи його від зовнішніх агресій.</text:p>
            <text:p>Глибоко зміцнює. Допомагає запобігти утворенню посічених кінчиків. Воно не обтяжує волосся. Робить їх міцнішими, стійкішими та блискучими. рН 5,0-5,5.</text:p>
          </table:table-cell>
          <table:table-cell office:value-type="string" table:style-name="ce9">
            <text:p>123123.png</text:p>
          </table:table-cell>
          <table:table-cell office:value-type="float" office:value="760" table:style-name="ce13">
            <text:p>760</text:p>
          </table:table-cell>
          <table:table-cell office:value-type="float" office:value="1287" table:formula="of:=[.H287]+1" table:style-name="ce13">
            <text:p>1287</text:p>
          </table:table-cell>
          <table:table-cell office:value-type="string" table:style-name="ce14">
            <text:p>Італія</text:p>
          </table:table-cell>
          <table:table-cell office:value-type="string" table:style-name="ce14">
            <text:p>Кондиціонер</text:p>
          </table:table-cell>
          <table:table-cell office:value-type="string" table:style-name="ce14">
            <text:p>AlterEgo</text:p>
          </table:table-cell>
          <table:table-cell office:value-type="string" table:style-name="ce14">
            <text:p>Arganikare</text:p>
          </table:table-cell>
          <table:table-cell office:value-type="float" office:value="4" table:style-name="ce9">
            <text:p>4</text:p>
          </table:table-cell>
          <table:table-cell office:value-type="float" office:value="7" table:style-name="ce9">
            <text:p>7</text:p>
          </table:table-cell>
          <table:table-cell office:value-type="float" office:value="38" table:style-name="ce14">
            <text:p>38</text:p>
          </table:table-cell>
          <table:table-cell office:value-type="float" office:value="910" table:style-name="ce9">
            <text:p>910</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10"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8" table:formula="of:=[.A288]+1" table:style-name="ce10">
            <text:p>288</text:p>
          </table:table-cell>
          <table:table-cell office:value-type="string" table:style-name="ce11">
            <text:p>Заспокоюючий шампунь для волосся Alter Ego Botanikare, 300 мл</text:p>
          </table:table-cell>
          <table:table-cell office:value-type="string" table:style-name="ce9">
            <text:p>Заспокоюючий шампунь для чутливої шкіри голови та проти випадіння</text:p>
          </table:table-cell>
          <table:table-cell office:value-type="string" table:style-name="ce9">
            <text:p>Заспокоюючий шампунь для чутливої шкіри голови та проти випадіння</text:p>
          </table:table-cell>
          <table:table-cell office:value-type="string" table:style-name="ce9">
            <text:p>Нормалізує і відновлює шампунь для шкіри голови з надлишковою діяльністю сальних залоз і жирного волосся, глибоко очищає, освіжає, захищає і відновлює баланс. Ніжна формула з добірними рослинними екстрактами з в'яжучими і заспокійливими властивостями, а також екстрактом цитруса юдзу робить цей шампунь ідеальним засобом для щоденного догляду за жирним волоссям.</text:p>
          </table:table-cell>
          <table:table-cell office:value-type="string" table:style-name="ce9">
            <text:p>1003.png</text:p>
          </table:table-cell>
          <table:table-cell office:value-type="float" office:value="245" table:style-name="ce13">
            <text:p>245</text:p>
          </table:table-cell>
          <table:table-cell office:value-type="float" office:value="1288" table:formula="of:=[.H288]+1" table:style-name="ce13">
            <text:p>1288</text:p>
          </table:table-cell>
          <table:table-cell office:value-type="string" table:style-name="ce14">
            <text:p>Італія</text:p>
          </table:table-cell>
          <table:table-cell office:value-type="string" table:style-name="ce14">
            <text:p>Шампунь</text:p>
          </table:table-cell>
          <table:table-cell office:value-type="string" table:style-name="ce14">
            <text:p>AlterEgo</text:p>
          </table:table-cell>
          <table:table-cell office:value-type="string" table:style-name="ce14">
            <text:p>Botanikare</text:p>
          </table:table-cell>
          <table:table-cell office:value-type="float" office:value="1" table:style-name="ce9">
            <text:p>1</text:p>
          </table:table-cell>
          <table:table-cell office:value-type="float" office:value="7" table:style-name="ce9">
            <text:p>7</text:p>
          </table:table-cell>
          <table:table-cell office:value-type="float" office:value="40" table:style-name="ce14">
            <text:p>40</text:p>
          </table:table-cell>
          <table:table-cell office:value-type="float" office:value="21" table:style-name="ce9">
            <text:p>21</text:p>
          </table:table-cell>
          <table:table-cell table:style-name="ce15"/>
          <table:table-cell office:value-type="float" office:value="1" table:style-name="ce15">
            <text:p>1</text:p>
          </table:table-cell>
          <table:table-cell table:number-columns-repeated="2" table:style-name="ce15"/>
          <table:table-cell table:style-name="ce16"/>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4" table:style-name="ce15"/>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89" table:formula="of:=[.A289]+1" table:style-name="ce10">
            <text:p>289</text:p>
          </table:table-cell>
          <table:table-cell office:value-type="string" table:style-name="ce11">
            <text:p>Заспокійливий шампунь Alter Ego Botanikare Calming Shampoo 1000 мл<text:s/></text:p>
          </table:table-cell>
          <table:table-cell office:value-type="string" table:style-name="ce9">
            <text:p>Заспокійливий шампунь <text:s/>дбайливо очищає волосся і надає заспокійливу дію на шкіру голови</text:p>
          </table:table-cell>
          <table:table-cell office:value-type="string" table:style-name="ce9">
            <text:p>Заспокійливий шампунь розроблений для того щоб піклується про красу і силу вашого волосся, він дбайливо очищає волосся і надає заспокійливу дію на шкіру голови.<text:s/></text:p>
          </table:table-cell>
          <table:table-cell office:value-type="string" table:style-name="ce9">
            <text:p>Ніжна формула Calming Botanikare збагачена виключно екстрактами рослинного походження, які забезпечують ніжне очищення шкіри і роблять волосся здоровими.<text:s/></text:p>
          </table:table-cell>
          <table:table-cell office:value-type="string" table:style-name="ce9">
            <text:p>1007.png</text:p>
          </table:table-cell>
          <table:table-cell office:value-type="float" office:value="464" table:style-name="ce13">
            <text:p>464</text:p>
          </table:table-cell>
          <table:table-cell office:value-type="float" office:value="1289" table:formula="of:=[.H289]+1" table:style-name="ce13">
            <text:p>1289</text:p>
          </table:table-cell>
          <table:table-cell office:value-type="string" table:style-name="ce14">
            <text:p>Італія</text:p>
          </table:table-cell>
          <table:table-cell office:value-type="string" table:style-name="ce14">
            <text:p>Шампунь</text:p>
          </table:table-cell>
          <table:table-cell office:value-type="string" table:style-name="ce14">
            <text:p>AlterEgo</text:p>
          </table:table-cell>
          <table:table-cell office:value-type="string" table:style-name="ce14">
            <text:p>Botanikare</text:p>
          </table:table-cell>
          <table:table-cell office:value-type="float" office:value="1" table:style-name="ce9">
            <text:p>1</text:p>
          </table:table-cell>
          <table:table-cell office:value-type="float" office:value="7" table:style-name="ce9">
            <text:p>7</text:p>
          </table:table-cell>
          <table:table-cell office:value-type="float" office:value="40" table:style-name="ce14">
            <text:p>40</text:p>
          </table:table-cell>
          <table:table-cell office:value-type="float" office:value="22" table:style-name="ce9">
            <text:p>22</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5" table:style-name="ce15"/>
          <table:table-cell office:value-type="float" office:value="1" table:style-name="ce15">
            <text:p>1</text:p>
          </table:table-cell>
          <table:table-cell table:number-columns-repeated="5"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0" table:formula="of:=[.A290]+1" table:style-name="ce10">
            <text:p>290</text:p>
          </table:table-cell>
          <table:table-cell office:value-type="string" table:style-name="ce1">
            <text:p>Шампунь "Інтенсивне зволоження волосся" Серії Яєчний, White Mandarin, 250 мл</text:p>
          </table:table-cell>
          <table:table-cell office:value-type="string" table:style-name="ce42">
            <text:p>На основі яєчного масла, гідролізату кератину, олії вербени. Для сухого та пошкодженого волосся</text:p>
          </table:table-cell>
          <table:table-cell office:value-type="string" table:style-name="ce42">
            <text:p>Лагідно очищує та інтенсивно зволожує волосся, сприяє його оздоровленню від коренів до кончиків.</text:p>
          </table:table-cell>
          <table:table-cell office:value-type="string" table:style-name="ce43">
            <text:p><text:s/>Суха шкіра голови, сухі та посічені кінчики волос потребують особливо дбайливого догляду. Пошкоджені волоссі мають пористу структуру, тому вони швидше втрачають вологу. Особливо це характерно для фарбованого волосся, а також для волосся, що піддаються частій термічній обробці. Новий шампунь «Яєчний» був розроблений саме з метою забезпечення інтенсивного зволоження шкіри голови і волосся, тим самим він сприяє оздоровленню і відновленню волосся від коренів до кінчиків. Постійне застосування шампуню допоможе повернути волоссю доглянутий вигляд і здоровий блиск. Яєчне масло, яке входить до складу цього шампуню, забезпечує тривалий пом’якшувальний, зволожуючий і регенеруючий ефект. Воно містить величезну кількість необхідних для волосся поживних речовин, котрі знаходяться в легко доступній для волосся та шкіри голови формі, сприяють продовженню життєвого циклу волосся та відновленню його структури по всій довжині. Миюча основа нашого шампуню — це м’які ПАР, отримані з натуральних олій, цукру і кукурудзи. Ці компоненти дбайливо очищають волосся, не викликаючи подразнення та сухості шкіри (сертифіковані ECOCERT). Всі складові шампуню «Яєчного» абсолютно безпечні і мають відповідні сертифікати, в тому числі, ECOCERT и Органік.</text:p>
            <text:p><text:s text:c="31"/></text:p>
          </table:table-cell>
          <table:table-cell office:value-type="string" table:style-name="ce42">
            <text:p>agg-shampoo.png</text:p>
          </table:table-cell>
          <table:table-cell office:value-type="float" office:value="164" table:style-name="ce42">
            <text:p>164</text:p>
          </table:table-cell>
          <table:table-cell office:value-type="float" office:value="1290" table:formula="of:=[.H290]+1" table:style-name="ce13">
            <text:p>1290</text:p>
          </table:table-cell>
          <table:table-cell office:value-type="string" table:style-name="ce14">
            <text:p>Україна</text:p>
          </table:table-cell>
          <table:table-cell office:value-type="string" table:style-name="ce14">
            <text:p>Шампунь</text:p>
          </table:table-cell>
          <table:table-cell office:value-type="string" table:style-name="ce14">
            <text:p>Choice</text:p>
          </table:table-cell>
          <table:table-cell office:value-type="string" table:style-name="ce14">
            <text:p>White Mandarin</text:p>
          </table:table-cell>
          <table:table-cell office:value-type="float" office:value="1" table:style-name="ce9">
            <text:p>1</text:p>
          </table:table-cell>
          <table:table-cell office:value-type="float" office:value="8" table:style-name="ce9">
            <text:p>8</text:p>
          </table:table-cell>
          <table:table-cell office:value-type="float" office:value="41" table:style-name="ce14">
            <text:p>41</text:p>
          </table:table-cell>
          <table:table-cell office:value-type="float" office:value="18" table:style-name="ce42">
            <text:p>18</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1" table:formula="of:=[.A291]+1" table:style-name="ce10">
            <text:p>291</text:p>
          </table:table-cell>
          <table:table-cell office:value-type="string" table:style-name="ce1">
            <text:p>Шампунь "Живлення і зміцнення" Серії Медова, White Mandarin, 250 мл</text:p>
          </table:table-cell>
          <table:table-cell office:value-type="string" table:style-name="ce42">
            <text:p>Містить у складі настоянку розмарину, олію авокаду та екстракт меду. Для всіх типів волосся</text:p>
          </table:table-cell>
          <table:table-cell office:value-type="string" table:style-name="ce42">
            <text:p>Чудово зволожує і живить волосся, повертає йому життєву силу, природню красу та розкішний блиск.</text:p>
          </table:table-cell>
          <table:table-cell office:value-type="string" table:style-name="ce43">
            <text:p>Завдяки меду, який містить велику кількість біологічно активних речовин, шампунь забезпечує збалансоване живлення для шкіри голови, зміцнює волосяні цибулини і запобігає втраті вологи. Миюча основа нашого шампуню складається з м'яких ПАР, отриманих з оливкової, кокосової, мигдальної олії, олії бабассу, а також натуральних амінокислот, що містяться в овочах і фруктах, — саркозина та глютамінової амінокислоти. Ці компоненти дбайливо очищають волосся, покращують їх структуру, повертають їм живість та сяйво.</text:p>
            <text:p><text:s text:c="32"/></text:p>
          </table:table-cell>
          <table:table-cell office:value-type="string" table:style-name="ce42">
            <text:p>shampoo-medova.png</text:p>
          </table:table-cell>
          <table:table-cell office:value-type="float" office:value="164" table:style-name="ce44">
            <text:p>164</text:p>
          </table:table-cell>
          <table:table-cell office:value-type="float" office:value="1291" table:formula="of:=[.H291]+1" table:style-name="ce13">
            <text:p>1291</text:p>
          </table:table-cell>
          <table:table-cell office:value-type="string" table:style-name="ce14">
            <text:p>Україна</text:p>
          </table:table-cell>
          <table:table-cell office:value-type="string" table:style-name="ce14">
            <text:p>Шампунь</text:p>
          </table:table-cell>
          <table:table-cell office:value-type="string" table:style-name="ce14">
            <text:p>Choice</text:p>
          </table:table-cell>
          <table:table-cell office:value-type="string" table:style-name="ce14">
            <text:p>White Mandarin</text:p>
          </table:table-cell>
          <table:table-cell office:value-type="float" office:value="1" table:style-name="ce9">
            <text:p>1</text:p>
          </table:table-cell>
          <table:table-cell office:value-type="float" office:value="8" table:style-name="ce9">
            <text:p>8</text:p>
          </table:table-cell>
          <table:table-cell office:value-type="float" office:value="41" table:style-name="ce14">
            <text:p>41</text:p>
          </table:table-cell>
          <table:table-cell office:value-type="float" office:value="18" table:style-name="ce42">
            <text:p>18</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2" table:formula="of:=[.A292]+1" table:style-name="ce10">
            <text:p>292</text:p>
          </table:table-cell>
          <table:table-cell office:value-type="string" table:style-name="ce1">
            <text:p>Шампунь "Сяйво і блиск", Серії Цитрус, White Mandarin, 250 мл</text:p>
          </table:table-cell>
          <table:table-cell office:value-type="string" table:style-name="ce42">
            <text:p>На основі води розмарину, олії макадамського горіха,олії грейпфрута. Для сухого та ламкого волосся</text:p>
          </table:table-cell>
          <table:table-cell office:value-type="string" table:style-name="ce42">
            <text:p>Зволоження, зміцнення, насичення вітамінами.</text:p>
          </table:table-cell>
          <table:table-cell office:value-type="string" table:style-name="ce42">
            <text:p>М'яко очищує, та прекрасно живить та зволожує сухе та ослаблене волосся, робить його м'яким, живим і природньо здоровим. Надає йому сяючого блиску.</text:p>
          </table:table-cell>
          <table:table-cell office:value-type="string" table:style-name="ce44">
            <text:p>shampoo-tsitrus.png</text:p>
          </table:table-cell>
          <table:table-cell office:value-type="float" office:value="164" table:style-name="ce44">
            <text:p>164</text:p>
          </table:table-cell>
          <table:table-cell office:value-type="float" office:value="1292" table:formula="of:=[.H292]+1" table:style-name="ce13">
            <text:p>1292</text:p>
          </table:table-cell>
          <table:table-cell office:value-type="string" table:style-name="ce14">
            <text:p>Україна</text:p>
          </table:table-cell>
          <table:table-cell office:value-type="string" table:style-name="ce14">
            <text:p>Шампунь</text:p>
          </table:table-cell>
          <table:table-cell office:value-type="string" table:style-name="ce14">
            <text:p>Choice</text:p>
          </table:table-cell>
          <table:table-cell office:value-type="string" table:style-name="ce14">
            <text:p>White Mandarin</text:p>
          </table:table-cell>
          <table:table-cell office:value-type="float" office:value="1" table:style-name="ce9">
            <text:p>1</text:p>
          </table:table-cell>
          <table:table-cell office:value-type="float" office:value="8" table:style-name="ce9">
            <text:p>8</text:p>
          </table:table-cell>
          <table:table-cell office:value-type="float" office:value="41" table:style-name="ce14">
            <text:p>41</text:p>
          </table:table-cell>
          <table:table-cell office:value-type="float" office:value="18" table:style-name="ce42">
            <text:p>18</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3" table:formula="of:=[.A293]+1" table:style-name="ce10">
            <text:p>293</text:p>
          </table:table-cell>
          <table:table-cell office:value-type="string" table:style-name="ce1">
            <text:p>Шампунь "Зміцнення і ріст" Серії Цілющі трави, White Mandarin, 250 мл</text:p>
          </table:table-cell>
          <table:table-cell office:value-type="string" table:style-name="ce42">
            <text:p>Містить екстракт пророщених зерен, вівса, пшениці, кукурузи, ячменю, дикого калгану, ладану. Для усіх типів волосся</text:p>
          </table:table-cell>
          <table:table-cell office:value-type="string" table:style-name="ce42">
            <text:p>З натуральними оліями, органічними рослинними екстрактами та високим вмістом протеїнів, живить шкіру голови вітамінами, відновлює структуру та зміцнює волосяну цибулину. Допомогає відновити тонке або пошкоджене волосся. Ефективно протидіє його випадінню та збагачує необхідними вітамінами та мінералами.</text:p>
          </table:table-cell>
          <table:table-cell office:value-type="string" table:style-name="ce43">
            <text:p>Екстракт пророслих зерен вівса, пшениці, кукурудзи, ячменю, який входить до складу шампуню, є джерелом протеїнів, ферментів, вітамінів, мікроелементів та антиоксидантів. Шампунь живить шкіру голови, відновлює структуру волосся, зміцнює волосяну цибулину і стимулює ріст волосся. Миюча основа нашого шампуню — це м'які ПАР, отримані з оливкової, кокосової, мигдальної олій та олії бабассу, а також натуральні амінокислоти, що містяться в овочах та фруктах, — саркозин і глютамінова кислота. Ці компоненти дбайливо очищують волосся, покращують структуру, повертають їм живість та сяйво.</text:p>
            <text:p><text:s text:c="32"/></text:p>
          </table:table-cell>
          <table:table-cell office:value-type="string" table:style-name="ce42">
            <text:p>shampoo-tsel-travi.png</text:p>
          </table:table-cell>
          <table:table-cell office:value-type="float" office:value="213" table:style-name="ce42">
            <text:p>213</text:p>
          </table:table-cell>
          <table:table-cell office:value-type="float" office:value="1293" table:formula="of:=[.H293]+1" table:style-name="ce13">
            <text:p>1293</text:p>
          </table:table-cell>
          <table:table-cell office:value-type="string" table:style-name="ce14">
            <text:p>Україна</text:p>
          </table:table-cell>
          <table:table-cell office:value-type="string" table:style-name="ce14">
            <text:p>Шампунь</text:p>
          </table:table-cell>
          <table:table-cell office:value-type="string" table:style-name="ce14">
            <text:p>Choice</text:p>
          </table:table-cell>
          <table:table-cell office:value-type="string" table:style-name="ce14">
            <text:p>White Mandarin</text:p>
          </table:table-cell>
          <table:table-cell office:value-type="float" office:value="1" table:style-name="ce9">
            <text:p>1</text:p>
          </table:table-cell>
          <table:table-cell office:value-type="float" office:value="8" table:style-name="ce9">
            <text:p>8</text:p>
          </table:table-cell>
          <table:table-cell office:value-type="float" office:value="41" table:style-name="ce14">
            <text:p>41</text:p>
          </table:table-cell>
          <table:table-cell office:value-type="float" office:value="18" table:style-name="ce42">
            <text:p>18</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4" table:formula="of:=[.A294]+1" table:style-name="ce10">
            <text:p>294</text:p>
          </table:table-cell>
          <table:table-cell office:value-type="string" table:style-name="ce45">
            <text:p>Маска "Сила і здоров'я" Серії Цілющі трави, White Mandarin, 250 мл</text:p>
          </table:table-cell>
          <table:table-cell office:value-type="string" table:style-name="ce44">
            <text:p>На основі житнього солоду, олії реп'яху, гірчиці, відвар бамбука. Для щоденного застосування. Щоденне лікування волосся</text:p>
          </table:table-cell>
          <table:table-cell office:value-type="string" table:style-name="ce42">
            <text:p>Глибоке живлення для здоровя та краси волосся. Перша допомога для тьмяного та неживого волосся. Маска чудово всотуэться в шкыру голови, допомогаэ пошкодженому волоссю знову набути здорового, красивого та розкышного вигляду.</text:p>
          </table:table-cell>
          <table:table-cell office:value-type="string" table:style-name="ce43">
            <text:p>Завдяки екстракту пророслих зерен вівса, пшениці, кукурудзи, ячменю і житнього солоду, що дуже багаті на протеїни та вітаміни, маска глибоко живить і зволожує тьмяне чи мляве волосся. Кремова основа маски — натуральні масла (гірчичне, реп'яхове, із рисових висівок, сезаму, масло Моною де Таїті), які м'яко та ефективно зволожують, живлять і відновлюють структуру пошкодженого волосся.</text:p>
            <text:p><text:s text:c="32"/></text:p>
          </table:table-cell>
          <table:table-cell office:value-type="string" table:style-name="ce42">
            <text:p>maska-tsil-tr.png</text:p>
          </table:table-cell>
          <table:table-cell office:value-type="float" office:value="194" table:style-name="ce44">
            <text:p>194</text:p>
          </table:table-cell>
          <table:table-cell office:value-type="float" office:value="1294" table:formula="of:=[.H294]+1" table:style-name="ce13">
            <text:p>1294</text:p>
          </table:table-cell>
          <table:table-cell office:value-type="string" table:style-name="ce14">
            <text:p>Україна</text:p>
          </table:table-cell>
          <table:table-cell office:value-type="string" table:style-name="ce14">
            <text:p>Шампунь</text:p>
          </table:table-cell>
          <table:table-cell office:value-type="string" table:style-name="ce14">
            <text:p>Choice</text:p>
          </table:table-cell>
          <table:table-cell office:value-type="string" table:style-name="ce14">
            <text:p>White Mandarin</text:p>
          </table:table-cell>
          <table:table-cell office:value-type="float" office:value="1" table:style-name="ce9">
            <text:p>1</text:p>
          </table:table-cell>
          <table:table-cell office:value-type="float" office:value="8" table:style-name="ce9">
            <text:p>8</text:p>
          </table:table-cell>
          <table:table-cell office:value-type="float" office:value="41" table:style-name="ce14">
            <text:p>41</text:p>
          </table:table-cell>
          <table:table-cell office:value-type="float" office:value="18" table:style-name="ce44">
            <text:p>18</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5" table:formula="of:=[.A295]+1" table:style-name="ce10">
            <text:p>295</text:p>
          </table:table-cell>
          <table:table-cell office:value-type="string" table:style-name="ce1">
            <text:p>Бальзам "Зволоження і захист" Серії Цілющі трави, White Mandarin, 250 мл</text:p>
          </table:table-cell>
          <table:table-cell office:value-type="string" table:style-name="ce42">
            <text:p>На основі олії рисових висівок, екстракту шишок хмелю, гелю алое вера, олії маной де таїті. Для всіх типів волосся</text:p>
          </table:table-cell>
          <table:table-cell office:value-type="string" table:style-name="ce42">
            <text:p>Формула, що багата протеїнами та вітамінами надає волоссю еластичність, захищає його від сонячних променів попереджуючи пересихання та вигорання. Допомогає відновити природню красу волосся. Попереджує ламкість та посічення на кінцях. Ефективно доглядає за пофарбованим та посіченим волоссям.</text:p>
          </table:table-cell>
          <table:table-cell office:value-type="string" table:style-name="ce43">
            <text:p>Завдяки екстракту пророслих зерен вівса, пшениці, кукурудзи та ячменю, багатому на протеїни та вітаміни, бальзам зволожує волосся, попереджаючи ламкість і розсічення волосся на кінцях. Волосся стає більш еластичним та м'яким. Кремова основа нашого бальзаму містить натуральні олії: олія рисових висівок, масло сезаму, масло Моной де Таїті, які ефективно зволожують, живлять і відновлюють структуру пошкодженого волосся.</text:p>
            <text:p><text:s text:c="32"/></text:p>
          </table:table-cell>
          <table:table-cell office:value-type="string" table:style-name="ce42">
            <text:p>balzam-tsiluwi-travi.png</text:p>
          </table:table-cell>
          <table:table-cell office:value-type="float" office:value="182" table:style-name="ce42">
            <text:p>182</text:p>
          </table:table-cell>
          <table:table-cell office:value-type="float" office:value="1295" table:formula="of:=[.H295]+1" table:style-name="ce13">
            <text:p>1295</text:p>
          </table:table-cell>
          <table:table-cell office:value-type="string" table:style-name="ce14">
            <text:p>Україна</text:p>
          </table:table-cell>
          <table:table-cell office:value-type="string" table:style-name="ce14">
            <text:p>Шампунь</text:p>
          </table:table-cell>
          <table:table-cell office:value-type="string" table:style-name="ce14">
            <text:p>Choice</text:p>
          </table:table-cell>
          <table:table-cell office:value-type="string" table:style-name="ce14">
            <text:p>White Mandarin</text:p>
          </table:table-cell>
          <table:table-cell office:value-type="float" office:value="1" table:style-name="ce9">
            <text:p>1</text:p>
          </table:table-cell>
          <table:table-cell office:value-type="float" office:value="8" table:style-name="ce9">
            <text:p>8</text:p>
          </table:table-cell>
          <table:table-cell office:value-type="float" office:value="41" table:style-name="ce14">
            <text:p>41</text:p>
          </table:table-cell>
          <table:table-cell office:value-type="float" office:value="18" table:style-name="ce44">
            <text:p>18</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6" table:formula="of:=[.A296]+1" table:style-name="ce10">
            <text:p>296</text:p>
          </table:table-cell>
          <table:table-cell office:value-type="string" table:style-name="ce1">
            <text:p>Бальзам"Відновлення і захист" Серії Цитрус, White Mandarin, 250 мл</text:p>
          </table:table-cell>
          <table:table-cell office:value-type="string" table:style-name="ce42">
            <text:p>На основі настоянки гвоздики, олії зародків пшениці, олії ши. Ідеально для тонкого і ослабленого волосся</text:p>
          </table:table-cell>
          <table:table-cell office:value-type="string" table:style-name="ce42">
            <text:p>"Розплутує" та зволожує волосся, запобігає ламкості; Надаэ волоссю блиск і шовковистість, насичує його чудовим свіжим ароматом.</text:p>
          </table:table-cell>
          <table:table-cell office:value-type="string" table:style-name="ce43">
            <text:p>Завдяки маслу ши бальзам добре проникає в структуру волосся та шкіри, забезпечуючи живлення і зволоження. Ефективно доглядає за ламким, посіченим, ослабленим волоссям, яке часто піддається хімічній обробці та укладці феном або плойкою. Кремова основа нашого бальзаму — натуральні масла ши та зародків пшениці — ефективно і м'яко зволожує, живить, відновлює структуру пошкодженого волосся.</text:p>
            <text:p><text:s text:c="32"/></text:p>
          </table:table-cell>
          <table:table-cell office:value-type="string" table:style-name="ce42">
            <text:p>bals-tsitrus.png</text:p>
          </table:table-cell>
          <table:table-cell office:value-type="float" office:value="134" table:style-name="ce42">
            <text:p>134</text:p>
          </table:table-cell>
          <table:table-cell office:value-type="float" office:value="1296" table:formula="of:=[.H296]+1" table:style-name="ce13">
            <text:p>1296</text:p>
          </table:table-cell>
          <table:table-cell office:value-type="string" table:style-name="ce14">
            <text:p>Україна</text:p>
          </table:table-cell>
          <table:table-cell office:value-type="string" table:style-name="ce14">
            <text:p>Шампунь</text:p>
          </table:table-cell>
          <table:table-cell office:value-type="string" table:style-name="ce14">
            <text:p>Choice</text:p>
          </table:table-cell>
          <table:table-cell office:value-type="string" table:style-name="ce14">
            <text:p>White Mandarin</text:p>
          </table:table-cell>
          <table:table-cell office:value-type="float" office:value="1" table:style-name="ce9">
            <text:p>1</text:p>
          </table:table-cell>
          <table:table-cell office:value-type="float" office:value="8" table:style-name="ce9">
            <text:p>8</text:p>
          </table:table-cell>
          <table:table-cell office:value-type="float" office:value="41" table:style-name="ce14">
            <text:p>41</text:p>
          </table:table-cell>
          <table:table-cell office:value-type="float" office:value="18" table:style-name="ce44">
            <text:p>18</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table:number-columns-repeated="2" table:style-name="ce15"/>
          <table:table-cell office:value-type="float" office:value="1" table:style-name="ce15">
            <text:p>1</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7" table:formula="of:=[.A297]+1" table:style-name="ce10">
            <text:p>297</text:p>
          </table:table-cell>
          <table:table-cell office:value-type="string" table:style-name="ce11">
            <text:p>Шампунь для світлого, сивого і волосся Mirella Professional Blond, 1000 мл<text:s text:c="2"/></text:p>
          </table:table-cell>
          <table:table-cell office:value-type="string" table:style-name="ce9">
            <text:p>Шампунь для світлих, сивого і пошкодженого волосся та нейтралізації жовтизни</text:p>
          </table:table-cell>
          <table:table-cell office:value-type="string" table:style-name="ce9">
            <text:p>Шампунь для світлих, сивого і пошкодженого волосся дозволяє підтримувати теплий відтінок волосся без ефекту жовтизни.</text:p>
          </table:table-cell>
          <table:table-cell office:value-type="string" table:style-name="ce9">
            <text:p>Шампунь для світлих, сивого і пошкодженого волосся Mirella Professional Blond Pink Shampoo дозволяє підтримувати теплий відтінок волосся без ефекту жовтизни. Засіб надає локонам теплий полуничний відтінок. Протеїни шовку і пантенол відновлюють, живлять пошкоджену структуру волосся.<text:s/></text:p>
          </table:table-cell>
          <table:table-cell office:value-type="string" table:style-name="ce9">
            <text:p>901.jpg</text:p>
          </table:table-cell>
          <table:table-cell office:value-type="float" office:value="250" table:style-name="ce13">
            <text:p>250</text:p>
          </table:table-cell>
          <table:table-cell office:value-type="float" office:value="1297" table:formula="of:=[.H297]+1" table:style-name="ce13">
            <text:p>1297</text:p>
          </table:table-cell>
          <table:table-cell office:value-type="string" table:style-name="ce14">
            <text:p>Італія</text:p>
          </table:table-cell>
          <table:table-cell office:value-type="string" table:style-name="ce14">
            <text:p>Шампунь</text:p>
          </table:table-cell>
          <table:table-cell office:value-type="string" table:style-name="ce14">
            <text:p>Mirella</text:p>
          </table:table-cell>
          <table:table-cell office:value-type="string" table:style-name="ce14">
            <text:p>Blond</text:p>
          </table:table-cell>
          <table:table-cell office:value-type="float" office:value="1" table:style-name="ce9">
            <text:p>1</text:p>
          </table:table-cell>
          <table:table-cell office:value-type="float" office:value="10" table:style-name="ce9">
            <text:p>10</text:p>
          </table:table-cell>
          <table:table-cell office:value-type="float" office:value="42" table:style-name="ce14">
            <text:p>42</text:p>
          </table:table-cell>
          <table:table-cell office:value-type="float" office:value="22" table:style-name="ce9">
            <text:p>22</text:p>
          </table:table-cell>
          <table:table-cell table:number-columns-repeated="3" table:style-name="ce15"/>
          <table:table-cell office:value-type="float" office:value="1" table:style-name="ce15">
            <text:p>1</text:p>
          </table:table-cell>
          <table:table-cell table:style-name="ce16"/>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5" table:style-name="ce15"/>
          <table:table-cell office:value-type="float" office:value="1" table:style-name="ce15">
            <text:p>1</text:p>
          </table:table-cell>
          <table:table-cell table:number-columns-repeated="4"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8" table:formula="of:=[.A298]+1" table:style-name="ce10">
            <text:p>298</text:p>
          </table:table-cell>
          <table:table-cell office:value-type="string" table:style-name="ce21">
            <text:p>Шампунь для світлого і пошкодженого волосся Mirella Professional Blond, 300 мл<text:s/></text:p>
          </table:table-cell>
          <table:table-cell office:value-type="string" table:style-name="ce9">
            <text:p>Шампунь для світлих і пошкодженого волосся, для знебарвленого, сивого і світлих пасм волосся</text:p>
          </table:table-cell>
          <table:table-cell office:value-type="string" table:style-name="ce9">
            <text:p>Створений для знебарвленого, сивого і світлих пасм волосся, згодом вони набувають чарівний блиск.</text:p>
          </table:table-cell>
          <table:table-cell office:value-type="string" table:style-name="ce9">
            <text:p>Шампунь для світлих і пошкодженого волосся Mirella Professional Blond Shampoo With Silk Proteins є професійний засіб, що забезпечує вашій шевелюрі дбайливий і повноцінний догляд. Формула насичена протеїнами шовку. Вона розроблена фахівцями для знебарвленого, сивого і світлих пасм.<text:s/></text:p>
          </table:table-cell>
          <table:table-cell office:value-type="string" table:style-name="ce9">
            <text:p>902.png</text:p>
          </table:table-cell>
          <table:table-cell office:value-type="float" office:value="112" table:style-name="ce13">
            <text:p>112</text:p>
          </table:table-cell>
          <table:table-cell office:value-type="float" office:value="1298" table:formula="of:=[.H298]+1" table:style-name="ce13">
            <text:p>1298</text:p>
          </table:table-cell>
          <table:table-cell office:value-type="string" table:style-name="ce14">
            <text:p>Італія</text:p>
          </table:table-cell>
          <table:table-cell office:value-type="string" table:style-name="ce14">
            <text:p>Шампунь</text:p>
          </table:table-cell>
          <table:table-cell office:value-type="string" table:style-name="ce14">
            <text:p>Mirella</text:p>
          </table:table-cell>
          <table:table-cell office:value-type="string" table:style-name="ce14">
            <text:p>Blond</text:p>
          </table:table-cell>
          <table:table-cell office:value-type="float" office:value="1" table:style-name="ce9">
            <text:p>1</text:p>
          </table:table-cell>
          <table:table-cell office:value-type="float" office:value="10" table:style-name="ce9">
            <text:p>10</text:p>
          </table:table-cell>
          <table:table-cell office:value-type="float" office:value="42" table:style-name="ce14">
            <text:p>42</text:p>
          </table:table-cell>
          <table:table-cell office:value-type="float" office:value="21" table:style-name="ce9">
            <text:p>21</text:p>
          </table:table-cell>
          <table:table-cell table:number-columns-repeated="3" table:style-name="ce15"/>
          <table:table-cell office:value-type="float" office:value="1" table:style-name="ce15">
            <text:p>1</text:p>
          </table:table-cell>
          <table:table-cell table:style-name="ce16"/>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5" table:style-name="ce15"/>
          <table:table-cell office:value-type="float" office:value="1" table:style-name="ce15">
            <text:p>1</text:p>
          </table:table-cell>
          <table:table-cell table:number-columns-repeated="4"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299" table:formula="of:=[.A299]+1" table:style-name="ce10">
            <text:p>299</text:p>
          </table:table-cell>
          <table:table-cell office:value-type="string" table:style-name="ce11">
            <text:p>Маска для сухого волосся з маточним молочком Mirella Prof BeeForm, 500 мл<text:s/></text:p>
          </table:table-cell>
          <table:table-cell office:value-type="string" table:style-name="ce9">
            <text:p>Маска для сухих і пошкоджених волосся з маточним молочком для еластичності волосся</text:p>
          </table:table-cell>
          <table:table-cell office:value-type="string" table:style-name="ce9">
            <text:p>Після використання маски ваші пасма стануть слухняними, гладенькими, м'якими, блискучими і еластичними</text:p>
          </table:table-cell>
          <table:table-cell office:value-type="string" table:style-name="ce9">
            <text:p>Завдяки натуральному складу засобу, ваші пасма швидко насичуються вологою і корисними мікроелементами, отримують потужний вітамінний заряд, починають швидко оновлюватися і наповнюватися життям. Bee Form Mask - це унікальний коктейль з цінних і незамінних для здоров'я волосся інгредієнтів, в тому числі амінокислот і протеїнів. При регулярному використанні засоби ваша шевелюра наповнюється блиском, локони стають міцними, сяючими, швидко ростуть і зберігають природний обсяг. Але навіть використавши маску раз, ви оціните її благотворний вплив: ваші пасма стануть слухняними, гладенькими, м'якими, блискучими і еластичними</text:p>
          </table:table-cell>
          <table:table-cell office:value-type="string" table:style-name="ce9">
            <text:p>904.png</text:p>
          </table:table-cell>
          <table:table-cell office:value-type="float" office:value="211" table:style-name="ce13">
            <text:p>211</text:p>
          </table:table-cell>
          <table:table-cell office:value-type="float" office:value="1299" table:formula="of:=[.H299]+1" table:style-name="ce13">
            <text:p>1299</text:p>
          </table:table-cell>
          <table:table-cell office:value-type="string" table:style-name="ce14">
            <text:p>Італія</text:p>
          </table:table-cell>
          <table:table-cell office:value-type="string" table:style-name="ce14">
            <text:p>Шампунь</text:p>
          </table:table-cell>
          <table:table-cell office:value-type="string" table:style-name="ce14">
            <text:p>Mirella</text:p>
          </table:table-cell>
          <table:table-cell office:value-type="string" table:style-name="ce14">
            <text:p>BeeForm</text:p>
          </table:table-cell>
          <table:table-cell office:value-type="float" office:value="1" table:style-name="ce9">
            <text:p>1</text:p>
          </table:table-cell>
          <table:table-cell office:value-type="float" office:value="10" table:style-name="ce9">
            <text:p>10</text:p>
          </table:table-cell>
          <table:table-cell office:value-type="float" office:value="43" table:style-name="ce14">
            <text:p>43</text:p>
          </table:table-cell>
          <table:table-cell office:value-type="float" office:value="25" table:style-name="ce9">
            <text:p>25</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10"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300" table:formula="of:=[.A300]+1" table:style-name="ce10">
            <text:p>300</text:p>
          </table:table-cell>
          <table:table-cell office:value-type="string" table:style-name="ce11">
            <text:p>Шампунь з маточним молочком Mirella Professional BeeForm, 1000 мл<text:s/></text:p>
          </table:table-cell>
          <table:table-cell office:value-type="string" table:style-name="ce9">
            <text:p>Відновлюючий шампунь з маточним молочком і пшеничними протеїнами <text:s/>призначений для пошкодженого волосся.<text:s/></text:p>
          </table:table-cell>
          <table:table-cell office:value-type="string" table:style-name="ce9">
            <text:p>Делікатно очищає шкіру голови, зберігаючи природний водний баланс поверхні волосся.</text:p>
          </table:table-cell>
          <table:table-cell office:value-type="string" table:style-name="ce9">
            <text:p>Відновлює шампунь з маточним молочком і пшеничними протеїнами Mirella Professional призначений для пошкодженого волосся. Формула насичена компонентами, які делікатно очищають шкіру голови, зберігаючи природний водний баланс поверхні волосся. Відновлює шампунь доглядає за пофарбованими і знебарвлені волоссям, зміцнює структуру зсередини. Полегшує розчісування.</text:p>
          </table:table-cell>
          <table:table-cell office:value-type="string" table:style-name="ce9">
            <text:p>903.jpg</text:p>
          </table:table-cell>
          <table:table-cell office:value-type="float" office:value="339" table:style-name="ce13">
            <text:p>339</text:p>
          </table:table-cell>
          <table:table-cell office:value-type="float" office:value="1300" table:formula="of:=[.H300]+1" table:style-name="ce13">
            <text:p>1300</text:p>
          </table:table-cell>
          <table:table-cell office:value-type="string" table:style-name="ce14">
            <text:p>Італія</text:p>
          </table:table-cell>
          <table:table-cell office:value-type="string" table:style-name="ce14">
            <text:p>Шампунь</text:p>
          </table:table-cell>
          <table:table-cell office:value-type="string" table:style-name="ce14">
            <text:p>Mirella</text:p>
          </table:table-cell>
          <table:table-cell office:value-type="string" table:style-name="ce14">
            <text:p>BeeForm</text:p>
          </table:table-cell>
          <table:table-cell office:value-type="float" office:value="1" table:style-name="ce9">
            <text:p>1</text:p>
          </table:table-cell>
          <table:table-cell office:value-type="float" office:value="10" table:style-name="ce9">
            <text:p>10</text:p>
          </table:table-cell>
          <table:table-cell office:value-type="float" office:value="43" table:style-name="ce14">
            <text:p>43</text:p>
          </table:table-cell>
          <table:table-cell office:value-type="float" office:value="22" table:style-name="ce9">
            <text:p>22</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10"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office:value-type="float" office:value="301" table:formula="of:=[.A301]+1" table:style-name="ce10">
            <text:p>301</text:p>
          </table:table-cell>
          <table:table-cell office:value-type="string" table:style-name="ce11">
            <text:p>Спрей-кондиціонер з маточним молочком Mirella BeeForm Spray, 150 мл<text:s/></text:p>
          </table:table-cell>
          <table:table-cell office:value-type="string" table:style-name="ce9">
            <text:p>Ретельно продуманий склад розроблений спеціально для інтенсивного зволоження.</text:p>
          </table:table-cell>
          <table:table-cell office:value-type="string" table:style-name="ce9">
            <text:p>Внаслідок регулярного застосування волосся перетворяться, стануть більш слухняними, будуть ще довше зберігати свіжість</text:p>
          </table:table-cell>
          <table:table-cell office:value-type="string" table:style-name="ce9">
            <text:p>Спрей-кондиціонер з маточним молочком і пшеничними протеїнами Mirella Professional Bee Form Spray надає унікальне зволожуючу дію за рахунок утримання маточного молочка і пшеничних протеїнів. Засіб надає волоссю міцність і блиск. Ви залишитеся задоволені його придбанням.</text:p>
          </table:table-cell>
          <table:table-cell office:value-type="string" table:style-name="ce9">
            <text:p>6758.jpg</text:p>
          </table:table-cell>
          <table:table-cell office:value-type="float" office:value="179" table:style-name="ce13">
            <text:p>179</text:p>
          </table:table-cell>
          <table:table-cell office:value-type="float" office:value="1301" table:formula="of:=[.H301]+1" table:style-name="ce13">
            <text:p>1301</text:p>
          </table:table-cell>
          <table:table-cell office:value-type="string" table:style-name="ce14">
            <text:p>Італія</text:p>
          </table:table-cell>
          <table:table-cell office:value-type="string" table:style-name="ce14">
            <text:p>Шампунь</text:p>
          </table:table-cell>
          <table:table-cell office:value-type="string" table:style-name="ce14">
            <text:p>Mirella</text:p>
          </table:table-cell>
          <table:table-cell office:value-type="string" table:style-name="ce14">
            <text:p>BeeForm</text:p>
          </table:table-cell>
          <table:table-cell office:value-type="float" office:value="1" table:style-name="ce9">
            <text:p>1</text:p>
          </table:table-cell>
          <table:table-cell office:value-type="float" office:value="10" table:style-name="ce9">
            <text:p>10</text:p>
          </table:table-cell>
          <table:table-cell office:value-type="float" office:value="43" table:style-name="ce14">
            <text:p>43</text:p>
          </table:table-cell>
          <table:table-cell office:value-type="float" office:value="25" table:style-name="ce9">
            <text:p>25</text:p>
          </table:table-cell>
          <table:table-cell table:number-columns-repeated="4" table:style-name="ce15"/>
          <table:table-cell office:value-type="float" office:value="1" table:style-name="ce16">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10" table:style-name="ce15"/>
          <table:table-cell office:value-type="float" office:value="1" table:style-name="ce9">
            <text:p>1</text:p>
          </table:table-cell>
          <table:table-cell office:value-type="float" office:value="0" table:style-name="ce9">
            <text:p>0</text:p>
          </table:table-cell>
          <table:table-cell office:value-type="float" office:value="0" table:style-name="ce9">
            <text:p>0</text:p>
          </table:table-cell>
          <table:table-cell table:number-columns-repeated="16346" table:style-name="ce1"/>
        </table:table-row>
        <table:table-row table:style-name="ro1">
          <table:table-cell table:style-name="ce10"/>
          <table:table-cell table:style-name="ce21"/>
          <table:table-cell table:number-columns-repeated="4" table:style-name="ce9"/>
          <table:table-cell table:number-columns-repeated="2" table:style-name="ce13"/>
          <table:table-cell table:number-columns-repeated="4" table:style-name="ce14"/>
          <table:table-cell table:number-columns-repeated="2" table:style-name="ce9"/>
          <table:table-cell table:style-name="ce14"/>
          <table:table-cell table:style-name="ce9"/>
          <table:table-cell table:number-columns-repeated="4" table:style-name="ce15"/>
          <table:table-cell table:style-name="ce16"/>
          <table:table-cell table:number-columns-repeated="14" table:style-name="ce15"/>
          <table:table-cell table:number-columns-repeated="3" table:style-name="ce9"/>
          <table:table-cell table:number-columns-repeated="16346" table:style-name="ce1"/>
        </table:table-row>
        <table:table-row table:number-rows-repeated="2" table:style-name="ro1">
          <table:table-cell table:style-name="ce10"/>
          <table:table-cell table:style-name="ce11"/>
          <table:table-cell table:number-columns-repeated="4" table:style-name="ce9"/>
          <table:table-cell table:number-columns-repeated="2" table:style-name="ce13"/>
          <table:table-cell table:number-columns-repeated="4" table:style-name="ce14"/>
          <table:table-cell table:number-columns-repeated="2" table:style-name="ce9"/>
          <table:table-cell table:style-name="ce14"/>
          <table:table-cell table:style-name="ce9"/>
          <table:table-cell table:number-columns-repeated="4" table:style-name="ce15"/>
          <table:table-cell table:style-name="ce16"/>
          <table:table-cell table:number-columns-repeated="14" table:style-name="ce15"/>
          <table:table-cell table:number-columns-repeated="3" table:style-name="ce9"/>
          <table:table-cell table:number-columns-repeated="16346" table:style-name="ce1"/>
        </table:table-row>
        <table:table-row table:number-rows-repeated="1048271" table:style-name="ro1">
          <table:table-cell table:number-columns-repeated="16384"/>
        </table:table-row>
      </table:table>
      <table:table table:name="Лист2" table:style-name="ta2">
        <table:table-column table:style-name="co28" table:default-cell-style-name="ce1"/>
        <table:table-column table:style-name="co14" table:number-columns-repeated="16383" table:default-cell-style-name="ce1"/>
        <table:table-row table:style-name="ro12">
          <table:table-cell table:number-columns-repeated="16384"/>
        </table:table-row>
        <table:table-row table:style-name="ro13">
          <table:table-cell office:value-type="string" table:style-name="ce46">
            <text:p>Бразильська компанія Фелпс створювалася командою професіоналів з багаторічним досвідом у виробництві засобів для волосся. Країна славиться трепетним ставленням до волосся, а особливо до процедур по випрямлянню, додаванню гладкості, блиску. Основною метою засновники Felps ставили впровадження інноваційних технологій в звичні формули продуктів. Нові складові комбінації володіють унікальними комбінаціями, які роблять шевелюру близькою до досконалості. Поряд з продуктами для випрямлення, лідируючі позиції займає ботокс для волосся Felps xbtx. Комплекс догляду в основі препарату допомагає домогтися високих показників по відновленню, оздоровлення шевелюри.</text:p>
          </table:table-cell>
          <table:table-cell table:number-columns-repeated="16383"/>
        </table:table-row>
        <table:table-row table:number-rows-repeated="2" table:style-name="ro13">
          <table:table-cell table:style-name="ce46"/>
          <table:table-cell table:number-columns-repeated="16383"/>
        </table:table-row>
        <table:table-row table:style-name="ro13">
          <table:table-cell office:value-type="string" table:style-name="ce46">
            <text:p>Davines - одна з провідних розкішних брендів стійкого догляду за волоссям. Незалежно від того, чи потрібно вам боротися із завиванням, додати текстуру або створити локони, наша велика колекція Davines каже про те, що ви обов’язково знайдете щось виключно для себе.</text:p>
          </table:table-cell>
          <table:table-cell table:number-columns-repeated="16383"/>
        </table:table-row>
        <table:table-row table:style-name="ro13">
          <table:table-cell table:style-name="ce46"/>
          <table:table-cell table:number-columns-repeated="16383"/>
        </table:table-row>
        <table:table-row table:style-name="ro13">
          <table:table-cell office:value-type="string" table:style-name="ce46">
            <text:p>Засоби для догляду за волоссям Joico містять найкращі, найкорисніші інгредієнти у світі; масло ши з Африки, масло орхідей з Азії. Купуйте асортимент товарів для волосся Joico, включаючи улюблений фіолетовий шампунь та блакитний шампунь для світлих та фарбованих пасм волосся.</text:p>
          </table:table-cell>
          <table:table-cell table:number-columns-repeated="16383"/>
        </table:table-row>
        <table:table-row table:style-name="ro13">
          <table:table-cell table:style-name="ce46"/>
          <table:table-cell table:number-columns-repeated="16383"/>
        </table:table-row>
        <table:table-row table:style-name="ro13">
          <table:table-cell office:value-type="string" table:style-name="ce46">
            <text:p>FARMAVITA працює на ринках косметики для волосся вже 30 років з переважним пріоритетом: створити високоякісні професійні засоби для волосся. Він виробляє на власному заводі, оснащеному найсучаснішими механізмами видалення крові та наповнення, та розробляє свою продукцію, розробляючи рецепти у власній лабораторії досліджень та розробок. З самого початку FARMAVITA була покликана розвивати міжнародний ринок, і зараз вона працює у понад 40 країнах. Продукція FarmaVita вже встигла привернути увагу жителів України, зарекомендувавши себе як корисна косметика, більшість з якої включає екстракти лікарських рослин (лаванда, розмарин, м’ята, шавлія, полин, звіробій, кропива, евкаліпт), ефірні олії, вітаміни, пантенол - що захищає волосся від впливу агресивного середовища та забезпечує харчування, захист, колір і блиск волосся!</text:p>
          </table:table-cell>
          <table:table-cell table:number-columns-repeated="16383"/>
        </table:table-row>
        <table:table-row table:style-name="ro13">
          <table:table-cell table:style-name="ce46"/>
          <table:table-cell table:number-columns-repeated="16383"/>
        </table:table-row>
        <table:table-row table:style-name="ro14">
          <table:table-cell office:value-type="string" table:style-name="ce21">
            <text:p/>
            <text:p>Італійська професійна косметика для догляду за волоссям FarmaVita пропонує повний спектр необхідних продуктів:</text:p>
            <text:p/>
            <text:p>Ніжне миття волосся здійснюється професійними шампунями на основі олії бразильського горіха та екстрактів середземноморських трав, <text:s/>на основі лікарських екстрактів диких польових квітів, а також на основі олій;</text:p>
            <text:p>Продукція для догляду за волоссям використовуються в салонах краси;асоби по догляду за волоссям в домашніх умовах, що допомагають підтримувати колір волосся, зволожувати, надавати обсяг або випрямляти неслухняне кучеряве волосся; Бренд пропонує наступне:</text:p>
            <text:p>SPA - ламінування волосся;</text:p>
            <text:p>БІО-завивка;</text:p>
            <text:p>Випрямлення волосся;</text:p>
            <text:p>Всі необхідні засоби для укладання, які допомагають підкреслити красу вашого волосся: блиск, захист, об’єм, фіксація, зволоження, захист посічених кінчиків волосся, лосьйон на основі фіксуючої смоли - ідеально підходить для весільних та вечірніх зачісок, які протримаються кілька днів;</text:p>
            <text:p>Лікарські засоби, що забезпечують вирішення всіх проблем волосся та шкіри голови;</text:p>
          </table:table-cell>
          <table:table-cell table:number-columns-repeated="16383"/>
        </table:table-row>
        <table:table-row table:style-name="ro13">
          <table:table-cell table:style-name="ce46"/>
          <table:table-cell table:number-columns-repeated="16383"/>
        </table:table-row>
        <table:table-row table:style-name="ro13">
          <table:table-cell office:value-type="string" table:style-name="ce46">
            <text:p>Farmavita - це добре відома торгова марка засобів по догляду за волоссям. Торгова марка Farmavita пропонує цілу низку продуктів із неперевершеною якістю продуктів для догляду за волоссям та багатьма іншими продуктами та процедурами для всіх типів волосся: сухого, фарбованого, жирного тощо.</text:p>
          </table:table-cell>
          <table:table-cell table:number-columns-repeated="16383"/>
        </table:table-row>
        <table:table-row table:style-name="ro13">
          <table:table-cell table:style-name="ce46"/>
          <table:table-cell table:number-columns-repeated="16383"/>
        </table:table-row>
        <table:table-row table:style-name="ro15">
          <table:table-cell office:value-type="string" table:style-name="ce21">
            <text:p/>
            <text:p>FARMAVITA - це італійська косметична компанія, яка розробляє професійний догляд за волоссям понад 30 років. Велика кількість досліджень, точний підбір якісних сировинних інгредієнтів та ефективне використання новітніх технологій дозволяють Farmavita створювати високоякісні та інноваційні продукти, що полегшують та підвищують професіоналізм своїх клієнтів.</text:p>
          </table:table-cell>
          <table:table-cell table:number-columns-repeated="16383"/>
        </table:table-row>
        <table:table-row table:style-name="ro13">
          <table:table-cell table:style-name="ce46"/>
          <table:table-cell table:number-columns-repeated="16383"/>
        </table:table-row>
        <table:table-row table:style-name="ro13">
          <table:table-cell office:value-type="string" table:style-name="ce46">
            <text:p>Farmavita - прогресивна інноваційна компанія, саме тому виробництво відбувається в Мілані, де вони випробовують та тестують нові продукти та вдосконалюють свої вже існуючі, щоб переконатися, що вони йдуть в ногу з сучасними тенденціями. Фаза випробування та тестування завершується за допомогою первинних досліджень та розробок, що забезпечують випуск найякісніших продуктів для ринку догляду за волоссям.</text:p>
          </table:table-cell>
          <table:table-cell table:number-columns-repeated="16383"/>
        </table:table-row>
        <table:table-row table:number-rows-repeated="1048559" table:style-name="ro12">
          <table:table-cell table:number-columns-repeated="16384"/>
        </table:table-row>
      </table:table>
      <table:table table:name="Лист3" table:style-name="ta2">
        <table:table-column table:style-name="co14" table:number-columns-repeated="16384" table:default-cell-style-name="ce1"/>
        <table:table-row table:style-name="ro13">
          <table:table-cell office:value-type="float" office:value="0" table:formula="of:=COM.MICROSOFT.SINGLE([.A1:.Q18])" table:style-name="ce47">
            <text:p>#ИМЯ?</text:p>
          </table:table-cell>
          <table:table-cell office:value-type="string" table:style-name="ce48">
            <text:p>T2</text:p>
          </table:table-cell>
          <table:table-cell office:value-type="string" table:style-name="ce48">
            <text:p>T3</text:p>
          </table:table-cell>
          <table:table-cell office:value-type="string" table:style-name="ce48">
            <text:p>T4</text:p>
          </table:table-cell>
          <table:table-cell office:value-type="string" table:style-name="ce48">
            <text:p>T5</text:p>
          </table:table-cell>
          <table:table-cell office:value-type="string" table:style-name="ce48">
            <text:p>S1</text:p>
          </table:table-cell>
          <table:table-cell office:value-type="string" table:style-name="ce48">
            <text:p>S2</text:p>
          </table:table-cell>
          <table:table-cell office:value-type="string" table:style-name="ce48">
            <text:p>S3</text:p>
          </table:table-cell>
          <table:table-cell office:value-type="string" table:style-name="ce48">
            <text:p>S4</text:p>
          </table:table-cell>
          <table:table-cell office:value-type="string" table:style-name="ce48">
            <text:p>S5</text:p>
          </table:table-cell>
          <table:table-cell office:value-type="string" table:style-name="ce48">
            <text:p>S6</text:p>
          </table:table-cell>
          <table:table-cell office:value-type="string" table:style-name="ce48">
            <text:p>S7</text:p>
          </table:table-cell>
          <table:table-cell office:value-type="string" table:style-name="ce48">
            <text:p>S8</text:p>
          </table:table-cell>
          <table:table-cell office:value-type="string" table:style-name="ce48">
            <text:p>S9</text:p>
          </table:table-cell>
          <table:table-cell office:value-type="string" table:style-name="ce48">
            <text:p>S10</text:p>
          </table:table-cell>
          <table:table-cell office:value-type="string" table:style-name="ce48">
            <text:p>S11</text:p>
          </table:table-cell>
          <table:table-cell office:value-type="string" table:style-name="ce48">
            <text:p>S12</text:p>
          </table:table-cell>
          <table:table-cell office:value-type="string" table:style-name="ce48">
            <text:p>S13</text:p>
          </table:table-cell>
          <table:table-cell office:value-type="string" table:style-name="ce48">
            <text:p>S14</text:p>
          </table:table-cell>
          <table:table-cell table:number-columns-repeated="2" table:style-name="ce11"/>
          <table:table-cell table:style-name="ce46"/>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table:style-name="ce19"/>
          <table:table-cell office:value-type="string" table:style-name="ce50">
            <text:p>ламке</text:p>
          </table:table-cell>
          <table:table-cell office:value-type="string" table:style-name="ce50">
            <text:p>освітлене</text:p>
          </table:table-cell>
          <table:table-cell table:style-name="ce19"/>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19"/>
          <table:table-cell table:number-columns-repeated="6" table:style-name="ce50"/>
          <table:table-cell table:number-columns-repeated="2" table:style-name="ce15"/>
          <table:table-cell table:style-name="ce50"/>
          <table:table-cell table:number-columns-repeated="16362"/>
        </table:table-row>
        <table:table-row table:style-name="ro13">
          <table:table-cell table:style-name="ce51"/>
          <table:table-cell table:number-columns-repeated="2" table:style-name="ce19"/>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19"/>
          <table:table-cell table:style-name="ce50"/>
          <table:table-cell office:value-type="string" table:style-name="ce50">
            <text:p>нейтралізація жовтизни</text:p>
          </table:table-cell>
          <table:table-cell table:number-columns-repeated="4"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19"/>
          <table:table-cell office:value-type="string" table:style-name="ce50">
            <text:p>ламке</text:p>
          </table:table-cell>
          <table:table-cell office:value-type="string" table:style-name="ce50">
            <text:p>освітлене</text:p>
          </table:table-cell>
          <table:table-cell table:style-name="ce19"/>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19"/>
          <table:table-cell table:number-columns-repeated="6"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table:style-name="ce19"/>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table:number-columns-repeated="2"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number-columns-repeated="8" table:style-name="ce50"/>
          <table:table-cell office:value-type="string" table:style-name="ce50">
            <text:p>для об'ємy</text:p>
          </table:table-cell>
          <table:table-cell table:number-columns-repeated="3"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4" table:style-name="ce50"/>
          <table:table-cell office:value-type="string" table:style-name="ce50">
            <text:p>нейтралізація жовтизни</text:p>
          </table:table-cell>
          <table:table-cell table:number-columns-repeated="4"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2" table:style-name="ce50"/>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4" table:style-name="ce50"/>
          <table:table-cell office:value-type="string" table:style-name="ce50">
            <text:p>нейтралізація жовтизни</text:p>
          </table:table-cell>
          <table:table-cell table:number-columns-repeated="4" table:style-name="ce50"/>
          <table:table-cell table:number-columns-repeated="2" table:style-name="ce15"/>
          <table:table-cell table:style-name="ce50"/>
          <table:table-cell table:number-columns-repeated="16362"/>
        </table:table-row>
        <table:table-row table:number-rows-repeated="3" table:style-name="ro13">
          <table:table-cell table:style-name="ce49"/>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number-rows-repeated="2" table:style-name="ro13">
          <table:table-cell table:style-name="ce49"/>
          <table:table-cell table:style-name="ce50"/>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4" table:style-name="ce50"/>
          <table:table-cell office:value-type="string" table:style-name="ce50">
            <text:p>проти випадіння</text:p>
          </table:table-cell>
          <table:table-cell table:number-columns-repeated="2" table:style-name="ce15"/>
          <table:table-cell table:style-name="ce50"/>
          <table:table-cell table:number-columns-repeated="16362"/>
        </table:table-row>
        <table:table-row table:style-name="ro13">
          <table:table-cell table:style-name="ce49"/>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3" table:style-name="ce50"/>
          <table:table-cell office:value-type="string" table:style-name="ce50">
            <text:p>проти лупи</text:p>
          </table:table-cell>
          <table:table-cell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table:style-name="ce49"/>
          <table:table-cell office:value-type="string" table:style-name="ce50">
            <text:p>жирне</text:p>
          </table:table-cell>
          <table:table-cell table:number-columns-repeated="3" table:style-name="ce50"/>
          <table:table-cell office:value-type="string" table:style-name="ce50">
            <text:p>оздоровлення</text:p>
          </table:table-cell>
          <table:table-cell office:value-type="string" table:style-name="ce50">
            <text:p>салонний догляд</text:p>
          </table:table-cell>
          <table:table-cell table:number-columns-repeated="6" table:style-name="ce50"/>
          <table:table-cell office:value-type="string" table:style-name="ce50">
            <text:p>лікування шкіри</text:p>
          </table:table-cell>
          <table:table-cell table:number-columns-repeated="2" table:style-name="ce50"/>
          <table:table-cell office:value-type="string" table:style-name="ce50">
            <text:p>себорегуляція</text:p>
          </table:table-cell>
          <table:table-cell table:number-columns-repeated="2" table:style-name="ce50"/>
          <table:table-cell table:number-columns-repeated="2" table:style-name="ce15"/>
          <table:table-cell table:style-name="ce50"/>
          <table:table-cell table:number-columns-repeated="16362"/>
        </table:table-row>
        <table:table-row table:style-name="ro13">
          <table:table-cell table:style-name="ce49"/>
          <table:table-cell office:value-type="string" table:style-name="ce50">
            <text:p>жирне</text:p>
          </table:table-cell>
          <table:table-cell table:number-columns-repeated="3" table:style-name="ce50"/>
          <table:table-cell office:value-type="string" table:style-name="ce50">
            <text:p>оздоровлення</text:p>
          </table:table-cell>
          <table:table-cell office:value-type="string" table:style-name="ce50">
            <text:p>салонний догляд</text:p>
          </table:table-cell>
          <table:table-cell table:number-columns-repeated="9" table:style-name="ce50"/>
          <table:table-cell office:value-type="string" table:style-name="ce50">
            <text:p>себорегуляція</text:p>
          </table:table-cell>
          <table:table-cell table:number-columns-repeated="2"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table:number-columns-repeated="2"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6">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office:value-type="string" table:style-name="ce23">
            <text:p>випрямлення</text:p>
          </table:table-cell>
          <table:table-cell table:number-columns-repeated="8" table:style-name="ce50"/>
          <table:table-cell table:number-columns-repeated="2" table:style-name="ce15"/>
          <table:table-cell table:style-name="ce50"/>
          <table:table-cell table:number-columns-repeated="16362"/>
        </table:table-row>
        <table:table-row table:style-name="ro16">
          <table:table-cell table:style-name="ce49"/>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office:value-type="string" table:style-name="ce23">
            <text:p>випрямлення</text:p>
          </table:table-cell>
          <table:table-cell table:number-columns-repeated="8" table:style-name="ce50"/>
          <table:table-cell table:number-columns-repeated="2" table:style-name="ce15"/>
          <table:table-cell table:style-name="ce50"/>
          <table:table-cell table:number-columns-repeated="16362"/>
        </table:table-row>
        <table:table-row table:style-name="ro16">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office:value-type="string" table:style-name="ce23">
            <text:p>випрямлення</text:p>
          </table:table-cell>
          <table:table-cell table:number-columns-repeated="8" table:style-name="ce50"/>
          <table:table-cell table:number-columns-repeated="2" table:style-name="ce15"/>
          <table:table-cell table:style-name="ce50"/>
          <table:table-cell table:number-columns-repeated="16362"/>
        </table:table-row>
        <table:table-row table:style-name="ro13">
          <table:table-cell table:style-name="ce49"/>
          <table:table-cell office:value-type="string" table:style-name="ce50">
            <text:p>жирне</text:p>
          </table:table-cell>
          <table:table-cell office:value-type="string" table:style-name="ce50">
            <text:p>ламке</text:p>
          </table:table-cell>
          <table:table-cell table:number-columns-repeated="2"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style-name="ce23"/>
          <table:table-cell table:number-columns-repeated="8" table:style-name="ce50"/>
          <table:table-cell table:number-columns-repeated="2" table:style-name="ce15"/>
          <table:table-cell table:style-name="ce50"/>
          <table:table-cell table:number-columns-repeated="16362"/>
        </table:table-row>
        <table:table-row table:style-name="ro16">
          <table:table-cell table:style-name="ce49"/>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office:value-type="string" table:style-name="ce23">
            <text:p>випрямлення</text:p>
          </table:table-cell>
          <table:table-cell table:number-columns-repeated="4" table:style-name="ce50"/>
          <table:table-cell office:value-type="string" table:style-name="ce50">
            <text:p>для об'ємy</text:p>
          </table:table-cell>
          <table:table-cell office:value-type="string" table:style-name="ce50">
            <text:p>себорегуляція</text:p>
          </table:table-cell>
          <table:table-cell table:number-columns-repeated="2" table:style-name="ce50"/>
          <table:table-cell table:number-columns-repeated="2" table:style-name="ce15"/>
          <table:table-cell table:style-name="ce50"/>
          <table:table-cell table:number-columns-repeated="16362"/>
        </table:table-row>
        <table:table-row table:style-name="ro13">
          <table:table-cell table:style-name="ce49"/>
          <table:table-cell office:value-type="string" table:style-name="ce50">
            <text:p>жирне</text:p>
          </table:table-cell>
          <table:table-cell office:value-type="string" table:style-name="ce50">
            <text:p>ламке</text:p>
          </table:table-cell>
          <table:table-cell table:number-columns-repeated="2"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style-name="ce23"/>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number-rows-repeated="2" table:style-name="ro16">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number-columns-repeated="3" table:style-name="ce50"/>
          <table:table-cell office:value-type="string" table:style-name="ce23">
            <text:p>випрямлення</text:p>
          </table:table-cell>
          <table:table-cell table:number-columns-repeated="8" table:style-name="ce50"/>
          <table:table-cell table:number-columns-repeated="2" table:style-name="ce15"/>
          <table:table-cell table:style-name="ce50"/>
          <table:table-cell table:number-columns-repeated="16362"/>
        </table:table-row>
        <table:table-row table:style-name="ro16">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office:value-type="string" table:style-name="ce23">
            <text:p>випрямлення</text:p>
          </table:table-cell>
          <table:table-cell table:number-columns-repeated="8"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number-rows-repeated="2" table:style-name="ro13">
          <table:table-cell table:style-name="ce49"/>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2" table:style-name="ce50"/>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4"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4"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3"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office:value-type="string" table:style-name="ce52">
            <text:p>сухе</text:p>
          </table:table-cell>
          <table:table-cell table:style-name="ce4"/>
          <table:table-cell office:value-type="string" table:style-name="ce4">
            <text:p>ламке</text:p>
          </table:table-cell>
          <table:table-cell table:style-name="ce4"/>
          <table:table-cell office:value-type="string" table:style-name="ce4">
            <text:p>для усіх типів</text:p>
          </table:table-cell>
          <table:table-cell office:value-type="string" table:style-name="ce4">
            <text:p>оздоровлення</text:p>
          </table:table-cell>
          <table:table-cell office:value-type="string" table:style-name="ce4">
            <text:p>салонний догляд</text:p>
          </table:table-cell>
          <table:table-cell table:style-name="ce4"/>
          <table:table-cell office:value-type="string" table:style-name="ce4">
            <text:p>захист</text:p>
          </table:table-cell>
          <table:table-cell table:number-columns-repeated="2" table:style-name="ce4"/>
          <table:table-cell office:value-type="string" table:style-name="ce4">
            <text:p>натуральний</text:p>
          </table:table-cell>
          <table:table-cell table:style-name="ce4"/>
          <table:table-cell office:value-type="string" table:style-name="ce4">
            <text:p>лікування шкіри</text:p>
          </table:table-cell>
          <table:table-cell table:number-columns-repeated="2" table:style-name="ce4"/>
          <table:table-cell office:value-type="string" table:style-name="ce4">
            <text:p>себорегуляція</text:p>
          </table:table-cell>
          <table:table-cell office:value-type="string" table:style-name="ce4">
            <text:p>проти лупи</text:p>
          </table:table-cell>
          <table:table-cell office:value-type="string" table:style-name="ce4">
            <text:p>проти випадіння</text:p>
          </table:table-cell>
          <table:table-cell table:number-columns-repeated="2" table:style-name="ce3"/>
          <table:table-cell table:style-name="ce4"/>
          <table:table-cell table:number-columns-repeated="16362"/>
        </table:table-row>
        <table:table-row table:style-name="ro13">
          <table:table-cell office:value-type="string" table:style-name="ce52">
            <text:p>сухе</text:p>
          </table:table-cell>
          <table:table-cell table:style-name="ce4"/>
          <table:table-cell office:value-type="string" table:style-name="ce4">
            <text:p>ламке</text:p>
          </table:table-cell>
          <table:table-cell table:style-name="ce4"/>
          <table:table-cell office:value-type="string" table:style-name="ce4">
            <text:p>для усіх типів</text:p>
          </table:table-cell>
          <table:table-cell office:value-type="string" table:style-name="ce4">
            <text:p>оздоровлення</text:p>
          </table:table-cell>
          <table:table-cell office:value-type="string" table:style-name="ce4">
            <text:p>салонний догляд</text:p>
          </table:table-cell>
          <table:table-cell table:style-name="ce4"/>
          <table:table-cell office:value-type="string" table:style-name="ce4">
            <text:p>захист</text:p>
          </table:table-cell>
          <table:table-cell table:number-columns-repeated="2" table:style-name="ce4"/>
          <table:table-cell office:value-type="string" table:style-name="ce4">
            <text:p>натуральний</text:p>
          </table:table-cell>
          <table:table-cell table:number-columns-repeated="7" table:style-name="ce4"/>
          <table:table-cell table:number-columns-repeated="2" table:style-name="ce3"/>
          <table:table-cell table:style-name="ce4"/>
          <table:table-cell table:number-columns-repeated="16362"/>
        </table:table-row>
        <table:table-row table:number-rows-repeated="2" table:style-name="ro13">
          <table:table-cell office:value-type="string" table:style-name="ce52">
            <text:p>сухе</text:p>
          </table:table-cell>
          <table:table-cell table:style-name="ce4"/>
          <table:table-cell office:value-type="string" table:style-name="ce4">
            <text:p>ламке</text:p>
          </table:table-cell>
          <table:table-cell table:style-name="ce4"/>
          <table:table-cell office:value-type="string" table:style-name="ce4">
            <text:p>для усіх типів</text:p>
          </table:table-cell>
          <table:table-cell office:value-type="string" table:style-name="ce4">
            <text:p>оздоровлення</text:p>
          </table:table-cell>
          <table:table-cell office:value-type="string" table:style-name="ce4">
            <text:p>салонний догляд</text:p>
          </table:table-cell>
          <table:table-cell table:style-name="ce4"/>
          <table:table-cell office:value-type="string" table:style-name="ce4">
            <text:p>захист</text:p>
          </table:table-cell>
          <table:table-cell table:number-columns-repeated="2" table:style-name="ce4"/>
          <table:table-cell office:value-type="string" table:style-name="ce4">
            <text:p>натуральний</text:p>
          </table:table-cell>
          <table:table-cell table:number-columns-repeated="3" table:style-name="ce4"/>
          <table:table-cell office:value-type="string" table:style-name="ce4">
            <text:p>для об'ємy</text:p>
          </table:table-cell>
          <table:table-cell table:number-columns-repeated="3" table:style-name="ce4"/>
          <table:table-cell table:number-columns-repeated="2" table:style-name="ce3"/>
          <table:table-cell table:style-name="ce4"/>
          <table:table-cell table:number-columns-repeated="16362"/>
        </table:table-row>
        <table:table-row table:style-name="ro13">
          <table:table-cell office:value-type="string" table:style-name="ce52">
            <text:p>сухе</text:p>
          </table:table-cell>
          <table:table-cell table:style-name="ce4"/>
          <table:table-cell office:value-type="string" table:style-name="ce4">
            <text:p>ламке</text:p>
          </table:table-cell>
          <table:table-cell table:style-name="ce4"/>
          <table:table-cell office:value-type="string" table:style-name="ce4">
            <text:p>для усіх типів</text:p>
          </table:table-cell>
          <table:table-cell office:value-type="string" table:style-name="ce4">
            <text:p>оздоровлення</text:p>
          </table:table-cell>
          <table:table-cell office:value-type="string" table:style-name="ce4">
            <text:p>салонний догляд</text:p>
          </table:table-cell>
          <table:table-cell table:style-name="ce4"/>
          <table:table-cell office:value-type="string" table:style-name="ce4">
            <text:p>захист</text:p>
          </table:table-cell>
          <table:table-cell table:number-columns-repeated="2" table:style-name="ce4"/>
          <table:table-cell office:value-type="string" table:style-name="ce4">
            <text:p>натуральний</text:p>
          </table:table-cell>
          <table:table-cell table:number-columns-repeated="7" table:style-name="ce4"/>
          <table:table-cell table:number-columns-repeated="2" table:style-name="ce3"/>
          <table:table-cell table:style-name="ce4"/>
          <table:table-cell table:number-columns-repeated="16362"/>
        </table:table-row>
        <table:table-row table:style-name="ro13">
          <table:table-cell office:value-type="string" table:style-name="ce52">
            <text:p>сухе</text:p>
          </table:table-cell>
          <table:table-cell table:style-name="ce4"/>
          <table:table-cell office:value-type="string" table:style-name="ce4">
            <text:p>ламке</text:p>
          </table:table-cell>
          <table:table-cell office:value-type="string" table:style-name="ce4">
            <text:p>освітлене</text:p>
          </table:table-cell>
          <table:table-cell office:value-type="string" table:style-name="ce4">
            <text:p>для усіх типів</text:p>
          </table:table-cell>
          <table:table-cell office:value-type="string" table:style-name="ce4">
            <text:p>оздоровлення</text:p>
          </table:table-cell>
          <table:table-cell office:value-type="string" table:style-name="ce4">
            <text:p>салонний догляд</text:p>
          </table:table-cell>
          <table:table-cell table:style-name="ce4"/>
          <table:table-cell office:value-type="string" table:style-name="ce4">
            <text:p>захист</text:p>
          </table:table-cell>
          <table:table-cell office:value-type="string" table:style-name="ce4">
            <text:p>для пофарбованого</text:p>
          </table:table-cell>
          <table:table-cell table:style-name="ce4"/>
          <table:table-cell office:value-type="string" table:style-name="ce4">
            <text:p>натуральний</text:p>
          </table:table-cell>
          <table:table-cell table:number-columns-repeated="7" table:style-name="ce4"/>
          <table:table-cell table:number-columns-repeated="2" table:style-name="ce3"/>
          <table:table-cell table:style-name="ce4"/>
          <table:table-cell table:number-columns-repeated="16362"/>
        </table:table-row>
        <table:table-row table:style-name="ro13">
          <table:table-cell office:value-type="string" table:style-name="ce52">
            <text:p>сухе</text:p>
          </table:table-cell>
          <table:table-cell table:style-name="ce4"/>
          <table:table-cell office:value-type="string" table:style-name="ce4">
            <text:p>ламке</text:p>
          </table:table-cell>
          <table:table-cell table:style-name="ce4"/>
          <table:table-cell office:value-type="string" table:style-name="ce4">
            <text:p>для усіх типів</text:p>
          </table:table-cell>
          <table:table-cell office:value-type="string" table:style-name="ce4">
            <text:p>оздоровлення</text:p>
          </table:table-cell>
          <table:table-cell office:value-type="string" table:style-name="ce4">
            <text:p>салонний догляд</text:p>
          </table:table-cell>
          <table:table-cell table:style-name="ce4"/>
          <table:table-cell office:value-type="string" table:style-name="ce4">
            <text:p>захист</text:p>
          </table:table-cell>
          <table:table-cell table:number-columns-repeated="10" table:style-name="ce4"/>
          <table:table-cell table:number-columns-repeated="2" table:style-name="ce3"/>
          <table:table-cell table:style-name="ce4"/>
          <table:table-cell table:number-columns-repeated="16362"/>
        </table:table-row>
        <table:table-row table:style-name="ro16">
          <table:table-cell office:value-type="string" table:style-name="ce52">
            <text:p>сухе</text:p>
          </table:table-cell>
          <table:table-cell table:style-name="ce4"/>
          <table:table-cell office:value-type="string" table:style-name="ce4">
            <text:p>ламке</text:p>
          </table:table-cell>
          <table:table-cell table:style-name="ce4"/>
          <table:table-cell office:value-type="string" table:style-name="ce4">
            <text:p>для усіх типів</text:p>
          </table:table-cell>
          <table:table-cell office:value-type="string" table:style-name="ce4">
            <text:p>оздоровлення</text:p>
          </table:table-cell>
          <table:table-cell office:value-type="string" table:style-name="ce4">
            <text:p>салонний догляд</text:p>
          </table:table-cell>
          <table:table-cell table:style-name="ce4"/>
          <table:table-cell office:value-type="string" table:style-name="ce4">
            <text:p>захист</text:p>
          </table:table-cell>
          <table:table-cell table:style-name="ce4"/>
          <table:table-cell office:value-type="string" table:style-name="ce53">
            <text:p>випрямлення</text:p>
          </table:table-cell>
          <table:table-cell table:number-columns-repeated="7" table:style-name="ce4"/>
          <table:table-cell office:value-type="string" table:style-name="ce4">
            <text:p>проти випадіння</text:p>
          </table:table-cell>
          <table:table-cell table:number-columns-repeated="2" table:style-name="ce3"/>
          <table:table-cell table:style-name="ce4"/>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number-columns-repeated="3" table:style-name="ce50"/>
          <table:table-cell office:value-type="string" table:style-name="ce50">
            <text:p>для об'ємy</text:p>
          </table:table-cell>
          <table:table-cell table:number-columns-repeated="3"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table:style-name="ce50"/>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style-name="ce50"/>
          <table:table-cell office:value-type="string" table:style-name="ce50">
            <text:p>лікування шкіри</text:p>
          </table:table-cell>
          <table:table-cell table:number-columns-repeated="2" table:style-name="ce50"/>
          <table:table-cell office:value-type="string" table:style-name="ce50">
            <text:p>себорегуляція</text:p>
          </table:table-cell>
          <table:table-cell office:value-type="string" table:style-name="ce50">
            <text:p>проти лупи</text:p>
          </table:table-cell>
          <table:table-cell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number-columns-repeated="5" table:style-name="ce50"/>
          <table:table-cell office:value-type="string" table:style-name="ce50">
            <text:p>проти лупи</text:p>
          </table:table-cell>
          <table:table-cell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table:style-name="ce50"/>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style-name="ce50"/>
          <table:table-cell office:value-type="string" table:style-name="ce50">
            <text:p>лікування шкіри</text:p>
          </table:table-cell>
          <table:table-cell table:style-name="ce50"/>
          <table:table-cell office:value-type="string" table:style-name="ce50">
            <text:p>для об'ємy</text:p>
          </table:table-cell>
          <table:table-cell table:number-columns-repeated="3" table:style-name="ce50"/>
          <table:table-cell table:number-columns-repeated="2" table:style-name="ce15"/>
          <table:table-cell table:style-name="ce50"/>
          <table:table-cell table:number-columns-repeated="16362"/>
        </table:table-row>
        <table:table-row table:number-rows-repeated="3"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2" table:style-name="ce50"/>
          <table:table-cell office:value-type="string" table:style-name="ce50">
            <text:p>натуральний</text:p>
          </table:table-cell>
          <table:table-cell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number-rows-repeated="5"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4" table:style-name="ce50"/>
          <table:table-cell office:value-type="string" table:style-name="ce50">
            <text:p>нейтралізація жовтизни</text:p>
          </table:table-cell>
          <table:table-cell table:number-columns-repeated="4"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skin</text:p>
          </table:table-cell>
          <table:table-cell table:number-columns-repeated="5"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4"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5" table:style-name="ce50"/>
          <table:table-cell office:value-type="string" table:style-name="ce50">
            <text:p>для об'ємy</text:p>
          </table:table-cell>
          <table:table-cell table:number-columns-repeated="3"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3" table:style-name="ce50"/>
          <table:table-cell office:value-type="string" table:style-name="ce50">
            <text:p>для кучерявого</text:p>
          </table:table-cell>
          <table:table-cell table:number-columns-repeated="2" table:style-name="ce50"/>
          <table:table-cell office:value-type="string" table:style-name="ce50">
            <text:p>для об'ємy</text:p>
          </table:table-cell>
          <table:table-cell table:number-columns-repeated="3"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3" table:style-name="ce50"/>
          <table:table-cell office:value-type="string" table:style-name="ce50">
            <text:p>для кучерявого</text:p>
          </table:table-cell>
          <table:table-cell table:number-columns-repeated="6" table:style-name="ce50"/>
          <table:table-cell table:number-columns-repeated="2" table:style-name="ce15"/>
          <table:table-cell table:style-name="ce50"/>
          <table:table-cell table:number-columns-repeated="16362"/>
        </table:table-row>
        <table:table-row table:number-rows-repeated="3"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3" table:style-name="ce50"/>
          <table:table-cell office:value-type="string" table:style-name="ce50">
            <text:p>для кучерявого</text:p>
          </table:table-cell>
          <table:table-cell table:number-columns-repeated="6"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5" table:style-name="ce50"/>
          <table:table-cell office:value-type="string" table:style-name="ce50">
            <text:p>нейтралізація жовтизни</text:p>
          </table:table-cell>
          <table:table-cell table:number-columns-repeated="4"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style-name="ce50"/>
          <table:table-cell office:value-type="string" table:style-name="ce50">
            <text:p>натуральний</text:p>
          </table:table-cell>
          <table:table-cell table:number-columns-repeated="7" table:style-name="ce50"/>
          <table:table-cell table:number-columns-repeated="2" table:style-name="ce15"/>
          <table:table-cell table:style-name="ce50"/>
          <table:table-cell table:number-columns-repeated="16362"/>
        </table:table-row>
        <table:table-row table:number-rows-repeated="4"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number-rows-repeated="3"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office:value-type="string" table:style-name="ce50">
            <text:p>освітлене</text:p>
          </table:table-cell>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number-rows-repeated="3"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4" table:style-name="ce50"/>
          <table:table-cell office:value-type="string" table:style-name="ce50">
            <text:p>лікування шкіри</text:p>
          </table:table-cell>
          <table:table-cell table:number-columns-repeated="2" table:style-name="ce50"/>
          <table:table-cell office:value-type="string" table:style-name="ce50">
            <text:p>себорегуляція</text:p>
          </table:table-cell>
          <table:table-cell table:style-name="ce50"/>
          <table:table-cell office:value-type="string" table:style-name="ce50">
            <text:p>проти випадіння</text:p>
          </table:table-cell>
          <table:table-cell table:number-columns-repeated="2" table:style-name="ce15"/>
          <table:table-cell table:style-name="ce50"/>
          <table:table-cell table:number-columns-repeated="16362"/>
        </table:table-row>
        <table:table-row table:number-rows-repeated="2"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6" table:style-name="ce50"/>
          <table:table-cell office:value-type="string" table:style-name="ce50">
            <text:p>для об'ємy</text:p>
          </table:table-cell>
          <table:table-cell table:number-columns-repeated="3"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6">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style-name="ce50"/>
          <table:table-cell office:value-type="string" table:style-name="ce23">
            <text:p>випрямлення</text:p>
          </table:table-cell>
          <table:table-cell table:style-name="ce50"/>
          <table:table-cell office:value-type="string" table:style-name="ce50">
            <text:p>для кучерявого</text:p>
          </table:table-cell>
          <table:table-cell table:number-columns-repeated="6" table:style-name="ce50"/>
          <table:table-cell table:number-columns-repeated="2" table:style-name="ce15"/>
          <table:table-cell table:style-name="ce50"/>
          <table:table-cell table:number-columns-repeated="16362"/>
        </table:table-row>
        <table:table-row table:number-rows-repeated="3"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16" table:style-name="ce50"/>
          <table:table-cell office:value-type="string" table:style-name="ce50">
            <text:p>проти лупи</text:p>
          </table:table-cell>
          <table:table-cell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office:value-type="string" table:style-name="ce50">
            <text:p>для пофарбованого</text:p>
          </table:table-cell>
          <table:table-cell table:number-columns-repeated="3"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4" table:style-name="ce50"/>
          <table:table-cell office:value-type="string" table:style-name="ce50">
            <text:p>лікування шкіри</text:p>
          </table:table-cell>
          <table:table-cell table:number-columns-repeated="2" table:style-name="ce50"/>
          <table:table-cell office:value-type="string" table:style-name="ce50">
            <text:p>себорегуляція</text:p>
          </table:table-cell>
          <table:table-cell table:number-columns-repeated="2"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4" table:style-name="ce50"/>
          <table:table-cell office:value-type="string" table:style-name="ce50">
            <text:p>лікування шкіри</text:p>
          </table:table-cell>
          <table:table-cell table:number-columns-repeated="4" table:style-name="ce50"/>
          <table:table-cell office:value-type="string" table:style-name="ce50">
            <text:p>проти випадіння</text:p>
          </table:table-cell>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6" table:style-name="ce50"/>
          <table:table-cell office:value-type="string" table:style-name="ce50">
            <text:p>для об'ємy</text:p>
          </table:table-cell>
          <table:table-cell table:number-columns-repeated="3"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office:value-type="string" table:style-name="ce49">
            <text:p>сухе</text:p>
          </table:table-cell>
          <table:table-cell office:value-type="string" table:style-name="ce50">
            <text:p>жирне</text:p>
          </table:table-cell>
          <table:table-cell office:value-type="string" table:style-name="ce50">
            <text:p>ламке</text:p>
          </table:table-cell>
          <table:table-cell table:style-name="ce50"/>
          <table:table-cell office:value-type="string" table:style-name="ce50">
            <text:p>для усіх типів</text:p>
          </table:table-cell>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4" table:style-name="ce50"/>
          <table:table-cell office:value-type="string" table:style-name="ce50">
            <text:p>лікування шкіри</text:p>
          </table:table-cell>
          <table:table-cell table:number-columns-repeated="5" table:style-name="ce50"/>
          <table:table-cell table:number-columns-repeated="2" table:style-name="ce15"/>
          <table:table-cell table:style-name="ce50"/>
          <table:table-cell table:number-columns-repeated="16362"/>
        </table:table-row>
        <table:table-row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3" table:style-name="ce48"/>
          <table:table-cell office:value-type="string" table:style-name="ce48">
            <text:p>для кучерявого</text:p>
          </table:table-cell>
          <table:table-cell table:number-columns-repeated="6"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style-name="ro16">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style-name="ce48"/>
          <table:table-cell office:value-type="string" table:style-name="ce32">
            <text:p>випрямлення</text:p>
          </table:table-cell>
          <table:table-cell table:number-columns-repeated="8" table:style-name="ce48"/>
          <table:table-cell table:number-columns-repeated="2" table:style-name="ce11"/>
          <table:table-cell table:style-name="ce46"/>
          <table:table-cell table:number-columns-repeated="16362"/>
        </table:table-row>
        <table:table-row table:number-rows-repeated="2"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6" table:style-name="ce48"/>
          <table:table-cell office:value-type="string" table:style-name="ce48">
            <text:p>для об'ємy</text:p>
          </table:table-cell>
          <table:table-cell table:number-columns-repeated="3" table:style-name="ce48"/>
          <table:table-cell table:number-columns-repeated="2" table:style-name="ce11"/>
          <table:table-cell table:style-name="ce46"/>
          <table:table-cell table:number-columns-repeated="16362"/>
        </table:table-row>
        <table:table-row table:number-rows-repeated="6"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office:value-type="string" table:style-name="ce48">
            <text:p>освітлене</text:p>
          </table:table-cell>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office:value-type="string" table:style-name="ce48">
            <text:p>для пофарбованого</text:p>
          </table:table-cell>
          <table:table-cell table:number-columns-repeated="9"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number-rows-repeated="5" table:style-name="ro13">
          <table:table-cell table:style-name="ce47"/>
          <table:table-cell table:number-columns-repeated="3" table:style-name="ce48"/>
          <table:table-cell office:value-type="string" table:style-name="ce48">
            <text:p>для усіх типів</text:p>
          </table:table-cell>
          <table:table-cell table:style-name="ce48"/>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style-name="ro13">
          <table:table-cell table:style-name="ce47"/>
          <table:table-cell table:number-columns-repeated="3" table:style-name="ce48"/>
          <table:table-cell office:value-type="string" table:style-name="ce48">
            <text:p>для усіх типів</text:p>
          </table:table-cell>
          <table:table-cell table:style-name="ce48"/>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3" table:style-name="ce48"/>
          <table:table-cell office:value-type="string" table:style-name="ce48">
            <text:p>для кучерявого</text:p>
          </table:table-cell>
          <table:table-cell table:number-columns-repeated="6" table:style-name="ce48"/>
          <table:table-cell table:number-columns-repeated="2" table:style-name="ce11"/>
          <table:table-cell table:style-name="ce46"/>
          <table:table-cell table:number-columns-repeated="16362"/>
        </table:table-row>
        <table:table-row table:number-rows-repeated="3" table:style-name="ro13">
          <table:table-cell table:style-name="ce47"/>
          <table:table-cell table:number-columns-repeated="3" table:style-name="ce48"/>
          <table:table-cell office:value-type="string" table:style-name="ce48">
            <text:p>для усіх типів</text:p>
          </table:table-cell>
          <table:table-cell table:style-name="ce48"/>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style-name="ro13">
          <table:table-cell table:style-name="ce47"/>
          <table:table-cell table:style-name="ce48"/>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3" table:style-name="ce48"/>
          <table:table-cell office:value-type="string" table:style-name="ce48">
            <text:p>для кучерявого</text:p>
          </table:table-cell>
          <table:table-cell table:number-columns-repeated="6" table:style-name="ce48"/>
          <table:table-cell table:number-columns-repeated="2" table:style-name="ce11"/>
          <table:table-cell table:style-name="ce46"/>
          <table:table-cell table:number-columns-repeated="16362"/>
        </table:table-row>
        <table:table-row table:style-name="ro13">
          <table:table-cell table:style-name="ce47"/>
          <table:table-cell table:style-name="ce48"/>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style-name="ro13">
          <table:table-cell table:style-name="ce47"/>
          <table:table-cell table:style-name="ce48"/>
          <table:table-cell office:value-type="string" table:style-name="ce48">
            <text:p>ламке</text:p>
          </table:table-cell>
          <table:table-cell table:number-columns-repeated="2" table:style-name="ce48"/>
          <table:table-cell office:value-type="string" table:style-name="ce48">
            <text:p>оздоровлення</text:p>
          </table:table-cell>
          <table:table-cell table:number-columns-repeated="13" table:style-name="ce48"/>
          <table:table-cell table:number-columns-repeated="2" table:style-name="ce11"/>
          <table:table-cell table:style-name="ce46"/>
          <table:table-cell table:number-columns-repeated="16362"/>
        </table:table-row>
        <table:table-row table:number-rows-repeated="3" table:style-name="ro13">
          <table:table-cell table:style-name="ce47"/>
          <table:table-cell table:style-name="ce48"/>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number-rows-repeated="2" table:style-name="ro13">
          <table:table-cell table:style-name="ce47"/>
          <table:table-cell table:number-columns-repeated="3"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3" table:style-name="ce48"/>
          <table:table-cell office:value-type="string" table:style-name="ce48">
            <text:p>для кучерявого</text:p>
          </table:table-cell>
          <table:table-cell table:number-columns-repeated="6" table:style-name="ce48"/>
          <table:table-cell table:number-columns-repeated="2" table:style-name="ce11"/>
          <table:table-cell table:style-name="ce46"/>
          <table:table-cell table:number-columns-repeated="16362"/>
        </table:table-row>
        <table:table-row table:number-rows-repeated="7" table:style-name="ro13">
          <table:table-cell table:style-name="ce47"/>
          <table:table-cell table:number-columns-repeated="3"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number-rows-repeated="2" table:style-name="ro13">
          <table:table-cell table:style-name="ce47"/>
          <table:table-cell table:number-columns-repeated="3"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6" table:style-name="ce48"/>
          <table:table-cell office:value-type="string" table:style-name="ce48">
            <text:p>для об'ємy</text:p>
          </table:table-cell>
          <table:table-cell table:number-columns-repeated="3" table:style-name="ce48"/>
          <table:table-cell table:number-columns-repeated="2" table:style-name="ce11"/>
          <table:table-cell table:style-name="ce46"/>
          <table:table-cell table:number-columns-repeated="16362"/>
        </table:table-row>
        <table:table-row table:number-rows-repeated="10" table:style-name="ro13">
          <table:table-cell table:style-name="ce47"/>
          <table:table-cell table:number-columns-repeated="3"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number-rows-repeated="4"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10"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office:value-type="string" table:style-name="ce48">
            <text:p>освітлене</text:p>
          </table:table-cell>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office:value-type="string" table:style-name="ce48">
            <text:p>для пофарбованого</text:p>
          </table:table-cell>
          <table:table-cell table:number-columns-repeated="9"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table:style-name="ce48"/>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table:number-columns-repeated="3" table:style-name="ce48"/>
          <table:table-cell office:value-type="string" table:style-name="ce48">
            <text:p>для кучерявого</text:p>
          </table:table-cell>
          <table:table-cell table:number-columns-repeated="6"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office:value-type="string" table:style-name="ce48">
            <text:p>жирне</text:p>
          </table:table-cell>
          <table:table-cell office:value-type="string" table:style-name="ce48">
            <text:p>ламке</text:p>
          </table:table-cell>
          <table:table-cell office:value-type="string" table:style-name="ce48">
            <text:p>освітлене</text:p>
          </table:table-cell>
          <table:table-cell office:value-type="string" table:style-name="ce48">
            <text:p>для усіх типів</text:p>
          </table:table-cell>
          <table:table-cell office:value-type="string" table:style-name="ce48">
            <text:p>оздоровлення</text:p>
          </table:table-cell>
          <table:table-cell office:value-type="string" table:style-name="ce48">
            <text:p>салонний догляд</text:p>
          </table:table-cell>
          <table:table-cell table:style-name="ce48"/>
          <table:table-cell office:value-type="string" table:style-name="ce48">
            <text:p>захист</text:p>
          </table:table-cell>
          <table:table-cell office:value-type="string" table:style-name="ce48">
            <text:p>для пофарбованого</text:p>
          </table:table-cell>
          <table:table-cell table:number-columns-repeated="9" table:style-name="ce48"/>
          <table:table-cell table:number-columns-repeated="2" table:style-name="ce11"/>
          <table:table-cell table:style-name="ce46"/>
          <table:table-cell table:number-columns-repeated="16362"/>
        </table:table-row>
        <table:table-row table:number-rows-repeated="3" table:style-name="ro13">
          <table:table-cell office:value-type="string" table:style-name="ce47">
            <text:p>сухе</text:p>
          </table:table-cell>
          <table:table-cell table:style-name="ce48"/>
          <table:table-cell office:value-type="string" table:style-name="ce48">
            <text:p>ламке</text:p>
          </table:table-cell>
          <table:table-cell table:number-columns-repeated="2" table:style-name="ce48"/>
          <table:table-cell office:value-type="string" table:style-name="ce48">
            <text:p>оздоровлення</text:p>
          </table:table-cell>
          <table:table-cell office:value-type="string" table:style-name="ce48">
            <text:p>салонний догляд</text:p>
          </table:table-cell>
          <table:table-cell table:number-columns-repeated="12"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table:style-name="ce48"/>
          <table:table-cell office:value-type="string" table:style-name="ce48">
            <text:p>ламке</text:p>
          </table:table-cell>
          <table:table-cell table:number-columns-repeated="2" table:style-name="ce48"/>
          <table:table-cell office:value-type="string" table:style-name="ce48">
            <text:p>оздоровлення</text:p>
          </table:table-cell>
          <table:table-cell office:value-type="string" table:style-name="ce48">
            <text:p>салонний догляд</text:p>
          </table:table-cell>
          <table:table-cell table:number-columns-repeated="5" table:style-name="ce48"/>
          <table:table-cell office:value-type="string" table:style-name="ce48">
            <text:p>для кучерявого</text:p>
          </table:table-cell>
          <table:table-cell table:number-columns-repeated="6" table:style-name="ce48"/>
          <table:table-cell table:number-columns-repeated="2" table:style-name="ce11"/>
          <table:table-cell table:style-name="ce46"/>
          <table:table-cell table:number-columns-repeated="16362"/>
        </table:table-row>
        <table:table-row table:number-rows-repeated="6" table:style-name="ro13">
          <table:table-cell table:style-name="ce47"/>
          <table:table-cell table:number-columns-repeated="2" table:style-name="ce48"/>
          <table:table-cell office:value-type="string" table:style-name="ce48">
            <text:p>освітлене</text:p>
          </table:table-cell>
          <table:table-cell table:style-name="ce48"/>
          <table:table-cell office:value-type="string" table:style-name="ce48">
            <text:p>оздоровлення</text:p>
          </table:table-cell>
          <table:table-cell office:value-type="string" table:style-name="ce48">
            <text:p>салонний догляд</text:p>
          </table:table-cell>
          <table:table-cell table:number-columns-repeated="2" table:style-name="ce48"/>
          <table:table-cell office:value-type="string" table:style-name="ce48">
            <text:p>для пофарбованого</text:p>
          </table:table-cell>
          <table:table-cell table:number-columns-repeated="9" table:style-name="ce48"/>
          <table:table-cell table:number-columns-repeated="2" table:style-name="ce11"/>
          <table:table-cell table:style-name="ce46"/>
          <table:table-cell table:number-columns-repeated="16362"/>
        </table:table-row>
        <table:table-row table:number-rows-repeated="2" table:style-name="ro13">
          <table:table-cell table:style-name="ce47"/>
          <table:table-cell table:style-name="ce48"/>
          <table:table-cell office:value-type="string" table:style-name="ce48">
            <text:p>ламке</text:p>
          </table:table-cell>
          <table:table-cell table:number-columns-repeated="2" table:style-name="ce48"/>
          <table:table-cell office:value-type="string" table:style-name="ce48">
            <text:p>оздоровлення</text:p>
          </table:table-cell>
          <table:table-cell office:value-type="string" table:style-name="ce48">
            <text:p>салонний догляд</text:p>
          </table:table-cell>
          <table:table-cell office:value-type="string" table:style-name="ce48">
            <text:p>відновлення</text:p>
          </table:table-cell>
          <table:table-cell table:number-columns-repeated="11"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table:style-name="ce48"/>
          <table:table-cell office:value-type="string" table:style-name="ce48">
            <text:p>ламке</text:p>
          </table:table-cell>
          <table:table-cell office:value-type="string" table:style-name="ce48">
            <text:p>освітлене</text:p>
          </table:table-cell>
          <table:table-cell table:style-name="ce48"/>
          <table:table-cell office:value-type="string" table:style-name="ce48">
            <text:p>оздоровлення</text:p>
          </table:table-cell>
          <table:table-cell office:value-type="string" table:style-name="ce48">
            <text:p>салонний догляд</text:p>
          </table:table-cell>
          <table:table-cell office:value-type="string" table:style-name="ce48">
            <text:p>відновлення</text:p>
          </table:table-cell>
          <table:table-cell table:style-name="ce48"/>
          <table:table-cell office:value-type="string" table:style-name="ce48">
            <text:p>для пофарбованого</text:p>
          </table:table-cell>
          <table:table-cell table:number-columns-repeated="2" table:style-name="ce48"/>
          <table:table-cell office:value-type="string" table:style-name="ce48">
            <text:p>для кучерявого</text:p>
          </table:table-cell>
          <table:table-cell table:number-columns-repeated="6" table:style-name="ce48"/>
          <table:table-cell table:number-columns-repeated="2" table:style-name="ce11"/>
          <table:table-cell table:style-name="ce46"/>
          <table:table-cell table:number-columns-repeated="16362"/>
        </table:table-row>
        <table:table-row table:style-name="ro13">
          <table:table-cell table:style-name="ce47"/>
          <table:table-cell table:number-columns-repeated="2" table:style-name="ce48"/>
          <table:table-cell office:value-type="string" table:style-name="ce48">
            <text:p>освітлене</text:p>
          </table:table-cell>
          <table:table-cell table:style-name="ce48"/>
          <table:table-cell office:value-type="string" table:style-name="ce48">
            <text:p>оздоровлення</text:p>
          </table:table-cell>
          <table:table-cell office:value-type="string" table:style-name="ce48">
            <text:p>салонний догляд</text:p>
          </table:table-cell>
          <table:table-cell table:number-columns-repeated="2" table:style-name="ce48"/>
          <table:table-cell office:value-type="string" table:style-name="ce48">
            <text:p>для пофарбованого</text:p>
          </table:table-cell>
          <table:table-cell table:number-columns-repeated="9" table:style-name="ce48"/>
          <table:table-cell table:number-columns-repeated="2" table:style-name="ce11"/>
          <table:table-cell table:style-name="ce46"/>
          <table:table-cell table:number-columns-repeated="16362"/>
        </table:table-row>
        <table:table-row table:number-rows-repeated="3" table:style-name="ro13">
          <table:table-cell table:style-name="ce47"/>
          <table:table-cell table:number-columns-repeated="2" table:style-name="ce48"/>
          <table:table-cell office:value-type="string" table:style-name="ce48">
            <text:p>освітлене</text:p>
          </table:table-cell>
          <table:table-cell table:style-name="ce48"/>
          <table:table-cell office:value-type="string" table:style-name="ce48">
            <text:p>оздоровлення</text:p>
          </table:table-cell>
          <table:table-cell office:value-type="string" table:style-name="ce48">
            <text:p>салонний догляд</text:p>
          </table:table-cell>
          <table:table-cell office:value-type="string" table:style-name="ce48">
            <text:p>відновлення</text:p>
          </table:table-cell>
          <table:table-cell table:style-name="ce48"/>
          <table:table-cell office:value-type="string" table:style-name="ce48">
            <text:p>для пофарбованого</text:p>
          </table:table-cell>
          <table:table-cell table:number-columns-repeated="9" table:style-name="ce48"/>
          <table:table-cell table:number-columns-repeated="2" table:style-name="ce11"/>
          <table:table-cell table:style-name="ce46"/>
          <table:table-cell table:number-columns-repeated="16362"/>
        </table:table-row>
        <table:table-row table:style-name="ro13">
          <table:table-cell table:style-name="ce47"/>
          <table:table-cell table:number-columns-repeated="4" table:style-name="ce48"/>
          <table:table-cell office:value-type="string" table:style-name="ce48">
            <text:p>оздоровлення</text:p>
          </table:table-cell>
          <table:table-cell office:value-type="string" table:style-name="ce48">
            <text:p>салонний догляд</text:p>
          </table:table-cell>
          <table:table-cell office:value-type="string" table:style-name="ce48">
            <text:p>відновлення</text:p>
          </table:table-cell>
          <table:table-cell table:number-columns-repeated="11" table:style-name="ce48"/>
          <table:table-cell table:number-columns-repeated="2" table:style-name="ce11"/>
          <table:table-cell table:style-name="ce46"/>
          <table:table-cell table:number-columns-repeated="16362"/>
        </table:table-row>
        <table:table-row table:style-name="ro13">
          <table:table-cell table:style-name="ce47"/>
          <table:table-cell table:style-name="ce48"/>
          <table:table-cell office:value-type="string" table:style-name="ce48">
            <text:p>ламке</text:p>
          </table:table-cell>
          <table:table-cell table:number-columns-repeated="2" table:style-name="ce48"/>
          <table:table-cell office:value-type="string" table:style-name="ce48">
            <text:p>оздоровлення</text:p>
          </table:table-cell>
          <table:table-cell office:value-type="string" table:style-name="ce48">
            <text:p>салонний догляд</text:p>
          </table:table-cell>
          <table:table-cell office:value-type="string" table:style-name="ce48">
            <text:p>відновлення</text:p>
          </table:table-cell>
          <table:table-cell table:number-columns-repeated="11" table:style-name="ce48"/>
          <table:table-cell table:number-columns-repeated="2" table:style-name="ce11"/>
          <table:table-cell table:style-name="ce46"/>
          <table:table-cell table:number-columns-repeated="16362"/>
        </table:table-row>
        <table:table-row table:style-name="ro13">
          <table:table-cell office:value-type="string" table:style-name="ce47">
            <text:p>сухе</text:p>
          </table:table-cell>
          <table:table-cell table:style-name="ce48"/>
          <table:table-cell office:value-type="string" table:style-name="ce48">
            <text:p>ламке</text:p>
          </table:table-cell>
          <table:table-cell table:number-columns-repeated="2" table:style-name="ce48"/>
          <table:table-cell office:value-type="string" table:style-name="ce48">
            <text:p>оздоровлення</text:p>
          </table:table-cell>
          <table:table-cell office:value-type="string" table:style-name="ce48">
            <text:p>салонний догляд</text:p>
          </table:table-cell>
          <table:table-cell office:value-type="string" table:style-name="ce48">
            <text:p>відновлення</text:p>
          </table:table-cell>
          <table:table-cell table:number-columns-repeated="11" table:style-name="ce48"/>
          <table:table-cell table:number-columns-repeated="2" table:style-name="ce11"/>
          <table:table-cell table:style-name="ce46"/>
          <table:table-cell table:number-columns-repeated="16362"/>
        </table:table-row>
        <table:table-row table:number-rows-repeated="2" table:style-name="ro13">
          <table:table-cell table:style-name="ce47"/>
          <table:table-cell table:style-name="ce48"/>
          <table:table-cell office:value-type="string" table:style-name="ce48">
            <text:p>ламке</text:p>
          </table:table-cell>
          <table:table-cell table:number-columns-repeated="2" table:style-name="ce48"/>
          <table:table-cell office:value-type="string" table:style-name="ce48">
            <text:p>оздоровлення</text:p>
          </table:table-cell>
          <table:table-cell office:value-type="string" table:style-name="ce48">
            <text:p>салонний догляд</text:p>
          </table:table-cell>
          <table:table-cell office:value-type="string" table:style-name="ce48">
            <text:p>відновлення</text:p>
          </table:table-cell>
          <table:table-cell table:number-columns-repeated="11" table:style-name="ce48"/>
          <table:table-cell table:number-columns-repeated="2" table:style-name="ce11"/>
          <table:table-cell table:style-name="ce46"/>
          <table:table-cell table:number-columns-repeated="16362"/>
        </table:table-row>
        <table:table-row table:style-name="ro13">
          <table:table-cell table:style-name="ce49"/>
          <table:table-cell table:number-columns-repeated="2" table:style-name="ce50"/>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number-columns-repeated="2" table:style-name="ce50"/>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number-rows-repeated="12"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number-columns-repeated="5" table:style-name="ce50"/>
          <table:table-cell office:value-type="string" table:style-name="ce50">
            <text:p>для кучерявого</text:p>
          </table:table-cell>
          <table:table-cell table:number-columns-repeated="6"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style-name="ro13">
          <table:table-cell table:style-name="ce49"/>
          <table:table-cell office:value-type="string" table:style-name="ce50">
            <text:p>жирне</text:p>
          </table:table-cell>
          <table:table-cell table:number-columns-repeated="3"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number-rows-repeated="3"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number-rows-repeated="4" table:style-name="ro13">
          <table:table-cell table:style-name="ce49"/>
          <table:table-cell table:style-name="ce50"/>
          <table:table-cell office:value-type="string" table:style-name="ce50">
            <text:p>ламке</text:p>
          </table:table-cell>
          <table:table-cell table:number-columns-repeated="2"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number-rows-repeated="6"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number-rows-repeated="7" table:style-name="ro13">
          <table:table-cell table:style-name="ce49"/>
          <table:table-cell table:number-columns-repeated="2" table:style-name="ce50"/>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number-columns-repeated="2" table:style-name="ce50"/>
          <table:table-cell office:value-type="string" table:style-name="ce50">
            <text:p>для пофарбованого</text:p>
          </table:table-cell>
          <table:table-cell table:number-columns-repeated="9"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2" table:style-name="ce50"/>
          <table:table-cell office:value-type="string" table:style-name="ce50">
            <text:p>освітлене</text:p>
          </table:table-cell>
          <table:table-cell table:style-name="ce50"/>
          <table:table-cell office:value-type="string" table:style-name="ce50">
            <text:p>оздоровлення</text:p>
          </table:table-cell>
          <table:table-cell office:value-type="string" table:style-name="ce50">
            <text:p>салонний догляд</text:p>
          </table:table-cell>
          <table:table-cell table:number-columns-repeated="2" table:style-name="ce50"/>
          <table:table-cell office:value-type="string" table:style-name="ce50">
            <text:p>для пофарбованого</text:p>
          </table:table-cell>
          <table:table-cell table:number-columns-repeated="2" table:style-name="ce50"/>
          <table:table-cell office:value-type="string" table:style-name="ce50">
            <text:p>для кучерявого</text:p>
          </table:table-cell>
          <table:table-cell table:number-columns-repeated="6" table:style-name="ce50"/>
          <table:table-cell table:number-columns-repeated="2" table:style-name="ce15"/>
          <table:table-cell table:style-name="ce50"/>
          <table:table-cell table:number-columns-repeated="16362"/>
        </table:table-row>
        <table:table-row table:number-rows-repeated="3"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3" table:style-name="ce50"/>
          <table:table-cell office:value-type="string" table:style-name="ce50">
            <text:p>для кучерявого</text:p>
          </table:table-cell>
          <table:table-cell table:number-columns-repeated="6"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style-name="ce50"/>
          <table:table-cell office:value-type="string" table:style-name="ce50">
            <text:p>захист</text:p>
          </table:table-cell>
          <table:table-cell table:number-columns-repeated="10" table:style-name="ce50"/>
          <table:table-cell table:number-columns-repeated="2" table:style-name="ce15"/>
          <table:table-cell table:style-name="ce50"/>
          <table:table-cell table:number-columns-repeated="16362"/>
        </table:table-row>
        <table:table-row table:style-name="ro13">
          <table:table-cell table:style-name="ce49"/>
          <table:table-cell table:number-columns-repeated="4"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number-rows-repeated="5" table:style-name="ro13">
          <table:table-cell table:style-name="ce49"/>
          <table:table-cell table:style-name="ce50"/>
          <table:table-cell office:value-type="string" table:style-name="ce50">
            <text:p>ламке</text:p>
          </table:table-cell>
          <table:table-cell table:number-columns-repeated="2" table:style-name="ce50"/>
          <table:table-cell office:value-type="string" table:style-name="ce50">
            <text:p>оздоровлення</text:p>
          </table:table-cell>
          <table:table-cell office:value-type="string" table:style-name="ce50">
            <text:p>салонний догляд</text:p>
          </table:table-cell>
          <table:table-cell table:number-columns-repeated="12" table:style-name="ce50"/>
          <table:table-cell table:number-columns-repeated="2" table:style-name="ce15"/>
          <table:table-cell table:style-name="ce50"/>
          <table:table-cell table:number-columns-repeated="16362"/>
        </table:table-row>
        <table:table-row table:number-rows-repeated="54" table:style-name="ro13">
          <table:table-cell table:style-name="ce49"/>
          <table:table-cell table:number-columns-repeated="18" table:style-name="ce50"/>
          <table:table-cell table:number-columns-repeated="2" table:style-name="ce15"/>
          <table:table-cell table:style-name="ce50"/>
          <table:table-cell table:number-columns-repeated="16362"/>
        </table:table-row>
        <table:table-row table:number-rows-repeated="6" table:style-name="ro13">
          <table:table-cell table:style-name="ce54"/>
          <table:table-cell table:number-columns-repeated="18" table:style-name="ce46"/>
          <table:table-cell table:number-columns-repeated="2" table:style-name="ce11"/>
          <table:table-cell table:style-name="ce46"/>
          <table:table-cell table:number-columns-repeated="16362"/>
        </table:table-row>
        <table:table-row table:number-rows-repeated="1048264" table:style-name="ro12">
          <table:table-cell table:number-columns-repeated="16384"/>
        </table:table-row>
      </table:table>
      <table:table table:name="Лист1" table:style-name="ta2">
        <table:table-column table:style-name="co14" table:default-cell-style-name="ce1"/>
        <table:table-column table:style-name="co29" table:default-cell-style-name="ce56"/>
        <table:table-column table:style-name="co14" table:default-cell-style-name="ce14"/>
        <table:table-column table:style-name="co14" table:number-columns-repeated="16381" table:default-cell-style-name="ce1"/>
        <table:table-row table:style-name="ro13">
          <table:table-cell/>
          <table:table-cell office:value-type="string" table:style-name="ce55">
            <text:p>hairtype_id</text:p>
          </table:table-cell>
          <table:table-cell office:value-type="string" table:style-name="ce3">
            <text:p>app_id</text:p>
          </table:table-cell>
          <table:table-cell table:number-columns-repeated="16381"/>
        </table:table-row>
        <table:table-row table:number-rows-repeated="3" table:style-name="ro13">
          <table:table-cell/>
          <table:table-cell office:value-type="string" table:style-name="ce56">
            <text:p>[1,3,4]</text:p>
          </table:table-cell>
          <table:table-cell office:value-type="string" table:style-name="ce14">
            <text:p>[1,2,4,5]</text:p>
          </table:table-cell>
          <table:table-cell table:number-columns-repeated="16381"/>
        </table:table-row>
        <table:table-row table:style-name="ro13">
          <table:table-cell/>
          <table:table-cell office:value-type="string" table:style-name="ce56">
            <text:p>[4,5]</text:p>
          </table:table-cell>
          <table:table-cell office:value-type="string" table:style-name="ce14">
            <text:p>[1,2,4,5,10]</text:p>
          </table:table-cell>
          <table:table-cell table:number-columns-repeated="16381"/>
        </table:table-row>
        <table:table-row table:number-rows-repeated="2" table:style-name="ro13">
          <table:table-cell/>
          <table:table-cell office:value-type="string" table:style-name="ce56">
            <text:p>[1,3,4]</text:p>
          </table:table-cell>
          <table:table-cell office:value-type="string" table:style-name="ce14">
            <text:p>[1,2,4,5]</text:p>
          </table:table-cell>
          <table:table-cell table:number-columns-repeated="16381"/>
        </table:table-row>
        <table:table-row table:style-name="ro13">
          <table:table-cell/>
          <table:table-cell office:value-type="string" table:style-name="ce56">
            <text:p>[1,3,4]</text:p>
          </table:table-cell>
          <table:table-cell office:value-type="string" table:style-name="ce14">
            <text:p>[1,2,5]</text:p>
          </table:table-cell>
          <table:table-cell table:number-columns-repeated="16381"/>
        </table:table-row>
        <table:table-row table:number-rows-repeated="2" table:style-name="ro13">
          <table:table-cell/>
          <table:table-cell office:value-type="string" table:style-name="ce56">
            <text:p>[1,2,5]</text:p>
          </table:table-cell>
          <table:table-cell office:value-type="string" table:style-name="ce14">
            <text:p>[1,2,11]</text:p>
          </table:table-cell>
          <table:table-cell table:number-columns-repeated="16381"/>
        </table:table-row>
        <table:table-row table:style-name="ro13">
          <table:table-cell/>
          <table:table-cell office:value-type="string" table:style-name="ce56">
            <text:p>[1,5]</text:p>
          </table:table-cell>
          <table:table-cell office:value-type="string" table:style-name="ce14">
            <text:p>[1,2,4,5,10]</text:p>
          </table:table-cell>
          <table:table-cell table:number-columns-repeated="16381"/>
        </table:table-row>
        <table:table-row table:style-name="ro13">
          <table:table-cell/>
          <table:table-cell office:value-type="string" table:style-name="ce56">
            <text:p>[4,5]</text:p>
          </table:table-cell>
          <table:table-cell office:value-type="string" table:style-name="ce14">
            <text:p>[1,2,4,5,10]</text:p>
          </table:table-cell>
          <table:table-cell table:number-columns-repeated="16381"/>
        </table:table-row>
        <table:table-row table:number-rows-repeated="3" table:style-name="ro13">
          <table:table-cell/>
          <table:table-cell office:value-type="string" table:style-name="ce56">
            <text:p>[5]</text:p>
          </table:table-cell>
          <table:table-cell office:value-type="string" table:style-name="ce14">
            <text:p>[1,2,4,5]</text:p>
          </table:table-cell>
          <table:table-cell table:number-columns-repeated="16381"/>
        </table:table-row>
        <table:table-row table:style-name="ro13">
          <table:table-cell/>
          <table:table-cell office:value-type="string" table:style-name="ce56">
            <text:p>[3,5]</text:p>
          </table:table-cell>
          <table:table-cell office:value-type="string" table:style-name="ce14">
            <text:p>[1,2,4,5,9,14]</text:p>
          </table:table-cell>
          <table:table-cell table:number-columns-repeated="16381"/>
        </table:table-row>
        <table:table-row table:style-name="ro13">
          <table:table-cell/>
          <table:table-cell office:value-type="string" table:style-name="ce56">
            <text:p>[3,5]</text:p>
          </table:table-cell>
          <table:table-cell office:value-type="string" table:style-name="ce14">
            <text:p>[1,2,4,5,9]</text:p>
          </table:table-cell>
          <table:table-cell table:number-columns-repeated="16381"/>
        </table:table-row>
        <table:table-row table:style-name="ro13">
          <table:table-cell/>
          <table:table-cell office:value-type="string" table:style-name="ce56">
            <text:p>[5]</text:p>
          </table:table-cell>
          <table:table-cell office:value-type="string" table:style-name="ce14">
            <text:p>[1,2,4,5,9,13]</text:p>
          </table:table-cell>
          <table:table-cell table:number-columns-repeated="16381"/>
        </table:table-row>
        <table:table-row table:style-name="ro13">
          <table:table-cell/>
          <table:table-cell office:value-type="string" table:style-name="ce56">
            <text:p>[1,2,3,4]</text:p>
          </table:table-cell>
          <table:table-cell office:value-type="string" table:style-name="ce14">
            <text:p>[1,2,4,5,9]</text:p>
          </table:table-cell>
          <table:table-cell table:number-columns-repeated="16381"/>
        </table:table-row>
        <table:table-row table:number-rows-repeated="2" table:style-name="ro13">
          <table:table-cell/>
          <table:table-cell office:value-type="string" table:style-name="ce56">
            <text:p>[2]</text:p>
          </table:table-cell>
          <table:table-cell office:value-type="string" table:style-name="ce14">
            <text:p>[1,2,4,5,9,12]</text:p>
          </table:table-cell>
          <table:table-cell table:number-columns-repeated="16381"/>
        </table:table-row>
        <table:table-row table:number-rows-repeated="2" table:style-name="ro13">
          <table:table-cell/>
          <table:table-cell office:value-type="string" table:style-name="ce56">
            <text:p>[1,2,3,4]</text:p>
          </table:table-cell>
          <table:table-cell office:value-type="string" table:style-name="ce14">
            <text:p>[1,2,4,5]</text:p>
          </table:table-cell>
          <table:table-cell table:number-columns-repeated="16381"/>
        </table:table-row>
        <table:table-row table:style-name="ro13">
          <table:table-cell/>
          <table:table-cell office:value-type="string" table:style-name="ce56">
            <text:p>[1,3,4]</text:p>
          </table:table-cell>
          <table:table-cell office:value-type="string" table:style-name="ce14">
            <text:p>[1,4,5]</text:p>
          </table:table-cell>
          <table:table-cell table:number-columns-repeated="16381"/>
        </table:table-row>
        <table:table-row table:style-name="ro13">
          <table:table-cell/>
          <table:table-cell office:value-type="string" table:style-name="ce56">
            <text:p>[1,3,4]</text:p>
          </table:table-cell>
          <table:table-cell office:value-type="string" table:style-name="ce14">
            <text:p>[1,2,4,5,9]</text:p>
          </table:table-cell>
          <table:table-cell table:number-columns-repeated="16381"/>
        </table:table-row>
        <table:table-row table:style-name="ro13">
          <table:table-cell/>
          <table:table-cell office:value-type="string" table:style-name="ce56">
            <text:p>[5]</text:p>
          </table:table-cell>
          <table:table-cell office:value-type="string" table:style-name="ce14">
            <text:p>[1,2,4,5]</text:p>
          </table:table-cell>
          <table:table-cell table:number-columns-repeated="16381"/>
        </table:table-row>
        <table:table-row table:style-name="ro13">
          <table:table-cell/>
          <table:table-cell office:value-type="string" table:style-name="ce56">
            <text:p>[1,3,4,5]</text:p>
          </table:table-cell>
          <table:table-cell office:value-type="string" table:style-name="ce14">
            <text:p>[1,2,4,5,6]</text:p>
          </table:table-cell>
          <table:table-cell table:number-columns-repeated="16381"/>
        </table:table-row>
        <table:table-row table:style-name="ro13">
          <table:table-cell/>
          <table:table-cell office:value-type="string" table:style-name="ce56">
            <text:p>[5]</text:p>
          </table:table-cell>
          <table:table-cell office:value-type="string" table:style-name="ce14">
            <text:p>[1,2,4,5,6]</text:p>
          </table:table-cell>
          <table:table-cell table:number-columns-repeated="16381"/>
        </table:table-row>
        <table:table-row table:style-name="ro13">
          <table:table-cell/>
          <table:table-cell office:value-type="string" table:style-name="ce56">
            <text:p>[1,3,4,5]</text:p>
          </table:table-cell>
          <table:table-cell office:value-type="string" table:style-name="ce14">
            <text:p>[1,2,4,5,6]</text:p>
          </table:table-cell>
          <table:table-cell table:number-columns-repeated="16381"/>
        </table:table-row>
        <table:table-row table:style-name="ro13">
          <table:table-cell/>
          <table:table-cell office:value-type="string" table:style-name="ce56">
            <text:p>[2,3]</text:p>
          </table:table-cell>
          <table:table-cell office:value-type="string" table:style-name="ce14">
            <text:p>[1,2,4,5]</text:p>
          </table:table-cell>
          <table:table-cell table:number-columns-repeated="16381"/>
        </table:table-row>
        <table:table-row table:style-name="ro13">
          <table:table-cell/>
          <table:table-cell office:value-type="string" table:style-name="ce56">
            <text:p>[2,3,4]</text:p>
          </table:table-cell>
          <table:table-cell office:value-type="string" table:style-name="ce14">
            <text:p>[1,2,4,5,6,11,12]</text:p>
          </table:table-cell>
          <table:table-cell table:number-columns-repeated="16381"/>
        </table:table-row>
        <table:table-row table:style-name="ro13">
          <table:table-cell/>
          <table:table-cell office:value-type="string" table:style-name="ce56">
            <text:p>[2,3]</text:p>
          </table:table-cell>
          <table:table-cell office:value-type="string" table:style-name="ce14">
            <text:p>[1,2,4,5,7]</text:p>
          </table:table-cell>
          <table:table-cell table:number-columns-repeated="16381"/>
        </table:table-row>
        <table:table-row table:number-rows-repeated="2" table:style-name="ro13">
          <table:table-cell/>
          <table:table-cell office:value-type="string" table:style-name="ce56">
            <text:p>[1,2,3,4]</text:p>
          </table:table-cell>
          <table:table-cell office:value-type="string" table:style-name="ce14">
            <text:p>[1,2,6]</text:p>
          </table:table-cell>
          <table:table-cell table:number-columns-repeated="16381"/>
        </table:table-row>
        <table:table-row table:style-name="ro13">
          <table:table-cell/>
          <table:table-cell office:value-type="string" table:style-name="ce56">
            <text:p>[1,2,3,4]</text:p>
          </table:table-cell>
          <table:table-cell office:value-type="string" table:style-name="ce14">
            <text:p>[1,2,4,5,6]</text:p>
          </table:table-cell>
          <table:table-cell table:number-columns-repeated="16381"/>
        </table:table-row>
        <table:table-row table:style-name="ro13">
          <table:table-cell/>
          <table:table-cell office:value-type="string" table:style-name="ce56">
            <text:p>[1,3,4]</text:p>
          </table:table-cell>
          <table:table-cell office:value-type="string" table:style-name="ce14">
            <text:p>[1,2,4,5,9]</text:p>
          </table:table-cell>
          <table:table-cell table:number-columns-repeated="16381"/>
        </table:table-row>
        <table:table-row table:style-name="ro13">
          <table:table-cell/>
          <table:table-cell office:value-type="string" table:style-name="ce56">
            <text:p>[1,3,4]</text:p>
          </table:table-cell>
          <table:table-cell office:value-type="string" table:style-name="ce14">
            <text:p>[1,2,4]</text:p>
          </table:table-cell>
          <table:table-cell table:number-columns-repeated="16381"/>
        </table:table-row>
        <table:table-row table:number-rows-repeated="2" table:style-name="ro13">
          <table:table-cell/>
          <table:table-cell office:value-type="string" table:style-name="ce56">
            <text:p>[5]</text:p>
          </table:table-cell>
          <table:table-cell office:value-type="string" table:style-name="ce14">
            <text:p>[1,2,4,7,9]</text:p>
          </table:table-cell>
          <table:table-cell table:number-columns-repeated="16381"/>
        </table:table-row>
        <table:table-row table:style-name="ro13">
          <table:table-cell/>
          <table:table-cell office:value-type="string" table:style-name="ce56">
            <text:p>[4]</text:p>
          </table:table-cell>
          <table:table-cell office:value-type="string" table:style-name="ce14">
            <text:p>[1,2,4,5,9]</text:p>
          </table:table-cell>
          <table:table-cell table:number-columns-repeated="16381"/>
        </table:table-row>
        <table:table-row table:style-name="ro13">
          <table:table-cell/>
          <table:table-cell office:value-type="string" table:style-name="ce56">
            <text:p>[1]</text:p>
          </table:table-cell>
          <table:table-cell office:value-type="string" table:style-name="ce14">
            <text:p>[1,2,4,9]</text:p>
          </table:table-cell>
          <table:table-cell table:number-columns-repeated="16381"/>
        </table:table-row>
        <table:table-row table:style-name="ro13">
          <table:table-cell/>
          <table:table-cell office:value-type="string" table:style-name="ce56">
            <text:p>[1,2,3,4]</text:p>
          </table:table-cell>
          <table:table-cell office:value-type="string" table:style-name="ce14">
            <text:p>[1,2,4,9]</text:p>
          </table:table-cell>
          <table:table-cell table:number-columns-repeated="16381"/>
        </table:table-row>
        <table:table-row table:style-name="ro13">
          <table:table-cell/>
          <table:table-cell office:value-type="string" table:style-name="ce56">
            <text:p>[1,2,3,4]</text:p>
          </table:table-cell>
          <table:table-cell office:value-type="string" table:style-name="ce14">
            <text:p>[1,2,4,5]</text:p>
          </table:table-cell>
          <table:table-cell table:number-columns-repeated="16381"/>
        </table:table-row>
        <table:table-row table:style-name="ro13">
          <table:table-cell/>
          <table:table-cell office:value-type="string" table:style-name="ce56">
            <text:p>[1,3,4]</text:p>
          </table:table-cell>
          <table:table-cell office:value-type="string" table:style-name="ce14">
            <text:p>[1,2,4]</text:p>
          </table:table-cell>
          <table:table-cell table:number-columns-repeated="16381"/>
        </table:table-row>
        <table:table-row table:style-name="ro13">
          <table:table-cell/>
          <table:table-cell office:value-type="string" table:style-name="ce56">
            <text:p>[5]</text:p>
          </table:table-cell>
          <table:table-cell office:value-type="string" table:style-name="ce14">
            <text:p>[1,2,4,7,9]</text:p>
          </table:table-cell>
          <table:table-cell table:number-columns-repeated="16381"/>
        </table:table-row>
        <table:table-row table:style-name="ro13">
          <table:table-cell/>
          <table:table-cell office:value-type="string" table:style-name="ce56">
            <text:p>[5]</text:p>
          </table:table-cell>
          <table:table-cell office:value-type="string" table:style-name="ce14">
            <text:p>[1,2,4,7]</text:p>
          </table:table-cell>
          <table:table-cell table:number-columns-repeated="16381"/>
        </table:table-row>
        <table:table-row table:style-name="ro13">
          <table:table-cell/>
          <table:table-cell office:value-type="string" table:style-name="ce56">
            <text:p>1,3,4]</text:p>
          </table:table-cell>
          <table:table-cell office:value-type="string" table:style-name="ce14">
            <text:p>[1,2,4,5,9]</text:p>
          </table:table-cell>
          <table:table-cell table:number-columns-repeated="16381"/>
        </table:table-row>
        <table:table-row table:style-name="ro13">
          <table:table-cell/>
          <table:table-cell office:value-type="string" table:style-name="ce56">
            <text:p>1,3,4]</text:p>
          </table:table-cell>
          <table:table-cell office:value-type="string" table:style-name="ce14">
            <text:p>[1,2,4,5,7]</text:p>
          </table:table-cell>
          <table:table-cell table:number-columns-repeated="16381"/>
        </table:table-row>
        <table:table-row table:style-name="ro13">
          <table:table-cell/>
          <table:table-cell office:value-type="string" table:style-name="ce56">
            <text:p>1,3,4]</text:p>
          </table:table-cell>
          <table:table-cell office:value-type="string" table:style-name="ce14">
            <text:p>[1,2,4]</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9,12,13,14]</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text:p>
          </table:table-cell>
          <table:table-cell table:number-columns-repeated="16381"/>
        </table:table-row>
        <table:table-row table:number-rows-repeated="2" table:style-name="ro13">
          <table:table-cell/>
          <table:table-cell office:value-type="string" table:style-name="ce56">
            <text:p>[1,3,5]</text:p>
          </table:table-cell>
          <table:table-cell office:value-type="string" table:style-name="ce14">
            <text:p>[1,2,4,7,11]</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text:p>
          </table:table-cell>
          <table:table-cell table:number-columns-repeated="16381"/>
        </table:table-row>
        <table:table-row table:style-name="ro13">
          <table:table-cell/>
          <table:table-cell office:value-type="string" table:style-name="ce56">
            <text:p>[1,3,4,5]</text:p>
          </table:table-cell>
          <table:table-cell office:value-type="string" table:style-name="ce14">
            <text:p>[1,2,4,5,7]</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text:p>
          </table:table-cell>
          <table:table-cell table:number-columns-repeated="16381"/>
        </table:table-row>
        <table:table-row table:style-name="ro13">
          <table:table-cell/>
          <table:table-cell office:value-type="string" table:style-name="ce56">
            <text:p>[1,3,5]</text:p>
          </table:table-cell>
          <table:table-cell office:value-type="string" table:style-name="ce14">
            <text:p>[1,2,4,6,14]</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11]</text:p>
          </table:table-cell>
          <table:table-cell table:number-columns-repeated="16381"/>
        </table:table-row>
        <table:table-row table:number-rows-repeated="2" table:style-name="ro13">
          <table:table-cell/>
          <table:table-cell office:value-type="string" table:style-name="ce56">
            <text:p>[1,3,5]</text:p>
          </table:table-cell>
          <table:table-cell office:value-type="string" table:style-name="ce14">
            <text:p>[1,2,4,7]</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9,12,13]</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13]</text:p>
          </table:table-cell>
          <table:table-cell table:number-columns-repeated="16381"/>
        </table:table-row>
        <table:table-row table:style-name="ro13">
          <table:table-cell/>
          <table:table-cell office:value-type="string" table:style-name="ce56">
            <text:p>[1,3,5]</text:p>
          </table:table-cell>
          <table:table-cell office:value-type="string" table:style-name="ce14">
            <text:p>[1,2,4,7]</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7,9,11]</text:p>
          </table:table-cell>
          <table:table-cell table:number-columns-repeated="16381"/>
        </table:table-row>
        <table:table-row table:number-rows-repeated="3" table:style-name="ro13">
          <table:table-cell/>
          <table:table-cell office:value-type="string" table:style-name="ce56">
            <text:p>[1,2,3,5]</text:p>
          </table:table-cell>
          <table:table-cell office:value-type="string" table:style-name="ce14">
            <text:p>[1,2,4,7,9]</text:p>
          </table:table-cell>
          <table:table-cell table:number-columns-repeated="16381"/>
        </table:table-row>
        <table:table-row table:number-rows-repeated="5" table:style-name="ro13">
          <table:table-cell/>
          <table:table-cell office:value-type="string" table:style-name="ce56">
            <text:p>[1,2,3,4,5]</text:p>
          </table:table-cell>
          <table:table-cell office:value-type="string" table:style-name="ce14">
            <text:p>[1,2,4,5,9]</text:p>
          </table:table-cell>
          <table:table-cell table:number-columns-repeated="16381"/>
        </table:table-row>
        <table:table-row table:style-name="ro13">
          <table:table-cell/>
          <table:table-cell office:value-type="string" table:style-name="ce56">
            <text:p>[1,2,3,4,5]</text:p>
          </table:table-cell>
          <table:table-cell office:value-type="string" table:style-name="ce14">
            <text:p>[1,2,4,5,10]</text:p>
          </table:table-cell>
          <table:table-cell table:number-columns-repeated="16381"/>
        </table:table-row>
        <table:table-row table:style-name="ro13">
          <table:table-cell/>
          <table:table-cell office:value-type="string" table:style-name="ce56">
            <text:p>[1,2,3,4,5]</text:p>
          </table:table-cell>
          <table:table-cell office:value-type="string" table:style-name="ce14">
            <text:p>[1,2,4,5,9]</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9]</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5,7]</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5,11]</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8,11]</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8]</text:p>
          </table:table-cell>
          <table:table-cell table:number-columns-repeated="16381"/>
        </table:table-row>
        <table:table-row table:number-rows-repeated="3"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8]</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10]</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number-rows-repeated="2" table:style-name="ro13">
          <table:table-cell/>
          <table:table-cell office:value-type="string" table:style-name="ce56">
            <text:p>[1,2,3,4,5]</text:p>
          </table:table-cell>
          <table:table-cell office:value-type="string" table:style-name="ce14">
            <text:p>[1,2,4,5]</text:p>
          </table:table-cell>
          <table:table-cell table:number-columns-repeated="16381"/>
        </table:table-row>
        <table:table-row table:style-name="ro13">
          <table:table-cell/>
          <table:table-cell office:value-type="string" table:style-name="ce56">
            <text:p>[1,2,3,4,5]</text:p>
          </table:table-cell>
          <table:table-cell office:value-type="string" table:style-name="ce14">
            <text:p>[1,2,4,5,7]</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5,7]</text:p>
          </table:table-cell>
          <table:table-cell table:number-columns-repeated="16381"/>
        </table:table-row>
        <table:table-row table:number-rows-repeated="4" table:style-name="ro13">
          <table:table-cell/>
          <table:table-cell office:value-type="string" table:style-name="ce56">
            <text:p>[1,2,3,5]</text:p>
          </table:table-cell>
          <table:table-cell office:value-type="string" table:style-name="ce14">
            <text:p>[1,2,4,5]</text:p>
          </table:table-cell>
          <table:table-cell table:number-columns-repeated="16381"/>
        </table:table-row>
        <table:table-row table:number-rows-repeated="3" table:style-name="ro13">
          <table:table-cell/>
          <table:table-cell office:value-type="string" table:style-name="ce56">
            <text:p>[5]</text:p>
          </table:table-cell>
          <table:table-cell office:value-type="string" table:style-name="ce14">
            <text:p>[1,2,4,5]</text:p>
          </table:table-cell>
          <table:table-cell table:number-columns-repeated="16381"/>
        </table:table-row>
        <table:table-row table:number-rows-repeated="3"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9,12,14]</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11]</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6,8]</text:p>
          </table:table-cell>
          <table:table-cell table:number-columns-repeated="16381"/>
        </table:table-row>
        <table:table-row table:number-rows-repeated="3" table:style-name="ro13">
          <table:table-cell/>
          <table:table-cell office:value-type="string" table:style-name="ce56">
            <text:p>[1,2,3,5]</text:p>
          </table:table-cell>
          <table:table-cell office:value-type="string" table:style-name="ce14">
            <text:p>[1,2,4,5]</text:p>
          </table:table-cell>
          <table:table-cell table:number-columns-repeated="16381"/>
        </table:table-row>
        <table:table-row table:style-name="ro13">
          <table:table-cell/>
          <table:table-cell office:value-type="string" table:style-name="ce56">
            <text:p>[5]</text:p>
          </table:table-cell>
          <table:table-cell office:value-type="string" table:style-name="ce14">
            <text:p>[13]</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5]</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5,9]</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5,9,12]</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9,12]</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11]</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9]</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8]</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6]</text:p>
          </table:table-cell>
          <table:table-cell table:number-columns-repeated="16381"/>
        </table:table-row>
        <table:table-row table:number-rows-repeated="2" table:style-name="ro13">
          <table:table-cell/>
          <table:table-cell office:value-type="string" table:style-name="ce56">
            <text:p>[1,2,3,5]</text:p>
          </table:table-cell>
          <table:table-cell office:value-type="string" table:style-name="ce14">
            <text:p>[1,2,4,11]</text:p>
          </table:table-cell>
          <table:table-cell table:number-columns-repeated="16381"/>
        </table:table-row>
        <table:table-row table:number-rows-repeated="6"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4,5]</text:p>
          </table:table-cell>
          <table:table-cell office:value-type="string" table:style-name="ce14">
            <text:p>[1,2,4,5]</text:p>
          </table:table-cell>
          <table:table-cell table:number-columns-repeated="16381"/>
        </table:table-row>
        <table:table-row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number-rows-repeated="5" table:style-name="ro13">
          <table:table-cell/>
          <table:table-cell office:value-type="string" table:style-name="ce56">
            <text:p>[5]</text:p>
          </table:table-cell>
          <table:table-cell office:value-type="string" table:style-name="ce14">
            <text:p>[2,4]</text:p>
          </table:table-cell>
          <table:table-cell table:number-columns-repeated="16381"/>
        </table:table-row>
        <table:table-row table:style-name="ro13">
          <table:table-cell/>
          <table:table-cell office:value-type="string" table:style-name="ce56">
            <text:p>[5]</text:p>
          </table:table-cell>
          <table:table-cell office:value-type="string" table:style-name="ce14">
            <text:p>[2,4,8]</text:p>
          </table:table-cell>
          <table:table-cell table:number-columns-repeated="16381"/>
        </table:table-row>
        <table:table-row table:number-rows-repeated="3" table:style-name="ro13">
          <table:table-cell/>
          <table:table-cell office:value-type="string" table:style-name="ce56">
            <text:p>[5]</text:p>
          </table:table-cell>
          <table:table-cell office:value-type="string" table:style-name="ce14">
            <text:p>[2,4]</text:p>
          </table:table-cell>
          <table:table-cell table:number-columns-repeated="16381"/>
        </table:table-row>
        <table:table-row table:style-name="ro13">
          <table:table-cell/>
          <table:table-cell office:value-type="string" table:style-name="ce56">
            <text:p>[3,5]</text:p>
          </table:table-cell>
          <table:table-cell office:value-type="string" table:style-name="ce14">
            <text:p>[1,2,4,8]</text:p>
          </table:table-cell>
          <table:table-cell table:number-columns-repeated="16381"/>
        </table:table-row>
        <table:table-row table:number-rows-repeated="2" table:style-name="ro13">
          <table:table-cell/>
          <table:table-cell office:value-type="string" table:style-name="ce56">
            <text:p>[3,5]</text:p>
          </table:table-cell>
          <table:table-cell office:value-type="string" table:style-name="ce14">
            <text:p>[1,2,4]</text:p>
          </table:table-cell>
          <table:table-cell table:number-columns-repeated="16381"/>
        </table:table-row>
        <table:table-row table:style-name="ro13">
          <table:table-cell/>
          <table:table-cell office:value-type="string" table:style-name="ce56">
            <text:p>[3,5]</text:p>
          </table:table-cell>
          <table:table-cell office:value-type="string" table:style-name="ce14">
            <text:p>[1]</text:p>
          </table:table-cell>
          <table:table-cell table:number-columns-repeated="16381"/>
        </table:table-row>
        <table:table-row table:number-rows-repeated="2" table:style-name="ro13">
          <table:table-cell/>
          <table:table-cell office:value-type="string" table:style-name="ce56">
            <text:p>[3,5]</text:p>
          </table:table-cell>
          <table:table-cell office:value-type="string" table:style-name="ce14">
            <text:p>[1,2,4]</text:p>
          </table:table-cell>
          <table:table-cell table:number-columns-repeated="16381"/>
        </table:table-row>
        <table:table-row table:number-rows-repeated="2" table:style-name="ro13">
          <table:table-cell/>
          <table:table-cell office:value-type="string" table:style-name="ce56">
            <text:p>[5]</text:p>
          </table:table-cell>
          <table:table-cell office:value-type="string" table:style-name="ce14">
            <text:p>[1,2,4,8]</text:p>
          </table:table-cell>
          <table:table-cell table:number-columns-repeated="16381"/>
        </table:table-row>
        <table:table-row table:number-rows-repeated="7" table:style-name="ro13">
          <table:table-cell/>
          <table:table-cell office:value-type="string" table:style-name="ce56">
            <text:p>[5]</text:p>
          </table:table-cell>
          <table:table-cell office:value-type="string" table:style-name="ce14">
            <text:p>[1,2,4]</text:p>
          </table:table-cell>
          <table:table-cell table:number-columns-repeated="16381"/>
        </table:table-row>
        <table:table-row table:number-rows-repeated="2" table:style-name="ro13">
          <table:table-cell/>
          <table:table-cell office:value-type="string" table:style-name="ce56">
            <text:p>[5]</text:p>
          </table:table-cell>
          <table:table-cell office:value-type="string" table:style-name="ce14">
            <text:p>[1,2,4,11]</text:p>
          </table:table-cell>
          <table:table-cell table:number-columns-repeated="16381"/>
        </table:table-row>
        <table:table-row table:number-rows-repeated="10" table:style-name="ro13">
          <table:table-cell/>
          <table:table-cell office:value-type="string" table:style-name="ce56">
            <text:p>[5]</text:p>
          </table:table-cell>
          <table:table-cell office:value-type="string" table:style-name="ce14">
            <text:p>[1,2,4]</text:p>
          </table:table-cell>
          <table:table-cell table:number-columns-repeated="16381"/>
        </table:table-row>
        <table:table-row table:number-rows-repeated="4" table:style-name="ro13">
          <table:table-cell/>
          <table:table-cell office:value-type="string" table:style-name="ce56">
            <text:p>[1,2,3,5]</text:p>
          </table:table-cell>
          <table:table-cell office:value-type="string" table:style-name="ce14">
            <text:p>[1,2,4]</text:p>
          </table:table-cell>
          <table:table-cell table:number-columns-repeated="16381"/>
        </table:table-row>
        <table:table-row table:style-name="ro13">
          <table:table-cell/>
          <table:table-cell office:value-type="string" table:style-name="ce56">
            <text:p>[1,2,3,4,5]</text:p>
          </table:table-cell>
          <table:table-cell office:value-type="string" table:style-name="ce14">
            <text:p>[1,2,4,5]</text:p>
          </table:table-cell>
          <table:table-cell table:number-columns-repeated="16381"/>
        </table:table-row>
        <table:table-row table:style-name="ro13">
          <table:table-cell/>
          <table:table-cell office:value-type="string" table:style-name="ce56">
            <text:p>[1,2,3,4,5]</text:p>
          </table:table-cell>
          <table:table-cell office:value-type="string" table:style-name="ce14">
            <text:p>[1,2,4,8]</text:p>
          </table:table-cell>
          <table:table-cell table:number-columns-repeated="16381"/>
        </table:table-row>
        <table:table-row table:style-name="ro13">
          <table:table-cell/>
          <table:table-cell office:value-type="string" table:style-name="ce56">
            <text:p>[1,2,3,4,5]</text:p>
          </table:table-cell>
          <table:table-cell office:value-type="string" table:style-name="ce14">
            <text:p>[1,2,4,5]</text:p>
          </table:table-cell>
          <table:table-cell table:number-columns-repeated="16381"/>
        </table:table-row>
        <table:table-row table:number-rows-repeated="3" table:style-name="ro13">
          <table:table-cell/>
          <table:table-cell office:value-type="string" table:style-name="ce56">
            <text:p>[1,3]</text:p>
          </table:table-cell>
          <table:table-cell office:value-type="string" table:style-name="ce14">
            <text:p>[1]</text:p>
          </table:table-cell>
          <table:table-cell table:number-columns-repeated="16381"/>
        </table:table-row>
        <table:table-row table:style-name="ro13">
          <table:table-cell/>
          <table:table-cell office:value-type="string" table:style-name="ce56">
            <text:p>[1,3]</text:p>
          </table:table-cell>
          <table:table-cell office:value-type="string" table:style-name="ce14">
            <text:p>[8]</text:p>
          </table:table-cell>
          <table:table-cell table:number-columns-repeated="16381"/>
        </table:table-row>
        <table:table-row table:number-rows-repeated="6" table:style-name="ro13">
          <table:table-cell/>
          <table:table-cell office:value-type="string" table:style-name="ce56">
            <text:p>[4]</text:p>
          </table:table-cell>
          <table:table-cell office:value-type="string" table:style-name="ce14">
            <text:p>[5]</text:p>
          </table:table-cell>
          <table:table-cell table:number-columns-repeated="16381"/>
        </table:table-row>
        <table:table-row table:number-rows-repeated="2" table:style-name="ro13">
          <table:table-cell/>
          <table:table-cell office:value-type="string" table:style-name="ce56">
            <text:p>[3]</text:p>
          </table:table-cell>
          <table:table-cell office:value-type="string" table:style-name="ce14">
            <text:p>[3]</text:p>
          </table:table-cell>
          <table:table-cell table:number-columns-repeated="16381"/>
        </table:table-row>
        <table:table-row table:style-name="ro13">
          <table:table-cell/>
          <table:table-cell office:value-type="string" table:style-name="ce56">
            <text:p>[1,3,4]</text:p>
          </table:table-cell>
          <table:table-cell office:value-type="string" table:style-name="ce14">
            <text:p>[3,5,8]</text:p>
          </table:table-cell>
          <table:table-cell table:number-columns-repeated="16381"/>
        </table:table-row>
        <table:table-row table:style-name="ro13">
          <table:table-cell/>
          <table:table-cell office:value-type="string" table:style-name="ce56">
            <text:p>[4]</text:p>
          </table:table-cell>
          <table:table-cell office:value-type="string" table:style-name="ce14">
            <text:p>[5]</text:p>
          </table:table-cell>
          <table:table-cell table:number-columns-repeated="16381"/>
        </table:table-row>
        <table:table-row table:number-rows-repeated="3" table:style-name="ro13">
          <table:table-cell/>
          <table:table-cell office:value-type="string" table:style-name="ce56">
            <text:p>[4]</text:p>
          </table:table-cell>
          <table:table-cell office:value-type="string" table:style-name="ce14">
            <text:p>[3,5]</text:p>
          </table:table-cell>
          <table:table-cell table:number-columns-repeated="16381"/>
        </table:table-row>
        <table:table-row table:style-name="ro13">
          <table:table-cell/>
          <table:table-cell office:value-type="string" table:style-name="ce56">
            <text:p>[4]</text:p>
          </table:table-cell>
          <table:table-cell office:value-type="string" table:style-name="ce14">
            <text:p>[3]</text:p>
          </table:table-cell>
          <table:table-cell table:number-columns-repeated="16381"/>
        </table:table-row>
        <table:table-row table:style-name="ro13">
          <table:table-cell/>
          <table:table-cell office:value-type="string" table:style-name="ce56">
            <text:p>[3]</text:p>
          </table:table-cell>
          <table:table-cell office:value-type="string" table:style-name="ce14">
            <text:p>[3]</text:p>
          </table:table-cell>
          <table:table-cell table:number-columns-repeated="16381"/>
        </table:table-row>
        <table:table-row table:style-name="ro13">
          <table:table-cell/>
          <table:table-cell office:value-type="string" table:style-name="ce56">
            <text:p>[1,3]</text:p>
          </table:table-cell>
          <table:table-cell office:value-type="string" table:style-name="ce14">
            <text:p>[3]</text:p>
          </table:table-cell>
          <table:table-cell table:number-columns-repeated="16381"/>
        </table:table-row>
        <table:table-row table:number-rows-repeated="2" table:style-name="ro13">
          <table:table-cell/>
          <table:table-cell office:value-type="string" table:style-name="ce56">
            <text:p>[3]</text:p>
          </table:table-cell>
          <table:table-cell office:value-type="string" table:style-name="ce14">
            <text:p>[3]</text:p>
          </table:table-cell>
          <table:table-cell table:number-columns-repeated="16381"/>
        </table:table-row>
        <table:table-row table:style-name="ro13">
          <table:table-cell/>
          <table:table-cell office:value-type="string" table:style-name="ce56">
            <text:p>[4]</text:p>
          </table:table-cell>
          <table:table-cell office:value-type="string" table:style-name="ce14">
            <text:p>[5]</text:p>
          </table:table-cell>
          <table:table-cell table:number-columns-repeated="16381"/>
        </table:table-row>
        <table:table-row table:number-rows-repeated="12" table:style-name="ro13">
          <table:table-cell/>
          <table:table-cell office:value-type="string" table:style-name="ce56">
            <text:p>[4]</text:p>
          </table:table-cell>
          <table:table-cell table:style-name="ce14"/>
          <table:table-cell table:number-columns-repeated="16381"/>
        </table:table-row>
        <table:table-row table:style-name="ro13">
          <table:table-cell/>
          <table:table-cell office:value-type="string" table:style-name="ce56">
            <text:p>[4]</text:p>
          </table:table-cell>
          <table:table-cell office:value-type="string" table:style-name="ce14">
            <text:p>[8]</text:p>
          </table:table-cell>
          <table:table-cell table:number-columns-repeated="16381"/>
        </table:table-row>
        <table:table-row table:style-name="ro13">
          <table:table-cell/>
          <table:table-cell office:value-type="string" table:style-name="ce56">
            <text:p>[4]</text:p>
          </table:table-cell>
          <table:table-cell table:style-name="ce14"/>
          <table:table-cell table:number-columns-repeated="16381"/>
        </table:table-row>
        <table:table-row table:style-name="ro13">
          <table:table-cell/>
          <table:table-cell office:value-type="string" table:style-name="ce56">
            <text:p>[2]</text:p>
          </table:table-cell>
          <table:table-cell table:style-name="ce14"/>
          <table:table-cell table:number-columns-repeated="16381"/>
        </table:table-row>
        <table:table-row table:number-rows-repeated="3" table:style-name="ro13">
          <table:table-cell/>
          <table:table-cell office:value-type="string" table:style-name="ce56">
            <text:p>[5]</text:p>
          </table:table-cell>
          <table:table-cell table:style-name="ce14"/>
          <table:table-cell table:number-columns-repeated="16381"/>
        </table:table-row>
        <table:table-row table:number-rows-repeated="4" table:style-name="ro13">
          <table:table-cell/>
          <table:table-cell office:value-type="string" table:style-name="ce56">
            <text:p>[3]</text:p>
          </table:table-cell>
          <table:table-cell table:style-name="ce14"/>
          <table:table-cell table:number-columns-repeated="16381"/>
        </table:table-row>
        <table:table-row table:number-rows-repeated="6" table:style-name="ro13">
          <table:table-cell/>
          <table:table-cell office:value-type="string" table:style-name="ce56">
            <text:p>[5]</text:p>
          </table:table-cell>
          <table:table-cell table:style-name="ce14"/>
          <table:table-cell table:number-columns-repeated="16381"/>
        </table:table-row>
        <table:table-row table:number-rows-repeated="7" table:style-name="ro13">
          <table:table-cell/>
          <table:table-cell office:value-type="string" table:style-name="ce56">
            <text:p>[4]</text:p>
          </table:table-cell>
          <table:table-cell office:value-type="string" table:style-name="ce14">
            <text:p>[5]</text:p>
          </table:table-cell>
          <table:table-cell table:number-columns-repeated="16381"/>
        </table:table-row>
        <table:table-row table:style-name="ro13">
          <table:table-cell/>
          <table:table-cell office:value-type="string" table:style-name="ce56">
            <text:p>[4]</text:p>
          </table:table-cell>
          <table:table-cell office:value-type="string" table:style-name="ce14">
            <text:p>[5,8]</text:p>
          </table:table-cell>
          <table:table-cell table:number-columns-repeated="16381"/>
        </table:table-row>
        <table:table-row table:number-rows-repeated="3" table:style-name="ro13">
          <table:table-cell/>
          <table:table-cell office:value-type="string" table:style-name="ce56">
            <text:p>[5]</text:p>
          </table:table-cell>
          <table:table-cell office:value-type="string" table:style-name="ce14">
            <text:p>[4,8]</text:p>
          </table:table-cell>
          <table:table-cell table:number-columns-repeated="16381"/>
        </table:table-row>
        <table:table-row table:style-name="ro13">
          <table:table-cell/>
          <table:table-cell office:value-type="string" table:style-name="ce56">
            <text:p>[5]</text:p>
          </table:table-cell>
          <table:table-cell office:value-type="string" table:style-name="ce14">
            <text:p>[4]</text:p>
          </table:table-cell>
          <table:table-cell table:number-columns-repeated="16381"/>
        </table:table-row>
        <table:table-row table:style-name="ro13">
          <table:table-cell/>
          <table:table-cell office:value-type="string" table:style-name="ce56">
            <text:p>[5]</text:p>
          </table:table-cell>
          <table:table-cell table:style-name="ce14"/>
          <table:table-cell table:number-columns-repeated="16381"/>
        </table:table-row>
        <table:table-row table:number-rows-repeated="5" table:style-name="ro13">
          <table:table-cell/>
          <table:table-cell office:value-type="string" table:style-name="ce56">
            <text:p>[3]</text:p>
          </table:table-cell>
          <table:table-cell table:style-name="ce14"/>
          <table:table-cell table:number-columns-repeated="16381"/>
        </table:table-row>
        <table:table-row table:number-rows-repeated="4" table:style-name="ro13">
          <table:table-cell/>
          <table:table-cell office:value-type="string" table:style-name="ce56">
            <text:p>[3,4]</text:p>
          </table:table-cell>
          <table:table-cell office:value-type="string" table:style-name="ce14">
            <text:p>[1,2,4,5,10]</text:p>
          </table:table-cell>
          <table:table-cell table:number-columns-repeated="16381"/>
        </table:table-row>
        <table:table-row table:style-name="ro13">
          <table:table-cell/>
          <table:table-cell office:value-type="string" table:style-name="ce56">
            <text:p>[4]</text:p>
          </table:table-cell>
          <table:table-cell office:value-type="string" table:style-name="ce14">
            <text:p>[1,2,4,5,10]</text:p>
          </table:table-cell>
          <table:table-cell table:number-columns-repeated="16381"/>
        </table:table-row>
        <table:table-row table:number-rows-repeated="2" table:style-name="ro13">
          <table:table-cell/>
          <table:table-cell office:value-type="string" table:style-name="ce56">
            <text:p>[4]</text:p>
          </table:table-cell>
          <table:table-cell office:value-type="string" table:style-name="ce14">
            <text:p>[1,2,4,5]</text:p>
          </table:table-cell>
          <table:table-cell table:number-columns-repeated="16381"/>
        </table:table-row>
        <table:table-row table:number-rows-repeated="4" table:style-name="ro13">
          <table:table-cell/>
          <table:table-cell office:value-type="string" table:style-name="ce56">
            <text:p>[1,2,3]</text:p>
          </table:table-cell>
          <table:table-cell office:value-type="string" table:style-name="ce14">
            <text:p>[2,4]</text:p>
          </table:table-cell>
          <table:table-cell table:number-columns-repeated="16381"/>
        </table:table-row>
        <table:table-row table:style-name="ro13">
          <table:table-cell/>
          <table:table-cell office:value-type="string" table:style-name="ce56">
            <text:p>[1,2,5]</text:p>
          </table:table-cell>
          <table:table-cell office:value-type="string" table:style-name="ce14">
            <text:p>[7,12,13,14]</text:p>
          </table:table-cell>
          <table:table-cell table:number-columns-repeated="16381"/>
        </table:table-row>
        <table:table-row table:style-name="ro13">
          <table:table-cell/>
          <table:table-cell office:value-type="string" table:style-name="ce56">
            <text:p>[3,5]</text:p>
          </table:table-cell>
          <table:table-cell office:value-type="string" table:style-name="ce14">
            <text:p>[1,2,7]</text:p>
          </table:table-cell>
          <table:table-cell table:number-columns-repeated="16381"/>
        </table:table-row>
        <table:table-row table:style-name="ro13">
          <table:table-cell/>
          <table:table-cell office:value-type="string" table:style-name="ce56">
            <text:p>[1,3]</text:p>
          </table:table-cell>
          <table:table-cell office:value-type="string" table:style-name="ce14">
            <text:p>[4]</text:p>
          </table:table-cell>
          <table:table-cell table:number-columns-repeated="16381"/>
        </table:table-row>
        <table:table-row table:number-rows-repeated="2" table:style-name="ro13">
          <table:table-cell/>
          <table:table-cell office:value-type="string" table:style-name="ce56">
            <text:p>[3,5]</text:p>
          </table:table-cell>
          <table:table-cell office:value-type="string" table:style-name="ce14">
            <text:p>[4]</text:p>
          </table:table-cell>
          <table:table-cell table:number-columns-repeated="16381"/>
        </table:table-row>
        <table:table-row table:number-rows-repeated="3" table:style-name="ro13">
          <table:table-cell/>
          <table:table-cell office:value-type="string" table:style-name="ce14">
            <text:p>[5]</text:p>
          </table:table-cell>
          <table:table-cell office:value-type="string" table:style-name="ce14">
            <text:p>[1,2,4,9,14]</text:p>
          </table:table-cell>
          <table:table-cell table:number-columns-repeated="16381"/>
        </table:table-row>
        <table:table-row table:number-rows-repeated="3" table:style-name="ro13">
          <table:table-cell/>
          <table:table-cell office:value-type="string" table:style-name="ce56">
            <text:p>[2]</text:p>
          </table:table-cell>
          <table:table-cell office:value-type="string" table:style-name="ce14">
            <text:p>[9,12]</text:p>
          </table:table-cell>
          <table:table-cell table:number-columns-repeated="16381"/>
        </table:table-row>
        <table:table-row table:style-name="ro13">
          <table:table-cell/>
          <table:table-cell office:value-type="string" table:style-name="ce56">
            <text:p>[5]</text:p>
          </table:table-cell>
          <table:table-cell office:value-type="string" table:style-name="ce14">
            <text:p>[13]</text:p>
          </table:table-cell>
          <table:table-cell table:number-columns-repeated="16381"/>
        </table:table-row>
        <table:table-row table:style-name="ro13">
          <table:table-cell/>
          <table:table-cell office:value-type="string" table:style-name="ce56">
            <text:p>[5]</text:p>
          </table:table-cell>
          <table:table-cell office:value-type="string" table:style-name="ce14">
            <text:p>[8]</text:p>
          </table:table-cell>
          <table:table-cell table:number-columns-repeated="16381"/>
        </table:table-row>
        <table:table-row table:number-rows-repeated="3" table:style-name="ro13">
          <table:table-cell/>
          <table:table-cell office:value-type="string" table:style-name="ce56">
            <text:p>[5]</text:p>
          </table:table-cell>
          <table:table-cell office:value-type="string" table:style-name="ce14">
            <text:p>[6,8]</text:p>
          </table:table-cell>
          <table:table-cell table:number-columns-repeated="16381"/>
        </table:table-row>
        <table:table-row table:number-rows-repeated="6" table:style-name="ro13">
          <table:table-cell/>
          <table:table-cell office:value-type="string" table:style-name="ce56">
            <text:p>[1]</text:p>
          </table:table-cell>
          <table:table-cell office:value-type="string" table:style-name="ce14">
            <text:p>[1,2,3,4,5]</text:p>
          </table:table-cell>
          <table:table-cell table:number-columns-repeated="16381"/>
        </table:table-row>
        <table:table-row table:number-rows-repeated="2" table:style-name="ro13">
          <table:table-cell/>
          <table:table-cell office:value-type="string" table:style-name="ce56">
            <text:p>[1]</text:p>
          </table:table-cell>
          <table:table-cell office:value-type="string" table:style-name="ce14">
            <text:p>[3,4,5]</text:p>
          </table:table-cell>
          <table:table-cell table:number-columns-repeated="16381"/>
        </table:table-row>
        <table:table-row table:style-name="ro13">
          <table:table-cell/>
          <table:table-cell office:value-type="string" table:style-name="ce56">
            <text:p>[1,4]</text:p>
          </table:table-cell>
          <table:table-cell office:value-type="string" table:style-name="ce14">
            <text:p>[3,4,5]</text:p>
          </table:table-cell>
          <table:table-cell table:number-columns-repeated="16381"/>
        </table:table-row>
        <table:table-row table:style-name="ro13">
          <table:table-cell/>
          <table:table-cell office:value-type="string" table:style-name="ce56">
            <text:p>[1]</text:p>
          </table:table-cell>
          <table:table-cell office:value-type="string" table:style-name="ce14">
            <text:p>[3,4,5]</text:p>
          </table:table-cell>
          <table:table-cell table:number-columns-repeated="16381"/>
        </table:table-row>
        <table:table-row table:style-name="ro13">
          <table:table-cell/>
          <table:table-cell office:value-type="string" table:style-name="ce56">
            <text:p>[4]</text:p>
          </table:table-cell>
          <table:table-cell office:value-type="string" table:style-name="ce14">
            <text:p>[1,2,3,5,10,11]</text:p>
          </table:table-cell>
          <table:table-cell table:number-columns-repeated="16381"/>
        </table:table-row>
        <table:table-row table:style-name="ro13">
          <table:table-cell/>
          <table:table-cell office:value-type="string" table:style-name="ce56">
            <text:p>[4]</text:p>
          </table:table-cell>
          <table:table-cell office:value-type="string" table:style-name="ce14">
            <text:p>[1,2,3,5,10]</text:p>
          </table:table-cell>
          <table:table-cell table:number-columns-repeated="16381"/>
        </table:table-row>
        <table:table-row table:style-name="ro13">
          <table:table-cell/>
          <table:table-cell office:value-type="string" table:style-name="ce56">
            <text:p>[5]</text:p>
          </table:table-cell>
          <table:table-cell office:value-type="string" table:style-name="ce14">
            <text:p>[1,2,3,4]</text:p>
          </table:table-cell>
          <table:table-cell table:number-columns-repeated="16381"/>
        </table:table-row>
        <table:table-row table:style-name="ro13">
          <table:table-cell/>
          <table:table-cell office:value-type="string" table:style-name="ce56">
            <text:p>[2]</text:p>
          </table:table-cell>
          <table:table-cell office:value-type="string" table:style-name="ce14">
            <text:p>[2,3,4,9,12,14]</text:p>
          </table:table-cell>
          <table:table-cell table:number-columns-repeated="16381"/>
        </table:table-row>
        <table:table-row table:style-name="ro13">
          <table:table-cell/>
          <table:table-cell office:value-type="string" table:style-name="ce56">
            <text:p>[5]</text:p>
          </table:table-cell>
          <table:table-cell office:value-type="string" table:style-name="ce14">
            <text:p>[1,2,3,9]</text:p>
          </table:table-cell>
          <table:table-cell table:number-columns-repeated="16381"/>
        </table:table-row>
        <table:table-row table:number-rows-repeated="7" table:style-name="ro13">
          <table:table-cell/>
          <table:table-cell office:value-type="string" table:style-name="ce56">
            <text:p>[5]</text:p>
          </table:table-cell>
          <table:table-cell office:value-type="string" table:style-name="ce14">
            <text:p>[1,3,4,7,9,11,12,13,14]</text:p>
          </table:table-cell>
          <table:table-cell table:number-columns-repeated="16381"/>
        </table:table-row>
        <table:table-row table:number-rows-repeated="2" table:style-name="ro13">
          <table:table-cell/>
          <table:table-cell office:value-type="string" table:style-name="ce56">
            <text:p>[4]</text:p>
          </table:table-cell>
          <table:table-cell office:value-type="string" table:style-name="ce14">
            <text:p>[1,2,3,4,10]</text:p>
          </table:table-cell>
          <table:table-cell table:number-columns-repeated="16381"/>
        </table:table-row>
        <table:table-row table:number-rows-repeated="3" table:style-name="ro13">
          <table:table-cell/>
          <table:table-cell office:value-type="string" table:style-name="ce56">
            <text:p>[5]</text:p>
          </table:table-cell>
          <table:table-cell office:value-type="string" table:style-name="ce14">
            <text:p>[1,2,3,4]</text:p>
          </table:table-cell>
          <table:table-cell table:number-columns-repeated="16381"/>
        </table:table-row>
        <table:table-row table:number-rows-repeated="1048270"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_1043__1080__1087__1077__1088__1089__1089__1099__1083__1082__1072_" style:display-name="Гиперссылка"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Administration</meta:initial-creator>
    <dc:creator>Яна</dc:creator>
    <meta:creation-date>2020-08-06T13:18:14Z</meta:creation-date>
    <dc:date>2021-12-12T08:45:39Z</dc:date>
    <meta:print-date>2020-09-27T07:52:39Z</meta:print-date>
  </office:meta>
</office:document-meta>
</file>